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DejaVu Sans Mono', 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54cm"/>
    </style:style>
    <style:style style:name="co2" style:family="table-column">
      <style:table-column-properties fo:break-before="auto" style:column-width="2.321cm"/>
    </style:style>
    <style:style style:name="co3" style:family="table-column">
      <style:table-column-properties fo:break-before="auto" style:column-width="5.528cm"/>
    </style:style>
    <style:style style:name="co4" style:family="table-column">
      <style:table-column-properties fo:break-before="auto" style:column-width="19.583cm"/>
    </style:style>
    <style:style style:name="co5" style:family="table-column">
      <style:table-column-properties fo:break-before="auto" style:column-width="20.163cm"/>
    </style:style>
    <style:style style:name="co6" style:family="table-column">
      <style:table-column-properties fo:break-before="auto" style:column-width="3.944cm"/>
    </style:style>
    <style:style style:name="co7" style:family="table-column">
      <style:table-column-properties fo:break-before="auto" style:column-width="3.907cm"/>
    </style:style>
    <style:style style:name="co8" style:family="table-column">
      <style:table-column-properties fo:break-before="auto" style:column-width="3.87cm"/>
    </style:style>
    <style:style style:name="co9" style:family="table-column">
      <style:table-column-properties fo:break-before="auto" style:column-width="3.316cm"/>
    </style:style>
    <style:style style:name="co10" style:family="table-column">
      <style:table-column-properties fo:break-before="auto" style:column-width="2.258cm"/>
    </style:style>
    <style:style style:name="co11" style:family="table-column">
      <style:table-column-properties fo:break-before="auto" style:column-width="3.17cm"/>
    </style:style>
    <style:style style:name="ro1" style:family="table-row">
      <style:table-row-properties style:row-height="1.228cm" fo:break-before="auto" style:use-optimal-row-height="true"/>
    </style:style>
    <style:style style:name="ro2" style:family="table-row">
      <style:table-row-properties style:row-height="3.605cm" fo:break-before="auto" style:use-optimal-row-height="true"/>
    </style:style>
    <style:style style:name="ro3" style:family="table-row">
      <style:table-row-properties style:row-height="5.976cm" fo:break-before="auto" style:use-optimal-row-height="true"/>
    </style:style>
    <style:style style:name="ro4" style:family="table-row">
      <style:table-row-properties style:row-height="4.791cm" fo:break-before="auto" style:use-optimal-row-height="true"/>
    </style:style>
    <style:style style:name="ro5" style:family="table-row">
      <style:table-row-properties style:row-height="20.191cm" fo:break-before="auto" style:use-optimal-row-height="true"/>
    </style:style>
    <style:style style:name="ro6" style:family="table-row">
      <style:table-row-properties style:row-height="16.242cm" fo:break-before="auto" style:use-optimal-row-height="true"/>
    </style:style>
    <style:style style:name="ro7" style:family="table-row">
      <style:table-row-properties style:row-height="4.396cm" fo:break-before="auto" style:use-optimal-row-height="true"/>
    </style:style>
    <style:style style:name="ro8" style:family="table-row">
      <style:table-row-properties style:row-height="42.333cm" fo:break-before="auto" style:use-optimal-row-height="true"/>
    </style:style>
    <style:style style:name="ro9" style:family="table-row">
      <style:table-row-properties style:row-height="6.369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2.817cm" fo:break-before="auto" style:use-optimal-row-height="true"/>
    </style:style>
    <style:style style:name="ro12" style:family="table-row">
      <style:table-row-properties style:row-height="15.453cm" fo:break-before="auto" style:use-optimal-row-height="true"/>
    </style:style>
    <style:style style:name="ro13" style:family="table-row">
      <style:table-row-properties style:row-height="8.74cm" fo:break-before="auto" style:use-optimal-row-height="true"/>
    </style:style>
    <style:style style:name="ro14" style:family="table-row">
      <style:table-row-properties style:row-height="7.16cm" fo:break-before="auto" style:use-optimal-row-height="true"/>
    </style:style>
    <style:style style:name="ro15" style:family="table-row">
      <style:table-row-properties style:row-height="15.058cm" fo:break-before="auto" style:use-optimal-row-height="true"/>
    </style:style>
    <style:style style:name="ro16" style:family="table-row">
      <style:table-row-properties style:row-height="39.148cm" fo:break-before="auto" style:use-optimal-row-height="true"/>
    </style:style>
    <style:style style:name="ro17" style:family="table-row">
      <style:table-row-properties style:row-height="6.765cm" fo:break-before="auto" style:use-optimal-row-height="true"/>
    </style:style>
    <style:style style:name="ro18" style:family="table-row">
      <style:table-row-properties style:row-height="13.083cm" fo:break-before="auto" style:use-optimal-row-height="true"/>
    </style:style>
    <style:style style:name="ro19" style:family="table-row">
      <style:table-row-properties style:row-height="3.21cm" fo:break-before="auto" style:use-optimal-row-height="true"/>
    </style:style>
    <style:style style:name="ro20" style:family="table-row">
      <style:table-row-properties style:row-height="5.581cm" fo:break-before="auto" style:use-optimal-row-height="true"/>
    </style:style>
    <style:style style:name="ro21" style:family="table-row">
      <style:table-row-properties style:row-height="1.632cm" fo:break-before="auto" style:use-optimal-row-height="true"/>
    </style:style>
    <style:style style:name="ro22" style:family="table-row">
      <style:table-row-properties style:row-height="2.027cm" fo:break-before="auto" style:use-optimal-row-height="true"/>
    </style:style>
    <style:style style:name="ro23" style:family="table-row">
      <style:table-row-properties style:row-height="0.841cm" fo:break-before="auto" style:use-optimal-row-height="true"/>
    </style:style>
    <style:style style:name="ro24" style:family="table-row">
      <style:table-row-properties style:row-height="7.555cm" fo:break-before="auto" style:use-optimal-row-height="true"/>
    </style:style>
    <style:style style:name="ro25" style:family="table-row">
      <style:table-row-properties style:row-height="2.422cm" fo:break-before="auto" style:use-optimal-row-height="true"/>
    </style:style>
    <style:style style:name="ro26" style:family="table-row">
      <style:table-row-properties style:row-height="4.001cm" fo:break-before="auto" style:use-optimal-row-height="true"/>
    </style:style>
    <style:style style:name="ro27" style:family="table-row">
      <style:table-row-properties style:row-height="11.899cm" fo:break-before="auto" style:use-optimal-row-height="true"/>
    </style:style>
    <style:style style:name="ro28" style:family="table-row">
      <style:table-row-properties style:row-height="30.854cm" fo:break-before="auto" style:use-optimal-row-height="true"/>
    </style:style>
    <style:style style:name="ro29" style:family="table-row">
      <style:table-row-properties style:row-height="1.236cm" fo:break-before="auto" style:use-optimal-row-height="true"/>
    </style:style>
    <style:style style:name="ro30" style:family="table-row">
      <style:table-row-properties style:row-height="13.873cm" fo:break-before="auto" style:use-optimal-row-height="true"/>
    </style:style>
    <style:style style:name="ro31" style:family="table-row">
      <style:table-row-properties style:row-height="10.714cm" fo:break-before="auto" style:use-optimal-row-height="true"/>
    </style:style>
    <style:style style:name="ro32" style:family="table-row">
      <style:table-row-properties style:row-height="44.833cm" fo:break-before="auto" style:use-optimal-row-height="true"/>
    </style:style>
    <style:style style:name="ro33" style:family="table-row">
      <style:table-row-properties style:row-height="10.319cm" fo:break-before="auto" style:use-optimal-row-height="true"/>
    </style:style>
    <style:style style:name="ro34" style:family="table-row">
      <style:table-row-properties style:row-height="13.478cm" fo:break-before="auto" style:use-optimal-row-height="true"/>
    </style:style>
    <style:style style:name="ro35" style:family="table-row">
      <style:table-row-properties style:row-height="8.345cm" fo:break-before="auto" style:use-optimal-row-height="true"/>
    </style:style>
    <style:style style:name="ro36" style:family="table-row">
      <style:table-row-properties style:row-height="11.109cm" fo:break-before="auto" style:use-optimal-row-height="true"/>
    </style:style>
    <style:style style:name="ro37" style:family="table-row">
      <style:table-row-properties style:row-height="21.772cm" fo:break-before="auto" style:use-optimal-row-height="true"/>
    </style:style>
    <style:style style:name="ro38" style:family="table-row">
      <style:table-row-properties style:row-height="0.452cm" fo:break-before="auto" style:use-optimal-row-height="true"/>
    </style:style>
    <style:style style:name="ro39" style:family="table-row">
      <style:table-row-properties style:row-height="9.924cm" fo:break-before="auto" style:use-optimal-row-height="true"/>
    </style:style>
    <style:style style:name="ro40" style:family="table-row">
      <style:table-row-properties style:row-height="19.403cm" fo:break-before="auto" style:use-optimal-row-height="true"/>
    </style:style>
    <style:style style:name="ro41" style:family="table-row">
      <style:table-row-properties style:row-height="49.835cm" fo:break-before="auto" style:use-optimal-row-height="true"/>
    </style:style>
    <style:style style:name="ro42" style:family="table-row">
      <style:table-row-properties style:row-height="26.509cm" fo:break-before="auto" style:use-optimal-row-height="true"/>
    </style:style>
    <style:style style:name="ro43" style:family="table-row">
      <style:table-row-properties style:row-height="30.459cm" fo:break-before="auto" style:use-optimal-row-height="true"/>
    </style:style>
    <style:style style:name="ro44" style:family="table-row">
      <style:table-row-properties style:row-height="9.529cm" fo:break-before="auto" style:use-optimal-row-height="true"/>
    </style:style>
    <style:style style:name="ro45" style:family="table-row">
      <style:table-row-properties style:row-height="9.135cm" fo:break-before="auto" style:use-optimal-row-height="true"/>
    </style:style>
    <style:style style:name="ro46" style:family="table-row">
      <style:table-row-properties style:row-height="20.586cm" fo:break-before="auto" style:use-optimal-row-height="true"/>
    </style:style>
    <style:style style:name="ro47" style:family="table-row">
      <style:table-row-properties style:row-height="12.689cm" fo:break-before="auto" style:use-optimal-row-height="true"/>
    </style:style>
    <style:style style:name="ro48" style:family="table-row">
      <style:table-row-properties style:row-height="7.95cm" fo:break-before="auto" style:use-optimal-row-height="true"/>
    </style:style>
    <style:style style:name="ro49" style:family="table-row">
      <style:table-row-properties style:row-height="11.504cm" fo:break-before="auto" style:use-optimal-row-height="true"/>
    </style:style>
    <style:style style:name="ro50" style:family="table-row">
      <style:table-row-properties style:row-height="14.663cm" fo:break-before="auto" style:use-optimal-row-height="true"/>
    </style:style>
    <style:style style:name="ro51" style:family="table-row">
      <style:table-row-properties style:row-height="16.637cm" fo:break-before="auto" style:use-optimal-row-height="true"/>
    </style:style>
    <style:style style:name="ro52" style:family="table-row">
      <style:table-row-properties style:row-height="17.032cm" fo:break-before="auto" style:use-optimal-row-height="true"/>
    </style:style>
    <style:style style:name="ro53" style:family="table-row">
      <style:table-row-properties style:row-height="23.35cm" fo:break-before="auto" style:use-optimal-row-height="true"/>
    </style:style>
    <style:style style:name="ro54" style:family="table-row">
      <style:table-row-properties style:row-height="52.994cm" fo:break-before="auto" style:use-optimal-row-height="true"/>
    </style:style>
    <style:style style:name="ro55" style:family="table-row">
      <style:table-row-properties style:row-height="27.695cm" fo:break-before="auto" style:use-optimal-row-height="true"/>
    </style:style>
    <style:style style:name="ro56" style:family="table-row">
      <style:table-row-properties style:row-height="29.27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ff00" fo:wrap-option="wrap" fo:border="0.06pt solid #000000"/>
      <style:text-properties fo:font-weight="bold" style:font-weight-asian="bold" style:font-weight-complex="bold"/>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fo:border="0.06pt solid #000000"/>
      <style:text-properties style:use-window-font-color="true" style:text-outline="false" style:text-line-through-style="none" style:text-line-through-type="none" style:font-name="Liberation Mono"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0.06pt solid #000000"/>
      <style:text-properties style:use-window-font-color="true" style:text-outline="false" style:text-line-through-style="none" style:text-line-through-type="none" style:font-name="Liberation Mono"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fo:border="0.06pt solid #000000"/>
      <style:text-properties style:use-window-font-color="true" style:text-outline="false" style:text-line-through-style="none" style:text-line-through-type="none" style:font-name="Liberation Mono"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2pt" fo:language="fr" fo:country="FR"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italic"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Liberation Mono"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border="0.06pt solid #000000"/>
      <style:paragraph-properties fo:text-align="center" fo:margin-left="0cm"/>
      <style:text-properties style:use-window-font-color="true" style:text-outline="false" style:text-line-through-style="none" style:text-line-through-type="none" style:font-name="Liberation Mono"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order="0.06pt solid #000000"/>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1" table:style-name="ta1">
        <table:table-column table:style-name="co1" table:default-cell-style-name="ce2"/>
        <table:table-column table:style-name="co2" table:default-cell-style-name="ce2"/>
        <table:table-column table:style-name="co3" table:default-cell-style-name="ce2"/>
        <table:table-column table:style-name="co4" table:default-cell-style-name="ce4"/>
        <table:table-column table:style-name="co5" table:default-cell-style-name="ce2"/>
        <table:table-column table:style-name="co6" table:default-cell-style-name="ce6"/>
        <table:table-column table:style-name="co7" table:number-columns-repeated="2" table:default-cell-style-name="ce6"/>
        <table:table-column table:style-name="co8" table:default-cell-style-name="ce6"/>
        <table:table-column table:style-name="co9" table:default-cell-style-name="ce2"/>
        <table:table-column table:style-name="co10" table:default-cell-style-name="ce2"/>
        <table:table-column table:style-name="co10" table:default-cell-style-name="ce13"/>
        <table:table-column table:style-name="co11" table:default-cell-style-name="ce10"/>
        <table:table-row table:style-name="ro1">
          <table:table-cell table:style-name="ce1" office:value-type="string" calcext:value-type="string">
            <text:p>ID</text:p>
          </table:table-cell>
          <table:table-cell table:style-name="ce1" office:value-type="string" calcext:value-type="string">
            <text:p>Code Storymap</text:p>
          </table:table-cell>
          <table:table-cell table:style-name="ce1" office:value-type="string" calcext:value-type="string">
            <text:p>Intitulé</text:p>
          </table:table-cell>
          <table:table-cell table:style-name="ce1" office:value-type="string" calcext:value-type="string">
            <text:p>Description Métier</text:p>
          </table:table-cell>
          <table:table-cell table:style-name="ce1" office:value-type="string" calcext:value-type="string">
            <text:p>Critères d’acceptance</text:p>
          </table:table-cell>
          <table:table-cell table:style-name="ce1" office:value-type="string" calcext:value-type="string">
            <text:p>Prérequis</text:p>
          </table:table-cell>
          <table:table-cell table:style-name="ce1" office:value-type="string" calcext:value-type="string">
            <text:p>Entrée</text:p>
          </table:table-cell>
          <table:table-cell table:style-name="ce1" office:value-type="string" calcext:value-type="string">
            <text:p>Sortie</text:p>
          </table:table-cell>
          <table:table-cell table:style-name="ce1" office:value-type="string" calcext:value-type="string">
            <text:p>Taches, User Stories associées</text:p>
          </table:table-cell>
          <table:table-cell table:style-name="ce1" office:value-type="string" calcext:value-type="string">
            <text:p>Type</text:p>
          </table:table-cell>
          <table:table-cell table:style-name="ce1" office:value-type="string" calcext:value-type="string">
            <text:p>Statut</text:p>
          </table:table-cell>
          <table:table-cell table:style-name="ce1" office:value-type="string" calcext:value-type="string">
            <text:p>Valeur Métier</text:p>
          </table:table-cell>
          <table:table-cell table:style-name="ce1" office:value-type="string" calcext:value-type="string">
            <text:p>Complexité Contractuelle</text:p>
          </table:table-cell>
        </table:table-row>
        <table:table-row table:style-name="ro2">
          <table:table-cell office:value-type="string" calcext:value-type="string">
            <text:p><text:a xlink:href="https://dev.programmevitam.fr/plugins/tracker/?aid=33" xlink:type="simple">33</text:a></text:p>
          </table:table-cell>
          <table:table-cell office:value-type="string" calcext:value-type="string">
            <text:p>AFC-02-000</text:p>
          </table:table-cell>
          <table:table-cell office:value-type="string" calcext:value-type="string">
            <text:p>En tant qu'Administrateur fonctionnel, je veux pouvoir afficher et rechercher dans le journal des opérations les opérations d'entrée afin de visualiser une entrée</text:p>
          </table:table-cell>
          <table:table-cell table:style-name="ce2" office:value-type="string" calcext:value-type="string">
            <text:p>Pour cette US, on filtre le journal des opérations en prenant pour critère par défaut "Type de processus = Ingest (evTypeProc ou evIdProc)"</text:p>
            <text:p>Critère de recherche du formulaire : Nom de l'entrée (obIdIn)</text:p>
            <text:p>Le tableau affiche toutes les op d'entrées</text:p>
            <text:p>Trie par défaut "Last In First Out" (création de l'opération d'entrée = réception SIP)</text:p>
            <text:p>Lorsqu'une recherche est lancée, la liste des résultats est maj,</text:p>
            <text:p>Les résultats sont cliquables ce qui permet par la suite d'afficher le détail d'une entrée</text:p>
            <text:p>Informations à afficher dans la liste des resultats : </text:p>
            <text:p>Id opération, Nom de l'entrée, Date, Statut</text:p>
          </table:table-cell>
          <table:table-cell office:value-type="string" calcext:value-type="string">
            <text:p>Par défaut, la liste complète des opérations d'entrées est affichée en mode LIFO</text:p>
            <text:p>Lorsqu'une recherche est effectuée, la liste des opérations d'entrées est maj en fonction des resultats</text:p>
            <text:p>Les résultats de recheche sont afichés en mode LIFO</text:p>
            <text:p>Chaque ligne des opérations d'entrées est cliquable (#90)</text:p>
          </table:table-cell>
          <table:table-cell table:style-name="ce2" office:value-type="string" calcext:value-type="string">
            <text:p>des entrées dans VItam</text:p>
            <text:p>Un journal des opérations entrées non vide</text:p>
            <text:p>Nom de l'entrée connue</text:p>
          </table:table-cell>
          <table:table-cell table:style-name="ce2" office:value-type="string" calcext:value-type="string">
            <text:p>IHM "Suivi des opération d'entrée"</text:p>
          </table:table-cell>
          <table:table-cell table:style-name="ce2" office:value-type="string" calcext:value-type="string">
            <text:p>Liste de résultat mise à jour selon la recherche</text:p>
          </table:table-cell>
          <table:table-cell table:style-name="ce2" office:value-type="string" calcext:value-type="string">
            <text:p><text:a xlink:href="https://dev.programmevitam.fr/goto?key=task&amp;val=495&amp;group_id=108" xlink:type="simple">task #495</text:a>, <text:a xlink:href="https://dev.programmevitam.fr/goto?key=task&amp;val=496&amp;group_id=108" xlink:type="simple">task #496</text:a>, <text:a xlink:href="https://dev.programmevitam.fr/goto?key=task&amp;val=497&amp;group_id=108" xlink:type="simple">task #497</text:a>, <text:a xlink:href="https://dev.programmevitam.fr/goto?key=task&amp;val=498&amp;group_id=108" xlink:type="simple">task #498</text:a>, <text:a xlink:href="https://dev.programmevitam.fr/goto?key=task&amp;val=499&amp;group_id=108" xlink:type="simple">task #499</text:a></text:p>
          </table:table-cell>
          <table:table-cell office:value-type="string" calcext:value-type="string">
            <text:p>Fonctionnelle</text:p>
          </table:table-cell>
          <table:table-cell office:value-type="string" calcext:value-type="string">
            <text:p>A recette (release)</text:p>
          </table:table-cell>
          <table:table-cell table:style-name="ce10" office:value-type="float" office:value="60" calcext:value-type="float">
            <text:p>60</text:p>
          </table:table-cell>
          <table:table-cell office:value-type="float" office:value="17" calcext:value-type="float">
            <text:p>17</text:p>
          </table:table-cell>
        </table:table-row>
        <table:table-row table:style-name="ro3">
          <table:table-cell office:value-type="string" calcext:value-type="string">
            <text:p><text:a xlink:href="https://dev.programmevitam.fr/plugins/tracker/?aid=68" xlink:type="simple">68</text:a></text:p>
          </table:table-cell>
          <table:table-cell office:value-type="string" calcext:value-type="string">
            <text:p>ENT-03-000</text:p>
          </table:table-cell>
          <table:table-cell office:value-type="string" calcext:value-type="string">
            <text:p>En tant que SIA Je veux vérifier la présence d’un bordereau Afin de s’assurer que le SIP est bien constitué</text:p>
          </table:table-cell>
          <table:table-cell table:style-name="ce2" office:value-type="string" calcext:value-type="string">
            <text:p>Le SIP est bien constitué d’un bordereau de versement et d’un lot d’archive.</text:p>
            <text:p>Le SIP, formaté en fichier zip, se compose comme suit :</text:p>
            <text:p>un ou plusieurs bordereau SEDA placé à la racine au format xml pouvant être nommé : manifest.xml</text:p>
            <text:p>un ou plusieurs dossier Content qui contient un ou plusieurs objets numériques (pouvant être eux-mêmes des fichiers xml)</text:p>
            <text:p>Premier contrôle effectué à la réception du SIP (contrôle sur l’aspect général).</text:p>
          </table:table-cell>
          <table:table-cell office:value-type="string" calcext:value-type="string">
            <text:p>Étant donné un SIP bien constitué d'un bordereau SEDA valide</text:p>
            <text:p>Action Contrôler</text:p>
            <text:p>Vérification recevoir un statut de confirmation « ok »</text:p>
            <text:p>*****</text:p>
            <text:p>Étant donné un SIP constitué d’un bordereau SEDA non valide (erreur xml)</text:p>
            <text:p>Action Contrôler</text:p>
            <text:p>Vérification recevoir un statut « ko »</text:p>
            <text:p>****</text:p>
            <text:p>Étant donnéun SIP constitué d’un bordereau SEDA non valide (erreur par rapport au xsd)</text:p>
            <text:p>Action Contrôler</text:p>
            <text:p>Vérification recevoir un statut « ko »</text:p>
            <text:p>*****</text:p>
            <text:p>Étant donné un SIP vide</text:p>
            <text:p>Action Contrôler</text:p>
            <text:p>Vérification recevoir un statut « ko » avec l’élément manquant (SIP vide)</text:p>
          </table:table-cell>
          <table:table-cell table:style-name="ce2" office:value-type="string" calcext:value-type="string">
            <text:p>– jeu de test de SIP (avec/sans bordereau, avec/sans archives)</text:p>
          </table:table-cell>
          <table:table-cell table:style-name="ce2" office:value-type="string" calcext:value-type="string">
            <text:p>SIP (lot d’archives + bordereau nommé manifest.xml cf. description métier)</text:p>
          </table:table-cell>
          <table:table-cell table:style-name="ce2" office:value-type="string" calcext:value-type="string">
            <text:p>Remontée d'un statut pour suivi sur IHM de suivi des entrées (US : En tant qu'administrateur fonctionnel, je veux suivre les étapes du processus d'entrée, afin de superviser l'entrée en cours)</text:p>
          </table:table-cell>
          <table:table-cell table:style-name="ce2" office:value-type="string" calcext:value-type="string">
            <text:p><text:a xlink:href="https://dev.programmevitam.fr/goto?key=task&amp;val=383&amp;group_id=108" xlink:type="simple">task #383</text:a>, <text:a xlink:href="https://dev.programmevitam.fr/goto?key=task&amp;val=384&amp;group_id=108" xlink:type="simple">task #384</text:a>, <text:a xlink:href="https://dev.programmevitam.fr/goto?key=task&amp;val=385&amp;group_id=108" xlink:type="simple">task #385</text:a>, <text:a xlink:href="https://dev.programmevitam.fr/goto?key=task&amp;val=386&amp;group_id=108" xlink:type="simple">task #386</text:a>, <text:a xlink:href="https://dev.programmevitam.fr/goto?key=task&amp;val=387&amp;group_id=108" xlink:type="simple">task #387</text:a>, <text:a xlink:href="https://dev.programmevitam.fr/goto?key=task&amp;val=388&amp;group_id=108" xlink:type="simple">task #388</text:a>, <text:a xlink:href="https://dev.programmevitam.fr/goto?key=task&amp;val=389&amp;group_id=108" xlink:type="simple">task #389</text:a>, <text:a xlink:href="https://dev.programmevitam.fr/goto?key=task&amp;val=390&amp;group_id=108" xlink:type="simple">task #390</text:a></text:p>
          </table:table-cell>
          <table:table-cell office:value-type="string" calcext:value-type="string">
            <text:p>Fonctionnelle</text:p>
          </table:table-cell>
          <table:table-cell office:value-type="string" calcext:value-type="string">
            <text:p>A recette (release)</text:p>
          </table:table-cell>
          <table:table-cell table:style-name="ce10" office:value-type="float" office:value="13" calcext:value-type="float">
            <text:p>13</text:p>
          </table:table-cell>
          <table:table-cell office:value-type="float" office:value="15" calcext:value-type="float">
            <text:p>15</text:p>
          </table:table-cell>
        </table:table-row>
        <table:table-row table:style-name="ro3">
          <table:table-cell office:value-type="string" calcext:value-type="string">
            <text:p><text:a xlink:href="https://dev.programmevitam.fr/plugins/tracker/?aid=69" xlink:type="simple">69</text:a></text:p>
          </table:table-cell>
          <table:table-cell office:value-type="string" calcext:value-type="string">
            <text:p>ENT-03-000</text:p>
          </table:table-cell>
          <table:table-cell office:value-type="string" calcext:value-type="string">
            <text:p>En tant que SIA Je veux vérifier que le nombre d’objets contenu dans le SIP correspond au nombre d’objets déclaré dans le bordereau Afin de s’assurer de l’intégralité du SIP</text:p>
          </table:table-cell>
          <table:table-cell table:style-name="ce2" office:value-type="string" calcext:value-type="string">
            <text:p>Le bordereau de versement contient l’information indiquant le nombre d’objets contenu dans le SIP.</text:p>
          </table:table-cell>
          <table:table-cell office:value-type="string" calcext:value-type="string">
            <text:p>Étant donné un SIP complet</text:p>
            <text:p>Action Contrôler</text:p>
            <text:p>Vérification recevoir un statut « ok »</text:p>
            <text:p>****</text:p>
            <text:p>Étant donné un SIP constitué d’un nombre d’objets &lt; au nombre d’objets déclaré</text:p>
            <text:p>Action Contrôler</text:p>
            <text:p>Vérification recevoir un statut « ko » (objet(s) manquant)</text:p>
            <text:p>****</text:p>
            <text:p>Étant donné un SIP constitué d’un nombre d’objets &gt; au nombre d’objets déclaré</text:p>
            <text:p>Action Contrôler</text:p>
            <text:p>Vérification recevoir un statut « ko » (objet(s) en trop)</text:p>
            <text:p>****</text:p>
            <text:p>Etant donné un SIP complet mais où les liens URI entre le bordereau et les objetssont invalides</text:p>
            <text:p>Action Contrôler</text:p>
            <text:p>Vérification recevoir un statut "ko"</text:p>
          </table:table-cell>
          <table:table-cell table:style-name="ce2" office:value-type="string" calcext:value-type="string">
            <text:p>– jeu de SIP (nb obj bordereau / nb obj : =, &lt;, &gt;)</text:p>
          </table:table-cell>
          <table:table-cell table:style-name="ce2" office:value-type="string" calcext:value-type="string">
            <text:p>SIP (lot d’archives + bordereau)</text:p>
          </table:table-cell>
          <table:table-cell table:style-name="ce2" office:value-type="string" calcext:value-type="string">
            <text:p>Remontée d'un statut pour suivi sur IHM de suivi des entrées (US : En tant qu'administrateur fonctionnel, je veux suivre les étapes du processus d'entrée, afin de superviser l'entrée en cours)</text:p>
          </table:table-cell>
          <table:table-cell table:style-name="ce2" office:value-type="string" calcext:value-type="string">
            <text:p><text:a xlink:href="https://dev.programmevitam.fr/goto?key=task&amp;val=422&amp;group_id=108" xlink:type="simple">task #422</text:a>, <text:a xlink:href="https://dev.programmevitam.fr/goto?key=task&amp;val=423&amp;group_id=108" xlink:type="simple">task #423</text:a>, <text:a xlink:href="https://dev.programmevitam.fr/goto?key=task&amp;val=424&amp;group_id=108" xlink:type="simple">task #424</text:a>, <text:a xlink:href="https://dev.programmevitam.fr/goto?key=task&amp;val=425&amp;group_id=108" xlink:type="simple">task #425</text:a>, <text:a xlink:href="https://dev.programmevitam.fr/goto?key=task&amp;val=426&amp;group_id=108" xlink:type="simple">task #426</text:a>, <text:a xlink:href="https://dev.programmevitam.fr/goto?key=task&amp;val=427&amp;group_id=108" xlink:type="simple">task #427</text:a></text:p>
          </table:table-cell>
          <table:table-cell office:value-type="string" calcext:value-type="string">
            <text:p>Fonctionnelle</text:p>
          </table:table-cell>
          <table:table-cell office:value-type="string" calcext:value-type="string">
            <text:p>A recette (release)</text:p>
          </table:table-cell>
          <table:table-cell table:style-name="ce10" office:value-type="float" office:value="13" calcext:value-type="float">
            <text:p>13</text:p>
          </table:table-cell>
          <table:table-cell office:value-type="float" office:value="16" calcext:value-type="float">
            <text:p>16</text:p>
          </table:table-cell>
        </table:table-row>
        <table:table-row table:style-name="ro4">
          <table:table-cell office:value-type="string" calcext:value-type="string">
            <text:p><text:a xlink:href="https://dev.programmevitam.fr/plugins/tracker/?aid=70" xlink:type="simple">70</text:a></text:p>
          </table:table-cell>
          <table:table-cell office:value-type="string" calcext:value-type="string">
            <text:p>ENT-03-000</text:p>
          </table:table-cell>
          <table:table-cell office:value-type="string" calcext:value-type="string">
            <text:p>En tant que SIA Je veux indexer les métadonnées contenues dans le SIP Afin d'accéder aux métadonnées, pouvoir les rechercher, et consulter les objets</text:p>
          </table:table-cell>
          <table:table-cell table:style-name="ce2" office:value-type="string" calcext:value-type="string">
            <text:p>Le fait d’indexer les méta-données permet aux archivistes/+ de faire des recherches, de constituer des instruments de recherche, afin de pouvoir consulter à terme les documents associés aux MD.</text:p>
            <text:p>Permet également d’appliquer les règles de gestion correspondantes aux objets.</text:p>
          </table:table-cell>
          <table:table-cell office:value-type="string" calcext:value-type="string">
            <text:p>Étant donné un SIP contenant des MD</text:p>
            <text:p>Action Indexer les MD contenu dans le SIP</text:p>
            <text:p>Vérification– statut de confirmation « ok »</text:p>
            <text:p>****</text:p>
            <text:p>Étant donné un SIP ne contenant pas de MD</text:p>
            <text:p>Action</text:p>
            <text:p>Indexer les MD contenu dans le SIP</text:p>
            <text:p>Vérification– statut « ko »</text:p>
            <text:p>****</text:p>
            <text:p>Étant donné une base de données inaccessible</text:p>
            <text:p>Action Indexer les MD contenu dans le SIP</text:p>
            <text:p>Vérification– statut « ko »</text:p>
          </table:table-cell>
          <table:table-cell table:style-name="ce2" office:value-type="string" calcext:value-type="string">
            <text:p>– jeu de SIP (avec MD, sans MD)</text:p>
          </table:table-cell>
          <table:table-cell table:style-name="ce2" office:value-type="string" calcext:value-type="string">
            <text:p>SIP (lot d’archives et bordereau)</text:p>
          </table:table-cell>
          <table:table-cell table:style-name="ce2" office:value-type="string" calcext:value-type="string">
            <text:p>– indexer les métadonnées (titre, date (transactedDate))</text:p>
            <text:p>- Remontée d'un statut pour suivi sur IHM de suivi des entrées (US : En tant qu'administrateur fonctionnel, je veux suivre les étapes du processus d'entrée, afin de superviser l'entrée en cours)</text:p>
          </table:table-cell>
          <table:table-cell table:style-name="ce2" office:value-type="string" calcext:value-type="string">
            <text:p><text:a xlink:href="https://dev.programmevitam.fr/goto?key=task&amp;val=391&amp;group_id=108" xlink:type="simple">task #391</text:a>, <text:a xlink:href="https://dev.programmevitam.fr/goto?key=task&amp;val=392&amp;group_id=108" xlink:type="simple">task #392</text:a>, <text:a xlink:href="https://dev.programmevitam.fr/goto?key=task&amp;val=393&amp;group_id=108" xlink:type="simple">task #393</text:a>, <text:a xlink:href="https://dev.programmevitam.fr/goto?key=task&amp;val=394&amp;group_id=108" xlink:type="simple">task #394</text:a>, <text:a xlink:href="https://dev.programmevitam.fr/goto?key=task&amp;val=395&amp;group_id=108" xlink:type="simple">task #395</text:a></text:p>
          </table:table-cell>
          <table:table-cell office:value-type="string" calcext:value-type="string">
            <text:p>Fonctionnelle</text:p>
          </table:table-cell>
          <table:table-cell office:value-type="string" calcext:value-type="string">
            <text:p>A recette (release)</text:p>
          </table:table-cell>
          <table:table-cell table:style-name="ce10" office:value-type="float" office:value="40" calcext:value-type="float">
            <text:p>40</text:p>
          </table:table-cell>
          <table:table-cell office:value-type="float" office:value="13" calcext:value-type="float">
            <text:p>13</text:p>
          </table:table-cell>
        </table:table-row>
        <table:table-row table:style-name="ro5">
          <table:table-cell office:value-type="string" calcext:value-type="string">
            <text:p><text:a xlink:href="https://dev.programmevitam.fr/plugins/tracker/?aid=71" xlink:type="simple">71</text:a></text:p>
          </table:table-cell>
          <table:table-cell office:value-type="string" calcext:value-type="string">
            <text:p>PRE-04-000</text:p>
          </table:table-cell>
          <table:table-cell office:value-type="string" calcext:value-type="string">
            <text:p>En tant qu'administrateur fonctionnel, je veux créer le référentiel de format Vitam afin d'importer le référentiel PRONOM</text:p>
          </table:table-cell>
          <table:table-cell table:style-name="ce2" office:value-type="string" calcext:value-type="string">
            <text:p>Je veux créer les champs souhaités dans Vitam via les signatures du référentiel Pronom sous forme de tableau indiquant les informations suivantes :</text:p>
            <text:p>- PUID (PUID)</text:p>
            <text:p>- Nom du format (Name)</text:p>
            <text:p>- Version du format (Version)</text:p>
            <text:p>- Identifiant(s) du format (MIMEType)</text:p>
            <text:p>- Extension(s) (Extensions)</text:p>
            <text:p>- Version(s) précédente(s) (HasPriorityOverFileFormatID)</text:p>
            <text:p>- Date de création de l'enregistrement (à la racine du XML &lt;FFSignatureFile DateCreated)</text:p>
            <text:p>- Version de l'enregistrement (à la racine du XML &lt;FFSignatureFile Version) =&gt; VersionPronom</text:p>
            <text:p>- Champ Commentaire (Comment) (chaîne de caractères) (créé vide)</text:p>
            <text:p>- Champ Alert (booléen) (créé à Faux)</text:p>
            <text:p>- Champ Group (chaîne de caractères) (créé vide pour le moment)</text:p>
            <text:p/>
            <text:p>Référence du schéma Pronom dans le PDF : <text:a xlink:href="http://www.nationalarchives.gov.uk/aboutapps/fileformat/pdf/automatic_format_identification.pdf" xlink:type="simple">http://www.nationalarchives.gov.uk/aboutapps/fileformat/pdf/automatic_format_identification.pdf</text:a> (Appendices Chapitre 1.1 Pages 22 à 25)</text:p>
            <text:p/>
            <text:p>Faire attention a l'encodage (UTF-8)</text:p>
            <text:p/>
            <text:p>Cardinalité : chaque enregistrement</text:p>
            <text:p>1 format a 1 PUID (clef primaire)</text:p>
            <text:p>1 format a 1 Name</text:p>
            <text:p>1 format a 1 Version</text:p>
            <text:p>1 format a n MIMEType</text:p>
            <text:p>1 format a n Extension</text:p>
            <text:p>1 format a n HasPriorityOverFileFormatID</text:p>
            <text:p>1 format a 1 Comment</text:p>
            <text:p>1 format a 1 Alert</text:p>
            <text:p>1 format a 1 Group</text:p>
            <text:p>1 format a 1 date de création (répétée) =&gt; CreatedDate</text:p>
            <text:p>1 format a 1 version Pronom (répétée) =&gt; VersionPronom</text:p>
            <text:p/>
            <text:p>- Name : nom littéral du format de fichier (alimenté par défaut à partir de la balise FileFormat et de son attribut Name du fichier de signature PRONOM) - type string </text:p>
            <text:p>- Version : version du format (alimenté par défaut à partir de la balise FileFormat et de son attribut Version du fichier de signature PRONOM) - type string </text:p>
            <text:p>- MIMEType : type MIME du format (alimenté par défaut à partir de la balise MIMEType du fichier de signature PRONOM) - type string</text:p>
            <text:p>- Extensions : extensions du format (alimenté par défaut à partir des</text:p>
            <text:p>balises Extension du fichier de signature PRONOM)- type Liste de String, chacune limitée à longueur &lt;= 5</text:p>
            <text:p>- HasPriorityOverFileFormatID : versions précédentes du format (alimenté par défaut à partir des balises HasPriorityOverFileFormatID du fichier de signature PRONOM)- type Liste de Type equivalent à PUID dans la base mais originellement = xml id dans le fichier pronom</text:p>
            <text:p>- CreatedDate : date de création de l'enregistrement du fichier de signature pronom utilisé pour l'alimentation du format (alimenté à partir de la balise FFSignatureFile et de son attribut DateCreated du fichier de signature PRONOM) - type date </text:p>
            <text:p>- VersionPronom : version du fichier de signature PRONOM utilisé pour l'alimentation de l'enregistrement correspondant au format (alimenté à partir de la balise FFSignatureFile et de son attribut Version du fichier de signature PRONOM) - type nombre</text:p>
            <text:p>- Comment : commentaire - type string </text:p>
            <text:p>- Alert : obsolescence du format - type booléen. valeur par défaut = false </text:p>
            <text:p>- Group : famille du format de fichier - type string //créé vide pour le moment </text:p>
          </table:table-cell>
          <table:table-cell office:value-type="string" calcext:value-type="string">
            <text:p>Etant donné la création du référentiel de format VITAM </text:p>
            <text:p>Lorsque la base du référentiel est créée,</text:p>
            <text:p>Alors je peux constater qu'un referentiel avec des champs prédéfinis (voir description métier) et vide existe sous forme de base de données</text:p>
            <text:p/>
            <text:p>Etant donné la création de la base du référentiel de format VITAM </text:p>
            <text:p>Lorsque les champs sont crées,</text:p>
            <text:p>Alors je peux constater que les champs PUID, Name sont obligatoires et toujours renseignés</text:p>
            <text:p/>
            <text:p>Etant donné la création de la base du référentiel de format VITAM </text:p>
            <text:p>Lorsque les champs sont crées,</text:p>
            <text:p>Alors je peux constater que tous les champs sauf PUID, Name ne pas sont obligatoires et peuvent être null</text:p>
          </table:table-cell>
          <table:table-cell table:style-name="ce2" office:value-type="string" calcext:value-type="string">
            <text:p>La solution VITAM</text:p>
          </table:table-cell>
          <table:table-cell table:style-name="ce2" office:value-type="string" calcext:value-type="string">
            <text:p>Des champs de referentiel de formats</text:p>
          </table:table-cell>
          <table:table-cell table:style-name="ce2" office:value-type="string" calcext:value-type="string">
            <text:p>Une page dediee au referentiel de formats sous forme de tableau</text:p>
          </table:table-cell>
          <table:table-cell/>
          <table:table-cell office:value-type="string" calcext:value-type="string">
            <text:p>Fonctionnelle</text:p>
          </table:table-cell>
          <table:table-cell office:value-type="string" calcext:value-type="string">
            <text:p>En cours d'intégration</text:p>
          </table:table-cell>
          <table:table-cell table:style-name="ce10" office:value-type="float" office:value="60" calcext:value-type="float">
            <text:p>60</text:p>
          </table:table-cell>
          <table:table-cell office:value-type="float" office:value="22" calcext:value-type="float">
            <text:p>22</text:p>
          </table:table-cell>
        </table:table-row>
        <table:table-row table:style-name="ro6">
          <table:table-cell office:value-type="string" calcext:value-type="string">
            <text:p><text:a xlink:href="https://dev.programmevitam.fr/plugins/tracker/?aid=72" xlink:type="simple">72</text:a></text:p>
          </table:table-cell>
          <table:table-cell office:value-type="string" calcext:value-type="string">
            <text:p>ENT-03-000</text:p>
          </table:table-cell>
          <table:table-cell office:value-type="string" calcext:value-type="string">
            <text:p>En tant qu'archiviste, je veux que les objets numériques reçus lors d'une entrée soient stockés afin de les conserver</text:p>
          </table:table-cell>
          <table:table-cell table:style-name="ce2" office:value-type="string" calcext:value-type="string">
            <text:p>On veut stocker nos objets pour des besoins de conservation/pérennisation, mais aussi en fonction des besoins de consultations.</text:p>
            <text:p>Etapes à prendre en compte :</text:p>
            <text:p>- vérification de la disponibilité et de la capacité de l'offre de stockage</text:p>
            <text:p>- écriture de tous les objets sur l'offre de stockage</text:p>
            <text:p>- vérification que tous les objets envoyés pour écriture ont bien été écrits (check nombre et intégrité)</text:p>
            <text:p>- enregistrement de l'écriture pour chaque objet dans journal des écritures</text:p>
            <text:p>- journalisation de l'opération au niveau du journal des opérations</text:p>
            <text:p>- journalisation de l'cériture des objets au niveau du journal du cycle de vie de chaque groupe d'objet technique</text:p>
          </table:table-cell>
          <table:table-cell office:value-type="string" calcext:value-type="string">
            <text:p>Étant donné offre de stockage non disponible</text:p>
            <text:p>Action stocker les objets</text:p>
            <text:p>Vérification : une entrée est créée dans le journal des opérations avec le statut "KO", en plus des champs obligatoires on voudra afficher :</text:p>
            <text:p>outcome Detail Message : Offre de stockage non disponible</text:p>
            <text:p>object Identifier Income : ‘MessageIdentifier’ du manifest</text:p>
            <text:p>******</text:p>
            <text:p>Étant donné un SIP de taille supérieure à la capacité disponible de l'offre de stockage</text:p>
            <text:p>Action stocker les objets</text:p>
            <text:p>Vérification :une entrée est créée dans le journal des opérations avec le statut "KO", en plus des champs obligatoires on voudra afficher :</text:p>
            <text:p>outcome Detail Message : Disponibilité de l'offre de stockage insuffisante</text:p>
            <text:p>object Identifier Income : ‘MessageIdentifier’ du manifest</text:p>
            <text:p>Si KO, fin du processus d'entrée et suppression du SIP</text:p>
            <text:p>*****</text:p>
            <text:p>Étant donné un SIP de taille inférieure à la capacité disponible de l'offre de stockage</text:p>
            <text:p>Action stocker les objets</text:p>
            <text:p>Vérification :une entrée est créée dans le journal des opérations avec le statut "Ok", en plus des champs obligatoires on voudra afficher :</text:p>
            <text:p>outcome Detail Message : Offre de stockage disponible</text:p>
            <text:p>object Identifier Income : ‘MessageIdentifier’ du manifest</text:p>
            <text:p>*****</text:p>
            <text:p>Étant donné un SIP contenant des objets</text:p>
            <text:p>Action stocker les objets</text:p>
            <text:p>Vérification : une entrée est créée dans le journal des opérations avec le statut "Ok", en plus des champs obligatoires on voudra afficher :</text:p>
            <text:p>outcome Detail Message : Stockage des objets réalisé avec succès</text:p>
            <text:p>object Identifier Income : ‘MessageIdentifier’ du manifest</text:p>
            <text:p>*****</text:p>
            <text:p>Etant donné une écriture sur une offre de stockage</text:p>
            <text:p>Action journalisation</text:p>
            <text:p>Vérification : création d'une entrée dans le journal des écritures</text:p>
            <text:p>*********</text:p>
            <text:p>Si l'opération d'écriture de l'objet numérique échoue, une politique de "retry" est déclenchée. Suivant l'erreur remontée :</text:p>
            <text:p>En cas d'indisponibilité de l'offre (offre inaccessible), de nouvelles tentatives d'écritures sont exécutées un nombre paramétrable de fois et après un délais paramétrable. Par défaut 3 fois avec un délais d'1 seconde entre chaque tentatives. les tentatives ne sont pas journalisées. A l'issue des tentatives, soit l'opération a réussie, soit l'opération échoue définitivement.</text:p>
            <text:p>Pour les autres types d’erreurs, l’échec est définitif.</text:p>
            <text:p>* Si l’opération d’écriture échoue définitivement, les champs suivants sont renseignés dans le journal du cycle de vie du GOT :</text:p>
            <text:p>... @TO DO</text:p>
            <text:p>Critère d’acceptance de la tache : par observation du journal du cycle de vie du GOT via les IHM pour les 3 cas décrits, nombre et format des messages et des différents champs du journal OK.</text:p>
          </table:table-cell>
          <table:table-cell table:style-name="ce2" office:value-type="string" calcext:value-type="string">
            <text:p>– jeu de test SIP</text:p>
          </table:table-cell>
          <table:table-cell table:style-name="ce2" office:value-type="string" calcext:value-type="string">
            <text:p>SIP (lot d’archives + bordereau)</text:p>
          </table:table-cell>
          <table:table-cell table:style-name="ce2" office:value-type="string" calcext:value-type="string">
            <text:p>– stocker les objets</text:p>
            <text:p>- écriture dans le journal des opérations</text:p>
            <text:p>- Remontée d'un statut pour suivi sur IHM de suivi des opérations d'entrées (US : En tant qu'administrateur fonctionnel, je veux suivre les étapes du processus d'entrée, afin de superviser l'entrée en cours)</text:p>
          </table:table-cell>
          <table:table-cell table:style-name="ce2" office:value-type="string" calcext:value-type="string">
            <text:p><text:a xlink:href="https://dev.programmevitam.fr/goto?key=task&amp;val=547&amp;group_id=108" xlink:type="simple">task #547</text:a>, <text:a xlink:href="https://dev.programmevitam.fr/goto?key=task&amp;val=548&amp;group_id=108" xlink:type="simple">task #548</text:a>, <text:a xlink:href="https://dev.programmevitam.fr/goto?key=task&amp;val=617&amp;group_id=108" xlink:type="simple">task #617</text:a>, <text:a xlink:href="https://dev.programmevitam.fr/goto?key=task&amp;val=618&amp;group_id=108" xlink:type="simple">task #618</text:a>, <text:a xlink:href="https://dev.programmevitam.fr/goto?key=task&amp;val=738&amp;group_id=108" xlink:type="simple">task #738</text:a>, <text:a xlink:href="https://dev.programmevitam.fr/goto?key=task&amp;val=739&amp;group_id=108" xlink:type="simple">task #739</text:a></text:p>
          </table:table-cell>
          <table:table-cell office:value-type="string" calcext:value-type="string">
            <text:p>Fonctionnelle</text:p>
          </table:table-cell>
          <table:table-cell office:value-type="string" calcext:value-type="string">
            <text:p>A Recetter (itération)</text:p>
          </table:table-cell>
          <table:table-cell table:style-name="ce10" office:value-type="float" office:value="20" calcext:value-type="float">
            <text:p>20</text:p>
          </table:table-cell>
          <table:table-cell office:value-type="float" office:value="63" calcext:value-type="float">
            <text:p>63</text:p>
          </table:table-cell>
        </table:table-row>
        <table:table-row table:style-name="ro7">
          <table:table-cell office:value-type="string" calcext:value-type="string">
            <text:p><text:a xlink:href="https://dev.programmevitam.fr/plugins/tracker/?aid=73" xlink:type="simple">73</text:a></text:p>
          </table:table-cell>
          <table:table-cell office:value-type="string" calcext:value-type="string">
            <text:p>ENT-03-000</text:p>
          </table:table-cell>
          <table:table-cell office:value-type="string" calcext:value-type="string">
            <text:p>En tant que SIA Je veux stocker les MD contenus dans le SIP Afin de les conserver dans le temps et y accéder ultérieurement</text:p>
          </table:table-cell>
          <table:table-cell table:style-name="ce2" office:value-type="string" calcext:value-type="string">
            <text:p>On veut stocker nos méta-données pour des besoins de conservation/pérennisation, mais aussi en fonction des besoins d’accès.</text:p>
            <text:p>Ces besoins seront définis au niveau du contrat d’entrée + offre de service (le besoin de disponibilité peut évoluer dans le temps).</text:p>
          </table:table-cell>
          <table:table-cell office:value-type="string" calcext:value-type="string">
            <text:p>Étant donné un SIP contenant des MD</text:p>
            <text:p>Action stocker les MD</text:p>
            <text:p>Vérification statut de confirmation « ok »</text:p>
            <text:p>***</text:p>
            <text:p>Étant donné un SIP ne contenant pas de MD</text:p>
            <text:p>Action stocker les MD</text:p>
            <text:p>Vérification statut de confirmation « ko »</text:p>
            <text:p>***</text:p>
            <text:p>Étant donné offre de stockage non disponible</text:p>
            <text:p>Action stocker les MD</text:p>
            <text:p>Vérification statut de confirmation « ko »</text:p>
          </table:table-cell>
          <table:table-cell table:style-name="ce2" office:value-type="string" calcext:value-type="string">
            <text:p>– jeu de test SIP (avec/sans MD)</text:p>
          </table:table-cell>
          <table:table-cell table:style-name="ce2" office:value-type="string" calcext:value-type="string">
            <text:p>SIP (lot d’archives + bordereau)</text:p>
          </table:table-cell>
          <table:table-cell table:style-name="ce2" office:value-type="string" calcext:value-type="string">
            <text:p>– stocker les méta-données</text:p>
            <text:p>- Remontée d'un statut pour suivi sur IHM de suivi des entrées (US : En tant qu'administrateur fonctionnel, je veux suivre les étapes du processus d'entrée, afin de superviser l'entrée en cours)</text:p>
          </table:table-cell>
          <table:table-cell/>
          <table:table-cell office:value-type="string" calcext:value-type="string">
            <text:p>Fonctionnelle</text:p>
          </table:table-cell>
          <table:table-cell office:value-type="string" calcext:value-type="string">
            <text:p>A Spécifier</text:p>
          </table:table-cell>
          <table:table-cell table:style-name="ce10" office:value-type="float" office:value="20" calcext:value-type="float">
            <text:p>20</text:p>
          </table:table-cell>
          <table:table-cell table:style-name="ce13" office:value-type="string" calcext:value-type="string">
            <text:p/>
          </table:table-cell>
        </table:table-row>
        <table:table-row table:style-name="ro7">
          <table:table-cell office:value-type="string" calcext:value-type="string">
            <text:p><text:a xlink:href="https://dev.programmevitam.fr/plugins/tracker/?aid=74" xlink:type="simple">74</text:a></text:p>
          </table:table-cell>
          <table:table-cell office:value-type="string" calcext:value-type="string">
            <text:p>ENT-03-000</text:p>
          </table:table-cell>
          <table:table-cell office:value-type="string" calcext:value-type="string">
            <text:p>En tant que SIA Je veux que mon entrée soit inscrite dans mon journal des entrées Afin d'assurer le suivi des entrées réalisées dans le SAE</text:p>
          </table:table-cell>
          <table:table-cell table:style-name="ce2" office:value-type="string" calcext:value-type="string">
            <text:p>Le journal des entrées assure la traçabilité de toutes les archives intégrées au SAE.</text:p>
            <text:p>(presque une valeur réglementaire)</text:p>
            <text:p>Il permet également d’effectuer des recherches.</text:p>
            <text:p>Format de l’écriture dans le journal des entrées :</text:p>
            <text:p>Id Système, Id métier, Date, Service versant, Contrat, Filière, Service producteur, Nom de l'entrée, Nombre d'objet, Volume, Origine technique, ID bordereau SEDA</text:p>
            <text:p>Si ID métier n'est pas renseigné prendre la valeur ID système</text:p>
          </table:table-cell>
          <table:table-cell office:value-type="string" calcext:value-type="string">
            <text:p>Étant donné indexation des MD, stockage des MD, stockage des objets</text:p>
            <text:p>Action écriture dans le journal</text:p>
            <text:p>Vérification– l’entrée dans le journal des entrées a bien été effectuée selon le bon format</text:p>
            <text:p>****</text:p>
            <text:p>Étant donné Pas d’écriture</text:p>
            <text:p>Action vérification</text:p>
            <text:p>Vérification– statut « ko »</text:p>
            <text:p>*****</text:p>
            <text:p>Étant donné écriture incomplète</text:p>
            <text:p>Action vérification</text:p>
            <text:p>Vérification– statut « warning »</text:p>
          </table:table-cell>
          <table:table-cell table:style-name="ce2" office:value-type="string" calcext:value-type="string">
            <text:p>– journal des entrées existant</text:p>
          </table:table-cell>
          <table:table-cell table:style-name="ce2" office:value-type="string" calcext:value-type="string">
            <text:p>– indexation des MD</text:p>
            <text:p>– stockage des MD</text:p>
            <text:p>– stockage des objets</text:p>
          </table:table-cell>
          <table:table-cell table:style-name="ce2" office:value-type="string" calcext:value-type="string">
            <text:p>– écriture dans le journal des entrées</text:p>
            <text:p>- Remontée d'un statut pour suivi sur IHM de suivi des entrées (US : En tant qu'administrateur fonctionnel, je veux suivre les étapes du processus d'entrée, afin de superviser l'entrée en cours)</text:p>
          </table:table-cell>
          <table:table-cell table:style-name="ce2" office:value-type="string" calcext:value-type="string">
            <text:p><text:a xlink:href="https://dev.programmevitam.fr/goto?key=task&amp;val=438&amp;group_id=108" xlink:type="simple">task #438</text:a>, <text:a xlink:href="https://dev.programmevitam.fr/goto?key=task&amp;val=439&amp;group_id=108" xlink:type="simple">task #439</text:a>, <text:a xlink:href="https://dev.programmevitam.fr/goto?key=task&amp;val=440&amp;group_id=108" xlink:type="simple">task #440</text:a>, <text:a xlink:href="https://dev.programmevitam.fr/goto?key=task&amp;val=442&amp;group_id=108" xlink:type="simple">task #442</text:a>, <text:a xlink:href="https://dev.programmevitam.fr/goto?key=task&amp;val=450&amp;group_id=108" xlink:type="simple">task #450</text:a>, <text:a xlink:href="https://dev.programmevitam.fr/goto?key=task&amp;val=451&amp;group_id=108" xlink:type="simple">task #451</text:a>, <text:a xlink:href="https://dev.programmevitam.fr/goto?key=task&amp;val=452&amp;group_id=108" xlink:type="simple">task #452</text:a></text:p>
          </table:table-cell>
          <table:table-cell office:value-type="string" calcext:value-type="string">
            <text:p>Fonctionnelle</text:p>
          </table:table-cell>
          <table:table-cell office:value-type="string" calcext:value-type="string">
            <text:p>A recette (release)</text:p>
          </table:table-cell>
          <table:table-cell table:style-name="ce10" office:value-type="float" office:value="40" calcext:value-type="float">
            <text:p>40</text:p>
          </table:table-cell>
          <table:table-cell office:value-type="float" office:value="13" calcext:value-type="float">
            <text:p>13</text:p>
          </table:table-cell>
        </table:table-row>
        <table:table-row table:style-name="ro8">
          <table:table-cell table:style-name="ce3" office:value-type="string" calcext:value-type="string">
            <text:p><text:a xlink:href="https://dev.programmevitam.fr/plugins/tracker/?aid=75" xlink:type="simple">75</text:a></text:p>
          </table:table-cell>
          <table:table-cell table:style-name="ce3" office:value-type="string" calcext:value-type="string">
            <text:p>ENT-03-000</text:p>
          </table:table-cell>
          <table:table-cell table:style-name="ce3" office:value-type="string" calcext:value-type="string">
            <text:p>En tant que SIA Je veux recevoir la notification de prise en charge de l’entrée Afin de s’assurer que la responsabilité a été transféré au SAE – supprimer l’exemplaire du SIP que j’ai conservé"</text:p>
          </table:table-cell>
          <table:table-cell table:style-name="ce2" office:value-type="string" calcext:value-type="string">
            <text:p>La notification de fin de transfert est un message émis de Vitam vers l'application versante, lors de l'arrêt d'une opération d'entrée, que celle ci soit un succès (SIP pris en charge) ou soit en échec (SIP rejeté ou mis en attente). Le message ne contient pas les détails de l'erreur le cas échéant. L'action de demande d'informations devra être initiée par l'application versante et n'est pas spécifiée ici.</text:p>
            <text:p>Dans le SEDA 2.0, la réponse, peut comprendre les métadonnées des informations transférées, afin que le Service versant et/ou l’Opérateur de versement puissent garder une trace de ce qu’il a envoyé.</text:p>
            <text:p>Cette notification correspond dans le SEDA 2.0 au type ArchiveTransferReply et comporte un certain nombre d'information.</text:p>
            <text:p>Voici un exemple de bordereau minimal selon le SEDA :</text:p>
            <text:p>&lt;Date&gt;2006-05-04T18:13:51.0&lt;/Date&gt;</text:p>
            <text:p>&lt;MessageIdentifier&gt;MessageIdentifier0&lt;/MessageIdentifier&gt;</text:p>
            <text:p>&lt;CodeListVersions&gt;</text:p>
            <text:p>  &lt;ReplyCodeListVersion&gt;ReplyCodeListVersion0&lt;/ReplyCodeListVersion&gt;</text:p>
            <text:p>  &lt;MessageDigestAlgorithmCodeListVersion&gt;MessageDigestAlgorithmCodeListVersion0&lt;/MessageDigestAlgorithmCodeListVersion&gt;</text:p>
            <text:p>  &lt;FileFormatCodeListVersion&gt;FileFormatCodeListVersion0&lt;/FileFormatCodeListVersion&gt;</text:p>
            <text:p>&lt;/CodeListVersions&gt;</text:p>
            <text:p>&lt;MessageRequestIdentifier&gt;MessageRequestIdentifier0&lt;/MessageRequestIdentifier&gt;</text:p>
            <text:p>&lt;ArchivalAgency&gt;</text:p>
            <text:p>  &lt;Identifier&gt;Identifier0&lt;/Identifier&gt;</text:p>
            <text:p>&lt;/ArchivalAgency&gt;</text:p>
            <text:p>&lt;TransferringAgency&gt;</text:p>
            <text:p>  &lt;Identifier&gt;Identifier1&lt;/Identifier&gt;</text:p>
            <text:p>&lt;/TransferringAgency&gt; </text:p>
            <text:p>Description des champs :</text:p>
            <text:p>* Date : date de la réponse</text:p>
            <text:p>* MessageIdentifier : identifiant de l'opération fournie par Vitam (type id unique)</text:p>
            <text:p>* ReplyCodeListVersion : "ReplyCodeListVersion_Vitam" (champ sans valeur réelle aujourd'hui)</text:p>
            <text:p>* MessageDigestAlgorithmCodeListVersion : "MessageDigestAlgorithmCodeListVersion_Vitam" </text:p>
            <text:p>* FileFormatCodeListVersion : "FileFormatCodeListVersion_Vitam"</text:p>
            <text:p>* MessageRequestIdentifier : le messageIdentifier d'origine, c'est à dire celui de l'ArchiveTransfer qui est à l'origine de cet ArchiveTransferReply</text:p>
            <text:p>* ArchivalAgency / &lt;Identifier&gt; : reprise du même champ de l'ArchiveTransfer</text:p>
            <text:p>* TransferringAgency / &lt;Identifier&gt; : reprise du même champ de l'ArchiveTransfer</text:p>
            <text:p>Pour Vitam, on ajoute plusieurs informations :</text:p>
            <text:p>- ReplyCode : les codes d'erreurs sont déterminés dans la #590, si celle ci n'est pas réalisée, on pourrait mettre un valeur par défault</text:p>
            <text:p>- GrantDate : la date de prise en charge du SIP, soit la date de fin du processus d'entrée dans Vitam</text:p>
            <text:p>- ReplyOutcome  :</text:p>
            <text:p>* Est une extension dans bloc ManagementMedata, au même que StorageRule, AppraisalRule, etc. Il y a un et un seul ReplyOutcome, dans ce bloc, et il est obligatoire.</text:p>
            <text:p>* Possède deux blocs : ArchiveUnitList et DataObjectList, qui contiendront eux même des informations</text:p>
            <text:p>* Dans le cas où le contenu du bordereau d'origine a été transformé (par exemple si la #789 est appelée), Vitam doit renvoyer les informations complémentaires dont le service versant n'a pas encore connaissance</text:p>
            <text:p>* De plus, Vitam doit indiquer au service versant quelles sont les ID Vitam attribués pour chacun des units, objets, goupes d'objets.</text:p>
            <text:p>Pour une Unit : l'idendifiant Vitam doit être la valeur de la balise &lt;SystemId&gt;. Toutes les units sont regroupés dans le bloc ArchiveUnitList</text:p>
            <text:p>Exemple :</text:p>
            <text:p>&lt;ReplyOutcome&gt;</text:p>
            <text:p>  &lt;ArchiveUnitList&gt;</text:p>
            <text:p>    &lt;ArchiveUnit id="ID028"&gt;</text:p>
            <text:p>        &lt;SystemId&gt;aeaaaaaaaaaam7mxaae2eakwunt2f4iaaaaq&lt;/SystemID&gt;</text:p>
            <text:p>    &lt;/ArchiveUnit&gt;</text:p>
            <text:p>    &lt;ArchiveUnit id="ID014"&gt;</text:p>
            <text:p>        &lt;SystemId&gt;aeaaaaaaaaaam3bxaae2eakwunt2f4iaaaaq&lt;/SystemID&gt;</text:p>
            <text:p>    &lt;/ArchiveUnit&gt;</text:p>
            <text:p>  &lt;/ArchiveUnitList&gt;</text:p>
            <text:p>&lt;/ReplyOutcome&gt; </text:p>
            <text:p>Où "ID028" est issue du bordereau de l'ArchiveTransfer, et "aeaaaa..." est l'ID attribué par Vitam pour cette unit.</text:p>
            <text:p>Note : la balise SystemID existe déjà dans le schéma SEDA des units et a été repris au plus près de sa fonction d'origine.</text:p>
            <text:p>Pour un groupe d'objet : on procède de manière similaire avec une balise DataObjectGroupSystemId en indiquant également le DataObjectVersion</text:p>
            <text:p>&lt;ReplyOutcome&gt;</text:p>
            <text:p>  &lt;DataObjectList&gt;</text:p>
            <text:p>    &lt;BinaryDataObject id="ID009"&gt;</text:p>
            <text:p>      &lt;DataObjectGroupId OU DataObjectGroupRefId&gt;ID019&lt;/DataObjectGroupId|RefId&gt;</text:p>
            <text:p>      &lt;DataObjectVersion&gt;BinaryMaster_1&lt;/DataObjectVersion&gt;</text:p>
            <text:p>      &lt;DataObjectGroupSystemId&gt;aeaaaaaaaaaam7mxaae2eakwunt3j7iaaaaq&lt;/SystemID&gt;</text:p>
            <text:p>    &lt;/BinaryDataObject&gt;</text:p>
            <text:p>  &lt;/DataObjectList&gt;</text:p>
            <text:p>&lt;ReplyOutcome&gt; </text:p>
            <text:p>Où "ID009" est issue du bordereau de l'ArchiveTransfer, et "aeaaaa..." est l'ID attribué par Vitam pour ce groupe d'objet.</text:p>
            <text:p>Note : on ne retourne pas l'id de l'objet Vitam. La structure de la réponse s'approche au plus près de la structure de la déclaration dans l'ArchiveTransfer.</text:p>
            <text:p>Enrichissement du DataObjectVersion :</text:p>
            <text:p>Le DataObjectVersion retourné est composé d'une chaine de caractère récupérant deux codes : dataObjectVersionInitial+"_"+version</text:p>
            <text:p>1/ Le DataObjectVersion de l'objet dans ce groupe d'objet. Soit celui ci provient du bordereau initial (Thumbnail, Dissemination...), soit il n'y en avait pas et Vitam lui attribue alors l'usage BinaryMaster</text:p>
            <text:p>2/ Une version de l'objet. Lors des futurs conversions, cet objet verra sa version modifiée. Actuellement, la version est toujours "1"</text:p>
            <text:p>Exemple : BinaryMaster_1, Dissemination_1...</text:p>
            <text:p>Sécurisation de l'ArchiveTransferReply</text:p>
            <text:p>Le stockage de l'archiveTransferReply n'est pas dans le périmètre de cette story. En revanche, c'est quelque chose qui sera effectué dans le futur : on voudra donc sauvegarder la structure de l'ArchiveTransferReply. Pas de CA relatif à ce besoin, qui est mentionné pour information.</text:p>
            <text:p>Résumé des cardinalités :</text:p>
            <text:p>- ManagementMetada contient [1,1] ReplyOutcome</text:p>
            <text:p>- ReplyOutcome contient [1,1] ArchiveUnitList</text:p>
            <text:p>- ReplyOutcome contient [0,1] DataObjectList</text:p>
            <text:p>- ArchiveUnitList contient [1,n] ArchiveUnit</text:p>
            <text:p>- DataObjectList contient [1,n]  BinaryDataObjectGroup</text:p>
            <text:p>- ArchiveUnit a un attribut "id" et contient [1,1]  SystemId non vide</text:p>
            <text:p>- BinaryDataObject a un attribut "id" et contient [1,1] (DataObjectGroupId OU DataObjectGroupRefId) ET [1,1] DataObjectVersion ET [1,1] DataObjectGroupSystemId non vide</text:p>
            <text:p> </text:p>
            <text:p>REMARQUE :</text:p>
            <text:p>* Ici il n'y a que le cas OK, le KO du KO est à faire</text:p>
            <text:p>**********************</text:p>
            <text:p>Pour historique</text:p>
            <text:p>Retour d'information sur l'Id des GOT créés lors du processus d'entrée</text:p>
            <text:p>------------------------------------------------------------------------</text:p>
            <text:p>Historique - NE PAS PRENDRE EN COMPTE</text:p>
            <text:p>Le message contient (SEDA: Acknowledgement) :</text:p>
            <text:p>– un statut de confirmation</text:p>
            <text:p>– la référence de l’entrée (SAE)</text:p>
            <text:p>– ID du bordereau de versement</text:p>
            <text:p>– date de notification</text:p>
            <text:p>– destination / expéditeur</text:p>
            <text:p>Ces informations devront être écrites au niveau de la dernière étape du suivi de l'entrée en cours</text:p>
          </table:table-cell>
          <table:table-cell table:style-name="ce5" office:value-type="string" calcext:value-type="string">
            <text:p>CA1 : SIP arrivant au bout du processus d'entrée sans erreur : envoi de la notification</text:p>
            <text:p>Etant donné le versement d'un SIP</text:p>
            <text:p>Lorsque le SIP passe toutes les étapes du workflow d'entrée avec succès</text:p>
            <text:p>Alors le contrôle d'entrée procède à une nouvelle et dernière étape qui est "Finalisation de l'entrée" </text:p>
            <text:p>Et cette étape possède une tâche de "Notification au service versant", qui envoie une notification au service versant (la description de cette tâche et le contenu du message sont précisés dans la description métier)</text:p>
            <text:p>Et pour le journal des opérations d'entrée, l'étape inscrit :</text:p>
            <text:p>* eventType : "Notification to the transferring agency" -&gt; "Notification au service versant"</text:p>
            <text:p>* objectIdentifierIncome : MessageIdentifier de l'archiveTransfer initial </text:p>
            <text:p>Et le début de cette tâche inscrit, en plus des valeurs fixes, dans le journal des opérations :</text:p>
            <text:p>* outcome avec statut Started</text:p>
            <text:p>* outcomeDetailMessage : "Envoi de la notification".</text:p>
            <text:p>CA2 : notification envoyé avec succès</text:p>
            <text:p>Lorsque que l'ArchiveTransferReply a été envoyée avec succès,</text:p>
            <text:p>Alors  cette tâche inscrit, en plus des valeurs fixes, dans le journal des opérations d'entrée :</text:p>
            <text:p>* outcome avec statut OK</text:p>
            <text:p>* outcomeDetailMessage : "Notification envoyée".</text:p>
            <text:p>Et le workflow continue</text:p>
            <text:p>CA3 : ajout de l'extension du modèle au SEDA</text:p>
            <text:p>Le modèle SEDA étant étendu dans l'ArchiveTransferReply, il est nécessaire de répercuter le nouveau modèle dans la définition du scéma (XSD).</text:p>
            <text:p>Notes :</text:p>
            <text:p>1/ Dans cette étape de finalisation pourrait comprendre les éléments suivant, qui ne sont pas dans cette story, sauf mention contraire :</text:p>
            <text:p>- Les journaux des cycles de vie sont sécurisés</text:p>
            <text:p>- Le registre des fonds est alimenté et sécurisé</text:p>
            <text:p>- Le workspace est purgé</text:p>
            <text:p>- Les nettoyage des workers ont déjà été fait</text:p>
            <text:p>- L'ArchiveTransferReply est envoyé (cette story)</text:p>
            <text:p>- Le journal des opérations d'entrées et le journal des opérations sont sécurisés</text:p>
            <text:p> </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4"/>
          <table:table-cell table:style-name="ce3" office:value-type="string" calcext:value-type="string">
            <text:p>Fonctionnelle</text:p>
          </table:table-cell>
          <table:table-cell table:style-name="ce3" office:value-type="string" calcext:value-type="string">
            <text:p>En Cours de Spécification</text:p>
          </table:table-cell>
          <table:table-cell table:style-name="ce11" office:value-type="float" office:value="2" calcext:value-type="float">
            <text:p>2</text:p>
          </table:table-cell>
          <table:table-cell table:style-name="ce11" office:value-type="float" office:value="12" calcext:value-type="float">
            <text:p>12</text:p>
          </table:table-cell>
        </table:table-row>
        <table:table-row table:style-name="ro9">
          <table:table-cell table:style-name="ce3" office:value-type="string" calcext:value-type="string">
            <text:p><text:a xlink:href="https://dev.programmevitam.fr/plugins/tracker/?aid=76" xlink:type="simple">76</text:a></text:p>
          </table:table-cell>
          <table:table-cell table:style-name="ce3" office:value-type="string" calcext:value-type="string">
            <text:p>ACC-01-000</text:p>
          </table:table-cell>
          <table:table-cell table:style-name="ce3" office:value-type="string" calcext:value-type="string">
            <text:p>En tant qu'archiviste, je veux saisir un mot-clé dans le champ Titre, afin d'obtenir la liste des résultats correspondants à ma recherche</text:p>
          </table:table-cell>
          <table:table-cell table:style-name="ce3" office:value-type="string" calcext:value-type="string">
            <text:p>Le critère de recherche présent dans le formulaire permet de cibler la recherche pour obtenir un ou plusieurs résultats. Je veux pouvoir renseigner un  champ.</text:p>
            <text:p> Champ Titre uniquement</text:p>
            <text:p>La recherche retourne le/les résultats comprenant strictement la chaîne de caractère.</text:p>
            <text:p>La liste des résultats comprend pour chaque résultat retourné :</text:p>
            <text:p>- identifiant (cliquable)</text:p>
            <text:p>- Titre (cliquable)</text:p>
            <text:p>- date (TransactedDate)</text:p>
            <text:p>Le détail du résultat est accessible via le titre.</text:p>
            <text:p/>
            <text:p>Il est possible de faire un classement croissant/décroissant par date, par Titres et par ID</text:p>
            <text:p>L’IHM doit indiquer le nombre de résultats.</text:p>
            <text:p> </text:p>
            <text:p>On se place au niveau item</text:p>
          </table:table-cell>
          <table:table-cell table:style-name="ce5" office:value-type="string" calcext:value-type="string">
            <text:p>Étant donné : un mot clé connu saisi dans le champ titre</text:p>
            <text:p>Lorsque l'archiviste effectue une recherche </text:p>
            <text:p>Alors je peux constater que : l'affichage de la liste des résultats et les résultats sont cohérents, logiques par rapports au critères de recherche renseignés</text:p>
            <text:p>Étant donné : une chaîne de caractère ne correspondant à aucun titre indexé en base saisie</text:p>
            <text:p>Lorsque l'archiviste effectue une recherche </text:p>
            <text:p>Alors je peux constater que : Affichage d’un message « aucun résultat ». la liste des résultats est vide</text:p>
            <text:p>Étant donné : l'affichage d'une liste de résultats</text:p>
            <text:p>Lorsque l'archiviste consulte ses résultats</text:p>
            <text:p>Alors je peux constater que : l'affichage des résultats se présente sous forme de tableau indiquant les champs 'ID", "Titre",et "Dates" (dans cet ordre)</text:p>
            <text:p>Étant donné : l'affichage d'une liste de résultats</text:p>
            <text:p>Lorsque l'archiviste trie la liste de ses résultats (Colonnes "ID, "Titre" et "Dates")</text:p>
            <text:p>Alors je peux constater que : les résultats s'affichent triés en fonction de la colonne sélectionnée.</text:p>
          </table:table-cell>
          <table:table-cell table:style-name="ce3" office:value-type="string" calcext:value-type="string">
            <text:p>– "Formulaire de recherche + bouton de lancement de la recherche</text:p>
            <text:p>– MD en base (Titre, date, ID), MD titre connue"</text:p>
          </table:table-cell>
          <table:table-cell table:style-name="ce3" office:value-type="string" calcext:value-type="string">
            <text:p>IHM d'accès "Formulaire recherche avancée" avec formulaire de recherche avancée (champ titre)</text:p>
          </table:table-cell>
          <table:table-cell table:style-name="ce3" office:value-type="string" calcext:value-type="string">
            <text:p>Une liste de résultat s'affiche (sans pagination)</text:p>
          </table:table-cell>
          <table:table-cell table:style-name="ce3" office:value-type="string" calcext:value-type="string">
            <text:p><text:a xlink:href="https://dev.programmevitam.fr/goto?key=task&amp;val=500&amp;group_id=108" xlink:type="simple">task #500</text:a>, <text:a xlink:href="https://dev.programmevitam.fr/goto?key=task&amp;val=501&amp;group_id=108" xlink:type="simple">task #501</text:a>, <text:a xlink:href="https://dev.programmevitam.fr/goto?key=task&amp;val=502&amp;group_id=108" xlink:type="simple">task #502</text:a>, <text:a xlink:href="https://dev.programmevitam.fr/goto?key=task&amp;val=503&amp;group_id=108" xlink:type="simple">task #503</text:a>, <text:a xlink:href="https://dev.programmevitam.fr/goto?key=task&amp;val=515&amp;group_id=108" xlink:type="simple">task #515</text:a>, <text:a xlink:href="https://dev.programmevitam.fr/goto?key=task&amp;val=516&amp;group_id=108" xlink:type="simple">task #516</text:a>, <text:a xlink:href="https://dev.programmevitam.fr/goto?key=task&amp;val=517&amp;group_id=108" xlink:type="simple">task #517</text:a>, <text:a xlink:href="https://dev.programmevitam.fr/goto?key=task&amp;val=518&amp;group_id=108" xlink:type="simple">task #518</text:a></text:p>
          </table:table-cell>
          <table:table-cell table:style-name="ce3" office:value-type="string" calcext:value-type="string">
            <text:p>Fonctionnelle</text:p>
          </table:table-cell>
          <table:table-cell table:style-name="ce3" office:value-type="string" calcext:value-type="string">
            <text:p>A recette (release)</text:p>
          </table:table-cell>
          <table:table-cell table:style-name="ce11" office:value-type="float" office:value="40" calcext:value-type="float">
            <text:p>40</text:p>
          </table:table-cell>
          <table:table-cell table:style-name="ce11" office:value-type="float" office:value="27" calcext:value-type="float">
            <text:p>27</text:p>
          </table:table-cell>
        </table:table-row>
        <table:table-row table:style-name="ro10">
          <table:table-cell table:style-name="ce3" office:value-type="string" calcext:value-type="string">
            <text:p><text:a xlink:href="https://dev.programmevitam.fr/plugins/tracker/?aid=78" xlink:type="simple">78</text:a></text:p>
          </table:table-cell>
          <table:table-cell table:style-name="ce3" office:value-type="string" calcext:value-type="string">
            <text:p>ACC-01-000</text:p>
          </table:table-cell>
          <table:table-cell table:style-name="ce3" office:value-type="string" calcext:value-type="string">
            <text:p>En tant qu'archiviste, je veux afficher le détail d’un résultat, afin de pouvoir accéder à toutes ses MD descriptives.</text:p>
          </table:table-cell>
          <table:table-cell table:style-name="ce3" office:value-type="string" calcext:value-type="string">
            <text:p>Depuis la liste des résultats de la recherche, on veut pouvoir sélectionner un résultat pour en afficher la fiche descriptive qui contient toutes les MD (descriptives pour cette US et par la suite de gestion et techniques) sans filtre.</text:p>
            <text:p>Toutes les MD affichées sont affichées :</text:p>
            <text:p>Niveau de description (Description Level), Titre (Title), Position dans l'arborescence (FilePlanPosition), Identifiant VITAM (SystemID), ID Système d'origine (OriginatingSystemID), ID métier (ArchivalAgencyArchiveUnitIdentifier), ID métier Service Producteur (OriginatingAgencyArchiveUnitIdentifier), ID métier Opérateur de Versement (TransferringAgencyArchiveUnitIdentifier),  Description (Description), Type (Type), Date de transaction (Transaction Date).</text:p>
            <text:p>Cette liste n'est pas exhaustive, elle devra pouvoir être agrémentée de nouveaux champs en fonction de la description plus ou moins complète provenant du manifest.</text:p>
            <text:p>Un résultat = un archive unit</text:p>
          </table:table-cell>
          <table:table-cell table:style-name="ce5" office:value-type="string" calcext:value-type="string">
            <text:p>Étant donné : un résultat sélectionné</text:p>
            <text:p>Lorsque l'archiviste clique sur une ligne dans la liste des résultats</text:p>
            <text:p>Alors je peux constater que : un nouvel onglet s'affiche et présente toutes les MD descriptives associées au résultat</text:p>
            <text:p> </text:p>
            <text:p>Étant donné : un résultat sélectionné</text:p>
            <text:p>Lorsque l'archiviste clique sur une ligne dans la liste des résultats,</text:p>
            <text:p>Alors je peux constater que : la liste des résultats n'est pas écrasée dans l'onglet d'origine</text:p>
          </table:table-cell>
          <table:table-cell table:style-name="ce3" office:value-type="string" calcext:value-type="string">
            <text:p>liste de résultats non vide, MD en base</text:p>
          </table:table-cell>
          <table:table-cell table:style-name="ce3" office:value-type="string" calcext:value-type="string">
            <text:p>liste des résultats</text:p>
            <text:p>Sélection d’un résultat (clic), tâche 502</text:p>
          </table:table-cell>
          <table:table-cell table:style-name="ce3" office:value-type="string" calcext:value-type="string">
            <text:p>notice/ fiche descriptive d’un résultat (IHM Fiche détaillé) qui s'affiche dans un nouvel onglet</text:p>
          </table:table-cell>
          <table:table-cell table:style-name="ce3" office:value-type="string" calcext:value-type="string">
            <text:p><text:a xlink:href="https://dev.programmevitam.fr/goto?key=task&amp;val=504&amp;group_id=108" xlink:type="simple">task #504</text:a>, <text:a xlink:href="https://dev.programmevitam.fr/goto?key=task&amp;val=505&amp;group_id=108" xlink:type="simple">task #505</text:a>, <text:a xlink:href="https://dev.programmevitam.fr/goto?key=task&amp;val=610&amp;group_id=108" xlink:type="simple">task #610</text:a>, <text:a xlink:href="https://dev.programmevitam.fr/goto?key=task&amp;val=611&amp;group_id=108" xlink:type="simple">task #611</text:a></text:p>
          </table:table-cell>
          <table:table-cell table:style-name="ce3" office:value-type="string" calcext:value-type="string">
            <text:p>Fonctionnelle</text:p>
          </table:table-cell>
          <table:table-cell table:style-name="ce3" office:value-type="string" calcext:value-type="string">
            <text:p>A recette (release)</text:p>
          </table:table-cell>
          <table:table-cell table:style-name="ce11" office:value-type="float" office:value="20" calcext:value-type="float">
            <text:p>20</text:p>
          </table:table-cell>
          <table:table-cell table:style-name="ce11" office:value-type="float" office:value="12" calcext:value-type="float">
            <text:p>12</text:p>
          </table:table-cell>
        </table:table-row>
        <table:table-row table:style-name="ro10">
          <table:table-cell table:style-name="ce3" office:value-type="string" calcext:value-type="string">
            <text:p><text:a xlink:href="https://dev.programmevitam.fr/plugins/tracker/?aid=80" xlink:type="simple">80</text:a></text:p>
          </table:table-cell>
          <table:table-cell table:style-name="ce3" office:value-type="string" calcext:value-type="string">
            <text:p>GAE-02-000</text:p>
          </table:table-cell>
          <table:table-cell table:style-name="ce3" office:value-type="string" calcext:value-type="string">
            <text:p>En tant qu'Archiviste Je veux modifier une ou plusieurs valeurs des champs du bloc d’informations descriptives Afin de "– enrichir la description – corriger les erreurs"</text:p>
          </table:table-cell>
          <table:table-cell table:style-name="ce3" office:value-type="string" calcext:value-type="string">
            <text:p>Pour cette US :</text:p>
            <text:p>L’enrichissement de la description permet de :</text:p>
            <text:p>– modifier le contenu d’une métadonnée pour apporter des précisions,</text:p>
            <text:p>– rendre un contenu plus explicite.</text:p>
            <text:p>La correction d’erreur permet de :</text:p>
            <text:p>– modifier le contenu,</text:p>
            <text:p>Validation des modifications :</text:p>
            <text:p>– enregistrement en base (les anciennes valeurs sont écrasées par les nouvelles valeurs). Pour les notifcations (erreur ou succès ==&gt; voir tâche #514)</text:p>
            <text:p>IHM :</text:p>
            <text:p>Chaque champ du formulaire est éditable via un clic (crayon d'édition comme sur Tuleap)</text:p>
            <text:p>les champs non modifiables apparaissent mais sans la possibilité d'être modifiés (ID)</text:p>
            <text:p>Un bouton "valider" qui reste en bas de la page comme dans Tuleap</text:p>
          </table:table-cell>
          <table:table-cell table:style-name="ce3" office:value-type="string" calcext:value-type="string">
            <text:p>Étant donné une fiche détaillée</text:p>
            <text:p>Lorsque l'archiviste visualise la fiche</text:p>
            <text:p>Alors je peux constater que les champs modifiables du bloc d'informations descriptives sont éditables</text:p>
            <text:p>*****</text:p>
            <text:p>Étant donné des nouvelles valeurs saisies dans un ou plusieurs champs</text:p>
            <text:p>Lorsque l'archviste sauvegarde ses modifications</text:p>
            <text:p>Alors je peux constater que les modifications sont enregistrées en base et visibles sur la fiche détaillée</text:p>
            <text:p>*****</text:p>
            <text:p>Étant donné des nouvelles valeurs saisies dans un ou plusieurs champs</text:p>
            <text:p>Lorsque l'archviste sauvegarde ses modifications</text:p>
            <text:p>Alors je peux constater que le journal de cycle de vie a tracé les modifications apportées</text:p>
          </table:table-cell>
          <table:table-cell table:style-name="ce3" office:value-type="string" calcext:value-type="string">
            <text:p>– MD descriptives en base</text:p>
          </table:table-cell>
          <table:table-cell table:style-name="ce3" office:value-type="string" calcext:value-type="string">
            <text:p>Fiche détaillée</text:p>
          </table:table-cell>
          <table:table-cell table:style-name="ce3" office:value-type="string" calcext:value-type="string">
            <text:p>une ou plusieurs valeurs modifiées en base</text:p>
            <text:p>+ journalisation des modifications dans le journal de cycle de vie + journal des opérations (opération de modification)</text:p>
          </table:table-cell>
          <table:table-cell table:style-name="ce3" office:value-type="string" calcext:value-type="string">
            <text:p><text:a xlink:href="https://dev.programmevitam.fr/goto?key=task&amp;val=513&amp;group_id=108" xlink:type="simple">task #513</text:a>, <text:a xlink:href="https://dev.programmevitam.fr/goto?key=task&amp;val=514&amp;group_id=108" xlink:type="simple">task #514</text:a>, <text:a xlink:href="https://dev.programmevitam.fr/goto?key=task&amp;val=519&amp;group_id=108" xlink:type="simple">task #519</text:a>, <text:a xlink:href="https://dev.programmevitam.fr/goto?key=task&amp;val=520&amp;group_id=108" xlink:type="simple">task #520</text:a>, <text:a xlink:href="https://dev.programmevitam.fr/goto?key=task&amp;val=521&amp;group_id=108" xlink:type="simple">task #521</text:a></text:p>
          </table:table-cell>
          <table:table-cell table:style-name="ce3" office:value-type="string" calcext:value-type="string">
            <text:p>Fonctionnelle</text:p>
          </table:table-cell>
          <table:table-cell table:style-name="ce3" office:value-type="string" calcext:value-type="string">
            <text:p>A Recetter (itération)</text:p>
          </table:table-cell>
          <table:table-cell table:style-name="ce11" office:value-type="float" office:value="8" calcext:value-type="float">
            <text:p>8</text:p>
          </table:table-cell>
          <table:table-cell table:style-name="ce11" office:value-type="float" office:value="18" calcext:value-type="float">
            <text:p>18</text:p>
          </table:table-cell>
        </table:table-row>
        <table:table-row table:style-name="ro11">
          <table:table-cell table:style-name="ce3" office:value-type="string" calcext:value-type="string">
            <text:p><text:a xlink:href="https://dev.programmevitam.fr/plugins/tracker/?aid=82" xlink:type="simple">82</text:a></text:p>
          </table:table-cell>
          <table:table-cell table:style-name="ce3" office:value-type="string" calcext:value-type="string">
            <text:p>XXX-00-000</text:p>
          </table:table-cell>
          <table:table-cell table:style-name="ce3" office:value-type="string" calcext:value-type="string">
            <text:p>En tant que Archiviste , je veux ajouter les MD dans Mongo afin de pouvoir les rechercher à posteriori</text:p>
          </table:table-cell>
          <table:table-cell office:value-type="string" calcext:value-type="string">
            <text:p/>
          </table:table-cell>
          <table:table-cell table:style-name="ce4" office:value-type="string" calcext:value-type="string">
            <text:p/>
          </table:table-cell>
          <table:table-cell table:style-name="ce3" office:value-type="string" calcext:value-type="string">
            <text:p>&lt;p&gt;&amp;lt;p&amp;gt;- MongoDB&amp;lt;/p&amp;gt;&lt;/p&gt;</text:p>
          </table:table-cell>
          <table:table-cell table:style-name="ce3" office:value-type="string" calcext:value-type="string">
            <text:p>&lt;p&gt;&amp;lt;p&amp;gt;- JSON correctement form&amp;amp;eacute;.&amp;amp;nbsp;&amp;lt;/p&amp;gt;&lt;/p&gt;</text:p>
          </table:table-cell>
          <table:table-cell table:style-name="ce3" office:value-type="string" calcext:value-type="string">
            <text:p>&lt;p&gt;&amp;lt;p&amp;gt;- une information ajout&amp;amp;eacute;e dans le log (via le module de journalisation)&amp;lt;/p&amp;gt;&lt;/p&gt;</text:p>
          </table:table-cell>
          <table:table-cell table:style-name="ce4"/>
          <table:table-cell table:style-name="ce3" office:value-type="string" calcext:value-type="string">
            <text:p>Technique (Dette)</text:p>
          </table:table-cell>
          <table:table-cell table:style-name="ce3" office:value-type="string" calcext:value-type="string">
            <text:p>Fini</text:p>
          </table:table-cell>
          <table:table-cell table:style-name="ce12"/>
          <table:table-cell table:style-name="ce12" office:value-type="string" calcext:value-type="string">
            <text:p/>
          </table:table-cell>
        </table:table-row>
        <table:table-row table:style-name="ro12">
          <table:table-cell table:style-name="ce3" office:value-type="string" calcext:value-type="string">
            <text:p><text:a xlink:href="https://dev.programmevitam.fr/plugins/tracker/?aid=83" xlink:type="simple">83</text:a></text:p>
          </table:table-cell>
          <table:table-cell table:style-name="ce3" office:value-type="string" calcext:value-type="string">
            <text:p>PRE-04-000</text:p>
          </table:table-cell>
          <table:table-cell table:style-name="ce3" office:value-type="string" calcext:value-type="string">
            <text:p>En tant qu'administrateur fonctionnel je veux pouvoir afficher et rechercher le référentiel de formats afin de pouvoir le consulter.</text:p>
          </table:table-cell>
          <table:table-cell table:style-name="ce3" office:value-type="string" calcext:value-type="string">
            <text:p>Le référentiel de formats est un ouitil permettant de connaitre les formats de fichiers existants afin de mieux gérer les fichiers archivés.</text:p>
            <text:p>La recherche permet egalement de pouvoir consulter un format afin d'en comprendre mieux les contraintes.</text:p>
            <text:p>Le format de fichier est la manière dont un fichier est agencé afin d’être directement exploité par un logiciel spécifique.</text:p>
            <text:p>Dans l’intitulé des fichiers Windows, ce format est précisé par l’extension du fichier (généralement 3 caractères précédés d’un point : .doc .xls .exe .htm .pdf .txt .wav ….)</text:p>
            <text:p>Le référentiel a des unique ID appelés PUID sous forme fmt/xx pour les formats connus et x-fmt/xx pour les formats ajoutes manuellement au référentiel.</text:p>
          </table:table-cell>
          <table:table-cell table:style-name="ce5" office:value-type="string" calcext:value-type="string">
            <text:p>Étant donné : un référentiel de formats</text:p>
            <text:p>Lorsque le SAE réalise : l'affiche du référentiel de formats</text:p>
            <text:p>Alors je peux constater que : j'obtiens la liste complète du référentiel de formats par ordre alphabetique ascendant des noms de formats</text:p>
            <text:p>Étant donné : un référentiel de formats</text:p>
            <text:p>Lorsque le SAE réalise : l'affiche du référentiel de formats</text:p>
            <text:p>Alors je peux constater que : l'affichage se présente sous forme de tableau indiquant les champs 'PUID", "Nom de format", "Version", "MIME", "Extensions" (dans cet ordre)</text:p>
            <text:p>Lorsqu'une recherche est effectuée, la liste des formats est maj en fonction des resultats</text:p>
            <text:p>Les résultats de recheche sont affichés en mode alphabétique ascendant des noms de format</text:p>
            <text:p>La recherche est exacte et ouverte (ex: Word remonte "MS Word" mais "rich format" ne remonte pas "rich text format")</text:p>
            <text:p>Étant donné : un formulaire de recherche</text:p>
            <text:p>Lorsque l'archiviste effectue l'affichage</text:p>
            <text:p>Alors je peux constater que deux champs de saisies "input text" et un bouton de validation sont présents</text:p>
            <text:p>Étant donné : un formulaire de recherche par champ prédéfini</text:p>
            <text:p>Lorsque le SAE réalise : l'affichage du formulaire</text:p>
            <text:p>Alors je peux constater que : que le champs "Nom de format" et "PUID" sont affichés</text:p>
            <text:p/>
            <text:p>Étant donné : un formulaire de recherche par champ prédéfini</text:p>
            <text:p>Lorsque le SAE réalise : l'affichage du formulaire</text:p>
            <text:p>Alors je peux constater que : qu'il existe des champs de saisies alphanumériques précédés d'un label</text:p>
            <text:p>Étant donné : un nom de format saisi dans le champ de recherche</text:p>
            <text:p>Lorsque l'archiviste effectue une recherche</text:p>
            <text:p>Alors je peux constater que la recherche n'est pas sensible a la casse</text:p>
            <text:p>Étant donné : un nom de format connu saisi dans le champ de recherche</text:p>
            <text:p>Lorsque l'archiviste effectue une recherche</text:p>
            <text:p>Alors je peux constater l'affichage de la liste des résultats cohérents, logiques par rapports au critères de recherche renseignés</text:p>
            <text:p>Étant donné : un nom de format connu saisi dans le champ de recherche</text:p>
            <text:p>Lorsque l'archiviste effectue une recherche</text:p>
            <text:p>Alors je peux constater l'affichage de la liste des résultats par ordre alphabetique ascendant des noms de formats</text:p>
            <text:p>Étant donné : une nom de format ne correspondant à aucun format indexé en base </text:p>
            <text:p>Lorsque l'archiviste effectue une recherche</text:p>
            <text:p>Alors je peux constater que Affichage d’un message « Il n'y a aucun résultat pour votre recherche ». La liste des résultats est vide</text:p>
          </table:table-cell>
          <table:table-cell table:style-name="ce3" office:value-type="string" calcext:value-type="string">
            <text:p>Référentiel de formats dans Vitam</text:p>
            <text:p> </text:p>
          </table:table-cell>
          <table:table-cell table:style-name="ce3" office:value-type="string" calcext:value-type="string">
            <text:p>Demande de consultation ou recherche dans le référentiel</text:p>
          </table:table-cell>
          <table:table-cell table:style-name="ce3" office:value-type="string" calcext:value-type="string">
            <text:p>Affichage du référentiel de formats par defaut ou selon la recherche effectuée</text:p>
          </table:table-cell>
          <table:table-cell table:style-name="ce3" office:value-type="string" calcext:value-type="string">
            <text:p><text:a xlink:href="https://dev.programmevitam.fr/goto?key=task&amp;val=570&amp;group_id=108" xlink:type="simple">task #570</text:a>, <text:a xlink:href="https://dev.programmevitam.fr/goto?key=task&amp;val=571&amp;group_id=108" xlink:type="simple">task #571</text:a>, <text:a xlink:href="https://dev.programmevitam.fr/goto?key=task&amp;val=631&amp;group_id=108" xlink:type="simple">task #631</text:a>, <text:a xlink:href="https://dev.programmevitam.fr/goto?key=task&amp;val=632&amp;group_id=108" xlink:type="simple">task #632</text:a>, <text:a xlink:href="https://dev.programmevitam.fr/goto?key=task&amp;val=633&amp;group_id=108" xlink:type="simple">task #633</text:a></text:p>
          </table:table-cell>
          <table:table-cell table:style-name="ce3" office:value-type="string" calcext:value-type="string">
            <text:p>Fonctionnelle</text:p>
          </table:table-cell>
          <table:table-cell table:style-name="ce3" office:value-type="string" calcext:value-type="string">
            <text:p>En cours d'intégration</text:p>
          </table:table-cell>
          <table:table-cell table:style-name="ce11" office:value-type="float" office:value="20" calcext:value-type="float">
            <text:p>20</text:p>
          </table:table-cell>
          <table:table-cell table:style-name="ce11" office:value-type="float" office:value="8" calcext:value-type="float">
            <text:p>8</text:p>
          </table:table-cell>
        </table:table-row>
        <table:table-row table:style-name="ro13">
          <table:table-cell table:style-name="ce3" office:value-type="string" calcext:value-type="string">
            <text:p><text:a xlink:href="https://dev.programmevitam.fr/plugins/tracker/?aid=84" xlink:type="simple">84</text:a></text:p>
          </table:table-cell>
          <table:table-cell table:style-name="ce3" office:value-type="string" calcext:value-type="string">
            <text:p>ENT-03-000</text:p>
          </table:table-cell>
          <table:table-cell table:style-name="ce3" office:value-type="string" calcext:value-type="string">
            <text:p>En tant que SIA , je veux déposer mon SIP dans Vitam, afin de débuter mon entrée</text:p>
          </table:table-cell>
          <table:table-cell/>
          <table:table-cell table:style-name="ce3" office:value-type="string" calcext:value-type="string">
            <text:p>Étant donné : Un SIP au bon format (.zip) envoyé à Vitam</text:p>
            <text:p>Lorsque le SAE récupère le SIP </text:p>
            <text:p>Alors je peux constater que : le SIP est bien arrivé, un statut OK est affiché sur l'IHM de suivi</text:p>
            <text:p>****</text:p>
            <text:p>Etant donné : Un SIP au mauvais format envoyé à Vitam</text:p>
            <text:p>Lorque le SAE récupère le SIP</text:p>
            <text:p>Alors je peux constater que : que le processus est rejeté dû à un mauvais format</text:p>
          </table:table-cell>
          <table:table-cell table:style-name="ce3" office:value-type="string" calcext:value-type="string">
            <text:p>Jeu de SIP (avec/sans bordereau, avec/sans archives)</text:p>
          </table:table-cell>
          <table:table-cell table:style-name="ce3" office:value-type="string" calcext:value-type="string">
            <text:p>SIP (Lot d'archives + bordereau)</text:p>
            <text:p>Au moins un Objet numérique référencé dans le bordereau SEDA</text:p>
            <text:p>Le bordereau comprend un ArchiveUnit dont le Content contient un Titre et une TransactedDate</text:p>
            <text:p>Possibilité de donner un nom à l'entrée (non obligatoire, si ce n'est pas fait, l'entrée reprendra le nom du ZIP)</text:p>
          </table:table-cell>
          <table:table-cell table:style-name="ce3" office:value-type="string" calcext:value-type="string">
            <text:p>SIP dans Vitam</text:p>
            <text:p>Remontée d'un statut pour suivi sur l'IHM de suivi des entrées (US : En tant qu'admin fonct., je veux suivre les étapes du processus d'entrée, afin de superviser l'entrée en cours")</text:p>
          </table:table-cell>
          <table:table-cell table:style-name="ce3" office:value-type="string" calcext:value-type="string">
            <text:p><text:a xlink:href="https://dev.programmevitam.fr/goto?key=task&amp;val=414&amp;group_id=108" xlink:type="simple">task #414</text:a>, <text:a xlink:href="https://dev.programmevitam.fr/goto?key=task&amp;val=415&amp;group_id=108" xlink:type="simple">task #415</text:a>, <text:a xlink:href="https://dev.programmevitam.fr/goto?key=task&amp;val=416&amp;group_id=108" xlink:type="simple">task #416</text:a>, <text:a xlink:href="https://dev.programmevitam.fr/goto?key=task&amp;val=417&amp;group_id=108" xlink:type="simple">task #417</text:a>, <text:a xlink:href="https://dev.programmevitam.fr/goto?key=task&amp;val=418&amp;group_id=108" xlink:type="simple">task #418</text:a>, <text:a xlink:href="https://dev.programmevitam.fr/goto?key=task&amp;val=419&amp;group_id=108" xlink:type="simple">task #419</text:a>, <text:a xlink:href="https://dev.programmevitam.fr/goto?key=task&amp;val=420&amp;group_id=108" xlink:type="simple">task #420</text:a>, <text:a xlink:href="https://dev.programmevitam.fr/goto?key=task&amp;val=421&amp;group_id=108" xlink:type="simple">task #421</text:a></text:p>
          </table:table-cell>
          <table:table-cell table:style-name="ce3" office:value-type="string" calcext:value-type="string">
            <text:p>Fonctionnelle</text:p>
          </table:table-cell>
          <table:table-cell table:style-name="ce3" office:value-type="string" calcext:value-type="string">
            <text:p>A recette (release)</text:p>
          </table:table-cell>
          <table:table-cell table:style-name="ce11" office:value-type="float" office:value="13" calcext:value-type="float">
            <text:p>13</text:p>
          </table:table-cell>
          <table:table-cell table:style-name="ce11" office:value-type="float" office:value="10" calcext:value-type="float">
            <text:p>10</text:p>
          </table:table-cell>
        </table:table-row>
        <table:table-row table:style-name="ro3">
          <table:table-cell table:style-name="ce3" office:value-type="string" calcext:value-type="string">
            <text:p><text:a xlink:href="https://dev.programmevitam.fr/plugins/tracker/?aid=86" xlink:type="simple">86</text:a></text:p>
          </table:table-cell>
          <table:table-cell table:style-name="ce3" office:value-type="string" calcext:value-type="string">
            <text:p>ENT-03-000</text:p>
          </table:table-cell>
          <table:table-cell table:style-name="ce3" office:value-type="string" calcext:value-type="string">
            <text:p>En tant qu'archiviste, je veux contrôler la conformité des objets reçus par rapport aux objets envoyés afin de m'assurer qu'ils sont identiques</text:p>
          </table:table-cell>
          <table:table-cell/>
          <table:table-cell table:style-name="ce3" office:value-type="string" calcext:value-type="string">
            <text:p>Étant donné : un SIP constitué d'objets identiques à ceux déclarés dans le bordereau</text:p>
            <text:p>Lorsque le SAE réalise : le contrôle de conformité</text:p>
            <text:p>Alors je peux constater que : statut "ok" remonté dans l'IHM de suivi de l'entrée ==&gt; occurence dans le journal des opérations d'entrées, en plus des champs obligatoires on voudra afficher :</text:p>
            <text:p>outcome Detail Message : "contrôle de conformité des objets réalisé avec succès"</text:p>
            <text:p>object Identifier Income : ‘MessageIdentifier’ du manifest</text:p>
            <text:p>***</text:p>
            <text:p>Étant donné : un SIP constitué d'objets différents à ceux déclarés dans le bordereau</text:p>
            <text:p>Lorsque le SAE réalise : le contrôle de conformité</text:p>
            <text:p>Alors je peux constater que : statut "ko" remonté dans l'IHM de suivi de l'entrée==&gt; occurence dans le journal des opérations d'entrées, en plus des champs obligatoires on voudra afficher :</text:p>
            <text:p>outcome Detail Message : "erreur de contrôle de conformité des objets "</text:p>
            <text:p>object Identifier Income : ‘MessageIdentifier’ du manifest</text:p>
          </table:table-cell>
          <table:table-cell table:style-name="ce3" office:value-type="string" calcext:value-type="string">
            <text:p>jeu de test de SIP (avec bordereau, et objets identiques aux objets déclarés dans bordereau / avec bordereau et objets différents (format différent ?) )</text:p>
          </table:table-cell>
          <table:table-cell table:style-name="ce3" office:value-type="string" calcext:value-type="string">
            <text:p>SIP (lot d'archives + bordereau)</text:p>
          </table:table-cell>
          <table:table-cell table:style-name="ce3" office:value-type="string" calcext:value-type="string">
            <text:p>Remontée d'un statut pour suivi sur IHM de suivi des entrées (US : En tant qu'administrateur fonctionnel, je veux suivre les étapes du processus d'entrée, afin de superviser l'entrée en cours)</text:p>
          </table:table-cell>
          <table:table-cell table:style-name="ce3" office:value-type="string" calcext:value-type="string">
            <text:p><text:a xlink:href="https://dev.programmevitam.fr/goto?key=task&amp;val=428&amp;group_id=108" xlink:type="simple">task #428</text:a>, <text:a xlink:href="https://dev.programmevitam.fr/goto?key=task&amp;val=429&amp;group_id=108" xlink:type="simple">task #429</text:a>, <text:a xlink:href="https://dev.programmevitam.fr/goto?key=task&amp;val=430&amp;group_id=108" xlink:type="simple">task #430</text:a>, <text:a xlink:href="https://dev.programmevitam.fr/goto?key=task&amp;val=431&amp;group_id=108" xlink:type="simple">task #431</text:a>, <text:a xlink:href="https://dev.programmevitam.fr/goto?key=task&amp;val=432&amp;group_id=108" xlink:type="simple">task #432</text:a>, <text:a xlink:href="https://dev.programmevitam.fr/goto?key=task&amp;val=433&amp;group_id=108" xlink:type="simple">task #433</text:a></text:p>
          </table:table-cell>
          <table:table-cell table:style-name="ce3" office:value-type="string" calcext:value-type="string">
            <text:p>Fonctionnelle</text:p>
          </table:table-cell>
          <table:table-cell table:style-name="ce3" office:value-type="string" calcext:value-type="string">
            <text:p>Revue en cours (itération)</text:p>
          </table:table-cell>
          <table:table-cell table:style-name="ce11" office:value-type="float" office:value="13" calcext:value-type="float">
            <text:p>13</text:p>
          </table:table-cell>
          <table:table-cell table:style-name="ce11" office:value-type="float" office:value="14" calcext:value-type="float">
            <text:p>14</text:p>
          </table:table-cell>
        </table:table-row>
        <table:table-row table:style-name="ro14">
          <table:table-cell table:style-name="ce3" office:value-type="string" calcext:value-type="string">
            <text:p><text:a xlink:href="https://dev.programmevitam.fr/plugins/tracker/?aid=87" xlink:type="simple">87</text:a></text:p>
          </table:table-cell>
          <table:table-cell table:style-name="ce3" office:value-type="string" calcext:value-type="string">
            <text:p>ACC-05-000</text:p>
          </table:table-cell>
          <table:table-cell table:style-name="ce3" office:value-type="string" calcext:value-type="string">
            <text:p>En tant qu'archiviste, je veux savoir si l'archive contient des objets lors d'une consultation rapide depuis l'écran de recherche</text:p>
          </table:table-cell>
          <table:table-cell table:style-name="ce3" office:value-type="string" calcext:value-type="string">
            <text:p>Contrairement à la consultation d'un ArchivUnit qui se fait directement via la liste des résultats relative à la recherche effectuée, par contre, la consultation des objet eux-mêmes se fait depuis le détail d'un unit.</text:p>
            <text:p> </text:p>
          </table:table-cell>
          <table:table-cell table:style-name="ce3" office:value-type="string" calcext:value-type="string">
            <text:p>CA1</text:p>
            <text:p>Étant donné : une recherche d'archive donnant une liste de résultat non nul</text:p>
            <text:p>Lorsque le SAE affiche la liste des résultats</text:p>
            <text:p>Alors je peux constater que : un champ "Objet(s) disponible(s)" existe sur la dernière colonne du tableau de résultats</text:p>
            <text:p/>
            <text:p>CA2</text:p>
            <text:p>Étant donné : une archive qui référence un GOT</text:p>
            <text:p>Lorsque le SAE affiche la liste de résultats</text:p>
            <text:p>Alors je peux constater que : le champ correspondant dans la colonne "Objet(s) disponible(s)" a un pictogramme de coche</text:p>
            <text:p/>
            <text:p>CA3</text:p>
            <text:p>Étant donné : une archive qui ne possède aucun objet</text:p>
            <text:p>Lorsque le SAE affiche la liste de résultats</text:p>
            <text:p>Alors je peux constater que : le champ correspondant dans la colonne "Objet(s) disponible(s)" a un pictogramme de croix</text:p>
            <text:p>Et le pictogramme est grisé</text:p>
          </table:table-cell>
          <table:table-cell table:style-name="ce3" office:value-type="string" calcext:value-type="string">
            <text:p>- MD en base / stockage avec le lien vers l'objet stocké</text:p>
            <text:p/>
            <text:p>L'objet possède au moins 2 versions différentes</text:p>
            <text:p>OU</text:p>
            <text:p>L'objet possède 1 seule version </text:p>
          </table:table-cell>
          <table:table-cell table:style-name="ce3" office:value-type="string" calcext:value-type="string">
            <text:p>-une liste d'archive non vide (&gt;0)</text:p>
          </table:table-cell>
          <table:table-cell table:style-name="ce3" office:value-type="string" calcext:value-type="string">
            <text:p>Un pictogramme actif ou inactif dans la colonne "objet(s) disponible(s)"</text:p>
          </table:table-cell>
          <table:table-cell table:style-name="ce4"/>
          <table:table-cell table:style-name="ce3" office:value-type="string" calcext:value-type="string">
            <text:p>Fonctionnelle</text:p>
          </table:table-cell>
          <table:table-cell table:style-name="ce3" office:value-type="string" calcext:value-type="string">
            <text:p>En Cours De Réalisation</text:p>
          </table:table-cell>
          <table:table-cell table:style-name="ce11" office:value-type="float" office:value="60" calcext:value-type="float">
            <text:p>60</text:p>
          </table:table-cell>
          <table:table-cell table:style-name="ce11" office:value-type="float" office:value="12" calcext:value-type="float">
            <text:p>12</text:p>
          </table:table-cell>
        </table:table-row>
        <table:table-row table:style-name="ro15">
          <table:table-cell table:style-name="ce3" office:value-type="string" calcext:value-type="string">
            <text:p><text:a xlink:href="https://dev.programmevitam.fr/plugins/tracker/?aid=88" xlink:type="simple">88</text:a></text:p>
          </table:table-cell>
          <table:table-cell table:style-name="ce3" office:value-type="string" calcext:value-type="string">
            <text:p>ENT-03-000</text:p>
          </table:table-cell>
          <table:table-cell table:style-name="ce3" office:value-type="string" calcext:value-type="string">
            <text:p>SCENARIO ACTIVITE : En tant que SIA, je veux effectuer une entrée d'un ensemble d'archives dans Vitam, afin de conserver mes informations</text:p>
          </table:table-cell>
          <table:table-cell/>
          <table:table-cell table:style-name="ce3" office:value-type="string" calcext:value-type="string">
            <text:p>Pour chaque étape, le statut de succès ou d’échec doit être remonté dans l’IHM de transfert (Suivi des étapes de l’entrée).</text:p>
            <text:p>1. Début du processus d'entrée (US #84) Transfert du SIP vers Vitam ⇒ Si OK, Etape n°2</text:p>
            <text:p>2. Contrôle du SIP (US #68) : Présence du bordereau et d’objets dans le SIP ⇒ Si OK, Etape n°3</text:p>
            <text:p>Si le SIP ne contient pas d’objets, KO =&gt; Fin du processus d’entrée, supprimer le SIP</text:p>
            <text:p>Si le SIP ne contient pas de bordereau, KO ⇒ Fin du processus d’entrée, supprimer le SIP</text:p>
            <text:p>Si le SIP est vide, KO ⇒ Fin du processus d’entrée, supprimer le SIP.</text:p>
            <text:p>3. Contrôle du SIP (US #69) : Nombre d’objets contenus dans le SIP égal au nombre d’objets déclaré dans le bordereau SEDA ⇒ SI OK, Etape n°4</text:p>
            <text:p>Si le nombre d’objets contenus dans le SIP est inférieur au nombre d’objets déclaré dans le bordereau SEDA, KO ⇒ Fin du processus d’entrée, supprimer le SIP.</text:p>
            <text:p>Si le nombre d’objets contenus dans le SIP est supérieur au nombre d’objets déclaré dans le bordereau SEDA, KO ⇒ Fin du processus d’entrée, supprimer le SIP.</text:p>
            <text:p>4. Contrôle du SIP (US #86) :  contrôle de l'intégrité (empreinte) des objets reçus par rapport aux objets envoyés ⇒ Si OK, Etape n°5</text:p>
            <text:p>Si les empreintes des objets reçus ne correspondent pas aux empreintes des objets déclarés, KO ⇒ Fin du processus d’entrée, supprimer le SIP.</text:p>
            <text:p>5. Indexation des métadonnées (US #70) : étape d'extraction des MD ⇒ Si OK, Etape n°6</text:p>
            <text:p>Si erreur pendant l'extraction des MD, KO ⇒ Fin du processus d’entrée, supprimer le SIP.</text:p>
            <text:p>6. Stockage des objets contenus dans le SIP (US #72) ⇒ SI OK, Etape n°7</text:p>
            <text:p>L’offre de stockage n’est pas ou n’est plus disponible, KO ⇒ Fin du processus d’entrée, supprimer le SIP, et supprimer les métadonnées et/ou les objets qui auraient pu être stockés</text:p>
            <text:p>7. Indexation des métadonnées contenues dans le SIP (US #70) : étape d'intégration en base ⇒ Si OK, Etape n°8</text:p>
            <text:p>Base de données n’est pas ou n’est plus disponible, KO ⇒ Fin du processus d’entrée, supprimer le SIP, supprimer les métadonnées et les objets qui ont été stockés pendant l’étape n°4, supprimer les métadonnées qui auraient pu être indexées</text:p>
            <text:p>8. Stockage des MD contenues dans le SIP (US #73) ⇒ SI OK, Etape n°9</text:p>
            <text:p>L’offre de stockage n’est pas ou n’est plus disponible, KO ⇒ Fin du processus d’entrée, supprimer le SIP, et supprimer les métadonnées et/ou les objets qui auraient pu être stockés</text:p>
            <text:p>9. Ecriture dans le journal des entrées (US #74) ⇒ Si OK, Etape n°10</text:p>
            <text:p>L’écriture dans le journal des entrées n’est pas réalisée totalement, KO ⇒ Fin du processus d’entrée, supprimer le SIP, supprimer les métadonnées et les objets qui ont été stockés pendant l’étape n°4, supprimer les métadonnées indexées pendant l’étape n°5</text:p>
            <text:p>10. Notification au SIA du succès du processus d’entrée (US #75) ⇒ Fin du processus</text:p>
          </table:table-cell>
          <table:table-cell table:style-name="ce3" office:value-type="string" calcext:value-type="string">
            <text:p>SIP</text:p>
            <text:p>sans objet avec bordereau</text:p>
            <text:p>sans bordereau avec objets</text:p>
            <text:p>vide</text:p>
            <text:p>constitué d'un nombre d'objets inférieur à celui indiqué dans le bordereau</text:p>
            <text:p>constitué d'un nombre d'objets supérieur à celui indiqué dans le bordereau</text:p>
          </table:table-cell>
          <table:table-cell table:style-name="ce3" office:value-type="string" calcext:value-type="string">
            <text:p>Un SIP contenant un bordereau SEDA (a minima un content avec TransactedDate et un Title) et un ensemble d'archives (au moins un objet sans notion d'arborescence entre les objets)</text:p>
          </table:table-cell>
          <table:table-cell table:style-name="ce3" office:value-type="string" calcext:value-type="string">
            <text:p>- Remontée d'un statut de fin de processus pour suivi sur IHM de suivi des entrées</text:p>
            <text:p>MD et Objets stockés</text:p>
            <text:p>MD indexées</text:p>
            <text:p>Ecriture de l'entrée dans le journal des entrées</text:p>
          </table:table-cell>
          <table:table-cell table:style-name="ce3" office:value-type="string" calcext:value-type="string">
            <text:p><text:a xlink:href="https://dev.programmevitam.fr/goto?key=story&amp;val=68&amp;group_id=108" xlink:type="simple">story #68</text:a>, <text:a xlink:href="https://dev.programmevitam.fr/goto?key=story&amp;val=69&amp;group_id=108" xlink:type="simple">story #69</text:a>, <text:a xlink:href="https://dev.programmevitam.fr/goto?key=story&amp;val=70&amp;group_id=108" xlink:type="simple">story #70</text:a>, <text:a xlink:href="https://dev.programmevitam.fr/goto?key=story&amp;val=72&amp;group_id=108" xlink:type="simple">story #72</text:a>, <text:a xlink:href="https://dev.programmevitam.fr/goto?key=story&amp;val=73&amp;group_id=108" xlink:type="simple">story #73</text:a>, <text:a xlink:href="https://dev.programmevitam.fr/goto?key=story&amp;val=74&amp;group_id=108" xlink:type="simple">story #74</text:a>, <text:a xlink:href="https://dev.programmevitam.fr/goto?key=story&amp;val=75&amp;group_id=108" xlink:type="simple">story #75</text:a>, <text:a xlink:href="https://dev.programmevitam.fr/goto?key=story&amp;val=84&amp;group_id=108" xlink:type="simple">story #84</text:a>, <text:a xlink:href="https://dev.programmevitam.fr/goto?key=story&amp;val=86&amp;group_id=108" xlink:type="simple">story #86</text:a></text:p>
          </table:table-cell>
          <table:table-cell table:style-name="ce3" office:value-type="string" calcext:value-type="string">
            <text:p>Recette Fonctionnelle</text:p>
          </table:table-cell>
          <table:table-cell table:style-name="ce3" office:value-type="string" calcext:value-type="string">
            <text:p>Fini</text:p>
          </table:table-cell>
          <table:table-cell table:style-name="ce11" office:value-type="float" office:value="100" calcext:value-type="float">
            <text:p>100</text:p>
          </table:table-cell>
          <table:table-cell table:style-name="ce12" office:value-type="string" calcext:value-type="string">
            <text:p/>
          </table:table-cell>
        </table:table-row>
        <table:table-row table:style-name="ro16">
          <table:table-cell table:style-name="ce3" office:value-type="string" calcext:value-type="string">
            <text:p><text:a xlink:href="https://dev.programmevitam.fr/plugins/tracker/?aid=90" xlink:type="simple">90</text:a></text:p>
          </table:table-cell>
          <table:table-cell table:style-name="ce3" office:value-type="string" calcext:value-type="string">
            <text:p>AFC-02-000</text:p>
          </table:table-cell>
          <table:table-cell table:style-name="ce3" office:value-type="string" calcext:value-type="string">
            <text:p>En tant qu'administrateur fonctionnel , je veux visualiser le détail d'une opération d'entrée, afin de vérifier que tout s'est bien passé</text:p>
          </table:table-cell>
          <table:table-cell table:style-name="ce3" office:value-type="string" calcext:value-type="string">
            <text:p>Les statuts :</text:p>
            <text:p>Echec (code couleur rouge)</text:p>
            <text:p>Succès (code couleur vert)</text:p>
            <text:p>En cours (un sablier , voir avec Gwen)</text:p>
            <text:p>Le nom de l'entrée est à récuperer dans le bordereau SEDA (balise &lt;MessageIdentifier&gt;)</text:p>
            <text:p>Les étapes : </text:p>
            <text:p>Début de l'entrée : DATE (Debut de l'US 84)</text:p>
            <text:p>Reception SIP (Fin de l'US 84)</text:p>
            <text:p>Contrôles SIP  </text:p>
            <text:p>Contrôles SIP : Présence bordereau SEDA et objets (US 68)</text:p>
            <text:p>Contrôles SIP  : Conformité du nombre d'objets (US 69)</text:p>
            <text:p>Contrôles SIP : Conformité de l'intégrité des objets (US 86)</text:p>
            <text:p>Indexation (US 70)</text:p>
            <text:p>Enregistrement dans le journal des entrées (US 74)</text:p>
            <text:p>Fin de l'entrée : DATE</text:p>
            <text:p>Pour chaque étape, le statut et le code couleur correspondant doivent être indiqués</text:p>
          </table:table-cell>
          <table:table-cell table:style-name="ce3" office:value-type="string" calcext:value-type="string">
            <text:p>#84</text:p>
            <text:p>Étant donné : un SIP transféré dans Vitam</text:p>
            <text:p>Lorsque le SAE : débute la réception du SIP</text:p>
            <text:p>Alors je peux constater que : la date de début du processus d'entrée correspond bien à la date à laquelle j'ai débuté mon entrée (Au moment où le SIP commence à être chargé)</text:p>
            <text:p>*****</text:p>
            <text:p>#84 (statut OK)</text:p>
            <text:p>Étant donné : un SIP transféré dans Vitam</text:p>
            <text:p>Lorsque le SAE : receptionne le SIP avec succès</text:p>
            <text:p>Alors je peux constater que : l'écran de suivi du processus d'entrée affiche l'étape de reception du SIP : Réception SIP | Statut Succès et code de couleur vert sur la ligne</text:p>
            <text:p>******</text:p>
            <text:p>#84 (statut KO)</text:p>
            <text:p>Étant donné : un SIP transféré dans Vitam</text:p>
            <text:p>Lorsque le SAE : ne receptionne pas ou partiellement le SIP</text:p>
            <text:p>Alors je peux constater que : l'écran de suivi du processus d'entrée affiche l'étape de reception du SIP : Réception SIP | Statut Echec et code de couleur rouge sur la ligne</text:p>
            <text:p>*****</text:p>
            <text:p>#68 (statut OK)</text:p>
            <text:p>Étant donné : un SIP constitué d'un bordereau SEDA et objets, receptionné dans Vitam</text:p>
            <text:p>Lorsque le SAE : contrôle la présence bordereau SEDA et objets</text:p>
            <text:p>Alors je peux constater que : l'écran de suivi du processus d'entrée affiche l'étape de contrôles du SIP : Contrôle SIP Présence bordereau SEDA et objets | Statut Succès et code de couleur vert sur la ligne</text:p>
            <text:p>*******</text:p>
            <text:p>#68 (statut KO)</text:p>
            <text:p>Étant donné : un SIP non conforme (absence bordereau et/ou objets) receptionné dans Vitam</text:p>
            <text:p>Lorsque le SAE : contrôle la présence bordereau SEDA et objets</text:p>
            <text:p>Alors je peux constater que : l'écran de suivi du processus d'entrée affiche l'étape de contrôles du SIP : Contrôle SIP Présence bordereau SEDA et objets | Statut Echec et code de couleur rouge sur la ligne</text:p>
            <text:p>*****</text:p>
            <text:p>#69 (statut OK)</text:p>
            <text:p>Étant donné : un SIP constitué d'un nombre d'objet égal au nombre déclaré dans le bordereau SEDA réceptionné dans Vitam</text:p>
            <text:p>Lorsque le SAE : contrôle le nombre d'objets</text:p>
            <text:p>Alors je peux constater que : l'écran de suivi du processus d'entrée affiche l'étape de contrôles du SIP : Contrôle SIP Conformité du nombre d'objets | Statut Succès et code de couleur vert sur la ligne</text:p>
            <text:p>*****</text:p>
            <text:p>#69 (statut KO)</text:p>
            <text:p>Étant donné : un SIP constitué d'un nombre d'objet différent au nombre déclaré dans le bordereau SEDA réceptionné dans Vitam</text:p>
            <text:p>Lorsque le SAE : contrôle le nombre d'objets</text:p>
            <text:p>Alors je peux constater que : l'écran de suivi du processus d'entrée affiche l'étape de contrôles du SIP : Contrôle SIP Conformité du nombre d'objets | Statut Echec et code de couleur rouge sur la ligne</text:p>
            <text:p>*****</text:p>
            <text:p>#86 (statut OK)</text:p>
            <text:p>Étant donné : un SIP intègre réceptionné dans Vitam</text:p>
            <text:p>Lorsque le SAE : contrôle les empreintes des objets</text:p>
            <text:p>Alors je peux constater que : l'écran de suivi du processus d'entrée affiche l'étape de contrôles du SIP : Contrôle SIP Conformité de l'intégrité des objets | Statut Succès et code de couleur vert sur la ligne</text:p>
            <text:p>*****</text:p>
            <text:p>#86 (statut KO)</text:p>
            <text:p>Étant donné : un SIP non intègre réceptionné dans Vitam</text:p>
            <text:p>Lorsque le SAE : contrôle les empreintes des objets</text:p>
            <text:p>Alors je peux constater que : l'écran de suivi du processus d'entrée affiche l'étape de contrôles du SIP : Contrôle SIP Conformité de l'intégrité des objets | Statut Echec et code de couleur rouge sur la ligne</text:p>
            <text:p>*****</text:p>
            <text:p>#70 (statut OK)</text:p>
            <text:p>Étant donné : un SIP constitué de MD</text:p>
            <text:p>Lorsque le SAE réalise : l'indexation des MD avec succès</text:p>
            <text:p>Alors je peux constater que : l'écran de suivi du processus d'entrée affiche l'étape d'indexation : Indexation des MD | Statut succès et code de couleur vert sur la ligne</text:p>
            <text:p>*****</text:p>
            <text:p>#70 (statut KO)</text:p>
            <text:p>Étant donné : un SIP constitué de MD</text:p>
            <text:p>Lorsque le SAE rencontre une ereur lors de l'indexation des MD</text:p>
            <text:p>Alors je peux constater que : l'écran de suivi du processus d'entrée affiche l'étape d'indexation : Indexation des MD | Statut Echec et code de couleur rouge sur la ligne</text:p>
            <text:p>*****</text:p>
            <text:p>#74 (statut OK)</text:p>
            <text:p>Étant donné : L'indexation des MD</text:p>
            <text:p>Lorsque le SAE réalise : l'enregistrement de l'entrée dans le journal des entrées</text:p>
            <text:p>Alors je peux constater que : l'écran de suivi du processus d'entrée affiche l'étape d'enregistrement : Enregistrement dans le journal des entrées | Statut succès et code de couleur vert sur la ligne</text:p>
            <text:p>*****</text:p>
            <text:p>#74 (statut KO)</text:p>
            <text:p>Étant donné : L''indexation des MD</text:p>
            <text:p>Lorsque le SAE rencontre une erreur d'enregistrement de l'entrée dans le journal des entrées</text:p>
            <text:p>Alors je peux constater que : l'écran de suivi du processus d'entrée affiche l'étape d'enregistrement : Enregistrement dans le journal des entrées | Statut Echec et code de couleur rouge sur la ligne</text:p>
            <text:p>*****</text:p>
            <text:p>Etant donné : le processus d'entrée d'un SIP terminé</text:p>
            <text:p>Action : vérification</text:p>
            <text:p>Alors je peux constater que : les étapes du processus d'entrée sont affichées (étapes + statut à récupérer depuis le journal des opérations).</text:p>
            <text:p>*****</text:p>
            <text:p>Etant donné : un processus d'entrée en cours ou terminé</text:p>
            <text:p>Action : vérification du nom de l'entrée</text:p>
            <text:p>Alors je peux constater que : le nom de l'entrée est identique au nom donné dans la balise MessageIdentifier du bordereau SEDA utilisé lors de l'entrée.</text:p>
            <text:p> </text:p>
          </table:table-cell>
          <table:table-cell table:style-name="ce3" office:value-type="string" calcext:value-type="string">
            <text:p>- Une entrée est en cours de traitement, </text:p>
            <text:p>- Une entrée réalisée</text:p>
          </table:table-cell>
          <table:table-cell table:style-name="ce3" office:value-type="string" calcext:value-type="string">
            <text:p>Statut des US 68, 69, 84, 86, 70, 74</text:p>
          </table:table-cell>
          <table:table-cell table:style-name="ce3" office:value-type="string" calcext:value-type="string">
            <text:p>Affichage des statuts des différentes étapes du processus d'entrée</text:p>
          </table:table-cell>
          <table:table-cell table:style-name="ce3" office:value-type="string" calcext:value-type="string">
            <text:p><text:a xlink:href="https://dev.programmevitam.fr/goto?key=story&amp;val=68&amp;group_id=108" xlink:type="simple">story #68</text:a>, <text:a xlink:href="https://dev.programmevitam.fr/goto?key=story&amp;val=69&amp;group_id=108" xlink:type="simple">story #69</text:a>, <text:a xlink:href="https://dev.programmevitam.fr/goto?key=story&amp;val=70&amp;group_id=108" xlink:type="simple">story #70</text:a>, <text:a xlink:href="https://dev.programmevitam.fr/goto?key=story&amp;val=74&amp;group_id=108" xlink:type="simple">story #74</text:a>, <text:a xlink:href="https://dev.programmevitam.fr/goto?key=story&amp;val=84&amp;group_id=108" xlink:type="simple">story #84</text:a>, <text:a xlink:href="https://dev.programmevitam.fr/goto?key=story&amp;val=86&amp;group_id=108" xlink:type="simple">story #86</text:a>, <text:a xlink:href="https://dev.programmevitam.fr/goto?key=task&amp;val=551&amp;group_id=108" xlink:type="simple">task #551</text:a>, <text:a xlink:href="https://dev.programmevitam.fr/goto?key=task&amp;val=552&amp;group_id=108" xlink:type="simple">task #552</text:a></text:p>
          </table:table-cell>
          <table:table-cell table:style-name="ce3" office:value-type="string" calcext:value-type="string">
            <text:p>Fonctionnelle</text:p>
          </table:table-cell>
          <table:table-cell table:style-name="ce3" office:value-type="string" calcext:value-type="string">
            <text:p>A recette (release)</text:p>
          </table:table-cell>
          <table:table-cell table:style-name="ce11" office:value-type="float" office:value="40" calcext:value-type="float">
            <text:p>40</text:p>
          </table:table-cell>
          <table:table-cell table:style-name="ce11" office:value-type="float" office:value="9" calcext:value-type="float">
            <text:p>9</text:p>
          </table:table-cell>
        </table:table-row>
        <table:table-row table:style-name="ro17">
          <table:table-cell table:style-name="ce3" office:value-type="string" calcext:value-type="string">
            <text:p><text:a xlink:href="https://dev.programmevitam.fr/plugins/tracker/?aid=91" xlink:type="simple">91</text:a></text:p>
          </table:table-cell>
          <table:table-cell table:style-name="ce3" office:value-type="string" calcext:value-type="string">
            <text:p>ACC-01-000</text:p>
          </table:table-cell>
          <table:table-cell table:style-name="ce3" office:value-type="string" calcext:value-type="string">
            <text:p>SCENARIO ACTIVITE RECHERCHE : En tant qu'archiviste je veux effectuer une recherche avancée sur une MD connue afin de consulter les informations présentes dans la fiche descriptive</text:p>
          </table:table-cell>
          <table:table-cell/>
          <table:table-cell table:style-name="ce3" office:value-type="string" calcext:value-type="string">
            <text:p>1. Début du processus de recherche, Affichage du formulaire de recherche avancée avec la possibilité de rechercher sur la MD Titre (US #76)</text:p>
            <text:p>Je renseigne une MD Titre connue et je clique sur le bouton rechercher, Allez à l'étape n°2</text:p>
            <text:p>Je renseigne une MD Titre non connue et je clique sur le bouton Recherche, Allez à l'étape n°4</text:p>
            <text:p>2. Affichage de la liste des résultats correspondant au critère de recherche renseigné. Seuls les résultats comprenant le critère de recherche saisie précédemment sont affichés. L'utilisateur a la possibilité de trier les résultats par colonnes ("ID", "Titre" et "Dates"). L'utilisateur a la possibilité de sélectionner un résultat pour afficher sa fiche descriptive en cliquant sur la ligne souhaité. Allez à l'étape n°3</text:p>
            <text:p>3. Affichage du détail du résultat (US #78). Le détail du résultat s'affiche dans une nouvelle page (la liste des résultats n'est pas écrasée). Les MD Titre, ID et Date correspondent au résultat sélectionné à l'étape précédente. FIN DU SCENARIO INITIAL</text:p>
            <text:p>4. Affichage d'une liste de résultat vide + message "Aucun résultat". L'utilisateur a la possibilité d'effectuer une nouvelle recherche (retour à l'étape n°1)</text:p>
            <text:p> </text:p>
          </table:table-cell>
          <table:table-cell table:style-name="ce3" office:value-type="string" calcext:value-type="string">
            <text:p>MD en base</text:p>
            <text:p>MD connue (Title, ID, TransactedDate)</text:p>
          </table:table-cell>
          <table:table-cell table:style-name="ce3" office:value-type="string" calcext:value-type="string">
            <text:p>Formulaire de recherche</text:p>
          </table:table-cell>
          <table:table-cell table:style-name="ce3" office:value-type="string" calcext:value-type="string">
            <text:p>détail du résultat (Ou message d'erreur indiquant qu'aucun résultat n'a été trouvé)</text:p>
          </table:table-cell>
          <table:table-cell table:style-name="ce3" office:value-type="string" calcext:value-type="string">
            <text:p><text:a xlink:href="https://dev.programmevitam.fr/goto?key=story&amp;val=76&amp;group_id=108" xlink:type="simple">story #76</text:a>, <text:a xlink:href="https://dev.programmevitam.fr/goto?key=story&amp;val=78&amp;group_id=108" xlink:type="simple">story #78</text:a></text:p>
          </table:table-cell>
          <table:table-cell table:style-name="ce3" office:value-type="string" calcext:value-type="string">
            <text:p>Recette Fonctionnelle</text:p>
          </table:table-cell>
          <table:table-cell table:style-name="ce3" office:value-type="string" calcext:value-type="string">
            <text:p>A recette (release)</text:p>
          </table:table-cell>
          <table:table-cell table:style-name="ce11" office:value-type="float" office:value="60" calcext:value-type="float">
            <text:p>60</text:p>
          </table:table-cell>
          <table:table-cell table:style-name="ce11" office:value-type="float" office:value="8" calcext:value-type="float">
            <text:p>8</text:p>
          </table:table-cell>
        </table:table-row>
        <table:table-row table:style-name="ro18">
          <table:table-cell table:style-name="ce3" office:value-type="string" calcext:value-type="string">
            <text:p><text:a xlink:href="https://dev.programmevitam.fr/plugins/tracker/?aid=105" xlink:type="simple">105</text:a></text:p>
          </table:table-cell>
          <table:table-cell table:style-name="ce3" office:value-type="string" calcext:value-type="string">
            <text:p>ENT-03-000</text:p>
          </table:table-cell>
          <table:table-cell table:style-name="ce3" office:value-type="string" calcext:value-type="string">
            <text:p>SCENARIO ACTIVITE (Itération n°2) : En tant que SIA, je veux effectuer une entrée d'un ensemble d'archives dans Vitam, afin de conserver mes informations (et valider les développements de l'itération 2)</text:p>
          </table:table-cell>
          <table:table-cell/>
          <table:table-cell table:style-name="ce3" office:value-type="string" calcext:value-type="string">
            <text:p>Scénario de test pour l'itération n°2. </text:p>
            <text:p>Les US ci-dessous permettent d'avoir une vision métier plus détaillée des différentes étapes du processus d'entrée.  </text:p>
            <text:p>Pour chaque étape du processus, si possible avec avoir un log OK/KO. </text:p>
            <text:p>1. Début du processus d'entrée (US #84) Transfert du SIP vers Vitam ⇒ Si OK, Etape n°2</text:p>
            <text:p>2. Contrôle du SIP (US #68) : Présence du bordereau et d’objets dans le SIP ⇒ Si OK, Etape n°3</text:p>
            <text:p>Si le SIP ne contient pas d’objets, KO =&gt; Fin du processus d’entrée, supprimer le SIP</text:p>
            <text:p>Si le SIP ne contient pas de bordereau, KO ⇒ Fin du processus d’entrée, supprimer le SIP</text:p>
            <text:p>Si le SIP est vide, KO ⇒ Fin du processus d’entrée, supprimer le SIP.</text:p>
            <text:p>3. Contrôle du SIP (US #69) : Nombre d’objets contenus dans le SIP égal au nombre d’objets déclaré dans le bordereau SEDA ⇒ SI OK, Etape n°4</text:p>
            <text:p>Si le nombre d’objets contenus dans le SIP est inférieur au nombre d’objets déclaré dans le bordereau SEDA, KO ⇒ Fin du processus d’entrée, supprimer le SIP.</text:p>
            <text:p>Si le nombre d’objets contenus dans le SIP est supérieur au nombre d’objets déclaré dans le bordereau SEDA, KO ⇒ Fin du processus d’entrée, supprimer le SIP.</text:p>
            <text:p>4. Indexation des métadonnées (US #70) : étape d'extraction des MD ⇒ Si OK, Etape n°5</text:p>
            <text:p>Si erreur pendant l'extraction des MD, KO ⇒ Fin du processus d’entrée, supprimer le SIP.</text:p>
            <text:p>5. Stockage des objets contenus dans le SIP (US #72) ⇒ SI OK, Etape n°6</text:p>
            <text:p>L’offre de stockage n’est pas ou n’est plus disponible, KO ⇒ Fin du processus d’entrée, supprimer le SIP, ( et supprimer les métadonnées et/ou les objets qui auraient pu être stockés ?)</text:p>
            <text:p>6. Indexation des métadonnées contenues dans le SIP (US #70) : étape d'intégration en base ⇒ Si OK, Etape n°7</text:p>
            <text:p>Base de données n’est pas ou n’est plus disponible, KO ⇒ Fin du processus d’entrée, supprimer le SIP, (supprimer les métadonnées et les objets qui ont été stockés pendant l’étape n°5, supprimer les métadonnées qui auraient pu être indexées?)</text:p>
            <text:p>7. Stockage des MD contenues dans le SIP (US #73) ⇒ SI OK, Etape n°8</text:p>
            <text:p>L’offre de stockage n’est pas ou n’est plus disponible, KO ⇒ Fin du processus d’entrée, supprimer le SIP, (et supprimer les métadonnées et/ou les objets qui auraient pu être stockés?)</text:p>
            <text:p>8. Notification au SIA du succès du processus d’entrée, simple log OK/KO (US #75) ⇒ Fin du processus. </text:p>
          </table:table-cell>
          <table:table-cell table:style-name="ce3" office:value-type="string" calcext:value-type="string">
            <text:p>SIP</text:p>
            <text:p>sans objet avec bordereau</text:p>
            <text:p>sans bordereau avec objets</text:p>
            <text:p>vide</text:p>
            <text:p>constitué d'un nombre d'objets inférieur à celui indiqué dans le bordereau</text:p>
            <text:p>constitué d'un nombre d'objets supérieur à celui indiqué dans le bordereau</text:p>
          </table:table-cell>
          <table:table-cell table:style-name="ce3" office:value-type="string" calcext:value-type="string">
            <text:p>Un SIP contenant un bordereau SEDA (a minima un content avec TransactedDate et un Title) et un ensemble d'archives (au moins un objet sans notion d'arborescence entre les objets)</text:p>
          </table:table-cell>
          <table:table-cell table:style-name="ce3" office:value-type="string" calcext:value-type="string">
            <text:p> Remontée d'un statut de fin de processus (log OK/KO)</text:p>
            <text:p>MD et Objets stockés</text:p>
            <text:p>MD indexées</text:p>
          </table:table-cell>
          <table:table-cell table:style-name="ce4"/>
          <table:table-cell table:style-name="ce3" office:value-type="string" calcext:value-type="string">
            <text:p>Recette Fonctionnelle</text:p>
          </table:table-cell>
          <table:table-cell table:style-name="ce3" office:value-type="string" calcext:value-type="string">
            <text:p>Fini</text:p>
          </table:table-cell>
          <table:table-cell table:style-name="ce11" office:value-type="float" office:value="100" calcext:value-type="float">
            <text:p>100</text:p>
          </table:table-cell>
          <table:table-cell table:style-name="ce12" office:value-type="string" calcext:value-type="string">
            <text:p/>
          </table:table-cell>
        </table:table-row>
        <table:table-row table:style-name="ro4">
          <table:table-cell table:style-name="ce3" office:value-type="string" calcext:value-type="string">
            <text:p><text:a xlink:href="https://dev.programmevitam.fr/plugins/tracker/?aid=106" xlink:type="simple">106</text:a></text:p>
          </table:table-cell>
          <table:table-cell table:style-name="ce3" office:value-type="string" calcext:value-type="string">
            <text:p>XXX-00-000</text:p>
          </table:table-cell>
          <table:table-cell table:style-name="ce3" office:value-type="string" calcext:value-type="string">
            <text:p>[Technique] Metadata</text:p>
          </table:table-cell>
          <table:table-cell/>
          <table:table-cell table:style-name="ce3" office:value-type="string" calcext:value-type="string">
            <text:p>Item technique correspondant à l'itération #2</text:p>
          </table:table-cell>
          <table:table-cell table:style-name="ce4"/>
          <table:table-cell table:style-name="ce3" office:value-type="string" calcext:value-type="string">
            <text:p>- Code fourni par Frédérique Brégier.</text:p>
          </table:table-cell>
          <table:table-cell table:style-name="ce4"/>
          <table:table-cell table:style-name="ce3" office:value-type="string" calcext:value-type="string">
            <text:p><text:a xlink:href="https://dev.programmevitam.fr/goto?key=task&amp;val=107&amp;group_id=108" xlink:type="simple">task #107</text:a>, <text:a xlink:href="https://dev.programmevitam.fr/goto?key=task&amp;val=108&amp;group_id=108" xlink:type="simple">task #108</text:a>, <text:a xlink:href="https://dev.programmevitam.fr/goto?key=task&amp;val=109&amp;group_id=108" xlink:type="simple">task #109</text:a>, <text:a xlink:href="https://dev.programmevitam.fr/goto?key=task&amp;val=110&amp;group_id=108" xlink:type="simple">task #110</text:a>, <text:a xlink:href="https://dev.programmevitam.fr/goto?key=task&amp;val=111&amp;group_id=108" xlink:type="simple">task #111</text:a>, <text:a xlink:href="https://dev.programmevitam.fr/goto?key=task&amp;val=112&amp;group_id=108" xlink:type="simple">task #112</text:a>, <text:a xlink:href="https://dev.programmevitam.fr/goto?key=task&amp;val=113&amp;group_id=108" xlink:type="simple">task #113</text:a>, <text:a xlink:href="https://dev.programmevitam.fr/goto?key=task&amp;val=114&amp;group_id=108" xlink:type="simple">task #114</text:a>, <text:a xlink:href="https://dev.programmevitam.fr/goto?key=task&amp;val=115&amp;group_id=108" xlink:type="simple">task #115</text:a>, <text:a xlink:href="https://dev.programmevitam.fr/goto?key=task&amp;val=116&amp;group_id=108" xlink:type="simple">task #116</text:a>, <text:a xlink:href="https://dev.programmevitam.fr/goto?key=task&amp;val=117&amp;group_id=108" xlink:type="simple">task #117</text:a>, <text:a xlink:href="https://dev.programmevitam.fr/goto?key=task&amp;val=118&amp;group_id=108" xlink:type="simple">task #118</text:a></text:p>
          </table:table-cell>
          <table:table-cell table:style-name="ce3" office:value-type="string" calcext:value-type="string">
            <text:p>Technique (Dette)</text:p>
          </table:table-cell>
          <table:table-cell table:style-name="ce3" office:value-type="string" calcext:value-type="string">
            <text:p>Fini</text:p>
          </table:table-cell>
          <table:table-cell table:style-name="ce12"/>
          <table:table-cell table:style-name="ce11" office:value-type="float" office:value="31" calcext:value-type="float">
            <text:p>31</text:p>
          </table:table-cell>
        </table:table-row>
        <table:table-row table:style-name="ro2">
          <table:table-cell table:style-name="ce3" office:value-type="string" calcext:value-type="string">
            <text:p><text:a xlink:href="https://dev.programmevitam.fr/plugins/tracker/?aid=119" xlink:type="simple">119</text:a></text:p>
          </table:table-cell>
          <table:table-cell table:style-name="ce3" office:value-type="string" calcext:value-type="string">
            <text:p>XXX-00-000</text:p>
          </table:table-cell>
          <table:table-cell table:style-name="ce3" office:value-type="string" calcext:value-type="string">
            <text:p>[Technique] Stockage et Workspace</text:p>
          </table:table-cell>
          <table:table-cell/>
          <table:table-cell table:style-name="ce3" office:value-type="string" calcext:value-type="string">
            <text:p>Item fonctionnelle correspondant à la partie stockage et workspace nécessaire à la réalisation d'une entrée simple demandée par l'itération #2.</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3" office:value-type="string" calcext:value-type="string">
            <text:p><text:a xlink:href="https://dev.programmevitam.fr/goto?key=task&amp;val=120&amp;group_id=108" xlink:type="simple">task #120</text:a>, <text:a xlink:href="https://dev.programmevitam.fr/goto?key=task&amp;val=121&amp;group_id=108" xlink:type="simple">task #121</text:a>, <text:a xlink:href="https://dev.programmevitam.fr/goto?key=task&amp;val=122&amp;group_id=108" xlink:type="simple">task #122</text:a>, <text:a xlink:href="https://dev.programmevitam.fr/goto?key=task&amp;val=123&amp;group_id=108" xlink:type="simple">task #123</text:a>, <text:a xlink:href="https://dev.programmevitam.fr/goto?key=task&amp;val=124&amp;group_id=108" xlink:type="simple">task #124</text:a>, <text:a xlink:href="https://dev.programmevitam.fr/goto?key=task&amp;val=125&amp;group_id=108" xlink:type="simple">task #125</text:a>, <text:a xlink:href="https://dev.programmevitam.fr/goto?key=task&amp;val=126&amp;group_id=108" xlink:type="simple">task #126</text:a>, <text:a xlink:href="https://dev.programmevitam.fr/goto?key=task&amp;val=127&amp;group_id=108" xlink:type="simple">task #127</text:a>, <text:a xlink:href="https://dev.programmevitam.fr/goto?key=task&amp;val=210&amp;group_id=108" xlink:type="simple">task #210</text:a></text:p>
          </table:table-cell>
          <table:table-cell table:style-name="ce3" office:value-type="string" calcext:value-type="string">
            <text:p>Technique (Dette)</text:p>
          </table:table-cell>
          <table:table-cell table:style-name="ce3" office:value-type="string" calcext:value-type="string">
            <text:p>Fini</text:p>
          </table:table-cell>
          <table:table-cell table:style-name="ce12"/>
          <table:table-cell table:style-name="ce11" office:value-type="float" office:value="21" calcext:value-type="float">
            <text:p>21</text:p>
          </table:table-cell>
        </table:table-row>
        <table:table-row table:style-name="ro19">
          <table:table-cell table:style-name="ce3" office:value-type="string" calcext:value-type="string">
            <text:p><text:a xlink:href="https://dev.programmevitam.fr/plugins/tracker/?aid=128" xlink:type="simple">128</text:a></text:p>
          </table:table-cell>
          <table:table-cell table:style-name="ce3" office:value-type="string" calcext:value-type="string">
            <text:p>XXX-00-000</text:p>
          </table:table-cell>
          <table:table-cell table:style-name="ce3" office:value-type="string" calcext:value-type="string">
            <text:p>[Technique] Postes de dév. et Démo</text:p>
          </table:table-cell>
          <table:table-cell/>
          <table:table-cell table:style-name="ce3" office:value-type="string" calcext:value-type="string">
            <text:p>Mise en place des postes de dév. et mise en place de la revue.</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3" office:value-type="string" calcext:value-type="string">
            <text:p><text:a xlink:href="https://dev.programmevitam.fr/goto?key=task&amp;val=129&amp;group_id=108" xlink:type="simple">task #129</text:a>, <text:a xlink:href="https://dev.programmevitam.fr/goto?key=task&amp;val=130&amp;group_id=108" xlink:type="simple">task #130</text:a>, <text:a xlink:href="https://dev.programmevitam.fr/goto?key=task&amp;val=131&amp;group_id=108" xlink:type="simple">task #131</text:a>, <text:a xlink:href="https://dev.programmevitam.fr/goto?key=task&amp;val=132&amp;group_id=108" xlink:type="simple">task #132</text:a>, <text:a xlink:href="https://dev.programmevitam.fr/goto?key=task&amp;val=133&amp;group_id=108" xlink:type="simple">task #133</text:a>, <text:a xlink:href="https://dev.programmevitam.fr/goto?key=task&amp;val=134&amp;group_id=108" xlink:type="simple">task #134</text:a>, <text:a xlink:href="https://dev.programmevitam.fr/goto?key=task&amp;val=135&amp;group_id=108" xlink:type="simple">task #135</text:a>, <text:a xlink:href="https://dev.programmevitam.fr/goto?key=task&amp;val=136&amp;group_id=108" xlink:type="simple">task #136</text:a></text:p>
          </table:table-cell>
          <table:table-cell table:style-name="ce3" office:value-type="string" calcext:value-type="string">
            <text:p>Technique (Dette)</text:p>
          </table:table-cell>
          <table:table-cell table:style-name="ce3" office:value-type="string" calcext:value-type="string">
            <text:p>Fini</text:p>
          </table:table-cell>
          <table:table-cell table:style-name="ce12"/>
          <table:table-cell table:style-name="ce11" office:value-type="float" office:value="8" calcext:value-type="float">
            <text:p>8</text:p>
          </table:table-cell>
        </table:table-row>
        <table:table-row table:style-name="ro18">
          <table:table-cell table:style-name="ce3" office:value-type="string" calcext:value-type="string">
            <text:p><text:a xlink:href="https://dev.programmevitam.fr/plugins/tracker/?aid=137" xlink:type="simple">137</text:a></text:p>
          </table:table-cell>
          <table:table-cell table:style-name="ce3" office:value-type="string" calcext:value-type="string">
            <text:p>ENT-03-000</text:p>
          </table:table-cell>
          <table:table-cell table:style-name="ce3" office:value-type="string" calcext:value-type="string">
            <text:p>SCENARIO ACTIVITE (Itération n°2) : En tant que SIA, je veux effectuer une entrée d'un ensemble d'archives dans Vitam, afin de conserver mes informations (et valider les développements de l'itération 2). VOIR US 105</text:p>
          </table:table-cell>
          <table:table-cell/>
          <table:table-cell table:style-name="ce3" office:value-type="string" calcext:value-type="string">
            <text:p>Scénario de test pour l'itération n°2. </text:p>
            <text:p>Les US ci-dessous permettent d'avoir une vision métier plus détaillée des différentes étapes du processus d'entrée.  </text:p>
            <text:p>Pour chaque étape du processus, si possible avec avoir un log OK/KO. </text:p>
            <text:p>1. Début du processus d'entrée (US #84) Transfert du SIP vers Vitam ⇒ Si OK, Etape n°2</text:p>
            <text:p>2. Contrôle du SIP (US #68) : Présence du bordereau et d’objets dans le SIP ⇒ Si OK, Etape n°3</text:p>
            <text:p>Si le SIP ne contient pas d’objets, KO =&gt; Fin du processus d’entrée, supprimer le SIP</text:p>
            <text:p>Si le SIP ne contient pas de bordereau, KO ⇒ Fin du processus d’entrée, supprimer le SIP</text:p>
            <text:p>Si le SIP est vide, KO ⇒ Fin du processus d’entrée, supprimer le SIP.</text:p>
            <text:p>3. Contrôle du SIP (US #69) : Nombre d’objets contenus dans le SIP égal au nombre d’objets déclaré dans le bordereau SEDA ⇒ SI OK, Etape n°4</text:p>
            <text:p>Si le nombre d’objets contenus dans le SIP est inférieur au nombre d’objets déclaré dans le bordereau SEDA, KO ⇒ Fin du processus d’entrée, supprimer le SIP.</text:p>
            <text:p>Si le nombre d’objets contenus dans le SIP est supérieur au nombre d’objets déclaré dans le bordereau SEDA, KO ⇒ Fin du processus d’entrée, supprimer le SIP.</text:p>
            <text:p>4. Indexation des métadonnées (US #70) : étape d'extraction des MD ⇒ Si OK, Etape n°5</text:p>
            <text:p>Si erreur pendant l'extraction des MD, KO ⇒ Fin du processus d’entrée, supprimer le SIP.</text:p>
            <text:p>5. Stockage des objets contenus dans le SIP (US #72) ⇒ SI OK, Etape n°6</text:p>
            <text:p>L’offre de stockage n’est pas ou n’est plus disponible, KO ⇒ Fin du processus d’entrée, supprimer le SIP, ( et supprimer les métadonnées et/ou les objets qui auraient pu être stockés ?)</text:p>
            <text:p>6. Indexation des métadonnées contenues dans le SIP (US #70) : étape d'intégration en base ⇒ Si OK, Etape n°7</text:p>
            <text:p>Base de données n’est pas ou n’est plus disponible, KO ⇒ Fin du processus d’entrée, supprimer le SIP, (supprimer les métadonnées et les objets qui ont été stockés pendant l’étape n°5, supprimer les métadonnées qui auraient pu être indexées?)</text:p>
            <text:p>7. Stockage des MD contenues dans le SIP (US #73) ⇒ SI OK, Etape n°8</text:p>
            <text:p>L’offre de stockage n’est pas ou n’est plus disponible, KO ⇒ Fin du processus d’entrée, supprimer le SIP, (et supprimer les métadonnées et/ou les objets qui auraient pu être stockés?)</text:p>
            <text:p>8. Notification au SIA du succès du processus d’entrée, simple log OK/KO (US #75) ⇒ Fin du processus. </text:p>
          </table:table-cell>
          <table:table-cell table:style-name="ce3" office:value-type="string" calcext:value-type="string">
            <text:p>SIP</text:p>
            <text:p>sans objet avec bordereau</text:p>
            <text:p>sans bordereau avec objets</text:p>
            <text:p>vide</text:p>
            <text:p>constitué d'un nombre d'objets inférieur à celui indiqué dans le bordereau</text:p>
            <text:p>constitué d'un nombre d'objets supérieur à celui indiqué dans le bordereau</text:p>
          </table:table-cell>
          <table:table-cell table:style-name="ce3" office:value-type="string" calcext:value-type="string">
            <text:p>Un SIP contenant un bordereau SEDA (a minima un content avec TransactedDate et un Title) et un ensemble d'archives (au moins un objet sans notion d'arborescence entre les objets)</text:p>
          </table:table-cell>
          <table:table-cell table:style-name="ce3" office:value-type="string" calcext:value-type="string">
            <text:p> Remontée d'un statut de fin de processus (log OK/KO)</text:p>
            <text:p>MD et Objets stockés</text:p>
            <text:p>MD indexées</text:p>
          </table:table-cell>
          <table:table-cell table:style-name="ce4"/>
          <table:table-cell table:style-name="ce3" office:value-type="string" calcext:value-type="string">
            <text:p>Recette Fonctionnelle</text:p>
          </table:table-cell>
          <table:table-cell table:style-name="ce3" office:value-type="string" calcext:value-type="string">
            <text:p>Fini</text:p>
          </table:table-cell>
          <table:table-cell table:style-name="ce11" office:value-type="float" office:value="100" calcext:value-type="float">
            <text:p>100</text:p>
          </table:table-cell>
          <table:table-cell table:style-name="ce11" office:value-type="float" office:value="0" calcext:value-type="float">
            <text:p>0</text:p>
          </table:table-cell>
        </table:table-row>
        <table:table-row table:style-name="ro20">
          <table:table-cell table:style-name="ce3" office:value-type="string" calcext:value-type="string">
            <text:p><text:a xlink:href="https://dev.programmevitam.fr/plugins/tracker/?aid=174" xlink:type="simple">174</text:a></text:p>
          </table:table-cell>
          <table:table-cell table:style-name="ce3" office:value-type="string" calcext:value-type="string">
            <text:p>XXX-00-000</text:p>
          </table:table-cell>
          <table:table-cell table:style-name="ce3" office:value-type="string" calcext:value-type="string">
            <text:p>[Technique] Vérifier la conformité d'un SIP</text:p>
          </table:table-cell>
          <table:table-cell/>
          <table:table-cell table:style-name="ce3" office:value-type="string" calcext:value-type="string">
            <text:p>Étant donné : Lorsque le SAE réalise : Alors je peux constater que :</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3" office:value-type="string" calcext:value-type="string">
            <text:p><text:a xlink:href="https://dev.programmevitam.fr/goto?key=task&amp;val=175&amp;group_id=108" xlink:type="simple">task #175</text:a>, <text:a xlink:href="https://dev.programmevitam.fr/goto?key=task&amp;val=176&amp;group_id=108" xlink:type="simple">task #176</text:a>, <text:a xlink:href="https://dev.programmevitam.fr/goto?key=task&amp;val=177&amp;group_id=108" xlink:type="simple">task #177</text:a>, <text:a xlink:href="https://dev.programmevitam.fr/goto?key=task&amp;val=179&amp;group_id=108" xlink:type="simple">task #179</text:a>, <text:a xlink:href="https://dev.programmevitam.fr/goto?key=task&amp;val=181&amp;group_id=108" xlink:type="simple">task #181</text:a>, <text:a xlink:href="https://dev.programmevitam.fr/goto?key=task&amp;val=182&amp;group_id=108" xlink:type="simple">task #182</text:a>, <text:a xlink:href="https://dev.programmevitam.fr/goto?key=task&amp;val=189&amp;group_id=108" xlink:type="simple">task #189</text:a>, <text:a xlink:href="https://dev.programmevitam.fr/goto?key=task&amp;val=190&amp;group_id=108" xlink:type="simple">task #190</text:a>, <text:a xlink:href="https://dev.programmevitam.fr/goto?key=task&amp;val=191&amp;group_id=108" xlink:type="simple">task #191</text:a>, <text:a xlink:href="https://dev.programmevitam.fr/goto?key=task&amp;val=192&amp;group_id=108" xlink:type="simple">task #192</text:a>, <text:a xlink:href="https://dev.programmevitam.fr/goto?key=task&amp;val=193&amp;group_id=108" xlink:type="simple">task #193</text:a>, <text:a xlink:href="https://dev.programmevitam.fr/goto?key=task&amp;val=194&amp;group_id=108" xlink:type="simple">task #194</text:a>, <text:a xlink:href="https://dev.programmevitam.fr/goto?key=task&amp;val=195&amp;group_id=108" xlink:type="simple">task #195</text:a>, <text:a xlink:href="https://dev.programmevitam.fr/goto?key=task&amp;val=196&amp;group_id=108" xlink:type="simple">task #196</text:a></text:p>
          </table:table-cell>
          <table:table-cell table:style-name="ce3" office:value-type="string" calcext:value-type="string">
            <text:p>Technique (Dette)</text:p>
          </table:table-cell>
          <table:table-cell table:style-name="ce3" office:value-type="string" calcext:value-type="string">
            <text:p>Fini</text:p>
          </table:table-cell>
          <table:table-cell table:style-name="ce12"/>
          <table:table-cell table:style-name="ce11" office:value-type="float" office:value="36" calcext:value-type="float">
            <text:p>36</text:p>
          </table:table-cell>
        </table:table-row>
        <table:table-row table:style-name="ro21">
          <table:table-cell table:style-name="ce3" office:value-type="string" calcext:value-type="string">
            <text:p><text:a xlink:href="https://dev.programmevitam.fr/plugins/tracker/?aid=197" xlink:type="simple">197</text:a></text:p>
          </table:table-cell>
          <table:table-cell table:style-name="ce3" office:value-type="string" calcext:value-type="string">
            <text:p>XXX-00-000</text:p>
          </table:table-cell>
          <table:table-cell table:style-name="ce3" office:value-type="string" calcext:value-type="string">
            <text:p>[Technique] Vérification du nombre d'objet numérique dans le bordereau</text:p>
          </table:table-cell>
          <table:table-cell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3" office:value-type="string" calcext:value-type="string">
            <text:p><text:a xlink:href="https://dev.programmevitam.fr/goto?key=task&amp;val=198&amp;group_id=108" xlink:type="simple">task #198</text:a>, <text:a xlink:href="https://dev.programmevitam.fr/goto?key=task&amp;val=199&amp;group_id=108" xlink:type="simple">task #199</text:a>, <text:a xlink:href="https://dev.programmevitam.fr/goto?key=task&amp;val=200&amp;group_id=108" xlink:type="simple">task #200</text:a></text:p>
          </table:table-cell>
          <table:table-cell table:style-name="ce3" office:value-type="string" calcext:value-type="string">
            <text:p>Technique (Dette)</text:p>
          </table:table-cell>
          <table:table-cell table:style-name="ce3" office:value-type="string" calcext:value-type="string">
            <text:p>Fini</text:p>
          </table:table-cell>
          <table:table-cell table:style-name="ce12"/>
          <table:table-cell table:style-name="ce11" office:value-type="float" office:value="5" calcext:value-type="float">
            <text:p>5</text:p>
          </table:table-cell>
        </table:table-row>
        <table:table-row table:style-name="ro22">
          <table:table-cell table:style-name="ce3" office:value-type="string" calcext:value-type="string">
            <text:p><text:a xlink:href="https://dev.programmevitam.fr/plugins/tracker/?aid=201" xlink:type="simple">201</text:a></text:p>
          </table:table-cell>
          <table:table-cell table:style-name="ce3" office:value-type="string" calcext:value-type="string">
            <text:p>XXX-00-000</text:p>
          </table:table-cell>
          <table:table-cell table:style-name="ce3" office:value-type="string" calcext:value-type="string">
            <text:p>[Technique] Moteur d'execution</text:p>
          </table:table-cell>
          <table:table-cell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3" office:value-type="string" calcext:value-type="string">
            <text:p><text:a xlink:href="https://dev.programmevitam.fr/goto?key=task&amp;val=180&amp;group_id=108" xlink:type="simple">task #180</text:a>, <text:a xlink:href="https://dev.programmevitam.fr/goto?key=task&amp;val=202&amp;group_id=108" xlink:type="simple">task #202</text:a>, <text:a xlink:href="https://dev.programmevitam.fr/goto?key=task&amp;val=203&amp;group_id=108" xlink:type="simple">task #203</text:a>, <text:a xlink:href="https://dev.programmevitam.fr/goto?key=task&amp;val=204&amp;group_id=108" xlink:type="simple">task #204</text:a>, <text:a xlink:href="https://dev.programmevitam.fr/goto?key=task&amp;val=205&amp;group_id=108" xlink:type="simple">task #205</text:a></text:p>
          </table:table-cell>
          <table:table-cell table:style-name="ce3" office:value-type="string" calcext:value-type="string">
            <text:p>Technique (Dette)</text:p>
          </table:table-cell>
          <table:table-cell table:style-name="ce3" office:value-type="string" calcext:value-type="string">
            <text:p>Fini</text:p>
          </table:table-cell>
          <table:table-cell table:style-name="ce12"/>
          <table:table-cell table:style-name="ce11" office:value-type="float" office:value="17" calcext:value-type="float">
            <text:p>17</text:p>
          </table:table-cell>
        </table:table-row>
        <table:table-row table:style-name="ro23">
          <table:table-cell table:style-name="ce3" office:value-type="string" calcext:value-type="string">
            <text:p><text:a xlink:href="https://dev.programmevitam.fr/plugins/tracker/?aid=206" xlink:type="simple">206</text:a></text:p>
          </table:table-cell>
          <table:table-cell table:style-name="ce3" office:value-type="string" calcext:value-type="string">
            <text:p>XXX-00-000</text:p>
          </table:table-cell>
          <table:table-cell table:style-name="ce3" office:value-type="string" calcext:value-type="string">
            <text:p>[Technique] Preparation demo</text:p>
          </table:table-cell>
          <table:table-cell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3" office:value-type="string" calcext:value-type="string">
            <text:p><text:a xlink:href="https://dev.programmevitam.fr/goto?key=task&amp;val=207&amp;group_id=108" xlink:type="simple">task #207</text:a></text:p>
          </table:table-cell>
          <table:table-cell table:style-name="ce3" office:value-type="string" calcext:value-type="string">
            <text:p>Technique (Dette)</text:p>
          </table:table-cell>
          <table:table-cell table:style-name="ce3" office:value-type="string" calcext:value-type="string">
            <text:p>Fini</text:p>
          </table:table-cell>
          <table:table-cell table:style-name="ce12"/>
          <table:table-cell table:style-name="ce11" office:value-type="float" office:value="4" calcext:value-type="float">
            <text:p>4</text:p>
          </table:table-cell>
        </table:table-row>
        <table:table-row table:style-name="ro24">
          <table:table-cell table:style-name="ce3" office:value-type="string" calcext:value-type="string">
            <text:p><text:a xlink:href="https://dev.programmevitam.fr/plugins/tracker/?aid=345" xlink:type="simple">345</text:a></text:p>
          </table:table-cell>
          <table:table-cell table:style-name="ce3" office:value-type="string" calcext:value-type="string">
            <text:p>ENT-03-000</text:p>
          </table:table-cell>
          <table:table-cell table:style-name="ce3" office:value-type="string" calcext:value-type="string">
            <text:p>En tant que SIA, je veux contrôler l'état sanitaire de mon SIP, afin de m'assurer que mon lot ne soit pas infecté</text:p>
          </table:table-cell>
          <table:table-cell table:style-name="ce3" office:value-type="string" calcext:value-type="string">
            <text:p>Le contrôle de l'état sanitaire permet de s'assurer que les documents ne sont pas infectés.</text:p>
            <text:p>Dans le papier, cette étape permet de contrôler si des moisissures n'ont pas attaquées les documents.</text:p>
            <text:p> </text:p>
            <text:p>L'étape de contrôle sanitaire s'effectue tout de suite après après avoir envoyé le SIP dans VITAM pour éviter la propagation de l'infection. Il porte sur l'ensemble des objets contenus dans le SIP (bordereau, documents, dossier ..)</text:p>
          </table:table-cell>
          <table:table-cell table:style-name="ce3" office:value-type="string" calcext:value-type="string">
            <text:p>Étant donné : un SIP valide sain</text:p>
            <text:p>Lorsque le SAE réalise : le contrôle sanitaire.</text:p>
            <text:p>Vérification :une entrée est créée dans le journal des opérations avec le statut "Ok", en plus des champs obligatoires on voudra afficher :</text:p>
            <text:p/>
            <text:p>eventType : "Sanity Check SIP" // :Contrôle sanitaire SIP</text:p>
            <text:p>outcome Detail Message :Contrôle sanitaire réalisé avec succès : aucun virus détecté</text:p>
            <text:p>object Identifier Income : ‘MessageIdentifier’ du manifest</text:p>
            <text:p/>
            <text:p/>
            <text:p>***</text:p>
            <text:p/>
            <text:p>Étant donné : un SIP valide infecté</text:p>
            <text:p>Lorsque le SAE réalise : le contrôle sanitaire</text:p>
            <text:p>Vérification : une entrée est créée dans le journal des opérations avec statut "KO", en plus des champs obligatoires on voudra afficher :</text:p>
            <text:p>eventType : "Sanity Check SIP" // :Contrôle sanitaire SIP</text:p>
            <text:p>outcome Detail Message : Echec Contrôle sanitaire : virus détecté SIP infecté</text:p>
            <text:p>object Identifier Income : &lt;nomDuFichier.extension&gt;</text:p>
          </table:table-cell>
          <table:table-cell table:style-name="ce3" office:value-type="string" calcext:value-type="string">
            <text:p>jeu de test de SIP (SIP valide sain, SIP infecté)</text:p>
            <text:p>Choix d'un anti-virus libre</text:p>
          </table:table-cell>
          <table:table-cell table:style-name="ce3" office:value-type="string" calcext:value-type="string">
            <text:p>SIP (lot d'archives + bordereau)</text:p>
          </table:table-cell>
          <table:table-cell table:style-name="ce3" office:value-type="string" calcext:value-type="string">
            <text:p>Remontée d'un statut pour suivi sur IHM de suivi des entrées (US : En tant qu'administrateur fonctionnel, je veux suivre les étapes du processus d'entrée, afin de superviser l'entrée en cours)</text:p>
          </table:table-cell>
          <table:table-cell table:style-name="ce4"/>
          <table:table-cell table:style-name="ce3" office:value-type="string" calcext:value-type="string">
            <text:p>Fonctionnelle</text:p>
          </table:table-cell>
          <table:table-cell table:style-name="ce3" office:value-type="string" calcext:value-type="string">
            <text:p>En cours d'intégration</text:p>
          </table:table-cell>
          <table:table-cell table:style-name="ce11" office:value-type="float" office:value="40" calcext:value-type="float">
            <text:p>40</text:p>
          </table:table-cell>
          <table:table-cell table:style-name="ce11" office:value-type="float" office:value="20" calcext:value-type="float">
            <text:p>20</text:p>
          </table:table-cell>
        </table:table-row>
        <table:table-row table:style-name="ro25">
          <table:table-cell table:style-name="ce3" office:value-type="string" calcext:value-type="string">
            <text:p><text:a xlink:href="https://dev.programmevitam.fr/plugins/tracker/?aid=374" xlink:type="simple">374</text:a></text:p>
          </table:table-cell>
          <table:table-cell table:style-name="ce3" office:value-type="string" calcext:value-type="string">
            <text:p>ENT-03-000</text:p>
          </table:table-cell>
          <table:table-cell table:style-name="ce3" office:value-type="string" calcext:value-type="string">
            <text:p>En tant que Module de Vitam, je veux Journaliser un événement, afin de tracer l'évéenement EN MOCK</text:p>
          </table:table-cell>
          <table:table-cell/>
          <table:table-cell table:style-name="ce3" office:value-type="string" calcext:value-type="string">
            <text:p>Étant donné des informations à journaliser pour un événement</text:p>
            <text:p>Lorsque le SAE réalise une journalisation</text:p>
            <text:p>Alors je peux constater que l'information est journalisé dans un LOG (MOCK)</text:p>
          </table:table-cell>
          <table:table-cell table:style-name="ce4"/>
          <table:table-cell table:style-name="ce3" office:value-type="string" calcext:value-type="string">
            <text:p>Arguments (à finaliser avec le modèle de données d'un Journal)</text:p>
          </table:table-cell>
          <table:table-cell table:style-name="ce3" office:value-type="string" calcext:value-type="string">
            <text:p>Un log au format compréhensible</text:p>
          </table:table-cell>
          <table:table-cell table:style-name="ce3" office:value-type="string" calcext:value-type="string">
            <text:p><text:a xlink:href="https://dev.programmevitam.fr/goto?key=story&amp;val=74&amp;group_id=108" xlink:type="simple">story #74</text:a>, <text:a xlink:href="https://dev.programmevitam.fr/goto?key=task&amp;val=443&amp;group_id=108" xlink:type="simple">task #443</text:a>, <text:a xlink:href="https://dev.programmevitam.fr/goto?key=task&amp;val=444&amp;group_id=108" xlink:type="simple">task #444</text:a>, <text:a xlink:href="https://dev.programmevitam.fr/goto?key=task&amp;val=445&amp;group_id=108" xlink:type="simple">task #445</text:a>, <text:a xlink:href="https://dev.programmevitam.fr/goto?key=task&amp;val=446&amp;group_id=108" xlink:type="simple">task #446</text:a></text:p>
          </table:table-cell>
          <table:table-cell table:style-name="ce3" office:value-type="string" calcext:value-type="string">
            <text:p>Technique (Dette)</text:p>
          </table:table-cell>
          <table:table-cell table:style-name="ce3" office:value-type="string" calcext:value-type="string">
            <text:p>Fini</text:p>
          </table:table-cell>
          <table:table-cell table:style-name="ce11" office:value-type="float" office:value="20" calcext:value-type="float">
            <text:p>20</text:p>
          </table:table-cell>
          <table:table-cell table:style-name="ce11" office:value-type="float" office:value="6" calcext:value-type="float">
            <text:p>6</text:p>
          </table:table-cell>
        </table:table-row>
        <table:table-row table:style-name="ro26">
          <table:table-cell table:style-name="ce3" office:value-type="string" calcext:value-type="string">
            <text:p><text:a xlink:href="https://dev.programmevitam.fr/plugins/tracker/?aid=375" xlink:type="simple">375</text:a></text:p>
          </table:table-cell>
          <table:table-cell table:style-name="ce3" office:value-type="string" calcext:value-type="string">
            <text:p>XXX-00-000</text:p>
          </table:table-cell>
          <table:table-cell table:style-name="ce3" office:value-type="string" calcext:value-type="string">
            <text:p>En tant que Module Vitam, je veux Utiliser des Commons, afin de Améliorer la qualité (1)</text:p>
          </table:table-cell>
          <table:table-cell/>
          <table:table-cell table:style-name="ce3" office:value-type="string" calcext:value-type="string">
            <text:p>Ajout d’un ServerIdentity : contiendrait les informations suivantes </text:p>
            <text:p>ServerName: GUID et/ou Name ?</text:p>
            <text:p>ServerType: identifiant de fonction</text:p>
            <text:p>Platform Server Id : équivalent à la MAC ADDRESS mais dans le virtuel</text:p>
            <text:p>Platform Id : identifiant de la plateforme globale</text:p>
            <text:p>UUID : renommer en GUID et placer dans un sous package avec un Factory clean </text:p>
            <text:p>S’appuyer sur ServerIdentity pour faciliter son usage</text:p>
            <text:p>Clairement identifier le “tenant”</text:p>
            <text:p>Digest </text:p>
            <text:p>checkParameter</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3" office:value-type="string" calcext:value-type="string">
            <text:p><text:a xlink:href="https://dev.programmevitam.fr/goto?key=task&amp;val=379&amp;group_id=108" xlink:type="simple">task #379</text:a>, <text:a xlink:href="https://dev.programmevitam.fr/goto?key=task&amp;val=380&amp;group_id=108" xlink:type="simple">task #380</text:a>, <text:a xlink:href="https://dev.programmevitam.fr/goto?key=task&amp;val=381&amp;group_id=108" xlink:type="simple">task #381</text:a>, <text:a xlink:href="https://dev.programmevitam.fr/goto?key=task&amp;val=382&amp;group_id=108" xlink:type="simple">task #382</text:a></text:p>
          </table:table-cell>
          <table:table-cell table:style-name="ce3" office:value-type="string" calcext:value-type="string">
            <text:p>Technique (Dette)</text:p>
          </table:table-cell>
          <table:table-cell table:style-name="ce3" office:value-type="string" calcext:value-type="string">
            <text:p>Fini</text:p>
          </table:table-cell>
          <table:table-cell table:style-name="ce11" office:value-type="float" office:value="20" calcext:value-type="float">
            <text:p>20</text:p>
          </table:table-cell>
          <table:table-cell table:style-name="ce11" office:value-type="float" office:value="9" calcext:value-type="float">
            <text:p>9</text:p>
          </table:table-cell>
        </table:table-row>
        <table:table-row table:style-name="ro4">
          <table:table-cell table:style-name="ce3" office:value-type="string" calcext:value-type="string">
            <text:p><text:a xlink:href="https://dev.programmevitam.fr/plugins/tracker/?aid=376" xlink:type="simple">376</text:a></text:p>
          </table:table-cell>
          <table:table-cell table:style-name="ce3" office:value-type="string" calcext:value-type="string">
            <text:p>XXX-00-000</text:p>
          </table:table-cell>
          <table:table-cell table:style-name="ce3" office:value-type="string" calcext:value-type="string">
            <text:p>En tant que Module Vitam , je veux utiliser les COMMON, afin d'améliorer la qualité (2)</text:p>
          </table:table-cell>
          <table:table-cell/>
          <table:table-cell table:style-name="ce3" office:value-type="string" calcext:value-type="string">
            <text:p>Logging : déterminer l’usage Vitam et mettre par défaut la valeur souhaité dans le default Factory (y compris Level ?) </text:p>
            <text:p>Voir si il le faut public ou privé.</text:p>
            <text:p>Ajouter sans doute des méthodes “adaptées” au contexte Vitam </text:p>
            <text:p>Identifiant Opération</text:p>
            <text:p>Identifiant item concerné</text:p>
            <text:p>Code erreur Vitam</text:p>
            <text:p>Identifiant Tenant</text:p>
            <text:p>Message</text:p>
            <text:p>autres ?</text:p>
            <text:p>Json : il faudrait tenter de le rendre central</text:p>
            <text:p>Confirmer ou infirmer les autres Commons</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3" office:value-type="string" calcext:value-type="string">
            <text:p><text:a xlink:href="https://dev.programmevitam.fr/goto?key=task&amp;val=434&amp;group_id=108" xlink:type="simple">task #434</text:a>, <text:a xlink:href="https://dev.programmevitam.fr/goto?key=task&amp;val=436&amp;group_id=108" xlink:type="simple">task #436</text:a>, <text:a xlink:href="https://dev.programmevitam.fr/goto?key=task&amp;val=437&amp;group_id=108" xlink:type="simple">task #437</text:a></text:p>
          </table:table-cell>
          <table:table-cell table:style-name="ce3" office:value-type="string" calcext:value-type="string">
            <text:p>Technique (Dette)</text:p>
          </table:table-cell>
          <table:table-cell table:style-name="ce3" office:value-type="string" calcext:value-type="string">
            <text:p>Fini</text:p>
          </table:table-cell>
          <table:table-cell table:style-name="ce11" office:value-type="float" office:value="13" calcext:value-type="float">
            <text:p>13</text:p>
          </table:table-cell>
          <table:table-cell table:style-name="ce11" office:value-type="float" office:value="6" calcext:value-type="float">
            <text:p>6</text:p>
          </table:table-cell>
        </table:table-row>
        <table:table-row table:style-name="ro11">
          <table:table-cell table:style-name="ce3" office:value-type="string" calcext:value-type="string">
            <text:p><text:a xlink:href="https://dev.programmevitam.fr/plugins/tracker/?aid=377" xlink:type="simple">377</text:a></text:p>
          </table:table-cell>
          <table:table-cell table:style-name="ce3" office:value-type="string" calcext:value-type="string">
            <text:p>XXX-00-000</text:p>
          </table:table-cell>
          <table:table-cell table:style-name="ce3" office:value-type="string" calcext:value-type="string">
            <text:p>En tant que Architecte/LT , je veux Commencer la documentation des API , afin de préparer les API Publiques pour Alpha Juin/Juillet</text:p>
          </table:table-cell>
          <table:table-cell/>
          <table:table-cell table:style-name="ce3" office:value-type="string" calcext:value-type="string">
            <text:p>Documentation des API publiques :</text:p>
            <text:p>Ingest</text:p>
            <text:p>Access (recherche / consultation)</text:p>
            <text:p>Journaux (recherche / consultation)</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3" office:value-type="string" calcext:value-type="string">
            <text:p><text:a xlink:href="https://dev.programmevitam.fr/goto?key=task&amp;val=447&amp;group_id=108" xlink:type="simple">task #447</text:a>, <text:a xlink:href="https://dev.programmevitam.fr/goto?key=task&amp;val=448&amp;group_id=108" xlink:type="simple">task #448</text:a>, <text:a xlink:href="https://dev.programmevitam.fr/goto?key=task&amp;val=449&amp;group_id=108" xlink:type="simple">task #449</text:a></text:p>
          </table:table-cell>
          <table:table-cell table:style-name="ce3" office:value-type="string" calcext:value-type="string">
            <text:p>Technique (Dette)</text:p>
          </table:table-cell>
          <table:table-cell table:style-name="ce3" office:value-type="string" calcext:value-type="string">
            <text:p>Fini</text:p>
          </table:table-cell>
          <table:table-cell table:style-name="ce11" office:value-type="float" office:value="40" calcext:value-type="float">
            <text:p>40</text:p>
          </table:table-cell>
          <table:table-cell table:style-name="ce11" office:value-type="float" office:value="6" calcext:value-type="float">
            <text:p>6</text:p>
          </table:table-cell>
        </table:table-row>
        <table:table-row table:style-name="ro23">
          <table:table-cell table:style-name="ce3" office:value-type="string" calcext:value-type="string">
            <text:p><text:a xlink:href="https://dev.programmevitam.fr/plugins/tracker/?aid=396" xlink:type="simple">396</text:a></text:p>
          </table:table-cell>
          <table:table-cell table:style-name="ce3" office:value-type="string" calcext:value-type="string">
            <text:p>XXX-00-000</text:p>
          </table:table-cell>
          <table:table-cell table:style-name="ce3" office:value-type="string" calcext:value-type="string">
            <text:p>[Technique] Packaging Docker</text:p>
          </table:table-cell>
          <table:table-cell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3" office:value-type="string" calcext:value-type="string">
            <text:p><text:a xlink:href="https://dev.programmevitam.fr/goto?key=task&amp;val=399&amp;group_id=108" xlink:type="simple">task #399</text:a></text:p>
          </table:table-cell>
          <table:table-cell table:style-name="ce3" office:value-type="string" calcext:value-type="string">
            <text:p>Technique (Dette)</text:p>
          </table:table-cell>
          <table:table-cell table:style-name="ce3" office:value-type="string" calcext:value-type="string">
            <text:p>Fini</text:p>
          </table:table-cell>
          <table:table-cell table:style-name="ce12"/>
          <table:table-cell table:style-name="ce11" office:value-type="float" office:value="1" calcext:value-type="float">
            <text:p>1</text:p>
          </table:table-cell>
        </table:table-row>
        <table:table-row table:style-name="ro23">
          <table:table-cell table:style-name="ce3" office:value-type="string" calcext:value-type="string">
            <text:p><text:a xlink:href="https://dev.programmevitam.fr/plugins/tracker/?aid=402" xlink:type="simple">402</text:a></text:p>
          </table:table-cell>
          <table:table-cell table:style-name="ce3" office:value-type="string" calcext:value-type="string">
            <text:p>XXX-00-000</text:p>
          </table:table-cell>
          <table:table-cell table:style-name="ce3" office:value-type="string" calcext:value-type="string">
            <text:p>[Technique] Packaging Docker</text:p>
          </table:table-cell>
          <table:table-cell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3" office:value-type="string" calcext:value-type="string">
            <text:p><text:a xlink:href="https://dev.programmevitam.fr/goto?key=task&amp;val=403&amp;group_id=108" xlink:type="simple">task #403</text:a></text:p>
          </table:table-cell>
          <table:table-cell table:style-name="ce3" office:value-type="string" calcext:value-type="string">
            <text:p>Technique (Dette)</text:p>
          </table:table-cell>
          <table:table-cell table:style-name="ce3" office:value-type="string" calcext:value-type="string">
            <text:p>Fini</text:p>
          </table:table-cell>
          <table:table-cell table:style-name="ce12"/>
          <table:table-cell table:style-name="ce11" office:value-type="float" office:value="1" calcext:value-type="float">
            <text:p>1</text:p>
          </table:table-cell>
        </table:table-row>
        <table:table-row table:style-name="ro21">
          <table:table-cell table:style-name="ce3" office:value-type="string" calcext:value-type="string">
            <text:p><text:a xlink:href="https://dev.programmevitam.fr/plugins/tracker/?aid=404" xlink:type="simple">404</text:a></text:p>
          </table:table-cell>
          <table:table-cell table:style-name="ce3" office:value-type="string" calcext:value-type="string">
            <text:p>XXX-00-000</text:p>
          </table:table-cell>
          <table:table-cell table:style-name="ce3" office:value-type="string" calcext:value-type="string">
            <text:p>[Analyse] Préparation Tech Design</text:p>
          </table:table-cell>
          <table:table-cell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3" office:value-type="string" calcext:value-type="string">
            <text:p><text:a xlink:href="https://dev.programmevitam.fr/goto?key=task&amp;val=405&amp;group_id=108" xlink:type="simple">task #405</text:a>, <text:a xlink:href="https://dev.programmevitam.fr/goto?key=task&amp;val=406&amp;group_id=108" xlink:type="simple">task #406</text:a>, <text:a xlink:href="https://dev.programmevitam.fr/goto?key=task&amp;val=407&amp;group_id=108" xlink:type="simple">task #407</text:a>, <text:a xlink:href="https://dev.programmevitam.fr/goto?key=task&amp;val=408&amp;group_id=108" xlink:type="simple">task #408</text:a></text:p>
          </table:table-cell>
          <table:table-cell table:style-name="ce3" office:value-type="string" calcext:value-type="string">
            <text:p>Technique (Dette)</text:p>
          </table:table-cell>
          <table:table-cell table:style-name="ce3" office:value-type="string" calcext:value-type="string">
            <text:p>Fini</text:p>
          </table:table-cell>
          <table:table-cell table:style-name="ce12"/>
          <table:table-cell table:style-name="ce11" office:value-type="float" office:value="4" calcext:value-type="float">
            <text:p>4</text:p>
          </table:table-cell>
        </table:table-row>
        <table:table-row table:style-name="ro21">
          <table:table-cell table:style-name="ce3" office:value-type="string" calcext:value-type="string">
            <text:p><text:a xlink:href="https://dev.programmevitam.fr/plugins/tracker/?aid=409" xlink:type="simple">409</text:a></text:p>
          </table:table-cell>
          <table:table-cell table:style-name="ce3" office:value-type="string" calcext:value-type="string">
            <text:p>XXX-00-000</text:p>
          </table:table-cell>
          <table:table-cell table:style-name="ce3" office:value-type="string" calcext:value-type="string">
            <text:p>[Analyse] Préparation Tech Design</text:p>
          </table:table-cell>
          <table:table-cell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3" office:value-type="string" calcext:value-type="string">
            <text:p><text:a xlink:href="https://dev.programmevitam.fr/goto?key=task&amp;val=410&amp;group_id=108" xlink:type="simple">task #410</text:a>, <text:a xlink:href="https://dev.programmevitam.fr/goto?key=task&amp;val=411&amp;group_id=108" xlink:type="simple">task #411</text:a>, <text:a xlink:href="https://dev.programmevitam.fr/goto?key=task&amp;val=412&amp;group_id=108" xlink:type="simple">task #412</text:a>, <text:a xlink:href="https://dev.programmevitam.fr/goto?key=task&amp;val=413&amp;group_id=108" xlink:type="simple">task #413</text:a></text:p>
          </table:table-cell>
          <table:table-cell table:style-name="ce3" office:value-type="string" calcext:value-type="string">
            <text:p>Technique (Dette)</text:p>
          </table:table-cell>
          <table:table-cell table:style-name="ce3" office:value-type="string" calcext:value-type="string">
            <text:p>Fini</text:p>
          </table:table-cell>
          <table:table-cell table:style-name="ce12"/>
          <table:table-cell table:style-name="ce11" office:value-type="float" office:value="4" calcext:value-type="float">
            <text:p>4</text:p>
          </table:table-cell>
        </table:table-row>
        <table:table-row table:style-name="ro27">
          <table:table-cell table:style-name="ce3" office:value-type="string" calcext:value-type="string">
            <text:p><text:a xlink:href="https://dev.programmevitam.fr/plugins/tracker/?aid=435" xlink:type="simple">435</text:a></text:p>
          </table:table-cell>
          <table:table-cell table:style-name="ce3" office:value-type="string" calcext:value-type="string">
            <text:p>ENT-03-000</text:p>
          </table:table-cell>
          <table:table-cell table:style-name="ce3" office:value-type="string" calcext:value-type="string">
            <text:p>SCENARIO ACTIVITE (Itération n°3) : En tant que SIA, je veux effectuer une entrée d'un ensemble d'archives dans Vitam, afin de conserver mes informations (et valider les développements des itérations 1, 2 et 3)</text:p>
          </table:table-cell>
          <table:table-cell/>
          <table:table-cell table:style-name="ce3" office:value-type="string" calcext:value-type="string">
            <text:p>Scénario de test pour l'itération. </text:p>
            <text:p>Les US ci-dessous permettent d'avoir une vision métier plus détaillée des différentes étapes du processus d'entrée.  </text:p>
            <text:p>Pour chaque étape du processus, si possible avec avoir un log OK/KO. </text:p>
            <text:p>1. Début du processus d'entrée (US #84) Transfert du SIP vers Vitam ⇒ Si OK, Journalisation (US #74) puis Etape n°2</text:p>
            <text:p>2. Contrôle du SIP (US #68) : Présence et check du bordereau dans le SIP ⇒ Si OK, Journalisation (US #74) puis Etape n°3</text:p>
            <text:p>Si le SIP ne contient pas de bordereau, KO ⇒ Fin du processus d’entrée, supprimer le SIP</text:p>
            <text:p>Si le SIP est vide, KO ⇒ Fin du processus d’entrée, supprimer le SIP</text:p>
            <text:p>Si le Bordereau est non valide (xml et/ou xsd), KO ⇒ Fin du processus d’entrée, supprimer le SIP</text:p>
            <text:p>3. Contrôle du SIP (US #69) : Nombre d’objets contenus dans le SIP égal au nombre d’objets déclaré dans le bordereau SEDA ⇒ SI OK, Journalisation (US #74) puis Etape n°4</text:p>
            <text:p>Si le nombre d’objets contenus dans le SIP est inférieur au nombre d’objets déclaré dans le bordereau SEDA, KO ⇒ Fin du processus d’entrée, supprimer le SIP.</text:p>
            <text:p>Si le nombre d’objets contenus dans le SIP est supérieur au nombre d’objets déclaré dans le bordereau SEDA, KO ⇒ Fin du processus d’entrée, supprimer le SIP.</text:p>
            <text:p>4. Contrôle du SIP (US #86) : Contrôle de conformité des objets reçus par rapport aux objets envoyés ⇒ Si OK, Journalisation (US #74) puis Etape n°5</text:p>
            <text:p>Si objets différents à ceux déclarés dans le bordereau (empreinte KO), KO ⇒ Fin du processus d’entrée, supprimer le SIP.</text:p>
            <text:p>5. Indexation des métadonnées (US #70) : étape d'extraction des MD ⇒ Si OK, Journalisation (US #74) puis Etape n°6</text:p>
            <text:p>Si erreur pendant l'extraction des MD, KO ⇒ Fin du processus d’entrée, supprimer le SIP.</text:p>
            <text:p>7. Indexation des métadonnées contenues dans le SIP (US #70) : étape d'intégration en base ⇒ Si OK, Journalisation (US #74)</text:p>
            <text:p>Base de données n’est pas ou n’est plus disponible, KO ⇒ Fin du processus d’entrée, supprimer le SIP, (supprimer les métadonnées et les objets qui ont été stockés pendant l’étape n°5, supprimer les métadonnées qui auraient pu être indexées?) </text:p>
          </table:table-cell>
          <table:table-cell table:style-name="ce3" office:value-type="string" calcext:value-type="string">
            <text:p>SIP</text:p>
            <text:p>sans objet avec bordereau</text:p>
            <text:p>sans bordereau avec objets</text:p>
            <text:p>vide</text:p>
            <text:p>constitué d'un nombre d'objets inférieur à celui indiqué dans le bordereau</text:p>
            <text:p>constitué d'un nombre d'objets supérieur à celui indiqué dans le bordereau</text:p>
            <text:p>SIP liens URI non valides</text:p>
            <text:p>SIP mauvais format</text:p>
            <text:p>SIP empreintes KO</text:p>
            <text:p>SIP bordereau invalide (xml)</text:p>
            <text:p>SIP bordereau invalide (xsd)</text:p>
            <text:p>SIP bordereau nom vide</text:p>
            <text:p>SIP bordereau sans MD</text:p>
          </table:table-cell>
          <table:table-cell table:style-name="ce3" office:value-type="string" calcext:value-type="string">
            <text:p>Un SIP contenant un bordereau SEDA (a minima un content avec TransactedDate et un Title) et un ensemble d'archives (au moins un objet sans notion d'arborescence entre les objets)</text:p>
          </table:table-cell>
          <table:table-cell table:style-name="ce3" office:value-type="string" calcext:value-type="string">
            <text:p> Remontée d'un statut de fin de processus (OK/KO) + journalisation pour chaque étape</text:p>
            <text:p>MD indexées</text:p>
          </table:table-cell>
          <table:table-cell table:style-name="ce3" office:value-type="string" calcext:value-type="string">
            <text:p><text:a xlink:href="https://dev.programmevitam.fr/goto?key=story&amp;val=68&amp;group_id=108" xlink:type="simple">story #68</text:a>, <text:a xlink:href="https://dev.programmevitam.fr/goto?key=story&amp;val=69&amp;group_id=108" xlink:type="simple">story #69</text:a>, <text:a xlink:href="https://dev.programmevitam.fr/goto?key=story&amp;val=70&amp;group_id=108" xlink:type="simple">story #70</text:a>, <text:a xlink:href="https://dev.programmevitam.fr/goto?key=story&amp;val=74&amp;group_id=108" xlink:type="simple">story #74</text:a>, <text:a xlink:href="https://dev.programmevitam.fr/goto?key=story&amp;val=84&amp;group_id=108" xlink:type="simple">story #84</text:a>, <text:a xlink:href="https://dev.programmevitam.fr/goto?key=story&amp;val=86&amp;group_id=108" xlink:type="simple">story #86</text:a>, <text:a xlink:href="https://dev.programmevitam.fr/goto?key=task&amp;val=454&amp;group_id=108" xlink:type="simple">task #454</text:a>, <text:a xlink:href="https://dev.programmevitam.fr/goto?key=task&amp;val=455&amp;group_id=108" xlink:type="simple">task #455</text:a>, <text:a xlink:href="https://dev.programmevitam.fr/goto?key=task&amp;val=456&amp;group_id=108" xlink:type="simple">task #456</text:a></text:p>
          </table:table-cell>
          <table:table-cell table:style-name="ce3" office:value-type="string" calcext:value-type="string">
            <text:p>Fonctionnelle</text:p>
          </table:table-cell>
          <table:table-cell table:style-name="ce3" office:value-type="string" calcext:value-type="string">
            <text:p>Fini</text:p>
          </table:table-cell>
          <table:table-cell table:style-name="ce11" office:value-type="float" office:value="100" calcext:value-type="float">
            <text:p>100</text:p>
          </table:table-cell>
          <table:table-cell table:style-name="ce11" office:value-type="float" office:value="2" calcext:value-type="float">
            <text:p>2</text:p>
          </table:table-cell>
        </table:table-row>
        <table:table-row table:style-name="ro27">
          <table:table-cell table:style-name="ce3" office:value-type="string" calcext:value-type="string">
            <text:p><text:a xlink:href="https://dev.programmevitam.fr/plugins/tracker/?aid=457" xlink:type="simple">457</text:a></text:p>
          </table:table-cell>
          <table:table-cell table:style-name="ce3" office:value-type="string" calcext:value-type="string">
            <text:p>ENT-03-000</text:p>
          </table:table-cell>
          <table:table-cell table:style-name="ce3" office:value-type="string" calcext:value-type="string">
            <text:p>SCENARIO ACTIVITE (Itération n°3) : En tant que SIA, je veux effectuer une entrée d'un ensemble d'archives dans Vitam, afin de conserver mes informations (et valider les développements des itérations 1, 2 et 3)</text:p>
          </table:table-cell>
          <table:table-cell/>
          <table:table-cell table:style-name="ce3" office:value-type="string" calcext:value-type="string">
            <text:p>Scénario de test pour l'itération. </text:p>
            <text:p>Les US ci-dessous permettent d'avoir une vision métier plus détaillée des différentes étapes du processus d'entrée.  </text:p>
            <text:p>Pour chaque étape du processus, si possible avec avoir un log OK/KO. </text:p>
            <text:p>1. Début du processus d'entrée (US #84) Transfert du SIP vers Vitam ⇒ Si OK, Journalisation (US #74) puis Etape n°2</text:p>
            <text:p>2. Contrôle du SIP (US #68) : Présence et check du bordereau dans le SIP ⇒ Si OK, Journalisation (US #74) puis Etape n°3</text:p>
            <text:p>Si le SIP ne contient pas de bordereau, KO ⇒ Fin du processus d’entrée, supprimer le SIP</text:p>
            <text:p>Si le SIP est vide, KO ⇒ Fin du processus d’entrée, supprimer le SIP</text:p>
            <text:p>Si le Bordereau est non valide (xml et/ou xsd), KO ⇒ Fin du processus d’entrée, supprimer le SIP</text:p>
            <text:p>3. Contrôle du SIP (US #69) : Nombre d’objets contenus dans le SIP égal au nombre d’objets déclaré dans le bordereau SEDA ⇒ SI OK, Journalisation (US #74) puis Etape n°4</text:p>
            <text:p>Si le nombre d’objets contenus dans le SIP est inférieur au nombre d’objets déclaré dans le bordereau SEDA, KO ⇒ Fin du processus d’entrée, supprimer le SIP.</text:p>
            <text:p>Si le nombre d’objets contenus dans le SIP est supérieur au nombre d’objets déclaré dans le bordereau SEDA, KO ⇒ Fin du processus d’entrée, supprimer le SIP.</text:p>
            <text:p>4. Contrôle du SIP (US #86) : Contrôle de conformité des objets reçus par rapport aux objets envoyés ⇒ Si OK, Journalisation (US #74) puis Etape n°5</text:p>
            <text:p>Si objets différents à ceux déclarés dans le bordereau (empreinte KO), KO ⇒ Fin du processus d’entrée, supprimer le SIP.</text:p>
            <text:p>5. Indexation des métadonnées (US #70) : étape d'extraction des MD ⇒ Si OK, Journalisation (US #74) puis Etape n°6</text:p>
            <text:p>Si erreur pendant l'extraction des MD, KO ⇒ Fin du processus d’entrée, supprimer le SIP.</text:p>
            <text:p>7. Indexation des métadonnées contenues dans le SIP (US #70) : étape d'intégration en base ⇒ Si OK, Journalisation (US #74)</text:p>
            <text:p>Base de données n’est pas ou n’est plus disponible, KO ⇒ Fin du processus d’entrée, supprimer le SIP, (supprimer les métadonnées et les objets qui ont été stockés pendant l’étape n°5, supprimer les métadonnées qui auraient pu être indexées?) </text:p>
          </table:table-cell>
          <table:table-cell table:style-name="ce3" office:value-type="string" calcext:value-type="string">
            <text:p>SIP</text:p>
            <text:p>sans objet avec bordereau</text:p>
            <text:p>sans bordereau avec objets</text:p>
            <text:p>vide</text:p>
            <text:p>constitué d'un nombre d'objets inférieur à celui indiqué dans le bordereau</text:p>
            <text:p>constitué d'un nombre d'objets supérieur à celui indiqué dans le bordereau</text:p>
            <text:p>SIP liens URI non valides</text:p>
            <text:p>SIP mauvais format</text:p>
            <text:p>SIP empreintes KO</text:p>
            <text:p>SIP bordereau invalide (xml)</text:p>
            <text:p>SIP bordereau invalide (xsd)</text:p>
            <text:p>SIP bordereau nom vide</text:p>
            <text:p>SIP bordereau sans MD</text:p>
          </table:table-cell>
          <table:table-cell table:style-name="ce3" office:value-type="string" calcext:value-type="string">
            <text:p>Un SIP contenant un bordereau SEDA (a minima un content avec TransactedDate et un Title) et un ensemble d'archives (au moins un objet sans notion d'arborescence entre les objets)</text:p>
          </table:table-cell>
          <table:table-cell table:style-name="ce3" office:value-type="string" calcext:value-type="string">
            <text:p> Remontée d'un statut de fin de processus (OK/KO) + journalisation pour chaque étape</text:p>
            <text:p>MD indexées</text:p>
          </table:table-cell>
          <table:table-cell table:style-name="ce4"/>
          <table:table-cell table:style-name="ce3" office:value-type="string" calcext:value-type="string">
            <text:p>Recette Fonctionnelle</text:p>
          </table:table-cell>
          <table:table-cell table:style-name="ce3" office:value-type="string" calcext:value-type="string">
            <text:p>Fini</text:p>
          </table:table-cell>
          <table:table-cell table:style-name="ce11" office:value-type="float" office:value="100" calcext:value-type="float">
            <text:p>100</text:p>
          </table:table-cell>
          <table:table-cell table:style-name="ce11" office:value-type="float" office:value="2" calcext:value-type="float">
            <text:p>2</text:p>
          </table:table-cell>
        </table:table-row>
        <table:table-row table:style-name="ro28">
          <table:table-cell table:style-name="ce3" office:value-type="string" calcext:value-type="string">
            <text:p><text:a xlink:href="https://dev.programmevitam.fr/plugins/tracker/?aid=468" xlink:type="simple">468</text:a></text:p>
          </table:table-cell>
          <table:table-cell table:style-name="ce3" office:value-type="string" calcext:value-type="string">
            <text:p>ENT-03-000</text:p>
          </table:table-cell>
          <table:table-cell table:style-name="ce3" office:value-type="string" calcext:value-type="string">
            <text:p>En tant qu'archiviste, je veux contrôler le bordereau reçu par rapport au profil attendu afin de vérifier que le SIP est bien structuré et décrit comme je l'attendais</text:p>
          </table:table-cell>
          <table:table-cell table:style-name="ce3" office:value-type="string" calcext:value-type="string">
            <text:p>Chaque profil précise :</text:p>
            <text:p>- la nature des données à verser et à conserver par le service d’archives à l’issue de leur durée d’utilité administrative et la structure du message de transfert correspondant (description des dossiers à verser) ;</text:p>
            <text:p>- la nature des données à détruire à l’issue de leur durée d’utilité administrative et la structure du message de demande d'élimination correspondant (description des données à détruire) ;</text:p>
            <text:p>- les fonctions d’export souhaitées (mode de déclenchement, paramètres...) de la part des progiciels du domaine social.</text:p>
          </table:table-cell>
          <table:table-cell table:style-name="ce3" office:value-type="string" calcext:value-type="string">
            <text:p>CA 1 : Descriptif de l’étape : Vérification de la conformité du profil </text:p>
            <text:p/>
            <text:p>- Dans le processus d’entrée, l’étape de vérification de la conformité du profil doit être appelée en position 325</text:p>
            <text:p>- Lorsque l'étape débute, elle inscrit une ligne dans le journal des opérations d'entrées :</text:p>
            <text:p>* eventType EN – FR : « Check Profile», « Vérification du profil »</text:p>
            <text:p>* outcome : "Started"</text:p>
            <text:p>* outcomeDetailMessage FR : « Début de la vérification de conformité du profil. »</text:p>
            <text:p>* objectIdentifierIncome : MessageIdentifier du manifest</text:p>
            <text:p>*********</text:p>
            <text:p/>
            <text:p>CA 2 : Champ Archival Profile vide </text:p>
            <text:p>Si le champ profil d'archivage est vide.</text:p>
            <text:p>Alors le workflow d'entrée continue,</text:p>
            <text:p>Et dans le journal des opérations le système inscrit :</text:p>
            <text:p>* eventType EN - FR: « Check Profile», « Vérification du profil »</text:p>
            <text:p>* outcome : "OK"</text:p>
            <text:p>* outcomeDetailMessage : « Profil non declaré. »</text:p>
            <text:p>* objectIdentifierIncome : MessageIdentifier du manifest</text:p>
            <text:p/>
            <text:p>********</text:p>
            <text:p>CA 3 : Champ Archival Profile comprenant un ID non référencé dans Vitam</text:p>
            <text:p>Si le champ profil d'archivage comprends un ID non référencé dans Vitam.</text:p>
            <text:p>Alors le workflow d'entrée s’arrête,</text:p>
            <text:p>Et dans le journal des opérations le système inscrit :</text:p>
            <text:p>* eventType EN - FR: « Check Profile», « Vérification du profil »</text:p>
            <text:p>* outcome : "KO"</text:p>
            <text:p>* outcomeDetailMessage : « Échec de la vérification de conformité du profil : Profil d'archivage non référencé dans Vitam »</text:p>
            <text:p>* objectIdentifierIncome : MessageIdentifier du manifest</text:p>
            <text:p/>
            <text:p>*******</text:p>
            <text:p>CA 4 : Profil conforme</text:p>
            <text:p>Si le profil du SIP est conforme</text:p>
            <text:p>Alors le workflow d'entrée continue,</text:p>
            <text:p>Et dans le journal des opérations le système inscrit :</text:p>
            <text:p>* eventType EN - FR: « Check Profile», « Vérification du profil »</text:p>
            <text:p>* outcome : "OK"</text:p>
            <text:p>* outcomeDetailMessage : « Succès de la vérification de conformité du profil : le SIP est conforme au profil défini »</text:p>
            <text:p>* objectIdentifierIncome : MessageIdentifier du manifest</text:p>
            <text:p>***********</text:p>
            <text:p>CA 5.1 : Structure non conforme au Profil </text:p>
            <text:p>Si le SIP a une structure qui ne correspond pas a celle du profil</text:p>
            <text:p>Alors le workflow s’arrête,</text:p>
            <text:p>Et dans le journal des opérations le système inscrit :</text:p>
            <text:p>* eventType EN - FR: « Check Profile», « Vérification du profil »</text:p>
            <text:p>* outcome : "KO"</text:p>
            <text:p>* outcomeDetailMessage FR : « Bordereau non conforme au profil »</text:p>
            <text:p>* objectIdentifierIncome : MessageIdentifier du manifest</text:p>
            <text:p/>
            <text:p>CA 5.2 : Profil non conforme : absence de champs obligatoires</text:p>
            <text:p>Si le SIP ne contient pas tous les champs obligatoires définis par le profil</text:p>
            <text:p>Alors le workflow s’arrête,</text:p>
            <text:p>Et dans le journal des opérations le système inscrit :</text:p>
            <text:p>* eventType EN - FR: « Check Profile», « Vérification du profil »</text:p>
            <text:p>* outcome : "KO"</text:p>
            <text:p>* outcomeDetailMessage FR : "Bordereau non conforme au profil"</text:p>
            <text:p>* objectIdentifierIncome : MessageIdentifier du manifest</text:p>
            <text:p/>
            <text:p>CA 5.3 : Profil non conforme: champs vides</text:p>
            <text:p>Si le SIP contient des champs vides définis par le profil</text:p>
            <text:p>Alors le workflow s’arrête,</text:p>
            <text:p>Et dans le journal des opérations le système inscrit :</text:p>
            <text:p>* eventType EN - FR: « Check Profile», « Vérification du profil »</text:p>
            <text:p>* outcome : "KO"</text:p>
            <text:p>* outcomeDetailMessage FR : "Bordereau non conforme au profil"</text:p>
            <text:p>* objectIdentifierIncome : MessageIdentifier du manifest</text:p>
            <text:p/>
            <text:p>CA 5.4 : valeur non conforme</text:p>
            <text:p>Si les champs du SIP contiennent une valeur non définies par le profil</text:p>
            <text:p>Alors le workflow s’arrête,</text:p>
            <text:p>Et dans le journal des opérations le système inscrit :</text:p>
            <text:p>* eventType EN - FR: « Check Profile», « Vérification du profil »</text:p>
            <text:p>* outcome : "KO"</text:p>
            <text:p>* outcomeDetailMessage FR : "Bordereau non conforme au profil"</text:p>
            <text:p>* objectIdentifierIncome : MessageIdentifier du manifest</text:p>
          </table:table-cell>
          <table:table-cell table:style-name="ce3" office:value-type="string" calcext:value-type="string">
            <text:p>Profil existant et déjà présent dans Vitam</text:p>
            <text:p>Jeu de test SIP avec bordereau SEDA valide/invalide par rapport au profil</text:p>
          </table:table-cell>
          <table:table-cell table:style-name="ce3" office:value-type="string" calcext:value-type="string">
            <text:p>Transfert SIP dans Vitam</text:p>
          </table:table-cell>
          <table:table-cell table:style-name="ce3" office:value-type="string" calcext:value-type="string">
            <text:p>remontée d'un statut OK/KO dans le journal des opérations</text:p>
          </table:table-cell>
          <table:table-cell table:style-name="ce4"/>
          <table:table-cell table:style-name="ce3" office:value-type="string" calcext:value-type="string">
            <text:p>Fonctionnelle</text:p>
          </table:table-cell>
          <table:table-cell table:style-name="ce3" office:value-type="string" calcext:value-type="string">
            <text:p>En Cours de Spécification</text:p>
          </table:table-cell>
          <table:table-cell table:style-name="ce12"/>
          <table:table-cell table:style-name="ce12" office:value-type="string" calcext:value-type="string">
            <text:p/>
          </table:table-cell>
        </table:table-row>
        <table:table-row table:style-name="ro29">
          <table:table-cell table:style-name="ce3" office:value-type="string" calcext:value-type="string">
            <text:p><text:a xlink:href="https://dev.programmevitam.fr/plugins/tracker/?aid=472" xlink:type="simple">472</text:a></text:p>
          </table:table-cell>
          <table:table-cell table:style-name="ce3" office:value-type="string" calcext:value-type="string">
            <text:p>XXX-00-000</text:p>
          </table:table-cell>
          <table:table-cell table:style-name="ce3" office:value-type="string" calcext:value-type="string">
            <text:p>Lire un journal des opérations</text:p>
          </table:table-cell>
          <table:table-cell/>
          <table:table-cell table:style-name="ce3" office:value-type="string" calcext:value-type="string">
            <text:p>Étant donné : </text:p>
            <text:p>Lorsque le SAE réalise : </text:p>
            <text:p>Alors je peux constater que : </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3" office:value-type="string" calcext:value-type="string">
            <text:p><text:a xlink:href="https://dev.programmevitam.fr/goto?key=task&amp;val=441&amp;group_id=108" xlink:type="simple">task #441</text:a>, <text:a xlink:href="https://dev.programmevitam.fr/goto?key=task&amp;val=453&amp;group_id=108" xlink:type="simple">task #453</text:a></text:p>
          </table:table-cell>
          <table:table-cell table:style-name="ce3" office:value-type="string" calcext:value-type="string">
            <text:p>Technique (Dette)</text:p>
          </table:table-cell>
          <table:table-cell table:style-name="ce3" office:value-type="string" calcext:value-type="string">
            <text:p>Fini</text:p>
          </table:table-cell>
          <table:table-cell table:style-name="ce11" office:value-type="float" office:value="20" calcext:value-type="float">
            <text:p>20</text:p>
          </table:table-cell>
          <table:table-cell table:style-name="ce11" office:value-type="float" office:value="5" calcext:value-type="float">
            <text:p>5</text:p>
          </table:table-cell>
        </table:table-row>
        <table:table-row table:style-name="ro25">
          <table:table-cell table:style-name="ce3" office:value-type="string" calcext:value-type="string">
            <text:p><text:a xlink:href="https://dev.programmevitam.fr/plugins/tracker/?aid=474" xlink:type="simple">474</text:a></text:p>
          </table:table-cell>
          <table:table-cell table:style-name="ce3" office:value-type="string" calcext:value-type="string">
            <text:p>XXX-00-000</text:p>
          </table:table-cell>
          <table:table-cell table:style-name="ce3" office:value-type="string" calcext:value-type="string">
            <text:p>Etude RAML vs Mock Server vs Mock Client</text:p>
          </table:table-cell>
          <table:table-cell/>
          <table:table-cell table:style-name="ce3" office:value-type="string" calcext:value-type="string">
            <text:p>Etudier la faisabilité depuis RAML 1.0 de générer :</text:p>
            <text:p/>
            <text:p>- la documentation HTML</text:p>
            <text:p>- la documentation PDF (vis Sphinx)</text:p>
            <text:p>- le code de base Mock Server JAX-RS</text:p>
            <text:p>- le code de base Mock Client JAX-RS</text:p>
          </table:table-cell>
          <table:table-cell table:style-name="ce4"/>
          <table:table-cell table:style-name="ce3" office:value-type="string" calcext:value-type="string">
            <text:p>Outils RAML</text:p>
          </table:table-cell>
          <table:table-cell table:style-name="ce4" table:number-columns-repeated="2"/>
          <table:table-cell table:style-name="ce3" office:value-type="string" calcext:value-type="string">
            <text:p>Technique (Dette)</text:p>
          </table:table-cell>
          <table:table-cell table:style-name="ce3" office:value-type="string" calcext:value-type="string">
            <text:p>Fini</text:p>
          </table:table-cell>
          <table:table-cell table:style-name="ce12"/>
          <table:table-cell table:style-name="ce11" office:value-type="float" office:value="8" calcext:value-type="float">
            <text:p>8</text:p>
          </table:table-cell>
        </table:table-row>
        <table:table-row table:style-name="ro26">
          <table:table-cell table:style-name="ce3" office:value-type="string" calcext:value-type="string">
            <text:p><text:a xlink:href="https://dev.programmevitam.fr/plugins/tracker/?aid=475" xlink:type="simple">475</text:a></text:p>
          </table:table-cell>
          <table:table-cell table:style-name="ce3" office:value-type="string" calcext:value-type="string">
            <text:p>XXX-00-000</text:p>
          </table:table-cell>
          <table:table-cell table:style-name="ce3" office:value-type="string" calcext:value-type="string">
            <text:p>Mock API Units / ObjectGroups</text:p>
          </table:table-cell>
          <table:table-cell/>
          <table:table-cell table:style-name="ce3" office:value-type="string" calcext:value-type="string">
            <text:p>Définir les API Access externes pour :</text:p>
            <text:p>- Units</text:p>
            <text:p>- ObjectGroups</text:p>
            <text:p/>
            <text:p>Prendre en compte la logique d'accès à définir :</text:p>
            <text:p>- Depuis Units vers ObjectGroups</text:p>
            <text:p>- Depuis ObjectGroups vers "objects" via sans doute un "qualifier"/"usages"</text:p>
            <text:p>- Modélisation du listing pour chaque Units de l'OG associé (s'il existe) et des "usages" disponibles</text:p>
            <text:p>- Modélisation de ObjectGroups / Objects (schéma)</text:p>
          </table:table-cell>
          <table:table-cell table:style-name="ce4"/>
          <table:table-cell table:style-name="ce3" office:value-type="string" calcext:value-type="string">
            <text:p>SEDA</text:p>
            <text:p>FITS / autres</text:p>
          </table:table-cell>
          <table:table-cell table:style-name="ce4"/>
          <table:table-cell table:style-name="ce3" office:value-type="string" calcext:value-type="string">
            <text:p><text:a xlink:href="https://dev.programmevitam.fr/goto?key=story&amp;val=479&amp;group_id=108" xlink:type="simple">story #479</text:a>, <text:a xlink:href="https://dev.programmevitam.fr/goto?key=story&amp;val=481&amp;group_id=108" xlink:type="simple">story #481</text:a></text:p>
          </table:table-cell>
          <table:table-cell table:style-name="ce3" office:value-type="string" calcext:value-type="string">
            <text:p>Technique (Dette)</text:p>
          </table:table-cell>
          <table:table-cell table:style-name="ce3" office:value-type="string" calcext:value-type="string">
            <text:p>Fini</text:p>
          </table:table-cell>
          <table:table-cell table:style-name="ce12"/>
          <table:table-cell table:style-name="ce11" office:value-type="float" office:value="6" calcext:value-type="float">
            <text:p>6</text:p>
          </table:table-cell>
        </table:table-row>
        <table:table-row table:style-name="ro29">
          <table:table-cell table:style-name="ce3" office:value-type="string" calcext:value-type="string">
            <text:p><text:a xlink:href="https://dev.programmevitam.fr/plugins/tracker/?aid=476" xlink:type="simple">476</text:a></text:p>
          </table:table-cell>
          <table:table-cell table:style-name="ce3" office:value-type="string" calcext:value-type="string">
            <text:p>XXX-00-000</text:p>
          </table:table-cell>
          <table:table-cell table:style-name="ce3" office:value-type="string" calcext:value-type="string">
            <text:p>Mock API Ingests</text:p>
          </table:table-cell>
          <table:table-cell/>
          <table:table-cell table:style-name="ce3" office:value-type="string" calcext:value-type="string">
            <text:p>API Ingests externe :</text:p>
            <text:p>- Asynchronisme : définition et implémentation</text:p>
            <text:p>- Définition du mock</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4"/>
          <table:table-cell table:style-name="ce3" office:value-type="string" calcext:value-type="string">
            <text:p>Technique (Dette)</text:p>
          </table:table-cell>
          <table:table-cell table:style-name="ce3" office:value-type="string" calcext:value-type="string">
            <text:p>Fini</text:p>
          </table:table-cell>
          <table:table-cell table:style-name="ce12"/>
          <table:table-cell table:style-name="ce11" office:value-type="float" office:value="18" calcext:value-type="float">
            <text:p>18</text:p>
          </table:table-cell>
        </table:table-row>
        <table:table-row table:style-name="ro21">
          <table:table-cell table:style-name="ce3" office:value-type="string" calcext:value-type="string">
            <text:p><text:a xlink:href="https://dev.programmevitam.fr/plugins/tracker/?aid=477" xlink:type="simple">477</text:a></text:p>
          </table:table-cell>
          <table:table-cell table:style-name="ce3" office:value-type="string" calcext:value-type="string">
            <text:p>XXX-00-000</text:p>
          </table:table-cell>
          <table:table-cell table:style-name="ce3" office:value-type="string" calcext:value-type="string">
            <text:p>Mock API Logbook</text:p>
          </table:table-cell>
          <table:table-cell/>
          <table:table-cell table:style-name="ce3" office:value-type="string" calcext:value-type="string">
            <text:p>Définition API externe journaux (Logbook) :</text:p>
            <text:p>- Opérations</text:p>
            <text:p>- Lifecycles</text:p>
            <text:p>- DSL hérité de Units/ObjectGroup mais restreinte</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4"/>
          <table:table-cell table:style-name="ce3" office:value-type="string" calcext:value-type="string">
            <text:p>Technique (Dette)</text:p>
          </table:table-cell>
          <table:table-cell table:style-name="ce3" office:value-type="string" calcext:value-type="string">
            <text:p>Fini</text:p>
          </table:table-cell>
          <table:table-cell table:style-name="ce12"/>
          <table:table-cell table:style-name="ce11" office:value-type="float" office:value="12" calcext:value-type="float">
            <text:p>12</text:p>
          </table:table-cell>
        </table:table-row>
        <table:table-row table:style-name="ro23">
          <table:table-cell table:style-name="ce3" office:value-type="string" calcext:value-type="string">
            <text:p><text:a xlink:href="https://dev.programmevitam.fr/plugins/tracker/?aid=478" xlink:type="simple">478</text:a></text:p>
          </table:table-cell>
          <table:table-cell table:style-name="ce3" office:value-type="string" calcext:value-type="string">
            <text:p>XXX-00-000</text:p>
          </table:table-cell>
          <table:table-cell table:style-name="ce3" office:value-type="string" calcext:value-type="string">
            <text:p>Etude RAML API asynchrone</text:p>
          </table:table-cell>
          <table:table-cell/>
          <table:table-cell table:style-name="ce3" office:value-type="string" calcext:value-type="string">
            <text:p>API Asynchrone à définir</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4"/>
          <table:table-cell table:style-name="ce3" office:value-type="string" calcext:value-type="string">
            <text:p>Technique (Dette)</text:p>
          </table:table-cell>
          <table:table-cell table:style-name="ce3" office:value-type="string" calcext:value-type="string">
            <text:p>Fini</text:p>
          </table:table-cell>
          <table:table-cell table:style-name="ce12"/>
          <table:table-cell table:style-name="ce11" office:value-type="float" office:value="12" calcext:value-type="float">
            <text:p>12</text:p>
          </table:table-cell>
        </table:table-row>
        <table:table-row table:style-name="ro22">
          <table:table-cell table:style-name="ce3" office:value-type="string" calcext:value-type="string">
            <text:p><text:a xlink:href="https://dev.programmevitam.fr/plugins/tracker/?aid=479" xlink:type="simple">479</text:a></text:p>
          </table:table-cell>
          <table:table-cell table:style-name="ce3" office:value-type="string" calcext:value-type="string">
            <text:p>XXX-00-000</text:p>
          </table:table-cell>
          <table:table-cell table:style-name="ce3" office:value-type="string" calcext:value-type="string">
            <text:p>Etude RAML Unit / ObjectGroup</text:p>
          </table:table-cell>
          <table:table-cell/>
          <table:table-cell table:style-name="ce3" office:value-type="string" calcext:value-type="string">
            <text:p>Relation Units / ObjectGroups / Objects :</text:p>
            <text:p>- un object est un usage / version d'un objectgroup = "qualifier" </text:p>
            <text:p>- il n'y a pas de collections spécifiques, hormis pour l'accès à un Object ? ou via ObjectGroups + Qualifier ?</text:p>
            <text:p>=&gt; Permet de masquer l'ID de Object qui n'est pas pérenne</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4"/>
          <table:table-cell table:style-name="ce3" office:value-type="string" calcext:value-type="string">
            <text:p>Technique (Dette)</text:p>
          </table:table-cell>
          <table:table-cell table:style-name="ce3" office:value-type="string" calcext:value-type="string">
            <text:p>Fini</text:p>
          </table:table-cell>
          <table:table-cell table:style-name="ce12"/>
          <table:table-cell table:style-name="ce11" office:value-type="float" office:value="14" calcext:value-type="float">
            <text:p>14</text:p>
          </table:table-cell>
        </table:table-row>
        <table:table-row table:style-name="ro23">
          <table:table-cell table:style-name="ce3" office:value-type="string" calcext:value-type="string">
            <text:p><text:a xlink:href="https://dev.programmevitam.fr/plugins/tracker/?aid=480" xlink:type="simple">480</text:a></text:p>
          </table:table-cell>
          <table:table-cell table:style-name="ce3" office:value-type="string" calcext:value-type="string">
            <text:p>XXX-00-000</text:p>
          </table:table-cell>
          <table:table-cell table:style-name="ce3" office:value-type="string" calcext:value-type="string">
            <text:p>Etude RAML Pagination d'une liste de résultat</text:p>
          </table:table-cell>
          <table:table-cell/>
          <table:table-cell table:style-name="ce3" office:value-type="string" calcext:value-type="string">
            <text:p>Sujet de la pagination côté backoffice dans le cadre d'une API REST stateless</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4"/>
          <table:table-cell table:style-name="ce3" office:value-type="string" calcext:value-type="string">
            <text:p>Technique (Dette)</text:p>
          </table:table-cell>
          <table:table-cell table:style-name="ce3" office:value-type="string" calcext:value-type="string">
            <text:p>Fini</text:p>
          </table:table-cell>
          <table:table-cell table:style-name="ce12"/>
          <table:table-cell table:style-name="ce11" office:value-type="float" office:value="8" calcext:value-type="float">
            <text:p>8</text:p>
          </table:table-cell>
        </table:table-row>
        <table:table-row table:style-name="ro21">
          <table:table-cell table:style-name="ce3" office:value-type="string" calcext:value-type="string">
            <text:p><text:a xlink:href="https://dev.programmevitam.fr/plugins/tracker/?aid=481" xlink:type="simple">481</text:a></text:p>
          </table:table-cell>
          <table:table-cell table:style-name="ce3" office:value-type="string" calcext:value-type="string">
            <text:p>XXX-00-000</text:p>
          </table:table-cell>
          <table:table-cell table:style-name="ce3" office:value-type="string" calcext:value-type="string">
            <text:p>Etude RAML Modèle de données ObjectGroup</text:p>
          </table:table-cell>
          <table:table-cell/>
          <table:table-cell table:style-name="ce3" office:value-type="string" calcext:value-type="string">
            <text:p>Il s'agit de définir le modèle de données ObjectGroup/Object :</text:p>
            <text:p>- Usage/version</text:p>
            <text:p>- format, AUDIO/VIDEO/TEXT/DOC/IMAGE/...</text:p>
            <text:p>- référentiel format ?</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4"/>
          <table:table-cell table:style-name="ce3" office:value-type="string" calcext:value-type="string">
            <text:p>Technique (Dette)</text:p>
          </table:table-cell>
          <table:table-cell table:style-name="ce3" office:value-type="string" calcext:value-type="string">
            <text:p>Fini</text:p>
          </table:table-cell>
          <table:table-cell table:style-name="ce12"/>
          <table:table-cell table:style-name="ce11" office:value-type="float" office:value="8" calcext:value-type="float">
            <text:p>8</text:p>
          </table:table-cell>
        </table:table-row>
        <table:table-row table:style-name="ro30">
          <table:table-cell table:style-name="ce3" office:value-type="string" calcext:value-type="string">
            <text:p><text:a xlink:href="https://dev.programmevitam.fr/plugins/tracker/?aid=485" xlink:type="simple">485</text:a></text:p>
          </table:table-cell>
          <table:table-cell table:style-name="ce3" office:value-type="string" calcext:value-type="string">
            <text:p>ENT-03-000</text:p>
          </table:table-cell>
          <table:table-cell table:style-name="ce3" office:value-type="string" calcext:value-type="string">
            <text:p>En tant qu'archiviste, je veux indexer les MD techniques d'un groupe d'objets techniques afin de pouvoir les récupérer ultérieurement</text:p>
          </table:table-cell>
          <table:table-cell table:style-name="ce5" office:value-type="string" calcext:value-type="string">
            <text:p>Rappel : Un groupe d'objet technique : Ensemble des formes numériques ou physiques d'une même unité intellectuelle. Ex. : un courrier qui a des formes papier et numériques, et pour la forme numérique, une version de conservation et une version de diffusion, etc. Dans le SEDA 2.0 correspond au DataObjectGroup.</text:p>
            <text:p>Dans un SIP :</text:p>
            <text:p>Au sein du DataObjectPackage du manifest un et un seul objet déclare le groupe (DataObjectGroup) auquel il appartient, ses autres versions/usage font référence à ce groupe.</text:p>
            <text:p>Le BinaryDataObject porte les MD techniques, dont les champs obligatoires sont :</text:p>
            <text:p>Uri</text:p>
            <text:p>MessageDigest</text:p>
            <text:p>Size</text:p>
            <text:p>FormatIdentification dont les éléments sont facultatifs</text:p>
            <text:p>Voici les différentes compositions possibles d'un SIP :</text:p>
            <text:p>Un SIP contenant un seul objet (=BinaryDataObject ou PhysicalDataObject) alors : </text:p>
            <text:p>l'objet porte éventuellement la déclaration du DataObjectGroup</text:p>
            <text:p>Un SIP contenant plusieurs versions/usages d'un même objet intellectuel : </text:p>
            <text:p>une de ses versions porte la déclaration du DataObjectGroup (DataObjectGroupId)</text:p>
            <text:p>les autres y font référence (DataObjectGroupReferenceId)</text:p>
            <text:p>Un SIP contenant plusieurs DataObjectGroup contenant chacun un ou plusieurs objets le processus du deuxième point se répète pour chaque DataObjectGroup</text:p>
          </table:table-cell>
          <table:table-cell table:style-name="ce3" office:value-type="string" calcext:value-type="string">
            <text:p>Étant donné un SIP un ou plusieurs BInaryDataObject</text:p>
            <text:p>Action Indexer les MD techniques</text:p>
            <text:p>Vérification :une entrée est créée dans le journal des opérations avec le statut "Ok", en plus des champs obligatoires on voudra afficher :</text:p>
            <text:p>outcome Detail Message : Indexation des MD techniques réalisée avec succès</text:p>
            <text:p>object Identifier Income : ‘MessageIdentifier’ du manifest</text:p>
            <text:p>****</text:p>
            <text:p>Étant donné une base de données inaccessible</text:p>
            <text:p>Action Indexer les MD Techniques contenues dans le SIP</text:p>
            <text:p>Vérification– statut :</text:p>
            <text:p>Vérification : une entrée est créée dans le journal des opérations avec statut "KO", en plus des champs obligatoires on voudra afficher :</text:p>
            <text:p>outcome Detail Message : Echec de l'indexation des MD techniques</text:p>
            <text:p>object Identifier Income : ‘MessageIdentifier’ du manifest</text:p>
            <text:p>****</text:p>
            <text:p>Etant donné un SIP ayant des objets déclarant un DataObjectGroup</text:p>
            <text:p>Action indexer le groupe d'objet technique dont l'ID (DataObjectId) est porté par un des objets (dans le DataObjectGroupId) correspondant (dans Vitam)</text:p>
            <text:p>Vérification les objets appartiennent au même groupe d'objet technique + ajout d'une entrée dans le journal de cycle de vie (#486) correspondant à l'ID du groupe d'objet technique créé</text:p>
            <text:p>*****</text:p>
            <text:p>Etant donné un SIP ayant des objets référençant un DataObjectGroup</text:p>
            <text:p>Action référencer le groupe d'objet technique dont l'ID (DataObjectId) est référencé par les autres objets (dans le DataObjectGroupReferenceId) correspondant (dans Vitam)</text:p>
            <text:p>Vérification les objets appartiennent au même groupe d'objet technique + ajout d'une entrée dans le journal de cycle de vie (#486) correspondant à l'ID du groupe d'objet technique référencé</text:p>
            <text:p>*****</text:p>
            <text:p>Etant donné un SIP ayant un &lt;DataObjectVersion&gt; erroné</text:p>
            <text:p>Lorsque le manifest est parsé</text:p>
            <text:p>Vérification : une entrée est créée dans le journal des opérations avec statut "KO", en plus des champs obligatoires on voudra afficher</text:p>
            <text:p>outcome Detail Message : DataObjectVersion non reconnu</text:p>
            <text:p>object Identifier Income : ‘MessageIdentifier’ du manifest</text:p>
          </table:table-cell>
          <table:table-cell table:style-name="ce3" office:value-type="string" calcext:value-type="string">
            <text:p>jeu de SIP (avec/sans MD ; référence OK / réfrence KO)</text:p>
          </table:table-cell>
          <table:table-cell table:style-name="ce3" office:value-type="string" calcext:value-type="string">
            <text:p>un SIP :</text:p>
            <text:p>lot d'archive</text:p>
            <text:p>manifest : 2 versions d'un même BinaryDataObject  appartenant à un DataObjectPackage</text:p>
          </table:table-cell>
          <table:table-cell table:style-name="ce3" office:value-type="string" calcext:value-type="string">
            <text:p>Indexation des MD techniques du Groupe d'objets techniques</text:p>
          </table:table-cell>
          <table:table-cell table:style-name="ce3" office:value-type="string" calcext:value-type="string">
            <text:p><text:a xlink:href="https://dev.programmevitam.fr/goto?key=task&amp;val=579&amp;group_id=108" xlink:type="simple">task #579</text:a>, <text:a xlink:href="https://dev.programmevitam.fr/goto?key=task&amp;val=580&amp;group_id=108" xlink:type="simple">task #580</text:a>, <text:a xlink:href="https://dev.programmevitam.fr/goto?key=task&amp;val=581&amp;group_id=108" xlink:type="simple">task #581</text:a>, <text:a xlink:href="https://dev.programmevitam.fr/goto?key=task&amp;val=584&amp;group_id=108" xlink:type="simple">task #584</text:a></text:p>
          </table:table-cell>
          <table:table-cell table:style-name="ce3" office:value-type="string" calcext:value-type="string">
            <text:p>Fonctionnelle</text:p>
          </table:table-cell>
          <table:table-cell table:style-name="ce3" office:value-type="string" calcext:value-type="string">
            <text:p>Revue en cours (itération)</text:p>
          </table:table-cell>
          <table:table-cell table:style-name="ce11" office:value-type="float" office:value="60" calcext:value-type="float">
            <text:p>60</text:p>
          </table:table-cell>
          <table:table-cell table:style-name="ce11" office:value-type="float" office:value="45" calcext:value-type="float">
            <text:p>45</text:p>
          </table:table-cell>
        </table:table-row>
        <table:table-row table:style-name="ro31">
          <table:table-cell table:style-name="ce3" office:value-type="string" calcext:value-type="string">
            <text:p><text:a xlink:href="https://dev.programmevitam.fr/plugins/tracker/?aid=486" xlink:type="simple">486</text:a></text:p>
          </table:table-cell>
          <table:table-cell table:style-name="ce3" office:value-type="string" calcext:value-type="string">
            <text:p>ENT-03-000</text:p>
          </table:table-cell>
          <table:table-cell table:style-name="ce3" office:value-type="string" calcext:value-type="string">
            <text:p>En tant qu'archiviste Je veux qu'à chaque nouvelle entrée valide, un journal de cycle de vie soit créé et sauvegardé afin d'avoir une trace</text:p>
          </table:table-cell>
          <table:table-cell table:style-name="ce3" office:value-type="string" calcext:value-type="string">
            <text:p>Au moment de l'entrée, une fois le processus d'entrée complet et OK d'une nouvelle unité archivistique (ArchiveUnit + GOT), il faut créer le journal de cycle de vie correspondant.</text:p>
            <text:p>Si l'ArchiveUnit est déjà connue du système, pas de création du journal.</text:p>
            <text:p>Le journal de cycle de vie trace toutes les événements qui impactent l'archive dès sa prise en charge dans le système et doit être conservé autant que l'archive.</text:p>
            <text:p>- dès la réception de l'entrée, on trace les opérations effectuées sur les ArchiveUnit et les ObjectGroup qui sont dans le SIP</text:p>
            <text:p>- les journaux du cycle de vie sont "committés" une fois le stockage des objets OK et l'indexation des MD OK, avant notification au service versant</text:p>
            <text:p>- si l'entrée est KO en raison de l'échec de quelque étape que ce soit, on détruit les units, les objets et les journaux correspondant. Faire attention à ce point lors de l'écriture du scénario global de l'itération suivante.</text:p>
            <text:p>Contenu du journal :</text:p>
            <text:p>- Id VITAM (object identifier) -&gt; obligatoire, interne et unique</text:p>
            <text:p>- Id de l'opération concernée (event identifier) -&gt; obligatoire, interne et unique</text:p>
            <text:p>- identifiant du processus (event identifier process) -&gt; obligatoire, interne, unique</text:p>
            <text:p>- type de processus (event type process) -&gt; obligatoire, interne</text:p>
            <text:p>- Type de l'opération (création...) (event type) -&gt; obligatoire, interne</text:p>
            <text:p>- Date de création de l'enregistrement dans le journal (event date time) -&gt; obligatoire et calculée par le journal</text:p>
            <text:p>- Résultat de l'opération (outcome) -&gt; obligatoire, interne, {STARTED, OK, FATAL, WARNING}</text:p>
            <text:p>- Code d'erreur correspondant (outcome detail) -&gt; obligatoire en cas d'erreur</text:p>
            <text:p>- Si code d'erreur, Information détaillée du résultat (outcome detail message) -&gt; obligatoire,</text:p>
            <text:p> </text:p>
          </table:table-cell>
          <table:table-cell table:style-name="ce3" office:value-type="string" calcext:value-type="string">
            <text:p>Étant donné un Archive Unit repéré dans le manifeste </text:p>
            <text:p>Action : créer son journal du cycle de vie </text:p>
            <text:p>Vérification– une occurence est créée dans le journal du cycle de vie avec le bon format.(voir description métier)</text:p>
            <text:p>****</text:p>
            <text:p>Étant donné le journal du cycle de vie de l'unit créé </text:p>
            <text:p>Action : enregistrer la tâche dans le journal des opérations </text:p>
            <text:p>Vérification- une entrée est créée dans le journal des opérations, en plus des champs obligatoires on voudra afficher :</text:p>
            <text:p>outcome Detail Message : Création du journal de cycle de vie Unit</text:p>
            <text:p>object Identifier Income : ‘MessageIdentifier’ du manifest</text:p>
            <text:p>****</text:p>
            <text:p>Étant donné un Groupe d'objet technique réceptionné</text:p>
            <text:p>Action : créer son journal du cycle de vie </text:p>
            <text:p>Vérification– une occurence est créée dans le journal du cycle de vie avec le bon format.(voir description métier).</text:p>
            <text:p>****</text:p>
            <text:p>Étant donné le journal du cycle de vie du groupe d'objet technique créé </text:p>
            <text:p>Action : enregistrer la tâche dans le journal des opérations </text:p>
            <text:p>Vérification- une entrée est créée dans le journal des opérations, en plus des champs obligatoires on voudra afficher :</text:p>
            <text:p>outcome Detail Message : Création du journal de cycle de vie Groupe d'objet</text:p>
            <text:p>object Identifier Income : ‘MessageIdentifier’ du manifest</text:p>
          </table:table-cell>
          <table:table-cell table:style-name="ce3" office:value-type="string" calcext:value-type="string">
            <text:p>processus d'entrée OK et complet</text:p>
          </table:table-cell>
          <table:table-cell table:style-name="ce3" office:value-type="string" calcext:value-type="string">
            <text:p>Nouvelle entrée d'un SIP</text:p>
          </table:table-cell>
          <table:table-cell table:style-name="ce3" office:value-type="string" calcext:value-type="string">
            <text:p>Journal créé avec un premier enregistrement dont la première ligne est une opération liée à la création de l'unité archivistique (Archive Unit + GOT)</text:p>
          </table:table-cell>
          <table:table-cell table:style-name="ce3" office:value-type="string" calcext:value-type="string">
            <text:p><text:a xlink:href="https://dev.programmevitam.fr/goto?key=task&amp;val=543&amp;group_id=108" xlink:type="simple">task #543</text:a>, <text:a xlink:href="https://dev.programmevitam.fr/goto?key=task&amp;val=545&amp;group_id=108" xlink:type="simple">task #545</text:a>, <text:a xlink:href="https://dev.programmevitam.fr/goto?key=task&amp;val=646&amp;group_id=108" xlink:type="simple">task #646</text:a>, <text:a xlink:href="https://dev.programmevitam.fr/goto?key=task&amp;val=647&amp;group_id=108" xlink:type="simple">task #647</text:a></text:p>
          </table:table-cell>
          <table:table-cell table:style-name="ce3" office:value-type="string" calcext:value-type="string">
            <text:p>Fonctionnelle</text:p>
          </table:table-cell>
          <table:table-cell table:style-name="ce3" office:value-type="string" calcext:value-type="string">
            <text:p>A recette (release)</text:p>
          </table:table-cell>
          <table:table-cell table:style-name="ce11" office:value-type="float" office:value="60" calcext:value-type="float">
            <text:p>60</text:p>
          </table:table-cell>
          <table:table-cell table:style-name="ce11" office:value-type="float" office:value="20" calcext:value-type="float">
            <text:p>20</text:p>
          </table:table-cell>
        </table:table-row>
        <table:table-row table:style-name="ro25">
          <table:table-cell table:style-name="ce3" office:value-type="string" calcext:value-type="string">
            <text:p><text:a xlink:href="https://dev.programmevitam.fr/plugins/tracker/?aid=487" xlink:type="simple">487</text:a></text:p>
          </table:table-cell>
          <table:table-cell table:style-name="ce3" office:value-type="string" calcext:value-type="string">
            <text:p>ENT-03-000</text:p>
          </table:table-cell>
          <table:table-cell table:style-name="ce3" office:value-type="string" calcext:value-type="string">
            <text:p>En tant qu'archiviste, je veux calculer à l’entrée de mes archives les échéances de mes archives, afin de les enregistrer en base</text:p>
          </table:table-cell>
          <table:table-cell table:style-name="ce3" office:value-type="string" calcext:value-type="string">
            <text:p>Lorsqu'un objet est versé, le bordereau peut indiquer deux éléments :</text:p>
            <text:p>- Un identifiant de règle de gestion</text:p>
            <text:p>- La date de début à partir de laquelle la règle concernant</text:p>
            <text:p>A partir de là, Vitam doit associer l'identifiant de la règle avec la durée qu'il possède en base, puis, appliquer cette durée à la date de début pour déterminer une date d'application action de la règle.</text:p>
          </table:table-cell>
          <table:table-cell table:style-name="ce3" office:value-type="string" calcext:value-type="string">
            <text:p>Pré-requis : on considère ici que le manifeste fournit toujours :</text:p>
            <text:p>- Des identifiants connu du référentiel Vitam</text:p>
            <text:p>- Des dates de départ correctes, des règles cohérentes </text:p>
            <text:p>Les cas d'erreurs seront traités dans d'autres stories.</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4"/>
          <table:table-cell table:style-name="ce3" office:value-type="string" calcext:value-type="string">
            <text:p>Fonctionnelle</text:p>
          </table:table-cell>
          <table:table-cell table:style-name="ce3" office:value-type="string" calcext:value-type="string">
            <text:p>A Spécifier</text:p>
          </table:table-cell>
          <table:table-cell table:style-name="ce12"/>
          <table:table-cell table:style-name="ce12" office:value-type="string" calcext:value-type="string">
            <text:p/>
          </table:table-cell>
        </table:table-row>
        <table:table-row table:style-name="ro5">
          <table:table-cell table:style-name="ce3" office:value-type="string" calcext:value-type="string">
            <text:p><text:a xlink:href="https://dev.programmevitam.fr/plugins/tracker/?aid=488" xlink:type="simple">488</text:a></text:p>
          </table:table-cell>
          <table:table-cell table:style-name="ce3" office:value-type="string" calcext:value-type="string">
            <text:p>ACC-02-000</text:p>
          </table:table-cell>
          <table:table-cell table:style-name="ce3" office:value-type="string" calcext:value-type="string">
            <text:p>En tant qu'archiviste, je veux que les pages de résultats (recherche avancée) soient paginées, afin de pouvoir limiter le nombre de résultats par page</text:p>
          </table:table-cell>
          <table:table-cell/>
          <table:table-cell table:style-name="ce3" office:value-type="string" calcext:value-type="string">
            <text:p>Étant donné : les résultats d'une recherche</text:p>
            <text:p>Lorsque le SAE réalise : l'affichage des résultats </text:p>
            <text:p>Alors je peux constater que : un nombre défini de résultats (25) est affiche sur la page</text:p>
            <text:p/>
            <text:p>Étant donné : les résultats d'une recherche</text:p>
            <text:p>Lorsque le SAE réalise : l'affichage des résultats </text:p>
            <text:p>Alors je peux constater que : une pagination est affichée en haut et en bas des résultats de recherche</text:p>
            <text:p/>
            <text:p>********************************</text:p>
            <text:p>Étant donné : les résultats d'une recherche &lt;25 lignes</text:p>
            <text:p>Lorsque le SAE réalise : l'affichage de la pagination</text:p>
            <text:p>Alors je peux constater que : la pagination est inactive et grisée</text:p>
            <text:p/>
            <text:p>***********************</text:p>
            <text:p>Étant donné : les résultats d'une recherche &gt;25 lignes</text:p>
            <text:p>Lorsque le SAE réalise : l'affichage de la pagination</text:p>
            <text:p>Alors je peux constater que : la pagination est active</text:p>
            <text:p/>
            <text:p>Étant donné : les résultats d'une recherche &gt;25 lignes</text:p>
            <text:p>Lorsque le SAE réalise : l'affichage de la pagination</text:p>
            <text:p>Alors je peux constater que : la pagination est constituée de 2 flèches (voir IHM)</text:p>
            <text:p>et la pagination affiche 5 chiffres dans l'ordre chronologique entre les flèches (voir IHM) </text:p>
            <text:p/>
            <text:p>Étant donné : les résultats d'une recherche &gt;25 lignes </text:p>
            <text:p>Lorsque le SAE réalise : l'affichage de la pagination</text:p>
            <text:p>Alors je peux constater que : les chiffres de la pagination prennent en compte le nombre total de résultats </text:p>
            <text:p>et les chiffre ne sont pas supérieurs a 5 chiffres affichés</text:p>
            <text:p/>
            <text:p>Étant donné : les résultats d'une recherche &gt;25 lignes </text:p>
            <text:p>Lorsque le SAE réalise : l'affichage de la pagination sur la première page</text:p>
            <text:p>Alors je peux constater que : la flèche de gauche est inactive</text:p>
            <text:p/>
            <text:p>Étant donné : les résultats d'une recherche &gt;25 lignes </text:p>
            <text:p>Lorsque le SAE réalise : l'affichage de la pagination sur la dernière page</text:p>
            <text:p>Alors je peux constater que : la flèche de droite est inactive</text:p>
            <text:p/>
            <text:p>**********************</text:p>
            <text:p>Étant donné : les résultats d'une recherche &gt;25 lignes </text:p>
            <text:p>Lorsque le SAE réalise : un clic sur le bouton suivant si actif</text:p>
            <text:p>Alors je peux constater que : la page recharge les résultats </text:p>
            <text:p>Et incrémente les résultats de 25</text:p>
            <text:p>Et incrémente le chiffre de pagination sélectionné de +1</text:p>
            <text:p/>
            <text:p>Étant donné : les résultats d'une recherche &gt;25 lignes </text:p>
            <text:p>Lorsque le SAE réalise : un clic sur le bouton précédent si actif</text:p>
            <text:p>Alors je peux constater que : la page recharge les résultats </text:p>
            <text:p>Et décrémente les résultats de 25</text:p>
            <text:p>Et décrémente le chiffre de pagination sélectionné de -1</text:p>
          </table:table-cell>
          <table:table-cell table:style-name="ce3" office:value-type="string" calcext:value-type="string">
            <text:p>Une page de résultats de recherche</text:p>
            <text:p>Plus de 25 résultats de recherche</text:p>
          </table:table-cell>
          <table:table-cell table:style-name="ce3" office:value-type="string" calcext:value-type="string">
            <text:p>Une recherche</text:p>
          </table:table-cell>
          <table:table-cell table:style-name="ce3" office:value-type="string" calcext:value-type="string">
            <text:p>L'affichage d'un système de pagination fonctionnel</text:p>
          </table:table-cell>
          <table:table-cell table:style-name="ce4"/>
          <table:table-cell table:style-name="ce3" office:value-type="string" calcext:value-type="string">
            <text:p>Fonctionnelle</text:p>
          </table:table-cell>
          <table:table-cell table:style-name="ce3" office:value-type="string" calcext:value-type="string">
            <text:p>Raffinement/Tech Design</text:p>
          </table:table-cell>
          <table:table-cell table:style-name="ce12"/>
          <table:table-cell table:style-name="ce12" office:value-type="string" calcext:value-type="string">
            <text:p/>
          </table:table-cell>
        </table:table-row>
        <table:table-row table:style-name="ro2">
          <table:table-cell table:style-name="ce3" office:value-type="string" calcext:value-type="string">
            <text:p><text:a xlink:href="https://dev.programmevitam.fr/plugins/tracker/?aid=489" xlink:type="simple">489</text:a></text:p>
          </table:table-cell>
          <table:table-cell table:style-name="ce3" office:value-type="string" calcext:value-type="string">
            <text:p>GAE-09-000</text:p>
          </table:table-cell>
          <table:table-cell table:style-name="ce3" office:value-type="string" calcext:value-type="string">
            <text:p>SCENARIO : En tant qu'administrateur fonctionnel, je veux créer le référentiel des règles de gestion afin de pouvoir l'alimenter et de pouvoir calculer les échéances des unités archivistiques reçues</text:p>
          </table:table-cell>
          <table:table-cell table:style-name="ce3" office:value-type="string" calcext:value-type="string">
            <text:p>- Import du référentiel : #490</text:p>
            <text:p>- Affichage : #751</text:p>
            <text:p>- Rechercher dans le référentiel : #575</text:p>
          </table:table-cell>
          <table:table-cell table:style-name="ce3" office:value-type="string" calcext:value-type="string">
            <text:p>Étant donné : Lorsque le SAE réalise : Alors je peux constater que :</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3" office:value-type="string" calcext:value-type="string">
            <text:p><text:a xlink:href="https://dev.programmevitam.fr/goto?key=story&amp;val=490&amp;group_id=108" xlink:type="simple">story #490</text:a>, <text:a xlink:href="https://dev.programmevitam.fr/goto?key=story&amp;val=492&amp;group_id=108" xlink:type="simple">story #492</text:a>, <text:a xlink:href="https://dev.programmevitam.fr/goto?key=story&amp;val=575&amp;group_id=108" xlink:type="simple">story #575</text:a>, <text:a xlink:href="https://dev.programmevitam.fr/goto?key=story&amp;val=576&amp;group_id=108" xlink:type="simple">story #576</text:a>, <text:a xlink:href="https://dev.programmevitam.fr/goto?key=story&amp;val=577&amp;group_id=108" xlink:type="simple">story #577</text:a></text:p>
          </table:table-cell>
          <table:table-cell table:style-name="ce3" office:value-type="string" calcext:value-type="string">
            <text:p>Fonctionnelle</text:p>
          </table:table-cell>
          <table:table-cell table:style-name="ce3" office:value-type="string" calcext:value-type="string">
            <text:p>En Cours De Réalisation</text:p>
          </table:table-cell>
          <table:table-cell table:style-name="ce12"/>
          <table:table-cell table:style-name="ce12" office:value-type="string" calcext:value-type="string">
            <text:p/>
          </table:table-cell>
        </table:table-row>
        <table:table-row table:style-name="ro32">
          <table:table-cell office:value-type="string" calcext:value-type="string">
            <text:p><text:a xlink:href="https://dev.programmevitam.fr/plugins/tracker/?aid=490" xlink:type="simple">490</text:a></text:p>
          </table:table-cell>
          <table:table-cell office:value-type="string" calcext:value-type="string">
            <text:p>GAE-09-000</text:p>
          </table:table-cell>
          <table:table-cell office:value-type="string" calcext:value-type="string">
            <text:p>En tant qu'administrateur fonctionnel, je veux importer un référentiel de règles de gestion afin d'initialiser les règles de gestion</text:p>
          </table:table-cell>
          <table:table-cell table:style-name="ce3" office:value-type="string" calcext:value-type="string">
            <text:p>Le référentiel de règles de gestion est un outil qui décrit les règles de gestion permettant de calculer les échéances auxquelles sont soumises les archives prises en charge par la solution Vitam et qui vont entraîner le déclenchement d’opérations les concernant dans Vitam.</text:p>
            <text:p>A terme il sera  impossible d'utiliser Vitam sans ce référentiel.</text:p>
            <text:p>Pour avoir un ordre idée, le nombre de règles de gestion peut aller de la centaine à plusieurs dizaines de milliers. </text:p>
            <text:p>Sur un exemple concret, un des ministères possède environs 7000 règles, qui correspondront à l'import initial lors d'un déploiement de Vitam chez eux.</text:p>
            <text:p>La structure métier du référentiel est le suivant :</text:p>
            <text:p>Identifiants de la règle externe ou métier/FO. Obligatoire</text:p>
            <text:p>Equivalent SEDA : Attribut  &lt;Rule id="xxxx"&gt;</text:p>
            <text:p>Contrainte : le ruleID est unique dans le référentiel</text:p>
            <text:p>Note : il est de la responsabilité de l'administrateur fonctionnel et du SIP d'avoir des ID qui correspondent entre son front office et le manifest</text:p>
            <text:p>Type de règle (énumération :AppraisalRule, AccessRule, StorageRule, DisseminationRule, ReuseRule, ClassificationRule). Obligatoire</text:p>
            <text:p>Equivalent administratif / SEDA : voir liste plus bas</text:p>
            <text:p>Intitulé de la règle (texte). Obligatoire</text:p>
            <text:p>Equivalent SEDA: &lt;Rule&gt;Valeur&lt;/Rule&gt;</text:p>
            <text:p>Durée associée à la règle (entier positif ou nul, max à définir). Obligatoire</text:p>
            <text:p>Unité de valeur associée (énumération : jours, mois, années). Obligatoire</text:p>
            <text:p>Description (texte). Optionnel</text:p>
            <text:p>Note : l'archiviste pourra y mettre plusieurs informations en plus, comme les références légales ou la date de départ de la règle</text:p>
            <text:p>De plus, l'administrateur fonctionnel voudra retrouver les informations suivantes :</text:p>
            <text:p>Date de création de la règle dans le SAE (date)</text:p>
            <text:p>Date de dernière mise à jour de la règle dans le SAE (date)</text:p>
            <text:p> </text:p>
            <text:p>Détail des types de règles et correspondance SEDA :</text:p>
            <text:p>Durée d'utilité Administrative (DUA) : AppraisalRule</text:p>
            <text:p>Délai de Communicabilité (DCOMM) : AccessRule</text:p>
            <text:p>Durée d'utilité courante (DUC) : StorageRule</text:p>
            <text:p>Délai de diffusion (DDIFF) : DisseminationRule</text:p>
            <text:p>Durée de réutilisation (DREUT) : ReuseRule</text:p>
            <text:p>Durée de classification (DCLASS) : ClassificationRule</text:p>
            <text:p>De plus un référentiel de gestion est relatif à un tenant, chaque tenant ayant son propre référentiel. Par soucis de simplification, l'import initial devra permettre de faire la liaison avec un tenant, même si l'interface ne le permet pas, comme pour les SIP ou logbook actuellement. (Utilisation du tenantID ?)</text:p>
            <text:p>Validté d'un fichier : un fichier contenant un référentiel valide respecte toutes les conditions suivante :</text:p>
            <text:p>* Présente un format CSV dont la structure est bien formée</text:p>
            <text:p>* Possède des valeurs dont le format est correct (pas de texte dans un champ numérique, la valeur soumise pour une énumération doit être égal à une des valeurs de cette énumération)</text:p>
            <text:p>* Possède des valeurs dans ses champs obligatoires</text:p>
            <text:p>* Possède des valeurs cohérentes avec le métier (ex : le ruleID est unique)</text:p>
            <text:p>Pour information, à propos de la responsabilité du référentiel de gestion :</text:p>
            <text:p>- Vitam étant un projet devant être autonome, il est obligatoire de posséder l'ensemble des règles nécéssaires et suffisantes pour gérer ses achives y compris sans SIA</text:p>
            <text:p>- Les SIA possèdent aujourd'hui leurs propres référentiels de gestion. Il conviendra de voir quels informations seront issues de Vitam et lesquelles de leurs propres systèmes. A l'écriture de cette story, il s'agit encore d'un chantier très éloigné.</text:p>
            <text:p>- Les SIA étant très hétérogènes, il est préférable de partir sur un socle commun et relativement complet dans Vitam</text:p>
            <text:p>Cette story s'accompagne de la #740 qui décrit fonctionnalités de test.</text:p>
            <text:p>Jeu de données valide en PJ</text:p>
            <text:p>-----------------------------</text:p>
            <text:p>POUR HISTORIQUE :</text:p>
            <text:p>La structure du référentiel est le suivant :</text:p>
            <text:p>identifiants de la règle</text:p>
            <text:p>type de règle (DUA, DCOMM, DUC, DDIFF, DREUT, DCLASS)</text:p>
            <text:p>intitulé de la règle</text:p>
            <text:p>durée associée à la règle</text:p>
            <text:p>unité de valeur associée (jours, mois, années)</text:p>
            <text:p>références légales</text:p>
            <text:p>date d’activation de la règle (?)</text:p>
            <text:p>date de désactivation de la règle (?)</text:p>
            <text:p>Types des règles :</text:p>
            <text:p>Durée d'utilité Administrative (DUA)</text:p>
            <text:p>Délai de Communicabilité (DCOMM)</text:p>
            <text:p>Durée d'utilité courante (DUC)</text:p>
            <text:p>Délai de diffusion (DDIFF)</text:p>
            <text:p>Durée de réutilisation (DREUT)</text:p>
            <text:p>Durée de classification (DCLASS)</text:p>
          </table:table-cell>
          <table:table-cell table:style-name="ce8" office:value-type="string" calcext:value-type="string">
            <text:p>Cas nominal</text:p>
            <text:p>#CA1</text:p>
            <text:p>Étant donné le l'interface d'import du référenciel de gestion de Vitam</text:p>
            <text:p>Lorsque l'administrateur fonctionnel soumet un fichier de règle de gestion depuis son client au SAE</text:p>
            <text:p>Alors le système vérifie la validité du fichier en mode "dry run" (comme pour le référentiel Pronom cf #636)</text:p>
            <text:p>Et le système inscrit une entrée dans le journal des opérations :</text:p>
            <text:p>outcome Detail Message : « Import initial des règles de gestion : soumission du fichier &lt;nom_du_fichier&gt; pour vérification puis importation »</text:p>
            <text:p>#CA2</text:p>
            <text:p>Étant donné la vérification du fichier des règles de gestion par le système</text:p>
            <text:p>Lorsque le fichier est valide (voir description métier)</text:p>
            <text:p>Alors l'administrateur peut valider ou annuler cet import</text:p>
            <text:p/>
            <text:p>#CA3</text:p>
            <text:p>Étant donné un fichier valide</text:p>
            <text:p>Et le choix pour l'administrateur de valider ou annuler cet import</text:p>
            <text:p>Et qu'il n'existe pas déjà un référentiel de gestion dans le SAE</text:p>
            <text:p>Lorsque l'administrateur valide</text:p>
            <text:p>Alors le fichier est importé dans le référentiel des règles de gestion</text:p>
            <text:p>Et le système inscrit une entrée dans le journal des opérations : outcome Detail Message : « Import initial des règles de gestion : fichier &lt;nom_du_fichier&gt; valide et importé avec succès »</text:p>
            <text:p>Et le système indique dans l'IHM que l'import a réussi</text:p>
            <text:p> </text:p>
            <text:p>Cas d'erreurs</text:p>
            <text:p>#CA4 Annulation de l'import du fichier</text:p>
            <text:p>Étant donné un administrateur fonctionnel qui soumet un fichier de règles de gestion valide depuis son client au SAE</text:p>
            <text:p>Et le système qui lui demande de valider ou annuler l'import</text:p>
            <text:p>Lorsque l'administrateur fonctionnel annule l'import</text:p>
            <text:p>Alors le système d'importation des règles de gestion revient à son état initial, comme si l'utilisateur n'avait pas démarré l'opération</text:p>
            <text:p>#CA5 CSV mal formé</text:p>
            <text:p>Étant donné un administrateur fonctionnel qui confirme la soumission d'un fichier de règles de gestion depuis son client au SAE</text:p>
            <text:p>Lorsque le fichier est mal formé : pas d'intitulés de colonnes ou mauvais type de séparateurs ou mauvais nombre de champs</text:p>
            <text:p>Alors la vérification de l'import s'arrête</text:p>
            <text:p>Et le système considère ce fichier comme invalide</text:p>
            <text:p>Et le système inscrit une entrée dans le journal des opérations : outcome Detail Message : « Import initial des règles de gestion : fichier &lt;nom_du_fichier&gt; mal formé, importation annulé »</text:p>
            <text:p>Et le système remonte l'erreur à l'utilisateur</text:p>
            <text:p>#CA6 Format des valeurs non conforme</text:p>
            <text:p>Étant donné un administrateur fonctionnel qui valide l'import d'un fichier de règles de gestion depuis son client au SAE</text:p>
            <text:p>Lorsque le fichier possède des valeurs qui ne sont pas conforme avec le type attendu (Se référer à la description métier. Ex : du texte dans un champ qui attend un entier, ou une valeur qui n'appartient pas à une énumération)</text:p>
            <text:p>Alors le système considère ce fichier comme invalide</text:p>
            <text:p>Et le système inscrit une entrée dans le journal des opérations : outcome Detail Message : « Import initial des règles de gestion : le fichier &lt;nom_du_fichier&gt; comporte des valeurs invalides, importation annulé »</text:p>
            <text:p>Et le système remonte l'erreur à l'utilisateur</text:p>
            <text:p>Et la vérification de l'import continue</text:p>
            <text:p>#CA7 Valeurs non conformes à la logique métier</text:p>
            <text:p>Étant donné un administrateur fonctionnel qui valide l'import d'un fichier de règles de gestion depuis son client au SAE</text:p>
            <text:p>Lorsque le fichier possède des valeurs qui ne sont pas conforme avec la logique métier (voir ci dessous)</text:p>
            <text:p>Alors le système considère ce fichier comme invalide</text:p>
            <text:p>Et le système inscrit une entrée dans le journal des opérations : outcome Detail Message : « Import initial des règles de gestion : le fichier &lt;nom_du_fichier&gt; comporte des valeurs invalides, importation annulé »</text:p>
            <text:p>Et le système remonte l'erreur à l'utilisateur</text:p>
            <text:p>Et la vérification de l'import continue</text:p>
            <text:p>Logique métier :</text:p>
            <text:p>- Le ruleID doit être unique dans le référentiel</text:p>
            <text:p>#CA8 Erreur technique</text:p>
            <text:p>Étant donné la vérification du fichier des règles de gestion par le système</text:p>
            <text:p>Lorsque le fichier est valide</text:p>
            <text:p>Et qu'une erreur technique survient concernant l'importation ou la persistance (SGBD indisponible, réseau inatteignable, problème d'écriture…) </text:p>
            <text:p>Alors le système revient à l'état d'avant l'importation </text:p>
            <text:p>Et le système inscrit une entrée dans le journal des opérations : outcome Detail Message : « Échec de l'import initial des règles de gestions suite à un problème technique.»</text:p>
            <text:p>Et le système remonte l'erreur à l'utilisateur avec le code d'erreur renvoyé par l'instance en dysfonctionnement (erreur 40x, 50x…)</text:p>
            <text:p>Et la vérification de l'import s'arrête</text:p>
            <text:p>#CA9 Référentiel déjà existant</text:p>
            <text:p>Étant donné un fichier valide</text:p>
            <text:p>Et le choix pour l'administrateur de valider ou annuler cet import</text:p>
            <text:p>Et qu'il existe déjà un référentiel de gestion dans le SAE qui a été importé précédemment</text:p>
            <text:p>Lorsque l'administrateur valide</text:p>
            <text:p>Alors le système n'importe pas le fichier</text:p>
            <text:p>Et le système inscrit une entrée dans le journal des opérations : outcome Detail Message : « Erreur sur l'import initial des règles de gestion : un référentiel de gestion existe déjà, importation annulé »</text:p>
            <text:p>Et le système remonte l'erreur à l'utilisateur</text:p>
            <text:p> </text:p>
            <text:p>------------------------------------------------</text:p>
            <text:p>Pour historique</text:p>
            <text:p>Etant donné un référentiel valide</text:p>
            <text:p>Lorsque le SAE réalise : l'import du référentiel de gestion dans Vitam</text:p>
            <text:p>Alors je peux constater que : toutes les règles de gestion sont sauvegardées dans Vitam, un message "Import réussit" est affiché.</text:p>
            <text:p>********</text:p>
            <text:p>Etant donné un référentiel invalide (structure de données incohérente)</text:p>
            <text:p>Lorsque le SAE réalise : l'import du référentiel de gestion dans Vitam</text:p>
            <text:p>Alors je peux constater que : l'import est rejeté par Vitam, un message d'erreur "Echéc de l'import : structure de données incohérantes" est affiché.</text:p>
            <text:p>********</text:p>
            <text:p>Etant donné un référentiel invalide (formats de fichier)</text:p>
            <text:p>Lorsque le SAE réalise : l'import du référentiel de gestion dans Vitam</text:p>
            <text:p>Alors je peux constater que :  l'import est rejeté par Vitam, un message d'erreur "Echéc de l'import : format fichier rejetté" est affiché.</text:p>
          </table:table-cell>
          <table:table-cell table:style-name="ce2" office:value-type="string" calcext:value-type="string">
            <text:p>Référentiel de règles de gestion respectant la structure de données, les règles métiers et le format de fichier "csv".</text:p>
          </table:table-cell>
          <table:table-cell table:style-name="ce2" office:value-type="string" calcext:value-type="string">
            <text:p>Un référentiel de règles de gestion</text:p>
          </table:table-cell>
          <table:table-cell table:style-name="ce2" office:value-type="string" calcext:value-type="string">
            <text:p>Référentiel de règles de gestion importé dans Vitam.</text:p>
          </table:table-cell>
          <table:table-cell table:style-name="ce2" office:value-type="string" calcext:value-type="string">
            <text:p><text:a xlink:href="https://dev.programmevitam.fr/goto?key=task&amp;val=573&amp;group_id=108" xlink:type="simple">task #573</text:a>, <text:a xlink:href="https://dev.programmevitam.fr/goto?key=story&amp;val=704&amp;group_id=108" xlink:type="simple">story #704</text:a>, <text:a xlink:href="https://dev.programmevitam.fr/goto?key=story&amp;val=705&amp;group_id=108" xlink:type="simple">story #705</text:a>, <text:a xlink:href="https://dev.programmevitam.fr/goto?key=task&amp;val=734&amp;group_id=108" xlink:type="simple">task #734</text:a>, <text:a xlink:href="https://dev.programmevitam.fr/goto?key=task&amp;val=735&amp;group_id=108" xlink:type="simple">task #735</text:a>, <text:a xlink:href="https://dev.programmevitam.fr/goto?key=task&amp;val=736&amp;group_id=108" xlink:type="simple">task #736</text:a>, <text:a xlink:href="https://dev.programmevitam.fr/goto?key=story&amp;val=740&amp;group_id=108" xlink:type="simple">story #740</text:a></text:p>
          </table:table-cell>
          <table:table-cell office:value-type="string" calcext:value-type="string">
            <text:p>Fonctionnelle</text:p>
          </table:table-cell>
          <table:table-cell office:value-type="string" calcext:value-type="string">
            <text:p>A Développer</text:p>
          </table:table-cell>
          <table:table-cell table:style-name="ce10" office:value-type="float" office:value="60" calcext:value-type="float">
            <text:p>60</text:p>
          </table:table-cell>
          <table:table-cell office:value-type="float" office:value="17" calcext:value-type="float">
            <text:p>17</text:p>
          </table:table-cell>
        </table:table-row>
        <table:table-row table:style-name="ro33">
          <table:table-cell office:value-type="string" calcext:value-type="string">
            <text:p><text:a xlink:href="https://dev.programmevitam.fr/plugins/tracker/?aid=491" xlink:type="simple">491</text:a></text:p>
          </table:table-cell>
          <table:table-cell office:value-type="string" calcext:value-type="string">
            <text:p>PRE-04-000</text:p>
          </table:table-cell>
          <table:table-cell office:value-type="string" calcext:value-type="string">
            <text:p>SCENARIO GLOBAL - En tant qu'administrateur fonctionnel je veux administrer le référentiel de format de Vitam afin de gérer les formats</text:p>
          </table:table-cell>
          <table:table-cell table:style-name="ce2" office:value-type="string" calcext:value-type="string">
            <text:p>Le référentiel des formats permettra de gérer les formats de fichiers de la solution logicielle Vitam.</text:p>
            <text:p>Par exemple, il permettra :</text:p>
            <text:p>De définir les formats autorisés en entrée via le contrat d’entrée</text:p>
            <text:p>D’identifier les formats</text:p>
            <text:p>De faire les transformations de formats</text:p>
            <text:p>De définir les formats obsolètes</text:p>
            <text:p>Il sera crée à partir du référentiel des formats PRONOM qui est livré sous la forme d'un fichier XML.Le référentiel est périodiquement augmenté et mis à jour par des contributions ou le département Digital Preservation des Archives Nationales du Royaume-Uni. Il est librement téléchargeable sur le site officiel et peut ainsi être mis à jour dans l'application.</text:p>
          </table:table-cell>
          <table:table-cell office:value-type="string" calcext:value-type="string">
            <text:p> </text:p>
            <text:p>1 - Créer le référentiel de format dans Vitam afin d'importer le référentiel PRONOM (#71)</text:p>
            <text:p>2 - Initialiser l'import du référentiel PRONOM dans VITAM afin de pouvoir l'importer (#636)</text:p>
            <text:p>importer le fichier du référentiel formats PRONOM en XML (#637)</text:p>
            <text:p>vérifier le fichier XML du référentiel de formats PRONOM (#638)etre notifié du retour de la lecture du fichier XML (#639)</text:p>
            <text:p>déclencher l'import du référentiel de format de PRONOM (#640)</text:p>
            <text:p>vider la base de données pendant les phases de tests (#642)</text:p>
            <text:p>Si KO fin du processus</text:p>
            <text:p>Si OK etape 2</text:p>
            <text:p>3 - Importer le fichier du référentiel PRONOM dans VITAM afin de pouvoir le consulter (#641)</text:p>
            <text:p>faire un script pour récupérer et formater tous les formats du référentiel "Pronom" afin de pouvoir les visualiser dans VITAM (#561)</text:p>
            <text:p>importer les données pertinantes du référentiel "pronom" dans le referentiel de formats de Vitam (#562)</text:p>
            <text:p>Si KO fin du processus - retour etape 1</text:p>
            <text:p>Si OK etape 3</text:p>
            <text:p> 4 - Afficher et rechercher le référentiel de formats afin de pouvoir le consulter. (#83)</text:p>
            <text:p>Saisir un nom de formats dans le référentiel pour lancer ma recherche (#570)</text:p>
            <text:p>afficher le nombre total des resultats de recherche afin de connaitre le nombre de formats existants (#571)</text:p>
            <text:p>afficher la liste des formats sous forme de tableau (#631)</text:p>
            <text:p>mettre à jour la liste des résultats en fonction des résultats de recherche (#632)</text:p>
            <text:p>lancer la recherche de mon formulaire (#633)</text:p>
            <text:p>SI recherche KO nouvelle recherche</text:p>
            <text:p>Si OK posssible etape 5</text:p>
            <text:p> 5 - Afficher les détails d'un format sélectionné afin de les consulter (#566)</text:p>
            <text:p>cliquer sur chaque ligne de la liste des formats (#572)</text:p>
            <text:p>afficher le détail d'un résultat (#634)</text:p>
            <text:p>un lien HTML pointe vers la fiche descriptive du referentiel PRONOM</text:p>
          </table:table-cell>
          <table:table-cell table:style-name="ce2" office:value-type="string" calcext:value-type="string">
            <text:p>L'import d'un référentiel de format dans Vitam</text:p>
          </table:table-cell>
          <table:table-cell table:style-name="ce2" office:value-type="string" calcext:value-type="string">
            <text:p>La liste complète des formats du référentiel</text:p>
          </table:table-cell>
          <table:table-cell table:style-name="ce2" office:value-type="string" calcext:value-type="string">
            <text:p>Le détail d'un format</text:p>
          </table:table-cell>
          <table:table-cell table:style-name="ce2" office:value-type="string" calcext:value-type="string">
            <text:p><text:a xlink:href="https://dev.programmevitam.fr/goto?key=story&amp;val=71&amp;group_id=108" xlink:type="simple">story #71</text:a>, <text:a xlink:href="https://dev.programmevitam.fr/goto?key=story&amp;val=83&amp;group_id=108" xlink:type="simple">story #83</text:a>, <text:a xlink:href="https://dev.programmevitam.fr/goto?key=story&amp;val=566&amp;group_id=108" xlink:type="simple">story #566</text:a>, <text:a xlink:href="https://dev.programmevitam.fr/goto?key=story&amp;val=636&amp;group_id=108" xlink:type="simple">story #636</text:a>, <text:a xlink:href="https://dev.programmevitam.fr/goto?key=story&amp;val=641&amp;group_id=108" xlink:type="simple">story #641</text:a></text:p>
          </table:table-cell>
          <table:table-cell office:value-type="string" calcext:value-type="string">
            <text:p>Fonctionnelle</text:p>
          </table:table-cell>
          <table:table-cell office:value-type="string" calcext:value-type="string">
            <text:p>A recette (release)</text:p>
          </table:table-cell>
          <table:table-cell table:style-name="ce10" office:value-type="float" office:value="40" calcext:value-type="float">
            <text:p>40</text:p>
          </table:table-cell>
          <table:table-cell table:style-name="ce13" office:value-type="string" calcext:value-type="string">
            <text:p/>
          </table:table-cell>
        </table:table-row>
        <table:table-row table:style-name="ro9">
          <table:table-cell office:value-type="string" calcext:value-type="string">
            <text:p><text:a xlink:href="https://dev.programmevitam.fr/plugins/tracker/?aid=492" xlink:type="simple">492</text:a></text:p>
          </table:table-cell>
          <table:table-cell office:value-type="string" calcext:value-type="string">
            <text:p>PRE-04-000</text:p>
          </table:table-cell>
          <table:table-cell office:value-type="string" calcext:value-type="string">
            <text:p>En tant qu'archiviste, je veux pouvoir afficher les détails d'une règle de gestion sélectionnée afin de les consulter.</text:p>
          </table:table-cell>
          <table:table-cell table:style-name="ce2" office:value-type="string" calcext:value-type="string">
            <text:p>La structure du référentiel est le suivant :</text:p>
            <text:p>identifiants de la règle</text:p>
            <text:p>type de règle (DUA, DCOMM, DUC, DDIFF, DREUT, DCLASS)</text:p>
            <text:p>intitulé de la règle</text:p>
            <text:p>durée associée à la règle</text:p>
            <text:p>unité de valeur associée (jours, mois, années)</text:p>
            <text:p>références légales</text:p>
            <text:p>date d’activation de la règle (?)</text:p>
            <text:p>date de désactivation de la règle (?)</text:p>
            <text:p>Types des règles :</text:p>
            <text:p>Durée d'utilité Administrative (DUA)</text:p>
            <text:p>Délai de Communicabilité (DCOMM)</text:p>
            <text:p>Durée d'utilité courante (DUC)</text:p>
            <text:p>Délai de diffusion (DDIFF)</text:p>
            <text:p>Durée de réutilisation (DREUT)</text:p>
            <text:p>Durée de classification (DCLASS)</text:p>
          </table:table-cell>
          <table:table-cell office:value-type="string" calcext:value-type="string">
            <text:p>Étant donné l'affichage des informations détaillées d'une regle de gestion</text:p>
            <text:p>Lorsque le SAE réalise une consultation de la fiche</text:p>
            <text:p>Alors je peux constater que toutes les informations de la regle sont affichées</text:p>
          </table:table-cell>
          <table:table-cell table:style-name="ce2" office:value-type="string" calcext:value-type="string">
            <text:p>Une règle de gestion existante</text:p>
          </table:table-cell>
          <table:table-cell table:style-name="ce2" office:value-type="string" calcext:value-type="string">
            <text:p>Une demande de consultation d'une règle de gestion</text:p>
          </table:table-cell>
          <table:table-cell table:style-name="ce2" office:value-type="string" calcext:value-type="string">
            <text:p>Les informations complètes d'une règle de gestion existante</text:p>
          </table:table-cell>
          <table:table-cell table:style-name="ce2" office:value-type="string" calcext:value-type="string">
            <text:p><text:a xlink:href="https://dev.programmevitam.fr/goto?key=task&amp;val=616&amp;group_id=108" xlink:type="simple">task #616</text:a></text:p>
          </table:table-cell>
          <table:table-cell office:value-type="string" calcext:value-type="string">
            <text:p>Fonctionnelle</text:p>
          </table:table-cell>
          <table:table-cell office:value-type="string" calcext:value-type="string">
            <text:p>A Développer</text:p>
          </table:table-cell>
          <table:table-cell table:style-name="ce10" office:value-type="float" office:value="60" calcext:value-type="float">
            <text:p>60</text:p>
          </table:table-cell>
          <table:table-cell table:style-name="ce13" office:value-type="float" office:value="6" calcext:value-type="float">
            <text:p>6</text:p>
          </table:table-cell>
        </table:table-row>
        <table:table-row table:style-name="ro34">
          <table:table-cell office:value-type="string" calcext:value-type="string">
            <text:p><text:a xlink:href="https://dev.programmevitam.fr/plugins/tracker/?aid=493" xlink:type="simple">493</text:a></text:p>
          </table:table-cell>
          <table:table-cell office:value-type="string" calcext:value-type="string">
            <text:p>ENT-03-000</text:p>
          </table:table-cell>
          <table:table-cell office:value-type="string" calcext:value-type="string">
            <text:p>En tant qu'archiviste, je veux pouvoir uploader un sip enregistré sous la forme d'un container tar, tar.gz ou tar.gz2 afin de le mettre dans le workflow d'entrée</text:p>
          </table:table-cell>
          <table:table-cell table:style-name="ce6"/>
          <table:table-cell table:style-name="ce7" office:value-type="string" calcext:value-type="string">
            <text:p>CA1 : mise en place de la nouvelle action de contrôle du format du SIP</text:p>
            <text:p>Etant donné le versement d'un SIP</text:p>
            <text:p>Lorsque le SIP passe par le contrôle d'entrée globale</text:p>
            <text:p>Alors le contrôle d'entrée procède à une nouvelle tâche qui est la "Vérification du format du SIP". Cette tâche vérifie que le SIP est dans la liste des formats autorisés :</text:p>
            <text:p>.zip</text:p>
            <text:p>.tar.gz</text:p>
            <text:p>.tar.gz2</text:p>
            <text:p>.tar</text:p>
            <text:p>Et cette tâche est en enrichissement de la tâche créé à l'occasion de la #656</text:p>
            <text:p>Et le début de cette tâche, le SAE inscrit dans le journal des opérations :</text:p>
            <text:p>* eventType : "Upload SIP - SIP Format" -&gt; "Contrôle du format du SIP"</text:p>
            <text:p>* outcome avec statut Started</text:p>
            <text:p>* outcomeDetailMessage : "Début du contrôle de format du SIP"</text:p>
            <text:p>* objectIdentifierIncome : nom du SIP</text:p>
            <text:p>CA2 : OK : SIP dans un format autorisé</text:p>
            <text:p>Etant donné un SIP dans un format autorisé</text:p>
            <text:p>Lorsque le SAE passe dans la tâche de vérification du format de ce SIP</text:p>
            <text:p>Alors le workflow d’entrée continue</text:p>
            <text:p>Et dans le journal des opérations un enregistrement est créé avec les valeurs et les traductions françaises suivantes :</text:p>
            <text:p>* eventType : "Upload SIP - SIP Format" -&gt; "Contrôle du format du SIP"</text:p>
            <text:p>* outcome avec statut OK</text:p>
            <text:p>* outcomeDetailMessage : "Format du SIP OK"</text:p>
            <text:p>* objectIdentifierIncome : nom du SIP</text:p>
            <text:p>CA3 : KO : SIP dans un format non autorisé</text:p>
            <text:p>Etant donné un SIP dans un format NON autorisé</text:p>
            <text:p>Lorsque le SAE passe dans la tâche de vérification du format de ce SIP</text:p>
            <text:p>Alors je peux constater sur l’IHM de suivi des opérations d’entrée que le statut de l’opération d’entrée passe à « erreur ».</text:p>
            <text:p>Et le workflow d’entrée s'arrête</text:p>
            <text:p>Et dans le journal des opérations un enregistrement est créé avec les valeurs et les traductions françaises suivantes :</text:p>
            <text:p>* eventType : "Upload SIP - SIP Format" -&gt; "Contrôle du format du SIP"</text:p>
            <text:p>* outcome avec statut "Error"</text:p>
            <text:p>* outcomeDetailMessage: "Format du SIP non conforme".</text:p>
            <text:p>* objectIdentifierIncome :  nom du SIP</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Fonctionnelle</text:p>
          </table:table-cell>
          <table:table-cell office:value-type="string" calcext:value-type="string">
            <text:p>Raffinement/Tech Design</text:p>
          </table:table-cell>
          <table:table-cell/>
          <table:table-cell table:style-name="ce13" office:value-type="string" calcext:value-type="string">
            <text:p/>
          </table:table-cell>
        </table:table-row>
        <table:table-row table:style-name="ro23">
          <table:table-cell office:value-type="string" calcext:value-type="string">
            <text:p><text:a xlink:href="https://dev.programmevitam.fr/plugins/tracker/?aid=494" xlink:type="simple">494</text:a></text:p>
          </table:table-cell>
          <table:table-cell office:value-type="string" calcext:value-type="string">
            <text:p>ENT-03-000</text:p>
          </table:table-cell>
          <table:table-cell office:value-type="string" calcext:value-type="string">
            <text:p>A RECYCLER (périmètre maintenant inclus dans la #493)</text:p>
          </table:table-cell>
          <table:table-cell table:style-name="ce6"/>
          <table:table-cell office:value-type="string" calcext:value-type="string">
            <text:p>Étant donné : Lorsque le SAE réalise : Alors je peux constater que :</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Fonctionnelle</text:p>
          </table:table-cell>
          <table:table-cell office:value-type="string" calcext:value-type="string">
            <text:p>A Spécifier</text:p>
          </table:table-cell>
          <table:table-cell/>
          <table:table-cell table:style-name="ce13" office:value-type="string" calcext:value-type="string">
            <text:p/>
          </table:table-cell>
        </table:table-row>
        <table:table-row table:style-name="ro11">
          <table:table-cell office:value-type="string" calcext:value-type="string">
            <text:p><text:a xlink:href="https://dev.programmevitam.fr/plugins/tracker/?aid=506" xlink:type="simple">506</text:a></text:p>
          </table:table-cell>
          <table:table-cell office:value-type="string" calcext:value-type="string">
            <text:p>AFC-02-000</text:p>
          </table:table-cell>
          <table:table-cell office:value-type="string" calcext:value-type="string">
            <text:p>SCENARIO ACTIVITE : En tant qu'Archiviste, je veux visualiser, rechercher les opérations d'entrées terminées afin de vérifier leur statut</text:p>
          </table:table-cell>
          <table:table-cell table:style-name="ce2" office:value-type="string" calcext:value-type="string">
            <text:p>Scénario de test global des US 33 et 90</text:p>
          </table:table-cell>
          <table:table-cell office:value-type="string" calcext:value-type="string">
            <text:p>1. Visualisation du tableau complet des opérations d'entrées terminées (soit OK, soit KO) (#495 - #33)</text:p>
            <text:p>1bis. Clic sur une ligne des opérations d'entrées (#497 - #33)</text:p>
            <text:p>2. Affichage d'un formulaire de recherche (#498 - #33)</text:p>
            <text:p>3. Recherche dans les opérations d'entrées (#499)</text:p>
            <text:p>4. MAJ de la liste des résultats (#496 - #33)</text:p>
            <text:p>4bis. Clic sur une ligne des opérations d'entrées (#497 - #33)</text:p>
            <text:p>5. Visualisation du détail d'une opération d'entrée (#90)</text:p>
          </table:table-cell>
          <table:table-cell table:style-name="ce2" office:value-type="string" calcext:value-type="string">
            <text:p>Il existe des journaux d'opérations d'entrées</text:p>
          </table:table-cell>
          <table:table-cell table:style-name="ce2" office:value-type="string" calcext:value-type="string">
            <text:p>Soit une opération d'entrée</text:p>
          </table:table-cell>
          <table:table-cell table:style-name="ce2" office:value-type="string" calcext:value-type="string">
            <text:p>Visualisation du détail d'une opération d'entrée</text:p>
          </table:table-cell>
          <table:table-cell table:style-name="ce2" office:value-type="string" calcext:value-type="string">
            <text:p><text:a xlink:href="https://dev.programmevitam.fr/goto?key=story&amp;val=33&amp;group_id=108" xlink:type="simple">story #33</text:a>, <text:a xlink:href="https://dev.programmevitam.fr/goto?key=story&amp;val=90&amp;group_id=108" xlink:type="simple">story #90</text:a>, <text:a xlink:href="https://dev.programmevitam.fr/goto?key=task&amp;val=553&amp;group_id=108" xlink:type="simple">task #553</text:a>, <text:a xlink:href="https://dev.programmevitam.fr/goto?key=task&amp;val=554&amp;group_id=108" xlink:type="simple">task #554</text:a>, <text:a xlink:href="https://dev.programmevitam.fr/goto?key=task&amp;val=555&amp;group_id=108" xlink:type="simple">task #555</text:a>, <text:a xlink:href="https://dev.programmevitam.fr/goto?key=task&amp;val=556&amp;group_id=108" xlink:type="simple">task #556</text:a></text:p>
          </table:table-cell>
          <table:table-cell office:value-type="string" calcext:value-type="string">
            <text:p>Fonctionnelle</text:p>
          </table:table-cell>
          <table:table-cell office:value-type="string" calcext:value-type="string">
            <text:p>A recette (release)</text:p>
          </table:table-cell>
          <table:table-cell table:style-name="ce10" office:value-type="float" office:value="60" calcext:value-type="float">
            <text:p>60</text:p>
          </table:table-cell>
          <table:table-cell office:value-type="float" office:value="5" calcext:value-type="float">
            <text:p>5</text:p>
          </table:table-cell>
        </table:table-row>
        <table:table-row table:style-name="ro12">
          <table:table-cell office:value-type="string" calcext:value-type="string">
            <text:p><text:a xlink:href="https://dev.programmevitam.fr/plugins/tracker/?aid=508" xlink:type="simple">508</text:a></text:p>
          </table:table-cell>
          <table:table-cell office:value-type="string" calcext:value-type="string">
            <text:p>ENT-03-000</text:p>
          </table:table-cell>
          <table:table-cell office:value-type="string" calcext:value-type="string">
            <text:p>[SCENARIO GLOBAL DEBUT IT05] - en tant qu'archiviste, je veux que mon entrée soit prise en charge et suivie et qui je puisse recherche une unit dedans</text:p>
          </table:table-cell>
          <table:table-cell table:style-name="ce2" office:value-type="string" calcext:value-type="string">
            <text:p>1/ Prise en charge de l'entrée</text:p>
            <text:p>- réception SIP (68)</text:p>
            <text:p>- début journalisation opération (74)</text:p>
            <text:p>- contrôle global SIP et éclatement SIP (68)</text:p>
            <text:p>- contrôle nombre d'objets reçus / nombre d'objets attendus (69)</text:p>
            <text:p>- indexation MD descriptives (70)</text:p>
            <text:p>2/ Suivi de l'entrée</text:p>
            <text:p>- recherche entrée (33)</text:p>
            <text:p>- consultation détail entrée (90)</text:p>
            <text:p>3/ Recherche d'une unit</text:p>
            <text:p>- recherche texte d'une unit (76)</text:p>
          </table:table-cell>
          <table:table-cell office:value-type="string" calcext:value-type="string">
            <text:p>Scénario de test pour le début de l'itération. </text:p>
            <text:p>Les US ci-dessous permettent d'avoir une vision métier plus détaillée des différentes étapes du processus d'entrée.  </text:p>
            <text:p>Pour chaque étape du processus, si possible avec avoir un log OK/KO. Les messages d'erreur sont à voir avec les PO.</text:p>
            <text:p>Processus d'entrée</text:p>
            <text:p>1. Début du processus d'entrée (US #84) Transfert du SIP vers Vitam ⇒ Si OK, Journalisation (US #74) puis Etape n°2</text:p>
            <text:p>2. Contrôle du SIP (US #68) : Présence et check du bordereau dans le SIP ⇒ Si OK, Journalisation (US #74) puis Etape n°3</text:p>
            <text:p>Si le SIP ne contient pas de bordereau, KO ⇒ Fin du processus d’entrée, supprimer le SIP</text:p>
            <text:p>Si le SIP est vide, KO ⇒ Fin du processus d’entrée, supprimer le SIP</text:p>
            <text:p>Si le Bordereau est non valide (xml et/ou xsd), KO ⇒ Fin du processus d’entrée, supprimer le SIP</text:p>
            <text:p>3. Contrôle du SIP (US #69) : Nombre d’objets contenus dans le SIP égal au nombre d’objets déclaré dans le bordereau SEDA ⇒ SI OK, Journalisation (US #74) puis Etape n°4</text:p>
            <text:p>Si le nombre d’objets contenus dans le SIP est inférieur au nombre d’objets déclaré dans le bordereau SEDA, KO ⇒ Fin du processus d’entrée, supprimer le SIP.</text:p>
            <text:p>Si le nombre d’objets contenus dans le SIP est supérieur au nombre d’objets déclaré dans le bordereau SEDA, KO ⇒ Fin du processus d’entrée, supprimer le SIP.</text:p>
            <text:p>4. Indexation des métadonnées (US #70) : étape d'extraction des MD ⇒ Si OK, Journalisation (US #74) puis Etape n°5</text:p>
            <text:p>Si erreur pendant l'extraction des MD, KO ⇒ Fin du processus d’entrée, supprimer le SIP.</text:p>
            <text:p>5. Indexation des métadonnées contenues dans le SIP (US #70) : étape d'intégration en base ⇒ Si OK, Journalisation (US #74)</text:p>
            <text:p>Base de données n’est pas ou n’est plus disponible, KO ⇒ Fin du processus d’entrée, supprimer le SIP, (supprimer les métadonnées et les objets qui ont été stockés pendant l’étape n°5, supprimer les métadonnées qui auraient pu être indexées?) </text:p>
            <text:p>Suivi de l'entrée</text:p>
            <text:p>1. Visualisation du tableau complet des opérations d'entrées terminées (soit OK, soit KO) (#495 - #33)</text:p>
            <text:p>1bis. Clic sur une ligne des opérations d'entrées (#497 - #33)</text:p>
            <text:p>2. Affichage d'un formulaire de recherche (#498 - #33)</text:p>
            <text:p>3. Recherche dans les opérations d'entrées (#499)</text:p>
            <text:p>4. MAJ de la liste des résultats (#496 - #33)</text:p>
            <text:p>4bis. Clic sur une ligne des opérations d'entrées (#497 - #33)</text:p>
            <text:p>5. Visualisation du détail d'une opération d'entrée (#90)</text:p>
            <text:p>Recherche d'un unit</text:p>
            <text:p>1. Début du processus de recherche, Affichage du formulaire de recherche avancée avec la possibilité de rechercher sur la MD Titre (US #76)</text:p>
            <text:p>Je renseigne une MD Titre connue et je clique sur le bouton rechercher, Allez à l'étape n°2</text:p>
            <text:p>Je renseigne une MD Titre non connue et je clique sur le bouton Recherche, Allez à l'étape n°3</text:p>
            <text:p>2. Affichage de la liste des résultats correspondant au critère de recherche renseigné. Seuls les résultats comprenant le critère de recherche saisie précédemment sont affichés. L'utilisateur a la possibilité de trier les résultats par colonnes ("ID", "Titre" et "Dates"). L'utilisateur a la possibilité de sélectionner un résultat pour afficher sa fiche descriptive en cliquant sur la ligne souhaité.</text:p>
            <text:p>3. Affichage d'une liste de résultat vide + message "Aucun résultat". L'utilisateur a la possibilité d'effectuer une nouvelle recherche (retour à l'étape n°1</text:p>
            <text:p> </text:p>
          </table:table-cell>
          <table:table-cell table:style-name="ce2" office:value-type="string" calcext:value-type="string">
            <text:p>SIP</text:p>
            <text:p>sans objet avec bordereau</text:p>
            <text:p>sans bordereau avec objets</text:p>
            <text:p>vide</text:p>
            <text:p>constitué d'un nombre d'objets inférieur à celui indiqué dans le bordereau</text:p>
            <text:p>constitué d'un nombre d'objets supérieur à celui indiqué dans le bordereau</text:p>
            <text:p>SIP liens URI non valides</text:p>
            <text:p>SIP mauvais format</text:p>
            <text:p>SIP empreintes KO</text:p>
            <text:p>SIP bordereau invalide (xml)</text:p>
            <text:p>SIP bordereau invalide (xsd)</text:p>
            <text:p>SIP bordereau nom vide</text:p>
            <text:p>SIP bordereau sans MD</text:p>
          </table:table-cell>
          <table:table-cell table:style-name="ce2" office:value-type="string" calcext:value-type="string">
            <text:p>Un SIP contenant un bordereau SEDA (a minima un content avec TransactedDate et un Title) et un ensemble d'archives (au moins un objet sans notion d'arborescence entre les objets)</text:p>
          </table:table-cell>
          <table:table-cell table:style-name="ce2" office:value-type="string" calcext:value-type="string">
            <text:p>Processus d'entrée : Remontée d'un statut de fin de processus (OK/KO) + journalisation pour chaque étape</text:p>
            <text:p>MD indexées</text:p>
            <text:p>Suivi de l'entrée : entrée retrouvée par le biais de l'IHM</text:p>
            <text:p>Recherche d'un unit : résultat de recherche affiché dans la liste des résultats</text:p>
          </table:table-cell>
          <table:table-cell table:style-name="ce2" office:value-type="string" calcext:value-type="string">
            <text:p><text:a xlink:href="https://dev.programmevitam.fr/goto?key=story&amp;val=33&amp;group_id=108" xlink:type="simple">story #33</text:a>, <text:a xlink:href="https://dev.programmevitam.fr/goto?key=story&amp;val=68&amp;group_id=108" xlink:type="simple">story #68</text:a>, <text:a xlink:href="https://dev.programmevitam.fr/goto?key=story&amp;val=69&amp;group_id=108" xlink:type="simple">story #69</text:a>, <text:a xlink:href="https://dev.programmevitam.fr/goto?key=story&amp;val=70&amp;group_id=108" xlink:type="simple">story #70</text:a>, <text:a xlink:href="https://dev.programmevitam.fr/goto?key=story&amp;val=74&amp;group_id=108" xlink:type="simple">story #74</text:a>, <text:a xlink:href="https://dev.programmevitam.fr/goto?key=story&amp;val=76&amp;group_id=108" xlink:type="simple">story #76</text:a>, <text:a xlink:href="https://dev.programmevitam.fr/goto?key=story&amp;val=90&amp;group_id=108" xlink:type="simple">story #90</text:a></text:p>
          </table:table-cell>
          <table:table-cell office:value-type="string" calcext:value-type="string">
            <text:p>Fonctionnelle</text:p>
          </table:table-cell>
          <table:table-cell office:value-type="string" calcext:value-type="string">
            <text:p>Revue en cours (itération)</text:p>
          </table:table-cell>
          <table:table-cell table:style-name="ce10" office:value-type="float" office:value="100" calcext:value-type="float">
            <text:p>100</text:p>
          </table:table-cell>
          <table:table-cell office:value-type="float" office:value="5" calcext:value-type="float">
            <text:p>5</text:p>
          </table:table-cell>
        </table:table-row>
        <table:table-row table:style-name="ro35">
          <table:table-cell office:value-type="string" calcext:value-type="string">
            <text:p><text:a xlink:href="https://dev.programmevitam.fr/plugins/tracker/?aid=509" xlink:type="simple">509</text:a></text:p>
          </table:table-cell>
          <table:table-cell office:value-type="string" calcext:value-type="string">
            <text:p>ACC-01-000</text:p>
          </table:table-cell>
          <table:table-cell office:value-type="string" calcext:value-type="string">
            <text:p>SCENARIO GLOBAL: En tant qu'archiviste, je veux disposer d'une interface de recherche avancée plus riche afin de pouvoir croiser les critères de recherche</text:p>
          </table:table-cell>
          <table:table-cell table:style-name="ce2" office:value-type="string" calcext:value-type="string">
            <text:p>La recherche avancée est une recherche multicritères, qui permet d’interroger :</text:p>
            <text:p/>
            <text:p>soit par un champ multicritères, le même que celui utilisé dans la recherche simple</text:p>
            <text:p>soit par différents champs</text:p>
            <text:p/>
            <text:p>Recherche par date sur le champ TransactedDate concernant les Item ET recherche sur les champs StartDate et EndDate concernant les files.</text:p>
            <text:p>//definir StartDate et EndDate</text:p>
          </table:table-cell>
          <table:table-cell office:value-type="string" calcext:value-type="string">
            <text:p>Etape 1</text:p>
            <text:p>- deux champs texte de type input[text] existent et sont actif</text:p>
            <text:p>- Les labels "Titre" et "Description" sont respectivement écrits face aux champs</text:p>
            <text:p>- 2 champs date existent et sont actifs et possèdent un date picker</text:p>
            <text:p>- un label "Dates Extrêmes" est affiche face au premier champ date</text:p>
            <text:p>- un CTA “Rechercher” est affiché sous les champs de recherche et est actif </text:p>
            <text:p/>
            <text:p>Etape 2 </text:p>
            <text:p>- la recherche sur les champs texte s'effectue tel que dans la <text:a xlink:href="https://dev.programmevitam.fr/goto?key=story&amp;val=747&amp;group_id=108" xlink:type="simple">story #747</text:a> par champ texte</text:p>
            <text:p>- le champ titre ne va rechercher que dans le champ titre des archives</text:p>
            <text:p>- le champ description ne va rechercher que dans le champ description des archives</text:p>
            <text:p>- la recherche retourne les archives dont la date est incluse dans l’interval des dates et les dates d’intervales sont comprises dans la recherche</text:p>
            <text:p>- le résultat de recherche prend en compte TOUS les critères de recherche remplis</text:p>
            <text:p/>
            <text:p>***********************</text:p>
            <text:p>Cas d'erreur</text:p>
            <text:p>- une saisie de recherche sur deux dates données dont la première est postérieure a la seconde date</text:p>
            <text:p>- une saisie de recherche sur un seul champ date</text:p>
            <text:p>- une saisie de recherche sur une date invalide</text:p>
            <text:p>- aucun champ du formulaire rempli</text:p>
          </table:table-cell>
          <table:table-cell table:style-name="ce2" office:value-type="string" calcext:value-type="string">
            <text:p>Un formulaire de recherche</text:p>
            <text:p>Des archives présentes en base</text:p>
          </table:table-cell>
          <table:table-cell table:style-name="ce2" office:value-type="string" calcext:value-type="string">
            <text:p>Une chaîne de caractères.</text:p>
            <text:p>Et/ou</text:p>
            <text:p>Au moins une date</text:p>
          </table:table-cell>
          <table:table-cell table:style-name="ce2" office:value-type="string" calcext:value-type="string">
            <text:p>Une liste de résultats correspondants a la chaîne de caractères recherchée</text:p>
          </table:table-cell>
          <table:table-cell table:style-name="ce2" office:value-type="string" calcext:value-type="string">
            <text:p><text:a xlink:href="https://dev.programmevitam.fr/goto?key=story&amp;val=811&amp;group_id=108" xlink:type="simple">story #811</text:a>, <text:a xlink:href="https://dev.programmevitam.fr/goto?key=story&amp;val=812&amp;group_id=108" xlink:type="simple">story #812</text:a>, <text:a xlink:href="https://dev.programmevitam.fr/goto?key=story&amp;val=814&amp;group_id=108" xlink:type="simple">story #814</text:a></text:p>
          </table:table-cell>
          <table:table-cell office:value-type="string" calcext:value-type="string">
            <text:p>Fonctionnelle</text:p>
          </table:table-cell>
          <table:table-cell office:value-type="string" calcext:value-type="string">
            <text:p>En Cours De Réalisation</text:p>
          </table:table-cell>
          <table:table-cell/>
          <table:table-cell table:style-name="ce13" office:value-type="string" calcext:value-type="string">
            <text:p/>
          </table:table-cell>
        </table:table-row>
        <table:table-row table:style-name="ro36">
          <table:table-cell office:value-type="string" calcext:value-type="string">
            <text:p><text:a xlink:href="https://dev.programmevitam.fr/plugins/tracker/?aid=510" xlink:type="simple">510</text:a></text:p>
          </table:table-cell>
          <table:table-cell office:value-type="string" calcext:value-type="string">
            <text:p>ENT-03-000</text:p>
          </table:table-cell>
          <table:table-cell office:value-type="string" calcext:value-type="string">
            <text:p>En tant qu'archiviste, je veux faire une entrée d'un SIP contenant une arborescence d'ArchiveUnit, afin de respecter une organisation de classement</text:p>
          </table:table-cell>
          <table:table-cell table:style-name="ce2" office:value-type="string" calcext:value-type="string">
            <text:p>Les archiveUnits définissent une arborescence dans laquelle les archivistes pourront structurer les données à verser et qui leur permettra d'accéder à ces mêmes données.</text:p>
            <text:p>Relations :</text:p>
            <text:p>Dans le SEDA :</text:p>
            <text:p>Une archiveUnit référence :</text:p>
            <text:p>* Au MOINS 0 parents [soit 0,n parents]</text:p>
            <text:p>* Et au choix :</text:p>
            <text:p>** 1/ AU MOINS 1 archiveUnit filles [soit 1,n archiveUnit filles]</text:p>
            <text:p>** 2/ Un et un seul objet – OU- un et un seul groupe d'objets</text:p>
            <text:p>Dans le cas où l'archiveUnit référence directement un objet, Vitam doit créer un groupe d'objet par défaut dans lequel sera cet objet. =&gt; story #485</text:p>
            <text:p>Chaque groupe d'objet est référencé par au moins 1 archiveUnit</text:p>
            <text:p>Dans l'arborescence Vitam, une archiveUnit peut avoir plusieurs parents.</text:p>
            <text:p>Attention : un ArchiveUnit ne peut avoir comme fils (direct ou indirect à quelques niveaux de l'arboresence) un de ses pères (direct ou indirect à quelques niveaux de l'arboresence)</text:p>
            <text:p>un ArchiveUnit ne peut pas se référecer lui même</text:p>
            <text:p>Structure :</text:p>
            <text:p>Une archiveUnit se caractérise par :</text:p>
            <text:p>des champs obligatoires, contrôlé par le SEDA</text:p>
            <text:p>des champs facultatifs ==&gt; voir ontologie SEDA.</text:p>
            <text:p>Importation d'un SIP possédant une ou plusieurs ArchiveUnit</text:p>
            <text:p>Lorsqu'un SEDA valide contenant des archiveUnit est importé, ces archiveUnit doivent êtres enregistées dans le système.</text:p>
            <text:p>Les relations entre toutes les archivesUnits constitueront l'arborescence des archives. (Certains archivistes appellent cela « plan de classement »)</text:p>
            <text:p>Si lors de l'import, l'archiveUnit n'existe pas, alors elle est créée (ce qui est déjà le cas dans Vitam). La même règle s'applique pour l'intégralité de son arborescence.</text:p>
            <text:p>TO DO : Scénario global du processus d'entrée =&gt; Ajouter une étape dans le processus d'entrée : "contrôle de cohérence dans l'arborescence des ArchiveUnit"</text:p>
          </table:table-cell>
          <table:table-cell office:value-type="string" calcext:value-type="string">
            <text:p>Étant donné : un SIP valide avec arborecence</text:p>
            <text:p>Lorsque le processus d'entrée finalisé avec succès</text:p>
            <text:p>Alors je peux constater que : il est possible de reconstruire l'arborescence à partir des données enregistrées</text:p>
            <text:p>et les MD de chaque ArchiveUnit sont indexées</text:p>
            <text:p>Et je peux constater que dans l'IHM le statut de la tâche passe à "Succès".</text:p>
            <text:p>Et une entrée est créée dans le journal des opérations avec statut "OK", en plus des champs obligatoires cette entrée comporte :</text:p>
            <text:p>outcome Detail Message : "Succès du contrôle de cohérence des ArchiveUnit".</text:p>
            <text:p>object Identifier Income : ‘MessageIdentifier’ du manifest</text:p>
            <text:p>****</text:p>
            <text:p>Etant donné : Un SIP avec des ArchiveUnit dont les références font une boucle (un des fils est également un des pères, voir description métier)</text:p>
            <text:p>OU un SIP avec au moins un ArchiveUnit qui se référence lui même.</text:p>
            <text:p>Lorsque le SAE réalise le contrôle global entrée (nouvelle étape "contrôle de cohérence dans l'arborescence des ArchiveUnit")</text:p>
            <text:p>Alors je peux constater que le workflow d'entrée s'arrête.</text:p>
            <text:p>Et je peux constater que dans l'IHM le statut de la tâche passe à "Erreur".</text:p>
            <text:p>Et une entrée est créée dans le journal des opérations avec statut "KO", en plus des champs obligatoires cette entrée comporte :</text:p>
            <text:p>outcome Detail Message : "Erreur de cohérence des ArchiveUnit".</text:p>
            <text:p>object Identifier Income : ‘MessageIdentifier’ du manifest.</text:p>
            <text:p> </text:p>
            <text:p> </text:p>
          </table:table-cell>
          <table:table-cell table:style-name="ce2" office:value-type="string" calcext:value-type="string">
            <text:p>Jeu de test avec SIP (manifest avec arborescence d'ArchiveUnit) + lot d'objets)</text:p>
            <text:p/>
            <text:p> </text:p>
          </table:table-cell>
          <table:table-cell table:style-name="ce2" office:value-type="string" calcext:value-type="string">
            <text:p>Upload du SIP</text:p>
          </table:table-cell>
          <table:table-cell table:style-name="ce2" office:value-type="string" calcext:value-type="string">
            <text:p>Enregistrement de l'arborescence dans Vitam</text:p>
          </table:table-cell>
          <table:table-cell table:style-name="ce2" office:value-type="string" calcext:value-type="string">
            <text:p><text:a xlink:href="https://dev.programmevitam.fr/goto?key=task&amp;val=761&amp;group_id=108" xlink:type="simple">task #761</text:a>, <text:a xlink:href="https://dev.programmevitam.fr/goto?key=task&amp;val=762&amp;group_id=108" xlink:type="simple">task #762</text:a>, <text:a xlink:href="https://dev.programmevitam.fr/goto?key=task&amp;val=763&amp;group_id=108" xlink:type="simple">task #763</text:a></text:p>
          </table:table-cell>
          <table:table-cell office:value-type="string" calcext:value-type="string">
            <text:p>Fonctionnelle</text:p>
          </table:table-cell>
          <table:table-cell office:value-type="string" calcext:value-type="string">
            <text:p>A Recetter (itération)</text:p>
          </table:table-cell>
          <table:table-cell table:style-name="ce10" office:value-type="float" office:value="100" calcext:value-type="float">
            <text:p>100</text:p>
          </table:table-cell>
          <table:table-cell office:value-type="float" office:value="38" calcext:value-type="float">
            <text:p>38</text:p>
          </table:table-cell>
        </table:table-row>
        <table:table-row table:style-name="ro37">
          <table:table-cell office:value-type="string" calcext:value-type="string">
            <text:p><text:a xlink:href="https://dev.programmevitam.fr/plugins/tracker/?aid=511" xlink:type="simple">511</text:a></text:p>
          </table:table-cell>
          <table:table-cell office:value-type="string" calcext:value-type="string">
            <text:p>ENT-03-000</text:p>
          </table:table-cell>
          <table:table-cell office:value-type="string" calcext:value-type="string">
            <text:p>[SCENARIO GLOBAL FIN IT05] - en tant qu'archiviste, je veux que mon entrée soit prise en charge et suivie et qui je puisse recherche une unit dedans</text:p>
          </table:table-cell>
          <table:table-cell table:style-name="ce2" office:value-type="string" calcext:value-type="string">
            <text:p>1/ Prise en charge de l'entrée</text:p>
            <text:p>1. Début du processus d'entrée (US #84) Transfert du SIP vers Vitam</text:p>
            <text:p>2. Contrôle du SIP (US #345) : contrôle sanitaire</text:p>
            <text:p>3. Contrôle du SIP (US #68) : Présence et check du bordereau dans le SIP</text:p>
            <text:p>4. Contrôle du SIP (US #69) : Nombre d’objets contenus dans le SIP égal au nombre d’objets déclaré dans le bordereau SEDA</text:p>
            <text:p>5. Contrôle du SIP (US #580) : Création des groupes d'objets techniques correspondant aux objets référencés dans le bordereau SEDA</text:p>
            <text:p>6. Contrôle du SIP (US #584) : Contrôle de cohérence entre units et groupes d'objets techniques</text:p>
            <text:p>7. Contrôle du SIP (US #486) : Création des journaux des cycles de vie des units et des groupes d'objets techniques</text:p>
            <text:p>8. Contrôle du SIP (US #86) : Contrôle de conformité des objets reçus par rapport aux objets envoyés</text:p>
            <text:p>9. Indexation des métadonnées techniques  (US #581) : étape d'extraction des MD</text:p>
            <text:p>10. Indexation des métadonnées descriptives (US #70) : étape d'extraction des MD</text:p>
            <text:p>11. Indexation des métadonnées contenues dans le SIP (US #70) : étape d'intégration en base</text:p>
            <text:p>12. Finalisation de l'entrée (US #486) : commit des journaux du cycle de vie dans le journal Vitam</text:p>
            <text:p>2/ Suivi de l'entrée</text:p>
            <text:p>- recherche entrée (33)</text:p>
            <text:p>- consultation détail entrée (90)</text:p>
            <text:p>3/ Recherche d'une unit</text:p>
            <text:p>- recherche texte d'une unit (76)</text:p>
            <text:p>- consultation détail d'une unit (78)</text:p>
          </table:table-cell>
          <table:table-cell office:value-type="string" calcext:value-type="string">
            <text:p>Scénario de test pour l'itération. </text:p>
            <text:p>Les US ci-dessous permettent d'avoir une vision métier plus détaillée des différentes étapes du processus d'entrée.  </text:p>
            <text:p>Pour chaque étape du processus, si possible avec avoir un log OK/KO. Les messages d'erreur sont à voir avec les PO.</text:p>
            <text:p>Processus d'entrée</text:p>
            <text:p>1. Début du processus d'entrée (US #84) Transfert du SIP vers Vitam ⇒ Si OK, Journalisation (US #74) puis Etape n°2</text:p>
            <text:p>2. Contrôle du SIP (US #345) : contrôle sanitaire =&gt; si OK Journalisation (US #74) puis étape n°3</text:p>
            <text:p>3. Contrôle du SIP (US #68) : Présence et check du bordereau dans le SIP ⇒ Si OK, Journalisation (US #74) puis Etape n°4</text:p>
            <text:p>Si le SIP ne contient pas de bordereau, KO ⇒ Fin du processus d’entrée, supprimer le SIP</text:p>
            <text:p>Si le SIP est vide, KO ⇒ Fin du processus d’entrée, supprimer le SIP</text:p>
            <text:p>Si le Bordereau est non valide (xml et/ou xsd), KO ⇒ Fin du processus d’entrée, supprimer le SIP</text:p>
            <text:p>4. Contrôle du SIP (US #69) : Nombre d’objets contenus dans le SIP égal au nombre d’objets déclaré dans le bordereau SEDA ⇒ SI OK, Journalisation (US #74) puis Etape n°5</text:p>
            <text:p>Si le nombre d’objets contenus dans le SIP est inférieur au nombre d’objets déclaré dans le bordereau SEDA, KO ⇒ Fin du processus d’entrée, supprimer le SIP.</text:p>
            <text:p>Si le nombre d’objets contenus dans le SIP est supérieur au nombre d’objets déclaré dans le bordereau SEDA, KO ⇒ Fin du processus d’entrée, supprimer le SIP.</text:p>
            <text:p>5. Contrôle du SIP (US #580) : Création des groupes d'objets techniques correspondant aux objets référencés dans le bordereau SEDA =&gt; Si OK, Journalisation (US#74) puis étape n°6</text:p>
            <text:p>6. Contrôle du SIP (US #584) : Contrôle de cohérence entre units et groupes d'objets techniques =&gt; Si OK, Journalisation (US #74) puis étape n°7</text:p>
            <text:p>7. Contrôle du SIP (US #486) : Création des journaux des cycles de vie des units et des groupes d'objets techniques =&gt; Si OK, Journalisation (US#74) puis étape n°8</text:p>
            <text:p>8. Contrôle du SIP (US #86) : Contrôle de conformité des objets reçus par rapport aux objets envoyés ⇒ Si OK, Journalisation (US #74) puis Etape n°9</text:p>
            <text:p>Si objets différents à ceux déclarés dans le bordereau (empreinte KO), KO ⇒ Fin du processus d’entrée, supprimer le SIP.</text:p>
            <text:p>9. Indexation des métadonnées techniques  (US #581) : étape d'extraction des MD ⇒ Si OK, Journalisation (US #74) puis Etape n°10</text:p>
            <text:p>10. Indexation des métadonnées descriptives (US #70) : étape d'extraction des MD ⇒ Si OK, Journalisation (US #74) puis Etape n°11</text:p>
            <text:p>Si erreur pendant l'extraction des MD, KO ⇒ Fin du processus d’entrée, supprimer le SIP.</text:p>
            <text:p>11. Indexation des métadonnées contenues dans le SIP (US #70) : étape d'intégration en base ⇒ Si OK, Journalisation (US #74) puis étape n°12</text:p>
            <text:p>Base de données n’est pas ou n’est plus disponible, KO ⇒ Fin du processus d’entrée, supprimer le SIP, (supprimer les métadonnées et les objets qui ont été stockés pendant l’étape n°5, supprimer les métadonnées qui auraient pu être indexées?)</text:p>
            <text:p>12. Finalisation de l'entrée (US #486) : commit des journaux du cycle de vie dans le journal Vitam ⇒ Si OK, Journalisation de l'opération (US #74) et journalisation de la fin de l'opération d'entrée</text:p>
            <text:p>Suivi de l'entrée</text:p>
            <text:p>1. Visualisation du tableau complet des opérations d'entrées terminées (soit OK, soit KO) (#495 - #33)</text:p>
            <text:p>1bis. Clic sur une ligne des opérations d'entrées (#497 - #33)</text:p>
            <text:p>2. Affichage d'un formulaire de recherche (#498 - #33)</text:p>
            <text:p>3. Recherche dans les opérations d'entrées (#499)</text:p>
            <text:p>4. MAJ de la liste des résultats (#496 - #33)</text:p>
            <text:p>4bis. Clic sur une ligne des opérations d'entrées (#497 - #33)</text:p>
            <text:p>5. Visualisation du détail d'une opération d'entrée (#90)</text:p>
            <text:p>Recherche d'un unit</text:p>
            <text:p>1. Début du processus de recherche, Affichage du formulaire de recherche avancée avec la possibilité de rechercher sur la MD Titre (US #76)</text:p>
            <text:p>Je renseigne une MD Titre connue et je clique sur le bouton rechercher, Allez à l'étape n°2</text:p>
            <text:p>Je renseigne une MD Titre non connue et je clique sur le bouton Recherche, Allez à l'étape n°4</text:p>
            <text:p>2. Affichage de la liste des résultats correspondant au critère de recherche renseigné. Seuls les résultats comprenant le critère de recherche saisie précédemment sont affichés. L'utilisateur a la possibilité de trier les résultats par colonnes ("ID", "Titre" et "Dates"). L'utilisateur a la possibilité de sélectionner un résultat pour afficher sa fiche descriptive en cliquant sur la ligne souhaité.</text:p>
            <text:p>3. Affichage du détail du résultat (US #78). Le détail du résultat s'affiche dans une nouvelle page (la liste des résultats n'est pas écrasée). Les MD Titre, ID et Date correspondent au résultat sélectionné à l'étape précédente. FIN DU SCENARIO INITIAL</text:p>
            <text:p>4. Affichage d'une liste de résultat vide + message "Aucun résultat". L'utilisateur a la possibilité d'effectuer une nouvelle recherche (retour à l'étape n°1)</text:p>
            <text:p> </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Fonctionnelle</text:p>
          </table:table-cell>
          <table:table-cell office:value-type="string" calcext:value-type="string">
            <text:p>Revue en cours (itération)</text:p>
          </table:table-cell>
          <table:table-cell table:style-name="ce10" office:value-type="float" office:value="100" calcext:value-type="float">
            <text:p>100</text:p>
          </table:table-cell>
          <table:table-cell office:value-type="float" office:value="15" calcext:value-type="float">
            <text:p>15</text:p>
          </table:table-cell>
        </table:table-row>
        <table:table-row table:style-name="ro38">
          <table:table-cell office:value-type="string" calcext:value-type="string">
            <text:p><text:a xlink:href="https://dev.programmevitam.fr/plugins/tracker/?aid=512" xlink:type="simple">512</text:a></text:p>
          </table:table-cell>
          <table:table-cell office:value-type="string" calcext:value-type="string">
            <text:p>ENT-03-000</text:p>
          </table:table-cell>
          <table:table-cell office:value-type="string" calcext:value-type="string">
            <text:p>A RECYCLER (doublon 878)</text:p>
          </table:table-cell>
          <table:table-cell table:style-name="ce6"/>
          <table:table-cell office:value-type="string" calcext:value-type="string">
            <text:p>Étant donné : Lorsque le SAE réalise : Alors je peux constater que :</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Fonctionnelle</text:p>
          </table:table-cell>
          <table:table-cell office:value-type="string" calcext:value-type="string">
            <text:p>A Spécifier</text:p>
          </table:table-cell>
          <table:table-cell/>
          <table:table-cell table:style-name="ce13" office:value-type="string" calcext:value-type="string">
            <text:p/>
          </table:table-cell>
        </table:table-row>
        <table:table-row table:style-name="ro29">
          <table:table-cell office:value-type="string" calcext:value-type="string">
            <text:p><text:a xlink:href="https://dev.programmevitam.fr/plugins/tracker/?aid=565" xlink:type="simple">565</text:a></text:p>
          </table:table-cell>
          <table:table-cell office:value-type="string" calcext:value-type="string">
            <text:p>PRE-04-000</text:p>
          </table:table-cell>
          <table:table-cell office:value-type="string" calcext:value-type="string">
            <text:p>En tant qu'administrateur technique, je veux initialiser le sanity check des arguments API REST</text:p>
          </table:table-cell>
          <table:table-cell table:style-name="ce2" office:value-type="string" calcext:value-type="string">
            <text:p>Voir tâche #567</text:p>
          </table:table-cell>
          <table:table-cell office:value-type="string" calcext:value-type="string">
            <text:p>Voir tâche #567</text:p>
          </table:table-cell>
          <table:table-cell table:style-name="ce2" office:value-type="string" calcext:value-type="string">
            <text:p>Référentiel des formats Vitam </text:p>
          </table:table-cell>
          <table:table-cell table:style-name="ce2" office:value-type="string" calcext:value-type="string">
            <text:p>Formulaire de recherche</text:p>
          </table:table-cell>
          <table:table-cell table:style-name="ce2" office:value-type="string" calcext:value-type="string">
            <text:p>Affichage de champs de recherche prédéfinis. </text:p>
          </table:table-cell>
          <table:table-cell table:style-name="ce2" office:value-type="string" calcext:value-type="string">
            <text:p><text:a xlink:href="https://dev.programmevitam.fr/goto?key=task&amp;val=567&amp;group_id=108" xlink:type="simple">task #567</text:a></text:p>
          </table:table-cell>
          <table:table-cell office:value-type="string" calcext:value-type="string">
            <text:p>Fonctionnelle</text:p>
          </table:table-cell>
          <table:table-cell office:value-type="string" calcext:value-type="string">
            <text:p>A Recetter (itération)</text:p>
          </table:table-cell>
          <table:table-cell table:style-name="ce10" office:value-type="float" office:value="3" calcext:value-type="float">
            <text:p>3</text:p>
          </table:table-cell>
          <table:table-cell office:value-type="float" office:value="8" calcext:value-type="float">
            <text:p>8</text:p>
          </table:table-cell>
        </table:table-row>
        <table:table-row table:style-name="ro31">
          <table:table-cell office:value-type="string" calcext:value-type="string">
            <text:p><text:a xlink:href="https://dev.programmevitam.fr/plugins/tracker/?aid=566" xlink:type="simple">566</text:a></text:p>
          </table:table-cell>
          <table:table-cell office:value-type="string" calcext:value-type="string">
            <text:p>PRE-04-000</text:p>
          </table:table-cell>
          <table:table-cell office:value-type="string" calcext:value-type="string">
            <text:p>En tant qu'administrateur fonctionnel, je veux pouvoir afficher les détails d'un format sélectionné afin de les consulter.</text:p>
          </table:table-cell>
          <table:table-cell table:style-name="ce2" office:value-type="string" calcext:value-type="string">
            <text:p>La consultation d'un format permet de s'assurer qu'il correspond bien a ce que l'on souhaite.</text:p>
          </table:table-cell>
          <table:table-cell office:value-type="string" calcext:value-type="string">
            <text:p>Étant donné l'affichage des résultats de la liste de format</text:p>
            <text:p>Lorsque le SAE clique sur une ligne d'un résultat</text:p>
            <text:p>Alors je peux constater qu'une fenêtre modale (ou popin) s'ouvre</text:p>
            <text:p/>
            <text:p>Étant donné l'affichage des informations détaillées d'un format</text:p>
            <text:p>Lorsque le SAE réalise une consultation de la fiche</text:p>
            <text:p>Alors je peux constater que toutes les informations du format sont affichées dans une fenêtre modale (ou popin)</text:p>
            <text:p/>
            <text:p>Étant donné l'affichage de la fenêtre modale (ou popin)</text:p>
            <text:p>Lorsque le SAE réalise une consultation de la fiche</text:p>
            <text:p>Alors je peux constater qu'un bouton permet de fermer la popin</text:p>
            <text:p/>
            <text:p>Étant donné l'affichage de la fenêtre modale (ou popin)</text:p>
            <text:p>Lorsque le SAE réalise une consultation de la fiche</text:p>
            <text:p>Alors je peux constater qu'un clique hors de le popin ferme la popin</text:p>
            <text:p/>
            <text:p>Étant donné l'affichage de la fenêtre modale (ou popin)</text:p>
            <text:p>Lorsque le SAE réalise une consultation de la fiche</text:p>
            <text:p>Alors je peux constater que le titre de la popin est le nom du format selectionne</text:p>
            <text:p/>
            <text:p>Étant donné l'affichage de la fenêtre modale (ou popin)</text:p>
            <text:p>Lorsque le SAE réalise une consultation de la fiche</text:p>
            <text:p>Alors je peux constater que la hauteur de la popin s'ajuste au contenu (max-height a definir, defaut 400px)</text:p>
            <text:p/>
            <text:p>Étant donné l'affichage de la fiche</text:p>
            <text:p>Lorsque le SAE réalise une consultation de la fiche</text:p>
            <text:p>Alors je peux constater qu'un lien vers la fiche PRONOM du format selectionne est affiche (cliquable et ouvre une nouvelle fenetre)</text:p>
          </table:table-cell>
          <table:table-cell table:style-name="ce2" office:value-type="string" calcext:value-type="string">
            <text:p>Un format existant</text:p>
          </table:table-cell>
          <table:table-cell table:style-name="ce2" office:value-type="string" calcext:value-type="string">
            <text:p>Une demande de consultation d'un format</text:p>
          </table:table-cell>
          <table:table-cell table:style-name="ce2" office:value-type="string" calcext:value-type="string">
            <text:p>Les informations complètes d'un format</text:p>
          </table:table-cell>
          <table:table-cell table:style-name="ce2" office:value-type="string" calcext:value-type="string">
            <text:p><text:a xlink:href="https://dev.programmevitam.fr/goto?key=task&amp;val=572&amp;group_id=108" xlink:type="simple">task #572</text:a>, <text:a xlink:href="https://dev.programmevitam.fr/goto?key=task&amp;val=634&amp;group_id=108" xlink:type="simple">task #634</text:a>, <text:a xlink:href="https://dev.programmevitam.fr/goto?key=task&amp;val=635&amp;group_id=108" xlink:type="simple">task #635</text:a></text:p>
          </table:table-cell>
          <table:table-cell office:value-type="string" calcext:value-type="string">
            <text:p>Fonctionnelle</text:p>
          </table:table-cell>
          <table:table-cell office:value-type="string" calcext:value-type="string">
            <text:p>En cours d'intégration</text:p>
          </table:table-cell>
          <table:table-cell table:style-name="ce10" office:value-type="float" office:value="20" calcext:value-type="float">
            <text:p>20</text:p>
          </table:table-cell>
          <table:table-cell office:value-type="float" office:value="2" calcext:value-type="float">
            <text:p>2</text:p>
          </table:table-cell>
        </table:table-row>
        <table:table-row table:style-name="ro34">
          <table:table-cell office:value-type="string" calcext:value-type="string">
            <text:p><text:a xlink:href="https://dev.programmevitam.fr/plugins/tracker/?aid=575" xlink:type="simple">575</text:a></text:p>
          </table:table-cell>
          <table:table-cell office:value-type="string" calcext:value-type="string">
            <text:p>GAE-09-000</text:p>
          </table:table-cell>
          <table:table-cell office:value-type="string" calcext:value-type="string">
            <text:p>En tant qu'archiviste je veux pouvoir rechercher au sein de mon référentiel de règles de gestion afin de pouvoir consulter une règle en particulier</text:p>
          </table:table-cell>
          <table:table-cell table:style-name="ce2" office:value-type="string" calcext:value-type="string">
            <text:p>La recherche dans le référentiel des règles de gestion permet à l'archiviste de trouver et de consulter une règle en particulier.</text:p>
            <text:p>La recherche :</text:p>
            <text:p>- Se fait sur le champ "Intitulé" et/ou sur le champs "Type". L'opérateur de recherche est un ET entre les deux. En conséquence, les résultats trouvés suite à une recherche doivent satisfaire à tous les critères renseignés.</text:p>
            <text:p>- Concernant les types, il faut que les types des règles trouvées correspondent à au moins un type sélectionné</text:p>
            <text:p>- Est insensible à la casse</text:p>
            <text:p>- Est exacte pour l'instant pour cause de contrainte technique (absence d'Elasticsearch)</text:p>
            <text:p>- Effectue un tri sur le tableau : la présentation et l'ordre des règles de gestion après recherche est inchangé</text:p>
            <text:p>Le champ de recherche est situé au dessus de l'affichage du référentiel de gestion.</text:p>
            <text:p>Le champ "intitulé" est un champ de texte libre.</text:p>
            <text:p>Le champ "Type" est un sélecteur ne permettant la sélection que des types existants. Ce sélecteur permet de sélectionner plusieurs valeurs. Ces valeurs sont telles que définis dans la #490. Dans l'interface, ces types sont affichés en français.  La valeur par défaut de ce sélecteur est "Tous", et permet de rechercher sur tous les types de règles.</text:p>
            <text:p>--------------</text:p>
            <text:p>Pour historique :</text:p>
            <text:p>Le référentiel de règles de gestion est un outil qui décrit les règles de gestion permettant de calculer les échéances auxquelles sont soumises les archives prises en charge par la solution Vitam et qui vont entraîner le déclenchement d’opérations les concernant dans Vitam.</text:p>
            <text:p>Formulaire de recherche :</text:p>
            <text:p>ID Règle de gestion</text:p>
            <text:p>Type</text:p>
            <text:p>Intitulé</text:p>
            <text:p>Durée</text:p>
            <text:p>La liste de résultat doit comporter les colonnes suivantes :</text:p>
            <text:p> ID</text:p>
            <text:p> Type</text:p>
            <text:p> Intitulé</text:p>
            <text:p> Durée</text:p>
          </table:table-cell>
          <table:table-cell table:style-name="ce7" office:value-type="string" calcext:value-type="string">
            <text:p>Cas nominaux</text:p>
            <text:p>#CA1 Recherche exacte sur l'intitulé</text:p>
            <text:p>Étant donné une valeur d'intitulé connue du référentiel des règles de gestion saisie dans le moteur de recherche du référentiel de gestion</text:p>
            <text:p>Lorsque l'archiviste valide la recherche avec la valeur exacte sur l'intitulé</text:p>
            <text:p>Alors le tableau est mis à jour avec toutes les règles de gestion possédant des intitulés qui ont exactement cette valeur. Ce tableau possède les mêmes colonnes que le tableau affiché sans recherche et le même tri pour l'affichage.</text:p>
            <text:p>#CA2 Recherche sur un type de règle</text:p>
            <text:p>Étant donné des règles de gestion possédant tous types de règles dans le moteur de recherche du référentiel de gestion</text:p>
            <text:p>Lorsque l'archiviste valide la recherche avec une valeur sélectionnée pour le type de règle</text:p>
            <text:p>Alors le tableau est mis à jour avec toutes les règles de gestion possédant des types de règles qui correspondent à cette valeur. Ce tableau possède les mêmes colonnes que le tableau affiché sans recherche et le même tri pour l'affichage.</text:p>
            <text:p>#CA3 Recherche sur plusieurs types de règle</text:p>
            <text:p>Étant donné des règles de gestion possédant tous types de règles dans le moteur de recherche du référentiel de gestion</text:p>
            <text:p>Lorsque l'archiviste valide la recherche avec plusieurs valeurs sélectionnées pour le type de règle</text:p>
            <text:p>Alors le tableau est mis à jour avec toutes les règles de gestion possédant des types de règles qui correspondent à ces valeurs. Ce tableau possède les mêmes colonnes que le tableau affiché sans recherche et le même tri pour l'affichage.</text:p>
            <text:p>#CA4 Recherche multi critères avec résultats trouvés</text:p>
            <text:p>Étant donné des règles de gestion ayant des intitulés et des types connus du référentiel, saisis dans le moteur de recherche du référentiel de gestion</text:p>
            <text:p>Lorsque l'archiviste valide la recherche UNE valeur connue pour l'intitulé ET AU MOINS une valeur connue dans les types de règles sélectionnés</text:p>
            <text:p>Alors le tableau est mis à jour avec toutes les règles de gestion possédant des types de règles qui correspondent à ces valeurs. Ce tableau possède les mêmes colonnes que le tableau affiché sans recherche et le même tri pour l'affichage.</text:p>
            <text:p>#CA5 : Recherche multi critères sans résultats trouvés</text:p>
            <text:p>Étant donné une valeur inconnue du référentiel des règles de gestion saisie dans le moteur de recherche, ou une valeur trouvée pour l'un des champs mais pas pour l'autre,</text:p>
            <text:p>Lorsque l'archiviste valide la recherche avec ces valeurs,</text:p>
            <text:p>Alors un message "Il n'y a aucun résultat pour votre recherche" est affiché à la place du tableau. Ce message doit être repris du message d'absence de résultat comme utilisé comme dans la #38</text:p>
            <text:p>#CA6 : Recherche vide</text:p>
            <text:p>Étant donné aucune valeur saisie dans le champ intitulé et la valeur "Tous" sélectionnés dans le sélecteur de type</text:p>
            <text:p>Lorsque l'archiviste valide la recherche</text:p>
            <text:p>Alors tous les résultats sont affichés</text:p>
          </table:table-cell>
          <table:table-cell table:style-name="ce2" office:value-type="string" calcext:value-type="string">
            <text:p>un référentiel de règles de gestion dans Vitam</text:p>
          </table:table-cell>
          <table:table-cell table:style-name="ce2" office:value-type="string" calcext:value-type="string">
            <text:p>Une demande de recherche effectuee</text:p>
          </table:table-cell>
          <table:table-cell table:style-name="ce2" office:value-type="string" calcext:value-type="string">
            <text:p>La liste des règles de gestion correspondant aux résultats de la recherche </text:p>
          </table:table-cell>
          <table:table-cell table:style-name="ce2" office:value-type="string" calcext:value-type="string">
            <text:p><text:a xlink:href="https://dev.programmevitam.fr/goto?key=story&amp;val=490&amp;group_id=108" xlink:type="simple">story #490</text:a></text:p>
          </table:table-cell>
          <table:table-cell office:value-type="string" calcext:value-type="string">
            <text:p>Fonctionnelle</text:p>
          </table:table-cell>
          <table:table-cell office:value-type="string" calcext:value-type="string">
            <text:p>A Développer</text:p>
          </table:table-cell>
          <table:table-cell table:style-name="ce10" office:value-type="float" office:value="40" calcext:value-type="float">
            <text:p>40</text:p>
          </table:table-cell>
          <table:table-cell office:value-type="float" office:value="6" calcext:value-type="float">
            <text:p>6</text:p>
          </table:table-cell>
        </table:table-row>
        <table:table-row table:style-name="ro21">
          <table:table-cell office:value-type="string" calcext:value-type="string">
            <text:p><text:a xlink:href="https://dev.programmevitam.fr/plugins/tracker/?aid=576" xlink:type="simple">576</text:a></text:p>
          </table:table-cell>
          <table:table-cell office:value-type="string" calcext:value-type="string">
            <text:p>GAE-09-000</text:p>
          </table:table-cell>
          <table:table-cell office:value-type="string" calcext:value-type="string">
            <text:p>En tant qu'archiviste, je veux pouvoir modifier une ou plusieurs règles de gestion afin d'appliquer la règlementation</text:p>
          </table:table-cell>
          <table:table-cell table:style-name="ce6"/>
          <table:table-cell office:value-type="string" calcext:value-type="string">
            <text:p>Étant donné : Lorsque le SAE réalise : Alors je peux constater que :</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Fonctionnelle</text:p>
          </table:table-cell>
          <table:table-cell office:value-type="string" calcext:value-type="string">
            <text:p>A Spécifier</text:p>
          </table:table-cell>
          <table:table-cell/>
          <table:table-cell table:style-name="ce13" office:value-type="string" calcext:value-type="string">
            <text:p/>
          </table:table-cell>
        </table:table-row>
        <table:table-row table:style-name="ro21">
          <table:table-cell office:value-type="string" calcext:value-type="string">
            <text:p><text:a xlink:href="https://dev.programmevitam.fr/plugins/tracker/?aid=577" xlink:type="simple">577</text:a></text:p>
          </table:table-cell>
          <table:table-cell office:value-type="string" calcext:value-type="string">
            <text:p>GAE-09-000</text:p>
          </table:table-cell>
          <table:table-cell office:value-type="string" calcext:value-type="string">
            <text:p>En tant qu'archiviste, je veux pouvoir ajouter une ou plusieurs règles de gestion afin de pouvoir gérer mon référentiel</text:p>
          </table:table-cell>
          <table:table-cell table:style-name="ce6"/>
          <table:table-cell office:value-type="string" calcext:value-type="string">
            <text:p>Étant donné : Lorsque le SAE réalise : Alors je peux constater que :</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Fonctionnelle</text:p>
          </table:table-cell>
          <table:table-cell office:value-type="string" calcext:value-type="string">
            <text:p>A Spécifier</text:p>
          </table:table-cell>
          <table:table-cell/>
          <table:table-cell table:style-name="ce13" office:value-type="string" calcext:value-type="string">
            <text:p/>
          </table:table-cell>
        </table:table-row>
        <table:table-row table:style-name="ro39">
          <table:table-cell office:value-type="string" calcext:value-type="string">
            <text:p><text:a xlink:href="https://dev.programmevitam.fr/plugins/tracker/?aid=585" xlink:type="simple">585</text:a></text:p>
          </table:table-cell>
          <table:table-cell office:value-type="string" calcext:value-type="string">
            <text:p>AFC-11-000</text:p>
          </table:table-cell>
          <table:table-cell office:value-type="string" calcext:value-type="string">
            <text:p>En tant qu'administrateur, je veux que les utilisateurs puissent s'authentifier afin de pouvoir tracer leurs actions et sécuriser les accès</text:p>
          </table:table-cell>
          <table:table-cell table:style-name="ce6"/>
          <table:table-cell office:value-type="string" calcext:value-type="string">
            <text:p>En tant qu'administrateur technique ou fonctionnel :</text:p>
            <text:p>1) Connexion</text:p>
            <text:p>* Sans disposer d'un authentification préalable, quand je me connecte avec un navigateur sur une page de l'IHM démo, je suis redigiré vers la page de connexion (en mémorisant la page demandée) contenant un formulaire me demandant mon identifiant et mon mot de passe</text:p>
            <text:p>* Si la page initiale est la page de login, il n'y a pas de redirection.</text:p>
            <text:p>2) Authentification valide avec redirection vers la page initiale</text:p>
            <text:p>* Quand je remplis le formulaire avec un couple identifiant/mot de passe valide, je suis renvoyé vers la page demandée initialement</text:p>
            <text:p>* Si la page initiale était la page de login, on est redirigé vers un écran à définir avec les archivistes. Je (ECA) propose la page de soumission du SIP dans un 1er temps</text:p>
            <text:p>3) Déconnexion</text:p>
            <text:p>* Quand je suis connecté, je dispose d'un bouton "Déconnexion" permettant de me déconnecter. Une fois ce bouton appuyé, je reviens vers la page de login avec un message "Vous êtes déconnecté" . Le retour sur une page nécessitant une authentification provoque une redirection vers la page d'authentification.</text:p>
            <text:p>4) Authentification invalide</text:p>
            <text:p>* Quand je remplis le formulaire avec un couple identifiant/mot de passe invalide, je suis renvoyé vers une page d'erreur. Cette page d'erreur doit être neutre sur le motif de l'authentification (ne pas indiquer : "identifiant inconnu" ou "mot de passe incorrect" mais un message du type "informations de connexions incorrecte")</text:p>
            <text:p>En tant qu'administrateur "sécurité" :</text:p>
            <text:p>* Disposer d'un log avec les authentifications réussies et celles échouées.</text:p>
            <text:p>TODO :</text:p>
            <text:p>* Définition de la "home page" par défaut après authentification</text:p>
            <text:p/>
            <text:p>* Définition des informations à logguer sur les évenements d'authentification (échoués et réussis)</text:p>
            <text:p> </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style-name="ce2" office:value-type="string" calcext:value-type="string">
            <text:p><text:a xlink:href="https://dev.programmevitam.fr/goto?key=task&amp;val=961&amp;group_id=108" xlink:type="simple">task #961</text:a>, <text:a xlink:href="https://dev.programmevitam.fr/goto?key=task&amp;val=963&amp;group_id=108" xlink:type="simple">task #963</text:a></text:p>
          </table:table-cell>
          <table:table-cell office:value-type="string" calcext:value-type="string">
            <text:p>Fonctionnelle</text:p>
          </table:table-cell>
          <table:table-cell office:value-type="string" calcext:value-type="string">
            <text:p>A Développer</text:p>
          </table:table-cell>
          <table:table-cell table:style-name="ce10" office:value-type="float" office:value="100" calcext:value-type="float">
            <text:p>100</text:p>
          </table:table-cell>
          <table:table-cell table:style-name="ce13" office:value-type="float" office:value="9" calcext:value-type="float">
            <text:p>9</text:p>
          </table:table-cell>
        </table:table-row>
        <table:table-row table:style-name="ro29">
          <table:table-cell office:value-type="string" calcext:value-type="string">
            <text:p><text:a xlink:href="https://dev.programmevitam.fr/plugins/tracker/?aid=590" xlink:type="simple">590</text:a></text:p>
          </table:table-cell>
          <table:table-cell office:value-type="string" calcext:value-type="string">
            <text:p>XXX-00-000</text:p>
          </table:table-cell>
          <table:table-cell office:value-type="string" calcext:value-type="string">
            <text:p>En tant qu'administrateur technique, je veux initialiser le référentiel des codes d'erreur dans Vitam</text:p>
          </table:table-cell>
          <table:table-cell table:style-name="ce2" office:value-type="string" calcext:value-type="string">
            <text:p>&lt;p&gt;Voir t&amp;acirc;che #564&lt;/p&gt;</text:p>
          </table:table-cell>
          <table:table-cell office:value-type="string" calcext:value-type="string">
            <text:p>&lt;p&gt;Voir t&amp;acirc;che #564&lt;/p&gt;</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style-name="ce2" office:value-type="string" calcext:value-type="string">
            <text:p><text:a xlink:href="https://dev.programmevitam.fr/goto?key=task&amp;val=564&amp;group_id=108" xlink:type="simple">task #564</text:a></text:p>
          </table:table-cell>
          <table:table-cell office:value-type="string" calcext:value-type="string">
            <text:p>Fonctionnelle</text:p>
          </table:table-cell>
          <table:table-cell office:value-type="string" calcext:value-type="string">
            <text:p>En Cours De Réalisation</text:p>
          </table:table-cell>
          <table:table-cell table:style-name="ce10" office:value-type="float" office:value="8" calcext:value-type="float">
            <text:p>8</text:p>
          </table:table-cell>
          <table:table-cell office:value-type="float" office:value="5" calcext:value-type="float">
            <text:p>5</text:p>
          </table:table-cell>
        </table:table-row>
        <table:table-row table:style-name="ro21">
          <table:table-cell office:value-type="string" calcext:value-type="string">
            <text:p><text:a xlink:href="https://dev.programmevitam.fr/plugins/tracker/?aid=591" xlink:type="simple">591</text:a></text:p>
          </table:table-cell>
          <table:table-cell office:value-type="string" calcext:value-type="string">
            <text:p>XXX-00-000</text:p>
          </table:table-cell>
          <table:table-cell office:value-type="string" calcext:value-type="string">
            <text:p>En tant qu'administrateur technique, je veux utiliser le common private pour la partie REST dans tous les modules</text:p>
          </table:table-cell>
          <table:table-cell table:style-name="ce2" office:value-type="string" calcext:value-type="string">
            <text:p>&lt;p&gt;Voir t&amp;acirc;che #563&lt;/p&gt;</text:p>
          </table:table-cell>
          <table:table-cell office:value-type="string" calcext:value-type="string">
            <text:p>&lt;p&gt;Voir t&amp;acirc;che #563&lt;/p&gt;</text:p>
            <text:p>8 points contractuels par équipe</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style-name="ce2" office:value-type="string" calcext:value-type="string">
            <text:p><text:a xlink:href="https://dev.programmevitam.fr/goto?key=task&amp;val=563&amp;group_id=108" xlink:type="simple">task #563</text:a></text:p>
          </table:table-cell>
          <table:table-cell office:value-type="string" calcext:value-type="string">
            <text:p>Fonctionnelle</text:p>
          </table:table-cell>
          <table:table-cell office:value-type="string" calcext:value-type="string">
            <text:p>A Développer</text:p>
          </table:table-cell>
          <table:table-cell table:style-name="ce10" office:value-type="float" office:value="2" calcext:value-type="float">
            <text:p>2</text:p>
          </table:table-cell>
          <table:table-cell office:value-type="float" office:value="16" calcext:value-type="float">
            <text:p>16</text:p>
          </table:table-cell>
        </table:table-row>
        <table:table-row table:style-name="ro23">
          <table:table-cell office:value-type="string" calcext:value-type="string">
            <text:p><text:a xlink:href="https://dev.programmevitam.fr/plugins/tracker/?aid=592" xlink:type="simple">592</text:a></text:p>
          </table:table-cell>
          <table:table-cell office:value-type="string" calcext:value-type="string">
            <text:p>XXX-00-000</text:p>
          </table:table-cell>
          <table:table-cell office:value-type="string" calcext:value-type="string">
            <text:p>MOCK API Access ajout de PATCH</text:p>
          </table:table-cell>
          <table:table-cell table:style-name="ce6"/>
          <table:table-cell office:value-type="string" calcext:value-type="string">
            <text:p>Ajout du PATCH sur les Units : client et serveur plus exemples d'usage et documentation</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Fonctionnelle</text:p>
          </table:table-cell>
          <table:table-cell office:value-type="string" calcext:value-type="string">
            <text:p>Fini</text:p>
          </table:table-cell>
          <table:table-cell/>
          <table:table-cell office:value-type="float" office:value="8" calcext:value-type="float">
            <text:p>8</text:p>
          </table:table-cell>
        </table:table-row>
        <table:table-row table:style-name="ro29">
          <table:table-cell office:value-type="string" calcext:value-type="string">
            <text:p><text:a xlink:href="https://dev.programmevitam.fr/plugins/tracker/?aid=601" xlink:type="simple">601</text:a></text:p>
          </table:table-cell>
          <table:table-cell office:value-type="string" calcext:value-type="string">
            <text:p>XXX-00-000</text:p>
          </table:table-cell>
          <table:table-cell office:value-type="string" calcext:value-type="string">
            <text:p>MOCK API Unit/ObjectGroup HEAD</text:p>
          </table:table-cell>
          <table:table-cell table:style-name="ce6"/>
          <table:table-cell office:value-type="string" calcext:value-type="string">
            <text:p>Étant donné : </text:p>
            <text:p>Lorsque le SAE réalise : </text:p>
            <text:p>Alors je peux constater que : </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Technique (Dette)</text:p>
          </table:table-cell>
          <table:table-cell office:value-type="string" calcext:value-type="string">
            <text:p>Fini</text:p>
          </table:table-cell>
          <table:table-cell/>
          <table:table-cell office:value-type="float" office:value="4" calcext:value-type="float">
            <text:p>4</text:p>
          </table:table-cell>
        </table:table-row>
        <table:table-row table:style-name="ro21">
          <table:table-cell office:value-type="string" calcext:value-type="string">
            <text:p><text:a xlink:href="https://dev.programmevitam.fr/plugins/tracker/?aid=607" xlink:type="simple">607</text:a></text:p>
          </table:table-cell>
          <table:table-cell office:value-type="string" calcext:value-type="string">
            <text:p>XXX-00-000</text:p>
          </table:table-cell>
          <table:table-cell office:value-type="string" calcext:value-type="string">
            <text:p>Refactoring Ingest (itération 5)</text:p>
          </table:table-cell>
          <table:table-cell table:style-name="ce6"/>
          <table:table-cell office:value-type="string" calcext:value-type="string">
            <text:p>Couverture de code du module Ingest : 80% (0% actuellement)</text:p>
            <text:p>Doc : 100%</text:p>
            <text:p>Intégration dans les nouvelles IHM developpées lors de l'itération 4</text:p>
            <text:p>Refactoring du code</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Technique (Dette)</text:p>
          </table:table-cell>
          <table:table-cell office:value-type="string" calcext:value-type="string">
            <text:p>Fini</text:p>
          </table:table-cell>
          <table:table-cell/>
          <table:table-cell office:value-type="float" office:value="5" calcext:value-type="float">
            <text:p>5</text:p>
          </table:table-cell>
        </table:table-row>
        <table:table-row table:style-name="ro38">
          <table:table-cell office:value-type="string" calcext:value-type="string">
            <text:p><text:a xlink:href="https://dev.programmevitam.fr/plugins/tracker/?aid=608" xlink:type="simple">608</text:a></text:p>
          </table:table-cell>
          <table:table-cell office:value-type="string" calcext:value-type="string">
            <text:p>XXX-00-000</text:p>
          </table:table-cell>
          <table:table-cell office:value-type="string" calcext:value-type="string">
            <text:p>Deployer la documentation API</text:p>
          </table:table-cell>
          <table:table-cell table:style-name="ce6"/>
          <table:table-cell office:value-type="string" calcext:value-type="string">
            <text:p>Adapter le livrable de l'API-Console</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Technique (Dette)</text:p>
          </table:table-cell>
          <table:table-cell office:value-type="string" calcext:value-type="string">
            <text:p>Fini</text:p>
          </table:table-cell>
          <table:table-cell/>
          <table:table-cell office:value-type="float" office:value="0" calcext:value-type="float">
            <text:p>0</text:p>
          </table:table-cell>
        </table:table-row>
        <table:table-row table:style-name="ro23">
          <table:table-cell office:value-type="string" calcext:value-type="string">
            <text:p><text:a xlink:href="https://dev.programmevitam.fr/plugins/tracker/?aid=612" xlink:type="simple">612</text:a></text:p>
          </table:table-cell>
          <table:table-cell office:value-type="string" calcext:value-type="string">
            <text:p>XXX-00-000</text:p>
          </table:table-cell>
          <table:table-cell office:value-type="string" calcext:value-type="string">
            <text:p>Contributions Commons Vitam depuis api-design</text:p>
          </table:table-cell>
          <table:table-cell table:number-columns-repeated="2" table:style-name="ce6" office:value-type="string" calcext:value-type="string">
            <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Fonctionnelle</text:p>
          </table:table-cell>
          <table:table-cell office:value-type="string" calcext:value-type="string">
            <text:p>Fini</text:p>
          </table:table-cell>
          <table:table-cell table:style-name="ce10" office:value-type="float" office:value="2" calcext:value-type="float">
            <text:p>2</text:p>
          </table:table-cell>
          <table:table-cell office:value-type="float" office:value="0" calcext:value-type="float">
            <text:p>0</text:p>
          </table:table-cell>
        </table:table-row>
        <table:table-row table:style-name="ro38">
          <table:table-cell office:value-type="string" calcext:value-type="string">
            <text:p><text:a xlink:href="https://dev.programmevitam.fr/plugins/tracker/?aid=620" xlink:type="simple">620</text:a></text:p>
          </table:table-cell>
          <table:table-cell office:value-type="string" calcext:value-type="string">
            <text:p>XXX-00-000</text:p>
          </table:table-cell>
          <table:table-cell office:value-type="string" calcext:value-type="string">
            <text:p>Etude Json / IHM</text:p>
          </table:table-cell>
          <table:table-cell table:style-name="ce6"/>
          <table:table-cell office:value-type="string" calcext:value-type="string">
            <text:p>Etude Json affiché et édité dans une IHM Web </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Technique (Dette)</text:p>
          </table:table-cell>
          <table:table-cell office:value-type="string" calcext:value-type="string">
            <text:p>Fini</text:p>
          </table:table-cell>
          <table:table-cell/>
          <table:table-cell office:value-type="float" office:value="14" calcext:value-type="float">
            <text:p>14</text:p>
          </table:table-cell>
        </table:table-row>
        <table:table-row table:style-name="ro29">
          <table:table-cell office:value-type="string" calcext:value-type="string">
            <text:p><text:a xlink:href="https://dev.programmevitam.fr/plugins/tracker/?aid=621" xlink:type="simple">621</text:a></text:p>
          </table:table-cell>
          <table:table-cell office:value-type="string" calcext:value-type="string">
            <text:p>XXX-00-000</text:p>
          </table:table-cell>
          <table:table-cell office:value-type="string" calcext:value-type="string">
            <text:p>[Analyse] Préparation Tech Design</text:p>
          </table:table-cell>
          <table:table-cell table:style-name="ce6"/>
          <table:table-cell office:value-type="string" calcext:value-type="string">
            <text:p>Étant donné : </text:p>
            <text:p>Lorsque le SAE réalise : </text:p>
            <text:p>Alors je peux constater que : </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Fonctionnelle</text:p>
          </table:table-cell>
          <table:table-cell office:value-type="string" calcext:value-type="string">
            <text:p>Fini</text:p>
          </table:table-cell>
          <table:table-cell/>
          <table:table-cell office:value-type="float" office:value="5" calcext:value-type="float">
            <text:p>5</text:p>
          </table:table-cell>
        </table:table-row>
        <table:table-row table:style-name="ro29">
          <table:table-cell office:value-type="string" calcext:value-type="string">
            <text:p><text:a xlink:href="https://dev.programmevitam.fr/plugins/tracker/?aid=622" xlink:type="simple">622</text:a></text:p>
          </table:table-cell>
          <table:table-cell office:value-type="string" calcext:value-type="string">
            <text:p>XXX-00-000</text:p>
          </table:table-cell>
          <table:table-cell office:value-type="string" calcext:value-type="string">
            <text:p>[Analyse] Préparation Tech Design</text:p>
          </table:table-cell>
          <table:table-cell table:style-name="ce6"/>
          <table:table-cell office:value-type="string" calcext:value-type="string">
            <text:p>Étant donné : </text:p>
            <text:p>Lorsque le SAE réalise : </text:p>
            <text:p>Alors je peux constater que : </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Fonctionnelle</text:p>
          </table:table-cell>
          <table:table-cell office:value-type="string" calcext:value-type="string">
            <text:p>Fini</text:p>
          </table:table-cell>
          <table:table-cell/>
          <table:table-cell office:value-type="float" office:value="5" calcext:value-type="float">
            <text:p>5</text:p>
          </table:table-cell>
        </table:table-row>
        <table:table-row table:style-name="ro29">
          <table:table-cell office:value-type="string" calcext:value-type="string">
            <text:p><text:a xlink:href="https://dev.programmevitam.fr/plugins/tracker/?aid=623" xlink:type="simple">623</text:a></text:p>
          </table:table-cell>
          <table:table-cell office:value-type="string" calcext:value-type="string">
            <text:p>XXX-00-000</text:p>
          </table:table-cell>
          <table:table-cell office:value-type="string" calcext:value-type="string">
            <text:p>[Analyse] Préparation Tech Design</text:p>
          </table:table-cell>
          <table:table-cell table:style-name="ce6"/>
          <table:table-cell office:value-type="string" calcext:value-type="string">
            <text:p>Étant donné : </text:p>
            <text:p>Lorsque le SAE réalise : </text:p>
            <text:p>Alors je peux constater que : </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Technique (Dette)</text:p>
          </table:table-cell>
          <table:table-cell office:value-type="string" calcext:value-type="string">
            <text:p>Fini</text:p>
          </table:table-cell>
          <table:table-cell/>
          <table:table-cell office:value-type="float" office:value="5" calcext:value-type="float">
            <text:p>5</text:p>
          </table:table-cell>
        </table:table-row>
        <table:table-row table:style-name="ro12">
          <table:table-cell office:value-type="string" calcext:value-type="string">
            <text:p><text:a xlink:href="https://dev.programmevitam.fr/plugins/tracker/?aid=625" xlink:type="simple">625</text:a></text:p>
          </table:table-cell>
          <table:table-cell office:value-type="string" calcext:value-type="string">
            <text:p>ENT-03-000</text:p>
          </table:table-cell>
          <table:table-cell office:value-type="string" calcext:value-type="string">
            <text:p>En tant que SIA, je veux renvoyer des messages d'erreur explicites lors de la vérification l'état sanitaire de mon SIP, afin d'etre mieux informé</text:p>
          </table:table-cell>
          <table:table-cell table:style-name="ce6"/>
          <table:table-cell office:value-type="string" calcext:value-type="string">
            <text:p>Étant donné : un SIP valide</text:p>
            <text:p>Lorsque le SAE réalise : le contrôle sanitaire.</text:p>
            <text:p>Alors je peux constater sur l’IHM de suivi des opérations d’entrée le statut « Aucun virus détecté »</text:p>
            <text:p>Vérification :une entrée est créée dans le journal des opérations avec le statut "OK", en plus des champs obligatoires on voudra afficher :</text:p>
            <text:p>eventType : "Sanity Check SIP" // Contrôle sanitaire SIP</text:p>
            <text:p>outcome: "OK",</text:p>
            <text:p>outcomeDetailMessage : " Succès du contrôle sanitaire pour le SIP".</text:p>
            <text:p>objectIdentifierIncome : &lt;nomDuFichier.extension&gt;</text:p>
            <text:p/>
            <text:p>*****</text:p>
            <text:p>Étant donné : un SIP valide infecté</text:p>
            <text:p>Lorsque le SAE réalise : le contrôle sanitaire</text:p>
            <text:p>Alors je peux constater sur l’IHM de suivi des opérations d’entrée le statut « Virus trouvé mais non corrigé »</text:p>
            <text:p>Vérification : une entrée est créée dans le journal des opérations avec statut "KO", en plus des champs obligatoires on voudra afficher :</text:p>
            <text:p>eventType : "Sanity Check SIP"</text:p>
            <text:p>outcome: "KO",</text:p>
            <text:p>outcomeDetailMessage :Echec Contrôle sanitaire : virus trouvé et non corrigé</text:p>
            <text:p>objectIdentifierIncome : &lt;nomDuFichier.extension&gt;</text:p>
            <text:p/>
            <text:p>*****</text:p>
            <text:p>Étant donné : un SIP valide infecté</text:p>
            <text:p>Lorsque le SAE réalise : le contrôle sanitaire</text:p>
            <text:p>Alors je peux constater sur l’IHM de suivi des opérations d’entrée le statut « Echec de l'analyse »</text:p>
            <text:p>Vérification : une entrée est créée dans le journal des opérations avec statut "KO", en plus des champs obligatoires on voudra afficher :</text:p>
            <text:p>eventType : "Sanity Check SIP"</text:p>
            <text:p>outcome: "KO",</text:p>
            <text:p>outcomeDetailMessage :Echec Contrôle sanitaire : Analyse NOK</text:p>
            <text:p>objectIdentifierIncome : &lt;nomDuFichier.extension&gt;</text:p>
            <text:p/>
            <text:p>*****</text:p>
            <text:p>Étant donné : un SIP valide infecté</text:p>
            <text:p>Lorsque le SAE réalise : le contrôle sanitaire</text:p>
            <text:p>Alors je peux constater sur l’IHM de suivi des opérations d’entrée le statut « KO »</text:p>
            <text:p>Vérification : une entrée est créée dans le journal des opérations avec statut "KO", en plus des champs obligatoires on voudra afficher :</text:p>
            <text:p>eventType : "Sanity Check SIP"</text:p>
            <text:p>outcome: "KO",</text:p>
            <text:p>outcomeDetailMessage :Echec Contrôle sanitaire</text:p>
            <text:p>objectIdentifierIncome : &lt;nomDuFichier.extension&gt;</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Technique (Dette)</text:p>
          </table:table-cell>
          <table:table-cell office:value-type="string" calcext:value-type="string">
            <text:p>A Spécifier</text:p>
          </table:table-cell>
          <table:table-cell/>
          <table:table-cell office:value-type="float" office:value="14" calcext:value-type="float">
            <text:p>14</text:p>
          </table:table-cell>
        </table:table-row>
        <table:table-row table:style-name="ro34">
          <table:table-cell office:value-type="string" calcext:value-type="string">
            <text:p><text:a xlink:href="https://dev.programmevitam.fr/plugins/tracker/?aid=627" xlink:type="simple">627</text:a></text:p>
          </table:table-cell>
          <table:table-cell office:value-type="string" calcext:value-type="string">
            <text:p>ENT-03-000</text:p>
          </table:table-cell>
          <table:table-cell office:value-type="string" calcext:value-type="string">
            <text:p>En tant qu'archiviste, je veux prendre en charge un SIP contenant à la fois des archives numériques et des archives physiques, afin de le prendre en charge</text:p>
          </table:table-cell>
          <table:table-cell table:style-name="ce2" office:value-type="string" calcext:value-type="string">
            <text:p>Un versement dans Vitam peut concerner des objets physiques (livres, photos, maquettes 3D...). Un objet physique peut être versé seul, ou s'accompagner d'autres objets physiques ou objets binaires.</text:p>
            <text:p>Un groupe d'objets peut posséder les deux types d'objets, formant un ensemble intellectuel. Par exemple : une photo numérisée avec un tirage sur papier glacé.</text:p>
            <text:p>La déclaration de cet objet physique se fait dans le bordereau, conformément à la norme SEDA 2.0</text:p>
            <text:p>Cette norme ne contrôle pas tout : il est par exemple possible de déclarer un objet avec un nombre de page négatif. Vitam n'ajoutera pas de contrôles additionnels sur les caractéristiques de l'objet et laisse cette possibilité à la responsabilité et discrétion de la norme.</text:p>
            <text:p>Voici les champs autorisés par le SEDA et leurs valeurs :</text:p>
            <text:p>DataObjectGroupId : identifiant du groupe d'objet, comme pour les objets binaires</text:p>
            <text:p>DataObjectVersion : usage de l'objet. Valeurs possibles enum: PhysicalMaster ou Dissemination</text:p>
            <text:p>PhysicalId : identifiant de l'objet (obligatoire par le SEDA bien qu'il puisse être vide)</text:p>
            <text:p>Dans les &lt;PhysicalDimensions&gt;, il y a les mesures de dimensions :</text:p>
            <text:p>Width,Height, Depth, Diameter, Length et Thickness.</text:p>
            <text:p>Pour chacune d'entre elles, le SEDA autorise plusieurs systèmes de mesure (des mètres, des foots, des inch...).</text:p>
            <text:p>Pour éviter de mettre trop d'intelligence dans les conversions et la possibilité de changer de système (métrique ou anglo saxon), Vitam va enregistrer les deux valeurs : l'unité utilisée (mètre, centimètre...) et la valeur de cette unité.</text:p>
            <text:p>A l'affichage (pas dans cette story), Vitam devra prendre en compte également que les déclarations sur les mesures peuvent se faire par le nom de la mesure (micrometre, centimetre...) ou par leurs valeurs de code UNECE (4H, MMT...). Les mesures s'expriment en nombre décimaux et les correspondances sont les suivantes :</text:p>
            <text:p>"micrometre" ="4H"</text:p>
            <text:p>"millimetre" = "MMT"</text:p>
            <text:p>"centimetre" = "CMT"</text:p>
            <text:p>"metre" = pas de code associé // Aujourd'hui ce n'est pas supporté par le SEDA (pour l'UNECE, le code est "MTR")</text:p>
            <text:p>"inch" ="INH"</text:p>
            <text:p>"foot"= "FOT"</text:p>
            <text:p>Shape: champ de texte libre</text:p>
            <text:p>Weight: comme les unités de mesure, exprimés en nombre décimaux, les poids ont leurs équivalents en code UNECE :</text:p>
            <text:p>"microgram" = "MC"</text:p>
            <text:p>"milligram" = "MGM"</text:p>
            <text:p>"gram" = "GRM"</text:p>
            <text:p>"kilogram" ="KGM"</text:p>
            <text:p>NumberOfPage : entier (tout comme les décimales pour les poids et mesures, il peut être négatif dans le SEDA et Vitam n'ajoute pas de contrôle additionnel)</text:p>
            <text:p> </text:p>
          </table:table-cell>
          <table:table-cell office:value-type="string" calcext:value-type="string">
            <text:p>CA1 : enregistrement d'un objet physique</text:p>
            <text:p>Etant donné un SIP dont le bordereau déclare au moins un objet physique (PhysicalDataObject)</text:p>
            <text:p>Lorsque le SIP est valide (voir cas de SIP invalides)</text:p>
            <text:p>Alors les informations déclarées pour l'objet physique sont sauvegardées dans Vitam, au même titre qu'on objet binaire.</text:p>
            <text:p>Cas de SIP invalides </text:p>
            <text:p>---------------</text:p>
            <text:p>CA2 : rejet du SIP en cas de non conformité du SEDA dans les déclarations sur les objets physiques</text:p>
            <text:p>Devrait être géré dans le cadre de la story #679</text:p>
            <text:p>CA3 : Vérification des usages</text:p>
            <text:p>Le critère d’acceptance de la story #685 doit être respecté pour les objets physiques.</text:p>
            <text:p>CA4 : contrôle de cohérence des objets</text:p>
            <text:p>Les objets physiques doivent avoir un rattachement à une AU au même titre que les objets binaire. Les critères d’acceptances de la story #808 s'appliquent ici</text:p>
            <text:p>CA5 : création des GOT pour les objets sans GOT</text:p>
            <text:p>Les objets physiques doivent avoir un rattachement à un GOT au même titre que les objets binaire. Les critères d'acceptances de la story #789 s'appliquent ici à l'exception que l'usage de l'objet dans son GOT est PhysicalMaster (et pas BinaryMaster comme l'indique la #789 pour les objets binaires).</text:p>
            <text:p>CA6 : sécurisation des méta données</text:p>
            <text:p>Elle concerne également les méta données des objets physique, le CA de la story #690 s'applique ici. Si celle ci est en attente lors du démarrage de ce ticket, alors ce CA est également suspendu.</text:p>
            <text:p/>
            <text:p>CA spécifique sur les objets physique</text:p>
            <text:p>----------------</text:p>
            <text:p>CA7 : association des mesures</text:p>
            <text:p>Lors de l'enregistrement dans le SGBD, les unités de mesures sont enregistrées. Pour les poids et les mesures, on enregistre le format littéral (centimeter, metre...) et non pas le code UNECE. IE : Si le bordereau déclare des poids et mesure en code UNECE, on enregistre leurs équivalences en format littéral (voir description métier).</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Fonctionnelle</text:p>
          </table:table-cell>
          <table:table-cell office:value-type="string" calcext:value-type="string">
            <text:p>En Cours de Spécification</text:p>
          </table:table-cell>
          <table:table-cell/>
          <table:table-cell table:style-name="ce13" office:value-type="string" calcext:value-type="string">
            <text:p/>
          </table:table-cell>
        </table:table-row>
        <table:table-row table:style-name="ro40">
          <table:table-cell office:value-type="string" calcext:value-type="string">
            <text:p><text:a xlink:href="https://dev.programmevitam.fr/plugins/tracker/?aid=636" xlink:type="simple">636</text:a></text:p>
          </table:table-cell>
          <table:table-cell office:value-type="string" calcext:value-type="string">
            <text:p>PRE-04-000</text:p>
          </table:table-cell>
          <table:table-cell office:value-type="string" calcext:value-type="string">
            <text:p>En tant qu'administrateur fonctionnel, je veux initialiser l'import du référentiel PRONOM dans VITAM afin de pouvoir l'importer.</text:p>
          </table:table-cell>
          <table:table-cell table:style-name="ce2" office:value-type="string" calcext:value-type="string">
            <text:p>Cette story nous permettra de tester le fichier xml pour identifier les éventuelles erreurs. </text:p>
            <text:p>Apres lecture du rapport, l'Administrateur fonctionnel pourra lancer l'import ou annuler l'import.</text:p>
            <text:p>Pendant la phase de test, un bouton "supprimer" permettra de supprimer le référentiel déjà présent dans Vitam. </text:p>
            <text:p/>
            <text:p>Lien du Xml à importer :</text:p>
            <text:p><text:a xlink:href="http://www.nationalarchives.gov.uk/documents/DROID_SignatureFile_V85.xml" xlink:type="simple">http://www.nationalarchives.gov.uk/documents/DROID_SignatureFile_V85.xml</text:a></text:p>
            <text:p/>
            <text:p>Exemple de conflits à détecter :</text:p>
            <text:p>- un format existe déjà, mais des valeurs sont différentes (champs Pronom natif) = Warning</text:p>
            <text:p>- un format existe déjà, mais des valeurs sont différentes (champs "métiers" comme Comment, Alert, Group) = Error</text:p>
          </table:table-cell>
          <table:table-cell office:value-type="string" calcext:value-type="string">
            <text:p>Étant donné : un fichier correspondant aux signatures Pronom au format XML</text:p>
            <text:p>Lorsque le SAE réalise : la lecture </text:p>
            <text:p>Alors je peux constater que : le fichier correspondant aux signatures Pronom au format XML est importé en mode "Dry run".</text:p>
            <text:p/>
            <text:p>****</text:p>
            <text:p/>
            <text:p>Étant donné : l'import du fichier XML valide</text:p>
            <text:p>Lorsque le SAE réalise : la lecture du XML</text:p>
            <text:p>Alors je peux constater que : un message "xml valide" est affiché dans la même fênetre. </text:p>
            <text:p/>
            <text:p>****</text:p>
            <text:p/>
            <text:p>Étant donné : l'import du fichier XML valide</text:p>
            <text:p>Lorsque le SAE réalise : la lecture du XML</text:p>
            <text:p>Vérification- une entrée est créée dans le journal des opérations, en plus des champs obligatoires on voudra afficher :</text:p>
            <text:p/>
            <text:p>outcome Detail Message : XML valide</text:p>
            <text:p/>
            <text:p>****</text:p>
            <text:p/>
            <text:p>Étant donné : l'import du fichier XML invalide</text:p>
            <text:p>Lorsque le SAE réalise : la lecture du XML</text:p>
            <text:p>Alors je peux constater que : un retour d'erreur "xml invalide" est affiché dans la même fênetre. </text:p>
            <text:p/>
            <text:p>****</text:p>
            <text:p/>
            <text:p>Étant donné : l'import du fichier XML invalide</text:p>
            <text:p>Lorsque le SAE réalise : la lecture du XML </text:p>
            <text:p>Vérification- une entrée est créée dans le journal des opérations, en plus des champs obligatoires on voudra afficher :</text:p>
            <text:p/>
            <text:p>outcome Detail Message : XML invalide</text:p>
            <text:p/>
            <text:p>****</text:p>
            <text:p/>
            <text:p>Étant donné : le rapport d'erreur effectué</text:p>
            <text:p>Lorsque le SAE réalise : l'affichage du rapport</text:p>
            <text:p>Alors je peux constater que : un choix "Lancer l'import" "Annuler l'import" est proposé a l'utilisateur</text:p>
            <text:p/>
            <text:p>****</text:p>
            <text:p/>
            <text:p>Étant donné : l'affichage de la page d'import</text:p>
            <text:p>Lorsque le SAE réalise : un clic sur le bouton "supprimer"</text:p>
            <text:p>Alors je peux constater que : la table du référentiel est effacée (drop)</text:p>
            <text:p/>
            <text:p>****</text:p>
            <text:p/>
            <text:p>Étant donné : l'affichage de la page d'import</text:p>
            <text:p>Lorsque le SAE réalise : un clic sur le bouton "annuler l'import"</text:p>
            <text:p>Alors je peux constater que : la page est rechargée et les données en cache sont vidées.</text:p>
          </table:table-cell>
          <table:table-cell table:style-name="ce2" office:value-type="string" calcext:value-type="string">
            <text:p>Un référentiel de format VITAM</text:p>
          </table:table-cell>
          <table:table-cell table:style-name="ce2" office:value-type="string" calcext:value-type="string">
            <text:p>Un fichier PRONOM au format XML</text:p>
          </table:table-cell>
          <table:table-cell table:style-name="ce2" office:value-type="string" calcext:value-type="string">
            <text:p>Un rapport d'erreur</text:p>
          </table:table-cell>
          <table:table-cell table:style-name="ce2" office:value-type="string" calcext:value-type="string">
            <text:p><text:a xlink:href="https://dev.programmevitam.fr/goto?key=task&amp;val=637&amp;group_id=108" xlink:type="simple">task #637</text:a>, <text:a xlink:href="https://dev.programmevitam.fr/goto?key=task&amp;val=638&amp;group_id=108" xlink:type="simple">task #638</text:a>, <text:a xlink:href="https://dev.programmevitam.fr/goto?key=task&amp;val=639&amp;group_id=108" xlink:type="simple">task #639</text:a>, <text:a xlink:href="https://dev.programmevitam.fr/goto?key=task&amp;val=640&amp;group_id=108" xlink:type="simple">task #640</text:a>, <text:a xlink:href="https://dev.programmevitam.fr/goto?key=task&amp;val=642&amp;group_id=108" xlink:type="simple">task #642</text:a></text:p>
          </table:table-cell>
          <table:table-cell office:value-type="string" calcext:value-type="string">
            <text:p>Fonctionnelle</text:p>
          </table:table-cell>
          <table:table-cell office:value-type="string" calcext:value-type="string">
            <text:p>En cours d'intégration</text:p>
          </table:table-cell>
          <table:table-cell table:style-name="ce10" office:value-type="float" office:value="13" calcext:value-type="float">
            <text:p>13</text:p>
          </table:table-cell>
          <table:table-cell table:style-name="ce13" office:value-type="string" calcext:value-type="string">
            <text:p/>
          </table:table-cell>
        </table:table-row>
        <table:table-row table:style-name="ro2">
          <table:table-cell office:value-type="string" calcext:value-type="string">
            <text:p><text:a xlink:href="https://dev.programmevitam.fr/plugins/tracker/?aid=641" xlink:type="simple">641</text:a></text:p>
          </table:table-cell>
          <table:table-cell office:value-type="string" calcext:value-type="string">
            <text:p>PRE-04-000</text:p>
          </table:table-cell>
          <table:table-cell office:value-type="string" calcext:value-type="string">
            <text:p>En tant qu'administrateur fonctionnel, je veux importer le fichier du référentiel PRONOM dans VITAM afin de pouvoir le consulter</text:p>
          </table:table-cell>
          <table:table-cell table:style-name="ce2" office:value-type="string" calcext:value-type="string">
            <text:p>Nom du fichier du type "DROID_SignatureFile_V85.xml"</text:p>
          </table:table-cell>
          <table:table-cell office:value-type="string" calcext:value-type="string">
            <text:p>Etant donné un fichier de référentiel valide</text:p>
            <text:p>Lorsque le SAE réalise : l'import du référentiel "Pronom" dans Vitam</text:p>
            <text:p>Alors je peux constater que la journalisation dans le journal des opérations est réalisée + outcomeDetailMessage : "Succès de l'import du Référentiel de format : nom du fichier téléchargé par l'archiviste"</text:p>
            <text:p/>
            <text:p>Etant donné un fichier de référentiel invalide</text:p>
            <text:p>Lorsque le SAE réalise : l'import du référentiel "Pronom" dans Vitam</text:p>
            <text:p>Alors je peux constater que : la journalisation dans le journal des opérations est réalisée + outcome Detail Message : "Echec de l'import du Référentiel de format :nom du fichier téléchargé par l'archiviste"</text:p>
          </table:table-cell>
          <table:table-cell table:style-name="ce2" office:value-type="string" calcext:value-type="string">
            <text:p>Un référentiel de format VITAM </text:p>
          </table:table-cell>
          <table:table-cell table:style-name="ce2" office:value-type="string" calcext:value-type="string">
            <text:p>Un fichier PRONOM au format XML</text:p>
          </table:table-cell>
          <table:table-cell table:style-name="ce2" office:value-type="string" calcext:value-type="string">
            <text:p>Un référentiel de format VITAM mis a jour</text:p>
          </table:table-cell>
          <table:table-cell table:style-name="ce2" office:value-type="string" calcext:value-type="string">
            <text:p><text:a xlink:href="https://dev.programmevitam.fr/goto?key=task&amp;val=561&amp;group_id=108" xlink:type="simple">task #561</text:a>, <text:a xlink:href="https://dev.programmevitam.fr/goto?key=task&amp;val=562&amp;group_id=108" xlink:type="simple">task #562</text:a></text:p>
          </table:table-cell>
          <table:table-cell office:value-type="string" calcext:value-type="string">
            <text:p>Fonctionnelle</text:p>
          </table:table-cell>
          <table:table-cell office:value-type="string" calcext:value-type="string">
            <text:p>En cours d'intégration</text:p>
          </table:table-cell>
          <table:table-cell table:style-name="ce10" office:value-type="float" office:value="60" calcext:value-type="float">
            <text:p>60</text:p>
          </table:table-cell>
          <table:table-cell table:style-name="ce13" office:value-type="string" calcext:value-type="string">
            <text:p/>
          </table:table-cell>
        </table:table-row>
        <table:table-row table:style-name="ro35">
          <table:table-cell office:value-type="string" calcext:value-type="string">
            <text:p><text:a xlink:href="https://dev.programmevitam.fr/plugins/tracker/?aid=655" xlink:type="simple">655</text:a></text:p>
          </table:table-cell>
          <table:table-cell office:value-type="string" calcext:value-type="string">
            <text:p>ENT-03</text:p>
          </table:table-cell>
          <table:table-cell office:value-type="string" calcext:value-type="string">
            <text:p>SCENARIO GLOBAL - En tant qu'administrateur fonctionnel, je veux que le SAE gère les cas d'erreur lors de l'entrée d'un SIP</text:p>
          </table:table-cell>
          <table:table-cell table:style-name="ce2" office:value-type="string" calcext:value-type="string">
            <text:p>Un workflow est un processus composé d’étapes (macro-workflow), qui sont elles-mêmes composées d’une liste d’actions à exécuter de manière séquentielle, une seule fois ou répétée sur une liste d’éléments (micro-workflow).</text:p>
            <text:p/>
            <text:p>Statuts de workflow :</text:p>
            <text:p>A/ Bloquant</text:p>
            <text:p>Si une tâche est identifiée en erreur, le workflow s’arrête de manière globale et le statut de la tâche et le statut de l’opération d’entrée passent à « error ». La liste de toutes les erreurs identifiées dans la tâche est remontée</text:p>
            <text:p>B/ Non bloquant</text:p>
            <text:p>Si une tâche est identifiée en erreur, le workflow continue et le statut de la tâche passe à « warning ». L’opération d’entrée passe au statut « error », avec la liste des erreurs associée. Le workflow continue.</text:p>
            <text:p>C/ Pause</text:p>
            <text:p>En cas d’erreur, le workflow s’arrête et attend une intervention humaine. (Pour le moment impossible de mettre en pause passer ce statut en mode "Bloquant")</text:p>
            <text:p/>
            <text:p>En pièce jointe :</text:p>
            <text:p>* Une présentation des concepts généraux du workflow Vitam</text:p>
          </table:table-cell>
          <table:table-cell table:style-name="ce9" office:value-type="string" calcext:value-type="string">
            <text:p>CA 1 :</text:p>
            <text:p>Je veux que le workflow d'entrée s'arrête lorsque le format du SIP n'est pas conforme, afin de garantir un archivage sain (#656) </text:p>
            <text:p>CA 2 : </text:p>
            <text:p>Je veux que le workflow d'entrée s'arrête lors de l'entrée d'un SIP vérolé, afin de garantir un archivage sain (#657) </text:p>
            <text:p>CA 3 : </text:p>
            <text:p>Je veux agir sur workflow concernant le contrôle global de l'entrée d'un SIP afin de gérer les cas d’erreur (#658)</text:p>
            <text:p>ETAPE 1 : VERIFICATION DE LA PRESENCE DU MANIFESTE ET DE SA CONFORMITE AVEC LE SCHEMA .XSD DU SEDA (#679)</text:p>
            <text:p>ETAPE 2 : VERIFICATION DES USAGES DES GROUPES D’OBJETS TECHNIQUES (# 685)</text:p>
            <text:p>ETAPE 3 : VERIFICATION DU NOMBRE D’OBJETS (#678)</text:p>
            <text:p>ETAPE 4 : VERIFICATION DE LA CONFORMITE DES OBJETS (#680)</text:p>
            <text:p>ETAPE 5 : VERIFICATION DE LA COHERENCE ENTRE ARCHIVE UNIT, GROUPES D’OBJETS ET OBJETS ET CREATION DES JOURNAUX DU CYCLE DE VIE</text:p>
            <text:p>(#807)</text:p>
            <text:p> </text:p>
            <text:p>CA 4 : </text:p>
            <text:p>Je veux agir sur workflow lors de l'indexation des AU (#669) </text:p>
            <text:p>CA 5 : </text:p>
            <text:p>Je veux agir sur workflow lors de l'ecriture et l'indexation des GO (#695) </text:p>
            <text:p>CA 6 : </text:p>
            <text:p>Je veux agir sur workflow lors de la notification de finalisation de prise en charge de l’entrée (#682)  [En attente]</text:p>
          </table:table-cell>
          <table:table-cell table:style-name="ce2" office:value-type="string" calcext:value-type="string">
            <text:p>Un SIP non conforme</text:p>
          </table:table-cell>
          <table:table-cell table:style-name="ce2" office:value-type="string" calcext:value-type="string">
            <text:p>Réception entrée (SIP)</text:p>
          </table:table-cell>
          <table:table-cell table:style-name="ce2" office:value-type="string" calcext:value-type="string">
            <text:p>Messages d'erreur</text:p>
          </table:table-cell>
          <table:table-cell table:style-name="ce2" office:value-type="string" calcext:value-type="string">
            <text:p><text:a xlink:href="https://dev.programmevitam.fr/goto?key=story&amp;val=656&amp;group_id=108" xlink:type="simple">story #656</text:a>, <text:a xlink:href="https://dev.programmevitam.fr/goto?key=story&amp;val=657&amp;group_id=108" xlink:type="simple">story #657</text:a>, <text:a xlink:href="https://dev.programmevitam.fr/goto?key=story&amp;val=658&amp;group_id=108" xlink:type="simple">story #658</text:a>, <text:a xlink:href="https://dev.programmevitam.fr/goto?key=story&amp;val=669&amp;group_id=108" xlink:type="simple">story #669</text:a>, <text:a xlink:href="https://dev.programmevitam.fr/goto?key=story&amp;val=682&amp;group_id=108" xlink:type="simple">story #682</text:a>, <text:a xlink:href="https://dev.programmevitam.fr/goto?key=story&amp;val=695&amp;group_id=108" xlink:type="simple">story #695</text:a>, <text:a xlink:href="https://dev.programmevitam.fr/goto?key=task&amp;val=906&amp;group_id=108" xlink:type="simple">task #906</text:a>, <text:a xlink:href="https://dev.programmevitam.fr/goto?key=task&amp;val=907&amp;group_id=108" xlink:type="simple">task #907</text:a>, <text:a xlink:href="https://dev.programmevitam.fr/goto?key=task&amp;val=908&amp;group_id=108" xlink:type="simple">task #908</text:a>, <text:a xlink:href="https://dev.programmevitam.fr/goto?key=task&amp;val=909&amp;group_id=108" xlink:type="simple">task #909</text:a>, <text:a xlink:href="https://dev.programmevitam.fr/goto?key=task&amp;val=910&amp;group_id=108" xlink:type="simple">task #910</text:a>, <text:a xlink:href="https://dev.programmevitam.fr/goto?key=task&amp;val=913&amp;group_id=108" xlink:type="simple">task #913</text:a>, <text:a xlink:href="https://dev.programmevitam.fr/goto?key=task&amp;val=914&amp;group_id=108" xlink:type="simple">task #914</text:a></text:p>
          </table:table-cell>
          <table:table-cell office:value-type="string" calcext:value-type="string">
            <text:p>Fonctionnelle</text:p>
          </table:table-cell>
          <table:table-cell office:value-type="string" calcext:value-type="string">
            <text:p>En Cours De Réalisation</text:p>
          </table:table-cell>
          <table:table-cell/>
          <table:table-cell office:value-type="float" office:value="26" calcext:value-type="float">
            <text:p>26</text:p>
          </table:table-cell>
        </table:table-row>
        <table:table-row table:style-name="ro10">
          <table:table-cell office:value-type="string" calcext:value-type="string">
            <text:p><text:a xlink:href="https://dev.programmevitam.fr/plugins/tracker/?aid=656" xlink:type="simple">656</text:a></text:p>
          </table:table-cell>
          <table:table-cell office:value-type="string" calcext:value-type="string">
            <text:p>ENT-03-000</text:p>
          </table:table-cell>
          <table:table-cell office:value-type="string" calcext:value-type="string">
            <text:p>En tant qu'administrateur fonctionnel, je veux que le workflow d'entrée s'arrête lorsque le format du SIP n'est pas conforme, afin de garantir un archivage sain</text:p>
          </table:table-cell>
          <table:table-cell table:style-name="ce6"/>
          <table:table-cell office:value-type="string" calcext:value-type="string">
            <text:p>//Lié a la US #84</text:p>
            <text:p/>
            <text:p>Étant donné : un SIP au format non conforme (le fichier n'est pas au format attendu - format "ZIP" seul accepté à ce jour)</text:p>
            <text:p>Lorsque le SAE récupère (upload) le SIP,</text:p>
            <text:p>Le workflow s’arrête.</text:p>
            <text:p>Je peux constater sur l'IHM d'upload du SIP que le statut de la tâche passe à "Erreur".</text:p>
            <text:p/>
            <text:p>Je peux constater dans le journal des opérations qu'un enregistrement a été créé avec :</text:p>
            <text:p/>
            <text:p>eventType : "Upload SIP"</text:p>
            <text:p>outcome avec statut "Error",</text:p>
            <text:p>outcomeDetailMessage : " Échec de la récupération du SIP : fichier &lt;nom_du_fichier&gt; au format non conforme".</text:p>
            <text:p>objectIdentifierIncome : &lt;nomDuFichier.extension&gt;</text:p>
          </table:table-cell>
          <table:table-cell table:style-name="ce2" office:value-type="string" calcext:value-type="string">
            <text:p>Un SIP dont le format n'est pas conforme </text:p>
          </table:table-cell>
          <table:table-cell table:style-name="ce2" office:value-type="string" calcext:value-type="string">
            <text:p>SIP (Lot d'archives + bordereau)</text:p>
            <text:p/>
            <text:p>Au moins un Objet numérique référencé dans le bordereau SEDA</text:p>
            <text:p/>
            <text:p>Le bordereau comprend un ArchiveUnit dont le Content contient un Titre et une TransactedDate</text:p>
          </table:table-cell>
          <table:table-cell table:style-name="ce2" office:value-type="string" calcext:value-type="string">
            <text:p>Remonté d'un statut pour suivi sur l'IHM de suivi des entrées. Gestion du workflow et de ses messages d'erreurs</text:p>
          </table:table-cell>
          <table:table-cell/>
          <table:table-cell office:value-type="string" calcext:value-type="string">
            <text:p>Fonctionnelle</text:p>
          </table:table-cell>
          <table:table-cell office:value-type="string" calcext:value-type="string">
            <text:p>A Recetter (itération)</text:p>
          </table:table-cell>
          <table:table-cell table:style-name="ce10" office:value-type="float" office:value="100" calcext:value-type="float">
            <text:p>100</text:p>
          </table:table-cell>
          <table:table-cell table:style-name="ce13" office:value-type="string" calcext:value-type="string">
            <text:p/>
          </table:table-cell>
        </table:table-row>
        <table:table-row table:style-name="ro4">
          <table:table-cell office:value-type="string" calcext:value-type="string">
            <text:p><text:a xlink:href="https://dev.programmevitam.fr/plugins/tracker/?aid=657" xlink:type="simple">657</text:a></text:p>
          </table:table-cell>
          <table:table-cell office:value-type="string" calcext:value-type="string">
            <text:p>ENT-03</text:p>
          </table:table-cell>
          <table:table-cell office:value-type="string" calcext:value-type="string">
            <text:p>En tant qu'administrateur fonctionnel, je veux que le workflow d'entrée s'arrête lors de l'entrée d'un SIP vérolé, afin de garantir un archivage sain</text:p>
          </table:table-cell>
          <table:table-cell table:style-name="ce2" office:value-type="string" calcext:value-type="string">
            <text:p>Le contrôle de l'état sanitaire permet de s'assurer que les documents ne sont pas infectés.</text:p>
            <text:p/>
            <text:p>L'étape de contrôle sanitaire s'effectue tout de suite après après avoir envoyé le SIP dans VITAM pour éviter la propagation de l'infection. Il porte sur l'ensemble des objets contenus dans le SIP (bordereau, documents, dossier ..)</text:p>
          </table:table-cell>
          <table:table-cell office:value-type="string" calcext:value-type="string">
            <text:p>//Lié a la US #345</text:p>
            <text:p/>
            <text:p>Étant donné : un SIP dont un des fichier est infecté (positif à l'antivirus)</text:p>
            <text:p>Lorsque le SAE effectue le contrôle sanitaire du contenu du SIP,</text:p>
            <text:p>Je peux constater que le workflow d'entrée s'arrête</text:p>
            <text:p/>
            <text:p>Je peux constater dans le journal des opérations qu'un enregistrement a été créé avec :</text:p>
            <text:p/>
            <text:p>eventType : "Ckeck Sanitaire SIP"</text:p>
            <text:p>outcome avec statut "Error",</text:p>
            <text:p>outcomeDetailMessage : "Échec du contrôle sanitaire du SIP : fichier &lt;URI&gt; détecté comme infecté".</text:p>
            <text:p>objectIdentifierIncome : &lt;nomDuFichier.extension&gt;</text:p>
          </table:table-cell>
          <table:table-cell table:style-name="ce2" office:value-type="string" calcext:value-type="string">
            <text:p>Jeu de test SIP vérolé</text:p>
            <text:p>Choix d'un antivirus libre</text:p>
          </table:table-cell>
          <table:table-cell table:style-name="ce2" office:value-type="string" calcext:value-type="string">
            <text:p>SIP (lot d'archives + bordereau)</text:p>
          </table:table-cell>
          <table:table-cell table:style-name="ce2" office:value-type="string" calcext:value-type="string">
            <text:p>Remonté d'un statut pour suivi sur l'IHM de suivi des entrées. Gestion du workflow et de ses messages d'erreurs</text:p>
          </table:table-cell>
          <table:table-cell/>
          <table:table-cell office:value-type="string" calcext:value-type="string">
            <text:p>Fonctionnelle</text:p>
          </table:table-cell>
          <table:table-cell office:value-type="string" calcext:value-type="string">
            <text:p>A Recetter (itération)</text:p>
          </table:table-cell>
          <table:table-cell table:style-name="ce10" office:value-type="float" office:value="100" calcext:value-type="float">
            <text:p>100</text:p>
          </table:table-cell>
          <table:table-cell table:style-name="ce13" office:value-type="string" calcext:value-type="string">
            <text:p/>
          </table:table-cell>
        </table:table-row>
        <table:table-row table:style-name="ro41">
          <table:table-cell office:value-type="string" calcext:value-type="string">
            <text:p><text:a xlink:href="https://dev.programmevitam.fr/plugins/tracker/?aid=658" xlink:type="simple">658</text:a></text:p>
          </table:table-cell>
          <table:table-cell office:value-type="string" calcext:value-type="string">
            <text:p>ENT-03-000</text:p>
          </table:table-cell>
          <table:table-cell office:value-type="string" calcext:value-type="string">
            <text:p>En tant qu'administrateur fonctionnel, je veux que le SAE gère les cas d'erreur lors du contrôle global de l'entrée du SIP</text:p>
          </table:table-cell>
          <table:table-cell table:style-name="ce6"/>
          <table:table-cell office:value-type="string" calcext:value-type="string">
            <text:p>ETAPE 1 : VERIFICATION DE LA PRESENCE DU MANIFESTE ET DE SA CONFORMITE AVEC LE SCHEMA .XSD DU SEDA (#679)</text:p>
            <text:p/>
            <text:p>Étant donné : un SIP sans bordereau </text:p>
            <text:p>Lorsque le SAE réalise la vérification de la présence du manifeste</text:p>
            <text:p>Alors je peux constater sur l’IHM de suivi des opérations d’entrée que le workflow d’entrée s’arrête et que le statut de l’entrée est « échec »</text:p>
            <text:p>Vérification : </text:p>
            <text:p>Je peux constater dans le journal des opérations qu'un enregistrement a été créé avec les valeurs et les traductions françaises suivantes :</text:p>
            <text:p>eventType : "Check SIP – Manifest Existence– Vérification de l’existence du bordereau »</text:p>
            <text:p>outcome avec statut "KO"</text:p>
            <text:p>outcomeDetailMessage : "Absence du bordereau". </text:p>
            <text:p>objectIdentifierIncome : &lt;nomDuFichier.extension&gt;</text:p>
            <text:p/>
            <text:p>Étant donné : un SIP avec bordereau au mauvais format (autre que xml)</text:p>
            <text:p>Lorsque le SAE réalise la vérification du format du bordereau </text:p>
            <text:p>Alors je peux constater sur l’IHM de suivi des opérations d’entrée que le workflow d’entrée s’arrête et que le statut de l’entrée est « échec »</text:p>
            <text:p>Vérification : </text:p>
            <text:p>Je peux constater dans le journal des opérations qu'un enregistrement a été créé avec les valeurs et les traductions françaises suivantes :</text:p>
            <text:p>eventType : "Check SIP – Manifest File Format– Vérification du format du bordereau »</text:p>
            <text:p>outcome avec statut "KO"</text:p>
            <text:p>outcomeDetailMessage : "Bordereau au mauvais format". </text:p>
            <text:p>objectIdentifierIncome : &lt;nomDuFichier.extension&gt;</text:p>
            <text:p/>
            <text:p>Étant donné : un SIP non conforme au schéma .xsd du SEDA</text:p>
            <text:p>Lorsque le SAE réalise la vérification de la conformité du manifeste avec le schéma xsd du SEDA</text:p>
            <text:p>Alors je peux constater sur l’IHM de suivi des opérations d’entrée que le workflow d’entrée s’arrête et que le statut de l’entrée est « échec »</text:p>
            <text:p>Vérification : </text:p>
            <text:p>Je peux constater dans le journal des opérations qu'un enregistrement a été créé avec les valeurs et les traductions françaises suivantes :</text:p>
            <text:p>eventType : "Check SIP – Manifest SEDA Consistency – Vérification de la conformité du bordereau au schéma SEDA" </text:p>
            <text:p>outcome avec statut "KO"</text:p>
            <text:p>outcomeDetailMessage : "Bordereau non conforme au schéma SEDA 2.0". </text:p>
            <text:p>objectIdentifierIncome : &lt;nomDuFichier.extension&gt;</text:p>
            <text:p/>
            <text:p>ARRÊT DU PROCESSUS</text:p>
            <text:p/>
            <text:p>ETAPE 2 : VERIFICATION DES USAGES DES GROUPES D’OBJETS TECHNIQUES (# 685)</text:p>
            <text:p/>
            <text:p>ATTENTION : CETTE TACHE PREFIGURE LA VERIFICATION DE LA CONFORMITE DU MANIFESTE PAR RAPPORT A UN PROFIL SEDA (C EST A DIRE UNE SPECIALISATION DU PROFIL XSD)</text:p>
            <text:p/>
            <text:p>Étant donné : un objet dont le DataObjectVersion n’est pas conforme à la liste acceptée par Vitam</text:p>
            <text:p>Lorsque le SAE réalise la vérification de la conformité du manifeste avec ce que Vitam attend</text:p>
            <text:p>Alors je peux constater sur l’IHM de suivi des opérations d’entrée que le workflow d’entrée s’arrête et que le statut de l’entrée est « échec »</text:p>
            <text:p>Vérification : </text:p>
            <text:p>Je peux constater dans le journal des opérations qu'un enregistrement a été créé avec les valeurs et les traductions françaises suivantes :</text:p>
            <text:p>eventType : "Check SIP – Manifest – DataObjectVersion - Vérification de l’usage de l'objet" </text:p>
            <text:p>outcome avec statut "KO"</text:p>
            <text:p>outcomeDetailMessage : "Bordereau dont la valeur du champ DataObjectVersion est non conforme pour les BinaryDataObject suivants : liste des BinaryDataObject concernés ". </text:p>
            <text:p>objectIdentifierIncome : MessageIdentifier’ du manifest</text:p>
            <text:p/>
            <text:p>ARRÊT DU PROCESSUS</text:p>
            <text:p/>
            <text:p>ETAPE 3 : VERIFICATION DU NOMBRE D’OBJETS (#678)</text:p>
            <text:p/>
            <text:p>Étant donné un SIP constitué d’un nombre d’objets &lt; au nombre d’objets déclaré dans le manifeste</text:p>
            <text:p>Lorsque le SAE réalise le contrôle du nombre d’objets</text:p>
            <text:p>Alors je peux constater sur l’IHM de suivi des opérations d’entrée que le statut de l’opération d’entrée passe à « avertissement »</text:p>
            <text:p>Et le workflow d’entrée continue</text:p>
            <text:p>Vérification : </text:p>
            <text:p>Je peux constater dans le journal des opérations qu'un enregistrement a été créé avec les valeurs et les traductions françaises suivantes :</text:p>
            <text:p>eventType : "Check SIP – ObjectGroups - Objects Number - Vérification du nombre d'objets" </text:p>
            <text:p>outcome avec statut "Warning", </text:p>
            <text:p>outcomeDetailMessage : Absence dans le SIP des objets suivants déclarés dans le bordereau : liste des objets concernés</text:p>
            <text:p>objectIdentifierIncome : MessageIdentifier’ du manifest</text:p>
            <text:p/>
            <text:p>Étant donné un SIP constitué d’un nombre d’objets &gt; au nombre d’objets déclaré</text:p>
            <text:p>Lorsque le SAE réalise le contrôle du nombre d’objets </text:p>
            <text:p>Alors je peux constater sur l’IHM de suivi des opérations d’entrée que le statut de l’opération d’entrée passe à « avertissement » .</text:p>
            <text:p>Et le workflow d’entrée continue</text:p>
            <text:p>Vérification : </text:p>
            <text:p>Je peux constater dans le journal des opérations qu'un enregistrement a été créé avec les valeurs et les traductions françaises suivantes :</text:p>
            <text:p>eventType : "Check SIP – ObjectGroups – Objects Number - Vérification du nombre d'objets " </text:p>
            <text:p>outcome avec statut "Warning", </text:p>
            <text:p>outcomeDetailMessage : Présence des objets suivants non déclarés dans le bordereau : liste des objets concernés</text:p>
            <text:p>objectIdentifierIncome : MessageIdentifier’ du manifest</text:p>
            <text:p/>
            <text:p>ETAPE 4 : VERIFICATION DE LA CONFORMITE DES OBJETS (#680)</text:p>
            <text:p/>
            <text:p>Étant donné : un SIP constitué d’objets dont l’URI est correcte mais dont l’empreinte est diférente de celle enregistrée dans le manifeste</text:p>
            <text:p>Lorsque le SAE réalise le contrôle de conformité des objets via une prise d’empreinte des objets</text:p>
            <text:p>Alors je peux constater sur l’IHM de suivi des opérations d’entrée que le statut de l’opération d’entrée passe à « avertissement ».</text:p>
            <text:p>Et le workflow d’entrée continue</text:p>
            <text:p>Vérification : </text:p>
            <text:p>Je peux constater dans le journal des opérations qu'un enregistrement a été créé avec les valeurs et les traductions françaises suivantes :</text:p>
            <text:p>eventType : "Check SIP – ObjectGroups – Digest - Vérification de l’empreinte " </text:p>
            <text:p>outcome avec statut "warning", </text:p>
            <text:p>outcomeDetailMessage : "Empreinte de X objets non conforme à l’empreinte déclarée dans le manifeste". </text:p>
            <text:p>objectIdentifierIncome : MessageIdentifier’ du manifest</text:p>
            <text:p/>
            <text:p>/* ancien msg </text:p>
            <text:p>outcomeDetailMessage : "Empreinte des objets suivants non conforme à l’empreinte déclarée dans le manifeste : liste des objets ". </text:p>
            <text:p>objectIdentifierIncome : MessageIdentifier’ du manifest</text:p>
            <text:p>*/</text:p>
            <text:p/>
            <text:p>ETAPE 5 : CREATION DES JOURNAUX DU CYCLE DE VIE</text:p>
            <text:p>(#807)</text:p>
            <text:p/>
            <text:p>ATTENTION : CETTE TACHE DOIT ETRE A TERME DIVISEE EN DEUX ETAPES :</text:p>
            <text:p>CONTROLE DE COHERENCE, AVEC LISTING DES INCOHERENCES RETOURNEE A L’UTILISATEUR</text:p>
            <text:p>CREATION DES JOURNAUX DES CYCLES DE VIE</text:p>
            <text:p/>
            <text:p>Étant donné la création du journal de cycle de vie du dernier groupe d’objet</text:p>
            <text:p>Lorsque le SAE obtient ou a obtenu un échec précédemment</text:p>
            <text:p>Alors je peux constater sur l’IHM de suivi des opérations d’entrée que le statut de l’opération d’entrée passe à « avertissement ».</text:p>
            <text:p>Et le workflow d’entrée continue</text:p>
            <text:p>Vérification : </text:p>
            <text:p>Je peux constater dans le journal des opérations qu'un enregistrement a été créé avec les valeurs et les traductions françaises suivantes :</text:p>
            <text:p>eventType : "Check SIP – ObjectGroups – Lifecycle Logbook Creation – Création du journal du cycle de vie des groupes d’objets" </text:p>
            <text:p>outcome avec statut "Warning", </text:p>
            <text:p>outcomeDetailMessage : "Journal du cycle de vie non créé pour les groupes d’objets suivants : &lt;liste des DataObjetGroupRefId&gt;". </text:p>
            <text:p>objectIdentifierIncome : MessageIdentifier’ du manifest</text:p>
            <text:p/>
            <text:p>Étant donné la création du journal de cycle de vie du dernier unit</text:p>
            <text:p>Lorsque le SAE obtient ou a obtenu un échec précédemment</text:p>
            <text:p>Alors je peux constater sur l’IHM de suivi des opérations d’entrée que le statut de l’opération d’entrée passe à « erreur ».</text:p>
            <text:p>Et le workflow d’entrée s’arrête</text:p>
            <text:p>Vérification : </text:p>
            <text:p>Je peux constater dans le journal des opérations qu'un enregistrement a été créé avec les valeurs et les traductions françaises suivantes :</text:p>
            <text:p>eventType : "Check SIP – Units – Lifecycle Logbook Creation – Création du journal du cycle de vie des units" </text:p>
            <text:p>outcome avec statut "erreur", </text:p>
            <text:p>outcomeDetailMessage : "Journal du cycle de vie non créé pour les units suivants : &lt;liste des ArchiveUnit&gt;". </text:p>
            <text:p>objectIdentifierIncome : MessageIdentifier’ du manifest</text:p>
          </table:table-cell>
          <table:table-cell table:style-name="ce2" office:value-type="string" calcext:value-type="string">
            <text:p>Jeux de test SIP invalides</text:p>
          </table:table-cell>
          <table:table-cell table:style-name="ce2" office:value-type="string" calcext:value-type="string">
            <text:p>SIP transféré dans Vitam </text:p>
          </table:table-cell>
          <table:table-cell table:style-name="ce2" office:value-type="string" calcext:value-type="string">
            <text:p>Remonté d'un statut pour suivi sur l'IHM de suivi des entrées. Gestion du workflow et de ses messages d'erreurs</text:p>
          </table:table-cell>
          <table:table-cell table:style-name="ce2" office:value-type="string" calcext:value-type="string">
            <text:p><text:a xlink:href="https://dev.programmevitam.fr/goto?key=task&amp;val=678&amp;group_id=108" xlink:type="simple">task #678</text:a>, <text:a xlink:href="https://dev.programmevitam.fr/goto?key=task&amp;val=679&amp;group_id=108" xlink:type="simple">task #679</text:a>, <text:a xlink:href="https://dev.programmevitam.fr/goto?key=task&amp;val=680&amp;group_id=108" xlink:type="simple">task #680</text:a>, <text:a xlink:href="https://dev.programmevitam.fr/goto?key=task&amp;val=685&amp;group_id=108" xlink:type="simple">task #685</text:a>, <text:a xlink:href="https://dev.programmevitam.fr/goto?key=task&amp;val=688&amp;group_id=108" xlink:type="simple">task #688</text:a>, <text:a xlink:href="https://dev.programmevitam.fr/goto?key=task&amp;val=807&amp;group_id=108" xlink:type="simple">task #807</text:a></text:p>
          </table:table-cell>
          <table:table-cell office:value-type="string" calcext:value-type="string">
            <text:p>Fonctionnelle</text:p>
          </table:table-cell>
          <table:table-cell office:value-type="string" calcext:value-type="string">
            <text:p>A Développer</text:p>
          </table:table-cell>
          <table:table-cell table:style-name="ce10" office:value-type="float" office:value="100" calcext:value-type="float">
            <text:p>100</text:p>
          </table:table-cell>
          <table:table-cell table:style-name="ce13" office:value-type="string" calcext:value-type="string">
            <text:p/>
          </table:table-cell>
        </table:table-row>
        <table:table-row table:style-name="ro21">
          <table:table-cell office:value-type="string" calcext:value-type="string">
            <text:p><text:a xlink:href="https://dev.programmevitam.fr/plugins/tracker/?aid=665" xlink:type="simple">665</text:a></text:p>
          </table:table-cell>
          <table:table-cell office:value-type="string" calcext:value-type="string">
            <text:p>GAE-02-000</text:p>
          </table:table-cell>
          <table:table-cell office:value-type="string" calcext:value-type="string">
            <text:p>En tant qu'archiviste, je veux contrôler que les métadonnées d'un unit que je corrige sont conformes à un profil afin d'éviter les erreurs</text:p>
          </table:table-cell>
          <table:table-cell table:number-columns-repeated="2" table:style-name="ce6" office:value-type="string" calcext:value-type="string">
            <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Fonctionnelle</text:p>
          </table:table-cell>
          <table:table-cell office:value-type="string" calcext:value-type="string">
            <text:p>A Spécifier</text:p>
          </table:table-cell>
          <table:table-cell/>
          <table:table-cell table:style-name="ce13" office:value-type="string" calcext:value-type="string">
            <text:p/>
          </table:table-cell>
        </table:table-row>
        <table:table-row table:style-name="ro42">
          <table:table-cell office:value-type="string" calcext:value-type="string">
            <text:p><text:a xlink:href="https://dev.programmevitam.fr/plugins/tracker/?aid=669" xlink:type="simple">669</text:a></text:p>
          </table:table-cell>
          <table:table-cell office:value-type="string" calcext:value-type="string">
            <text:p>ENT-03-000</text:p>
          </table:table-cell>
          <table:table-cell office:value-type="string" calcext:value-type="string">
            <text:p>En tant qu'administateur fonctionnel, je veux agir sur workflow lors de l'indexation des AU</text:p>
          </table:table-cell>
          <table:table-cell table:style-name="ce2" office:value-type="string" calcext:value-type="string">
            <text:p>Le fait d’indexer les méta-données permet aux archivistes de faire des recherches, de constituer des instruments de recherche, afin de pouvoir consulter à terme les documents associés aux MD.</text:p>
            <text:p>Permet également d’appliquer les règles de gestion correspondantes aux objets.</text:p>
          </table:table-cell>
          <table:table-cell office:value-type="string" calcext:value-type="string">
            <text:p>Etape 1</text:p>
            <text:p/>
            <text:p>CA1.1 : indexation des métadonnées</text:p>
            <text:p>Pour chaque indexation des métadonnées d'une archiveUnit</text:p>
            <text:p>Lorsque le SAE rencontre échec dans ce traitement pour cette AU</text:p>
            <text:p>Alors je peux constater sur l’IHM de suivi des opérations d’entrée que le statut de l’opération d’entrée passe à « warning ».</text:p>
            <text:p>Et le workflow d’entrée continue</text:p>
            <text:p>Et dans le journal des opérations un enregistrement est créé avec les valeurs et les traductions françaises suivantes :</text:p>
            <text:p>eventType : " Units – Metadata Indexation" // Units - Indexation des Metadonnées </text:p>
            <text:p>outcome avec statut "warning" // Erreur</text:p>
            <text:p>outcomeDetailMessage : "Échec de l’indexation des métadonnées de X Units".</text:p>
            <text:p>objectIdentifierIncome : MessageIdentifier du manifest</text:p>
            <text:p>Et le commit du journal du cycle de vie de cette indexation est effectué</text:p>
            <text:p>Et le traitement passe à l'indexation suivante</text:p>
            <text:p/>
            <text:p>/*outcomeDetailMessage : "Échec de l’indexation des métadonnées des Units :</text:p>
            <text:p>&lt;ArchiveUnit id&gt; en erreur".*/</text:p>
            <text:p/>
            <text:p>CA 1.2 : commit du journal du cycle de vie</text:p>
            <text:p>Étant donné le commit du journal de cycle de vie pour une AU</text:p>
            <text:p>Lorsque le SAE obtient une erreur lors de ce commit</text:p>
            <text:p>Alors je peux constater sur l’IHM de suivi des opérations d’entrée que le statut de l’opération d’entrée passe à « warning ».</text:p>
            <text:p>Et je peux constater que : le workflow continu</text:p>
            <text:p>Et dans le journal des opérations un enregistrement est créé avec les valeurs et les traductions françaises suivantes :</text:p>
            <text:p>eventType : "Units – Lifecycle Logbook - Commit // Units - Journal de Cycle de Vie - Commit</text:p>
            <text:p>outcome avec statut "warning"</text:p>
            <text:p>outcomeDetailMessage : "Échec du commit du journal de cycle de vie de X Units".</text:p>
            <text:p>objectIdentifierIncome : MessageIdentifier du manifest</text:p>
            <text:p/>
            <text:p>/*outcomeDetailMessage : "Échec du commit du journal de cycle de vie de l'Units : &lt;ArchiveUnit id&gt;".</text:p>
            <text:p>*/</text:p>
            <text:p/>
            <text:p>Etape 2</text:p>
            <text:p/>
            <text:p>CA2.1 : arrêt du processus d'entrée sur échec des indexations</text:p>
            <text:p>Étant donné la fin de l'indexation et du commit du journal du cycle de vie de toutes les AU,</text:p>
            <text:p>Lorsque le SAE a rencontré un warning dans une indexation précédente</text:p>
            <text:p>Alors je peux constater sur l’IHM de suivi des opérations d’entrée que le statut de l’opération d’entrée passe à « erreur ».</text:p>
            <text:p>Et le workflow d’entrée s'arrête</text:p>
            <text:p>Et dans le journal des opérations un enregistrement est créé avec les valeurs et les traductions françaises suivantes :</text:p>
            <text:p>eventType : " Units – Metadata Indexation" // Units - Indexation des Metadonnées </text:p>
            <text:p>outcome avec statut "Error" // Erreur</text:p>
            <text:p>outcomeDetailMessage : "Échec de l’indexation des métadonnées de x Units"</text:p>
            <text:p>objectIdentifierIncome : MessageIdentifier du manifest</text:p>
            <text:p/>
            <text:p>/*outcomeDetailMessage : "Échec de l’indexation des métadonnées des Units : &lt;ArchiveUnit id&gt;"</text:p>
            <text:p>*/</text:p>
            <text:p/>
            <text:p>CA2.2 : arrêt du processus d'entrée sur échec du commit du journal du cycle de vie</text:p>
            <text:p>Étant donné la fin de l'indexation et du commit du journal du cycle de vie de toutes les AU,</text:p>
            <text:p>Lorsque le SAE a rencontré un warning dans un commit de journal de cycle de vie précédent</text:p>
            <text:p>Alors je peux constater que dans l'IHM le statut de la tâche et le statut de l'opération d'entrée passent à "erreur". </text:p>
            <text:p>Alors je peux constater que : le worflow s’arrête</text:p>
            <text:p>Et dans le journal des opérations un enregistrement est créé avec les valeurs et les traductions françaises suivantes :</text:p>
            <text:p>eventType : "Units – Lifecycle Logbook - Commit" // Units - Journal de Cycle de Vie - Commit - Indexation des Metadonnées</text:p>
            <text:p>outcome avec statut "Error",</text:p>
            <text:p>outcomeDetailMessage : "Échec du commit du journal de cycle de vie de X Units".</text:p>
            <text:p>objectIdentifierIncome : MessageIdentifier du manifest</text:p>
            <text:p/>
            <text:p>/*outcomeDetailMessage : "Échec du commit du journal de cycle de vie des Units: &lt;ArchiveUnit id&gt;".</text:p>
            <text:p>/</text:p>
            <text:p/>
            <text:p>**************</text:p>
            <text:p>Pour le moment le workflow s’arrête.</text:p>
            <text:p>Le processus qui est attendu est la possibilité de reprise du workflow après l’arrêt, suite a une intervention humaine.</text:p>
            <text:p/>
            <text:p>*******</text:p>
          </table:table-cell>
          <table:table-cell table:style-name="ce2" office:value-type="string" calcext:value-type="string">
            <text:p>Un jeu de SIP avec un workflow en cours.</text:p>
          </table:table-cell>
          <table:table-cell table:style-name="ce2" office:value-type="string" calcext:value-type="string">
            <text:p>SIP (lot d’archives et bordereau) </text:p>
          </table:table-cell>
          <table:table-cell table:style-name="ce2" office:value-type="string" calcext:value-type="string">
            <text:p>Remonté d'un statut pour suivi sur l'IHM de suivi des entrées. Gestion du workflow et de ses messages d'erreurs</text:p>
          </table:table-cell>
          <table:table-cell table:style-name="ce2" office:value-type="string" calcext:value-type="string">
            <text:p><text:a xlink:href="https://dev.programmevitam.fr/goto?key=task&amp;val=670&amp;group_id=108" xlink:type="simple">task #670</text:a>, <text:a xlink:href="https://dev.programmevitam.fr/goto?key=task&amp;val=671&amp;group_id=108" xlink:type="simple">task #671</text:a>, <text:a xlink:href="https://dev.programmevitam.fr/goto?key=task&amp;val=672&amp;group_id=108" xlink:type="simple">task #672</text:a></text:p>
          </table:table-cell>
          <table:table-cell office:value-type="string" calcext:value-type="string">
            <text:p>Fonctionnelle</text:p>
          </table:table-cell>
          <table:table-cell office:value-type="string" calcext:value-type="string">
            <text:p>A Développer</text:p>
          </table:table-cell>
          <table:table-cell table:style-name="ce10" office:value-type="float" office:value="100" calcext:value-type="float">
            <text:p>100</text:p>
          </table:table-cell>
          <table:table-cell table:style-name="ce13" office:value-type="string" calcext:value-type="string">
            <text:p/>
          </table:table-cell>
        </table:table-row>
        <table:table-row table:style-name="ro22">
          <table:table-cell office:value-type="string" calcext:value-type="string">
            <text:p><text:a xlink:href="https://dev.programmevitam.fr/plugins/tracker/?aid=673" xlink:type="simple">673</text:a></text:p>
          </table:table-cell>
          <table:table-cell office:value-type="string" calcext:value-type="string">
            <text:p>ENT-03-000</text:p>
          </table:table-cell>
          <table:table-cell office:value-type="string" calcext:value-type="string">
            <text:p>En tant qu'archiviste, je veux que l'antivirus rejette les fichiers vérolés qu'il pourrait corriger, afin d'éviter des problèmes d'authenticité au moment du contrôle</text:p>
          </table:table-cell>
          <table:table-cell table:style-name="ce2" office:value-type="string" calcext:value-type="string">
            <text:p>Si l'antivirus corrige un fichier vérolé (cas 1 des retours de l'antivirus), il va modifier le fichier qui aura donc une nouvelle empreinte.</text:p>
            <text:p>Pour éviter que la correction sanitaire de ce(s) fichier(s) ne provoque la mise en erreur, il vaut mieux rejeter lors du contrôle sanitaire tous les fichiers qui ont un virus, même si l'antivirus est capable de les corriger</text:p>
          </table:table-cell>
          <table:table-cell table:style-name="ce6" office:value-type="string" calcext:value-type="string">
            <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Fonctionnelle</text:p>
          </table:table-cell>
          <table:table-cell office:value-type="string" calcext:value-type="string">
            <text:p>A Spécifier</text:p>
          </table:table-cell>
          <table:table-cell/>
          <table:table-cell table:style-name="ce13" office:value-type="string" calcext:value-type="string">
            <text:p/>
          </table:table-cell>
        </table:table-row>
        <table:table-row table:style-name="ro17">
          <table:table-cell office:value-type="string" calcext:value-type="string">
            <text:p><text:a xlink:href="https://dev.programmevitam.fr/plugins/tracker/?aid=682" xlink:type="simple">682</text:a></text:p>
          </table:table-cell>
          <table:table-cell office:value-type="string" calcext:value-type="string">
            <text:p>ENT-03-000</text:p>
          </table:table-cell>
          <table:table-cell office:value-type="string" calcext:value-type="string">
            <text:p>En tant qu'administrateur fonctionnel, je veux agir sur workflow lors de la notification de finalisation de prise en charge de l’entrée</text:p>
          </table:table-cell>
          <table:table-cell table:style-name="ce2" office:value-type="string" calcext:value-type="string">
            <text:p>Pour plus de renseignement sur le mécanismes des transferts et le SEDA, il est possible de se référer la documentation PDF du SEDA, section "3.2.1 Transférer" page 30. </text:p>
          </table:table-cell>
          <table:table-cell office:value-type="string" calcext:value-type="string">
            <text:p>CA 1 : impossible d'envoyer la notification de fin de transfert</text:p>
            <text:p>Étant donné l'envoi de la notification de fin de transfert, qui est l'étape en position 850,</text:p>
            <text:p>Lorsque le SAE n'arrive pas à envoyer la notification de fin de transfert (ArchiveTransferReply) à l'application versante</text:p>
            <text:p>Alors je peux constater sur l’IHM de suivi des opérations d’entrée que le statut de l’opération d’entrée passe à « erreur ».</text:p>
            <text:p>Et le workflow d’entrée s'arrête</text:p>
            <text:p>Et dans le journal des opérations un enregistrement est créé avec les valeurs et les traductions françaises suivantes :</text:p>
            <text:p>* eventType : "Notification" -&gt; "Notification"</text:p>
            <text:p>* outcome avec statut "Error"</text:p>
            <text:p>* outcomeDetailMessage : "Échec de la notification vers l'application versante".</text:p>
            <text:p>* objectIdentifierIncome : MessageIdentifier du manifest</text:p>
            <text:p>Et on ne repasse pas dans cette étape pour signifier l'échec du processus</text:p>
            <text:p/>
            <text:p>Note : la composition de la notification est dans l'US #75, ici on ne traite qu'une impossibilité de l'envoyer.</text:p>
            <text:p/>
            <text:p>CA 2 : on ne fait rien même si vitam ne reçoit pas l'acknowledgement suite à cette notification</text:p>
            <text:p>A priori rien à faire dans cette CA : a partir du moment où Vitam a correctement envoyé sa notification de fin de transfert, sa tâche est terminée. Que l'application versante envoie ou non son acknowledgement ne change pas la cloture du transfert et de l'archivage.</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Fonctionnelle</text:p>
          </table:table-cell>
          <table:table-cell office:value-type="string" calcext:value-type="string">
            <text:p>En Cours de Spécification</text:p>
          </table:table-cell>
          <table:table-cell/>
          <table:table-cell table:style-name="ce13" office:value-type="string" calcext:value-type="string">
            <text:p/>
          </table:table-cell>
        </table:table-row>
        <table:table-row table:style-name="ro43">
          <table:table-cell office:value-type="string" calcext:value-type="string">
            <text:p><text:a xlink:href="https://dev.programmevitam.fr/plugins/tracker/?aid=695" xlink:type="simple">695</text:a></text:p>
          </table:table-cell>
          <table:table-cell office:value-type="string" calcext:value-type="string">
            <text:p>ENT-03-000</text:p>
          </table:table-cell>
          <table:table-cell office:value-type="string" calcext:value-type="string">
            <text:p>En tant qu'administrateur fonctionnel, je veux agir sur workflow lors de l'ecriture et l'indexation des GO</text:p>
          </table:table-cell>
          <table:table-cell table:style-name="ce2" office:value-type="string" calcext:value-type="string">
            <text:p>Le fait d’indexer les méta-données permet aux archivistes/+ de faire des recherches, de constituer des instruments de recherche, afin de pouvoir consulter à terme les documents associés aux MD.</text:p>
            <text:p>Permet également d’appliquer les règles de gestion correspondantes aux objets.</text:p>
          </table:table-cell>
          <table:table-cell office:value-type="string" calcext:value-type="string">
            <text:p>Etape 1</text:p>
            <text:p/>
            <text:p>CA1 : vérification de l'offre de stockage </text:p>
            <text:p>Étant donné la vérification de la disponibilité de l'offre de stockage pour l'ensemble des objets et groupe d'objet à stocker</text:p>
            <text:p>Lorsque le SAE obtient un échec suite à une offre de stockage non disponible</text:p>
            <text:p>Alors je peux constater sur l’IHM de suivi des opérations d’entrée que le statut de l’opération d’entrée passe à « erreur ».</text:p>
            <text:p>Et le workflow d’entrée s’arrête</text:p>
            <text:p>Et dans le journal des opérations un enregistrement est créé avec les valeurs et les traductions françaises suivantes :</text:p>
            <text:p>* eventType : " ObjectGroups Storage" -&gt; "Stockage des groupes d'objets"</text:p>
            <text:p>* outcome : "Error" -&gt; Erreur</text:p>
            <text:p>* outcomeDetailMessage : "Échec de l’écriture des objets sur l’offre de stockage".</text:p>
            <text:p>* objectIdentifierIncome : MessageIdentifier’ du manifest</text:p>
            <text:p/>
            <text:p>********</text:p>
            <text:p/>
            <text:p>Etape 2</text:p>
            <text:p/>
            <text:p>CA2.1 : indexation d'un objet et groupe d'objets</text:p>
            <text:p>Pour chaque indexation des métadonnées des objets et ObjectsGroups</text:p>
            <text:p>Lorsque le SAE rencontre un échec dans ce traitement pour cet objet ou groupe d'objet</text:p>
            <text:p>Alors je peux constater sur l’IHM de suivi des opérations d’entrée que le statut de l’opération d’entrée passe à « warning ».</text:p>
            <text:p>Et le workflow d’entrée continue</text:p>
            <text:p>Et dans le journal des opérations un enregistrement est créé avec les valeurs et les traductions françaises suivantes, pour un groupe d'objets:</text:p>
            <text:p>* eventType : " ObjectGroups – Metadata Index" -&gt; "Indexation des méta données des objets et groupes d'objets"</text:p>
            <text:p>* outcome avec statut "Warning"</text:p>
            <text:p>* outcomeDetailMessage : "Échec de l’indexation des métadonnées de X groupes d’objets".</text:p>
            <text:p>* objectIdentifierIncome : MessageIdentifier du manifest</text:p>
            <text:p>Et les objets sont stockés</text:p>
            <text:p>Et le commit du journal du cycle de vie de cette indexation est effectué</text:p>
            <text:p>Et le traitement passe à l'indexation suivante</text:p>
            <text:p/>
            <text:p>/** outcomeDetailMessage : "Échec de l’indexation des métadonnées du groupe d’objets id : &lt;DataObjectGroupId en erreur&gt;".</text:p>
            <text:p>Note : pour un objet, l'outcomeDetailMessage sera le suivant :</text:p>
            <text:p>* outcomeDetailMessage : "Échec de l’indexation des métadonnées de l’objet id : &lt;ObjectID en erreur&gt;".</text:p>
            <text:p>*/</text:p>
            <text:p/>
            <text:p>CA 2.2 : commit du journal du cycle de vie</text:p>
            <text:p>Étant donné le commit du journal de cycle de vie pour un objet ou groupe d'objet</text:p>
            <text:p>Lorsque le SAE obtient une erreur lors de ce commit</text:p>
            <text:p>Alors je peux constater sur l’IHM de suivi des opérations d’entrée que le statut de l’opération d’entrée passe à « warning ».</text:p>
            <text:p>Et le workflow d’entrée continue</text:p>
            <text:p>Et dans le journal des opérations un enregistrement est créé avec les valeurs et les traductions françaises suivantes :</text:p>
            <text:p>* eventType : "ObjectGroups – Lifecycle Logbook - Commit" -&gt; "Journal du cycle de vie des objets et groupes d'objets"</text:p>
            <text:p>* outcome avec statut "warning",</text:p>
            <text:p>* outcomeDetailMessage : "Échec du commit du journal de cycle de vie de X groupes d'objets".</text:p>
            <text:p>* objectIdentifierIncome : MessageIdentifier’ du manifest</text:p>
            <text:p/>
            <text:p>/** outcomeDetailMessage : "Échec du commit du journal de cycle de vie du groupe d'objets d'id : &lt;DataObjectGroupId en erreur&gt;".*/</text:p>
            <text:p/>
            <text:p>CA2.3 : arrêt du processus d'entrée sur échec des indexations</text:p>
            <text:p>Étant donné la fin des opérations d'indexations des objets et groupes d'objets et de commit du cycle de vie</text:p>
            <text:p>Lorsque le SAE a rencontré un warning dans une indexation précédente</text:p>
            <text:p>Alors je peux constater sur l’IHM de suivi des opérations d’entrée que le statut de l’opération d’entrée passe à « erreur ».</text:p>
            <text:p>Et le workflow d’entrée s'arrête</text:p>
            <text:p>Et dans le journal des opérations un enregistrement est créé avec les valeurs et les traductions françaises suivantes :</text:p>
            <text:p>* eventType : " ObjectGroups – Metadata Index" -&gt; "Indexation des méta données des objets et groupes d'objets"</text:p>
            <text:p>* outcome avec statut "Error"</text:p>
            <text:p>* outcomeDetailMessage : "Erreur lors de l’indexation des métadonnées des objets et groupes d’objets".</text:p>
            <text:p>* objectIdentifierIncome : MessageIdentifier du manifest</text:p>
            <text:p/>
            <text:p>CA2.4 : arrêt du processus d'entrée sur échec du commit de cycle de vie</text:p>
            <text:p>Étant donné la fin des opérations d'indexations des objets et groupes d'objets et de commit du cycle de vie</text:p>
            <text:p>Lorsque le SAE a rencontré un warning dans un commit de journal de cycle de vie précédent</text:p>
            <text:p>Alors je peux constater sur l’IHM de suivi des opérations d’entrée que le statut de l’opération d’entrée passe à « erreur ».</text:p>
            <text:p>Et le workflow d’entrée s'arrête</text:p>
            <text:p>Et dans le journal des opérations un enregistrement est créé avec les valeurs et les traductions françaises suivantes :</text:p>
            <text:p>* eventType : "ObjectGroups – Lifecycle Logbook - Commit" -&gt; "Journal du cycle de vie des objets et groupes d'objets"</text:p>
            <text:p>* outcome avec statut "error",</text:p>
            <text:p>* outcomeDetailMessage : "Échec du commit du journal de cycle de vie".</text:p>
            <text:p>* objectIdentifierIncome : MessageIdentifier du manifest</text:p>
            <text:p/>
            <text:p>********</text:p>
            <text:p>Pour le moment le workflow s’arrête.</text:p>
            <text:p>Le processus qui est attendu est la possibilité de reprise du workflow après l’arrêt, suite a une intervention humaine.</text:p>
            <text:p/>
            <text:p>*******</text:p>
          </table:table-cell>
          <table:table-cell table:style-name="ce2" office:value-type="string" calcext:value-type="string">
            <text:p>jeu de SIP (avec MD, sans MD)</text:p>
            <text:p>une base de données</text:p>
          </table:table-cell>
          <table:table-cell table:style-name="ce2" office:value-type="string" calcext:value-type="string">
            <text:p>SIP (lot d’archives et bordereau) </text:p>
          </table:table-cell>
          <table:table-cell table:style-name="ce2" office:value-type="string" calcext:value-type="string">
            <text:p>Remonté d'un statut pour suivi sur l'IHM de suivi des entrées. Gestion du workflow et de ses messages d'erreurs</text:p>
          </table:table-cell>
          <table:table-cell table:style-name="ce2" office:value-type="string" calcext:value-type="string">
            <text:p><text:a xlink:href="https://dev.programmevitam.fr/goto?key=task&amp;val=681&amp;group_id=108" xlink:type="simple">task #681</text:a>, <text:a xlink:href="https://dev.programmevitam.fr/goto?key=task&amp;val=689&amp;group_id=108" xlink:type="simple">task #689</text:a>, <text:a xlink:href="https://dev.programmevitam.fr/goto?key=task&amp;val=690&amp;group_id=108" xlink:type="simple">task #690</text:a>, <text:a xlink:href="https://dev.programmevitam.fr/goto?key=task&amp;val=691&amp;group_id=108" xlink:type="simple">task #691</text:a>, <text:a xlink:href="https://dev.programmevitam.fr/goto?key=task&amp;val=692&amp;group_id=108" xlink:type="simple">task #692</text:a>, <text:a xlink:href="https://dev.programmevitam.fr/goto?key=task&amp;val=694&amp;group_id=108" xlink:type="simple">task #694</text:a></text:p>
          </table:table-cell>
          <table:table-cell office:value-type="string" calcext:value-type="string">
            <text:p>Fonctionnelle</text:p>
          </table:table-cell>
          <table:table-cell office:value-type="string" calcext:value-type="string">
            <text:p>A Développer</text:p>
          </table:table-cell>
          <table:table-cell table:style-name="ce10" office:value-type="float" office:value="100" calcext:value-type="float">
            <text:p>100</text:p>
          </table:table-cell>
          <table:table-cell table:style-name="ce13" office:value-type="string" calcext:value-type="string">
            <text:p/>
          </table:table-cell>
        </table:table-row>
        <table:table-row table:style-name="ro21">
          <table:table-cell office:value-type="string" calcext:value-type="string">
            <text:p><text:a xlink:href="https://dev.programmevitam.fr/plugins/tracker/?aid=699" xlink:type="simple">699</text:a></text:p>
          </table:table-cell>
          <table:table-cell office:value-type="string" calcext:value-type="string">
            <text:p>ENT-03-000</text:p>
          </table:table-cell>
          <table:table-cell office:value-type="string" calcext:value-type="string">
            <text:p>A RECYCLER (contradiction avec la #808)</text:p>
          </table:table-cell>
          <table:table-cell table:style-name="ce2" office:value-type="string" calcext:value-type="string">
            <text:p>Actuellement l'entrée d'un SIP contenant des GOT/OB mais sans archiveUnit n'est pas géré.</text:p>
            <text:p>Il faut déterminer ce qu'il va se passer lors de l'entrée de ce SIP.</text:p>
          </table:table-cell>
          <table:table-cell office:value-type="string" calcext:value-type="string">
            <text:p>Étant donné : un bordereau contenant un objet ou un groupe d'objet </text:p>
            <text:p>Et ne contenant pas d'archiveUnit</text:p>
            <text:p>Lorsque le SAE réalise : l'entrée de ce SIP</text:p>
            <text:p>Alors je peux constater que : ce SIP est bien entrée et le groupe d'objet ou les objets sont bien enregistrés dans le SAE</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style-name="ce2" office:value-type="string" calcext:value-type="string">
            <text:p><text:a xlink:href="https://dev.programmevitam.fr/goto?key=story&amp;val=510&amp;group_id=108" xlink:type="simple">story #510</text:a></text:p>
          </table:table-cell>
          <table:table-cell office:value-type="string" calcext:value-type="string">
            <text:p>Fonctionnelle</text:p>
          </table:table-cell>
          <table:table-cell office:value-type="string" calcext:value-type="string">
            <text:p>A Spécifier</text:p>
          </table:table-cell>
          <table:table-cell/>
          <table:table-cell table:style-name="ce13" office:value-type="string" calcext:value-type="string">
            <text:p/>
          </table:table-cell>
        </table:table-row>
        <table:table-row table:style-name="ro2">
          <table:table-cell office:value-type="string" calcext:value-type="string">
            <text:p><text:a xlink:href="https://dev.programmevitam.fr/plugins/tracker/?aid=700" xlink:type="simple">700</text:a></text:p>
          </table:table-cell>
          <table:table-cell office:value-type="string" calcext:value-type="string">
            <text:p>PRE-04-000</text:p>
          </table:table-cell>
          <table:table-cell office:value-type="string" calcext:value-type="string">
            <text:p>En tant qu'administrateur technique, je veux améliorer le sanity check des arguments API REST</text:p>
          </table:table-cell>
          <table:table-cell table:style-name="ce2" office:value-type="string" calcext:value-type="string">
            <text:p>Voir tâche #567</text:p>
          </table:table-cell>
          <table:table-cell office:value-type="string" calcext:value-type="string">
            <text:p>Voir tâche #567, Il s'agit de réaliser l'évolution présentée dans cette tache.</text:p>
            <text:p/>
            <text:p>Intégrer ESAPI :</text:p>
            <text:p/>
            <text:p>Notes :</text:p>
            <text:p>La branche Item fix Itération 5 comporte des éléments en cours de développement (mode POC) sur l'intégration d'ESAPI (reste a résoudre un problème lié à l'upload) et des demandes de fix de l'implémentation existante l'existant</text:p>
            <text:p/>
            <text:p>TechDesign IT01</text:p>
          </table:table-cell>
          <table:table-cell table:style-name="ce2" office:value-type="string" calcext:value-type="string">
            <text:p>Référentiel des formats Vitam </text:p>
          </table:table-cell>
          <table:table-cell table:style-name="ce2" office:value-type="string" calcext:value-type="string">
            <text:p>Formulaire de recherche</text:p>
          </table:table-cell>
          <table:table-cell table:style-name="ce2" office:value-type="string" calcext:value-type="string">
            <text:p>Affichage de champs de recherche prédéfinis. </text:p>
          </table:table-cell>
          <table:table-cell table:style-name="ce2" office:value-type="string" calcext:value-type="string">
            <text:p><text:a xlink:href="https://dev.programmevitam.fr/goto?key=task&amp;val=567&amp;group_id=108" xlink:type="simple">task #567</text:a></text:p>
          </table:table-cell>
          <table:table-cell office:value-type="string" calcext:value-type="string">
            <text:p>Fonctionnelle</text:p>
          </table:table-cell>
          <table:table-cell office:value-type="string" calcext:value-type="string">
            <text:p>Fini</text:p>
          </table:table-cell>
          <table:table-cell table:style-name="ce10" office:value-type="float" office:value="3" calcext:value-type="float">
            <text:p>3</text:p>
          </table:table-cell>
          <table:table-cell office:value-type="float" office:value="8" calcext:value-type="float">
            <text:p>8</text:p>
          </table:table-cell>
        </table:table-row>
        <table:table-row table:style-name="ro3">
          <table:table-cell office:value-type="string" calcext:value-type="string">
            <text:p><text:a xlink:href="https://dev.programmevitam.fr/plugins/tracker/?aid=704" xlink:type="simple">704</text:a></text:p>
          </table:table-cell>
          <table:table-cell office:value-type="string" calcext:value-type="string">
            <text:p>XXX-00-000</text:p>
          </table:table-cell>
          <table:table-cell office:value-type="string" calcext:value-type="string">
            <text:p>En tant qu'administrateur technique, je veux mutualiser dans des commons des éléments de DSL (refactoring DSL)</text:p>
          </table:table-cell>
          <table:table-cell table:style-name="ce6"/>
          <table:table-cell office:value-type="string" calcext:value-type="string">
            <text:p>Refactorisation des blocs Builder/Parser/Translators Helpers </text:p>
            <text:p/>
            <text:p>Actuellement 2 modules utilisent des versions différentes de DSL : </text:p>
            <text:p>Metadata et logBook</text:p>
            <text:p/>
            <text:p>A l'avenir plusieurs nouveaux modules devront utiliser une version de DSL proche de celle de logBook : Référentiel des Formats et Référentiels des Règles.</text:p>
            <text:p/>
            <text:p>Afin de préparer ces travaux il faut factoriser les éléments de DSL communs aux différents DSL afin dans faciliter l’extension aux nouveaux modules.</text:p>
            <text:p/>
            <text:p>Cette factorisation est détaillée dans le TechDesign IT03</text:p>
            <text:p/>
            <text:p>Remarque importante : Cette US porte uniquement sur la factorisation Builder/Parser/Translators, La factorisation de la partie Collection est proposée dans une autre UserStory (#705).</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style-name="ce2" office:value-type="string" calcext:value-type="string">
            <text:p><text:a xlink:href="https://dev.programmevitam.fr/goto?key=story&amp;val=705&amp;group_id=108" xlink:type="simple">story #705</text:a></text:p>
          </table:table-cell>
          <table:table-cell office:value-type="string" calcext:value-type="string">
            <text:p>Technique (Dette)</text:p>
          </table:table-cell>
          <table:table-cell office:value-type="string" calcext:value-type="string">
            <text:p>En cours d'intégration</text:p>
          </table:table-cell>
          <table:table-cell/>
          <table:table-cell office:value-type="float" office:value="16" calcext:value-type="float">
            <text:p>16</text:p>
          </table:table-cell>
        </table:table-row>
        <table:table-row table:style-name="ro44">
          <table:table-cell office:value-type="string" calcext:value-type="string">
            <text:p><text:a xlink:href="https://dev.programmevitam.fr/plugins/tracker/?aid=705" xlink:type="simple">705</text:a></text:p>
          </table:table-cell>
          <table:table-cell office:value-type="string" calcext:value-type="string">
            <text:p>XXX-00-000</text:p>
          </table:table-cell>
          <table:table-cell office:value-type="string" calcext:value-type="string">
            <text:p>En tant qu'administrateur technique, je veux faciliter la création de modules utilisant des collections liées au DSL en créant un common Abstract collection</text:p>
          </table:table-cell>
          <table:table-cell table:style-name="ce6"/>
          <table:table-cell office:value-type="string" calcext:value-type="string">
            <text:p>Refactorisation de blocs Collection Helpers </text:p>
            <text:p/>
            <text:p>Actuellement 2 modules utilisent des versions différentes de DSL : </text:p>
            <text:p>Metadata et logBook</text:p>
            <text:p/>
            <text:p>A l'avenir plusieurs nouveaux modules devront utiliser une version de DSL proche de celle de logBook : Référentiel des Formats et Référentiels des Règles.</text:p>
            <text:p/>
            <text:p>Afin de préparer ces travaux il faut factoriser les éléments de DSL communs aux différents DSL afin dans faciliter l’extension aux nouveaux modules.</text:p>
            <text:p/>
            <text:p>Cette factorisation est détaillée dans le TechDesign IT03</text:p>
            <text:p/>
            <text:p>Remarque importante : Cette US porte uniquement sur la factorisation de la partie Collection. La factorisation Builder/Parser/Translators est proposée dans une autre UserStory (#704).</text:p>
            <text:p/>
            <text:p>Objectif 1 : </text:p>
            <text:p>Produire un Abstract collection helper sur la base de ce qui à été fait pour logBook.</text:p>
            <text:p>Objectif 2 :</text:p>
            <text:p>Produire un Mongo like Collection Helper pour le module de "Référentiel de règle" s'appuyant sur un l'abstract collection helper (objectif 1) </text:p>
            <text:p/>
            <text:p>L'abstract collection helper devra pouvoir être réutilisé par le module de "référentiel des formats". La production du "référentiel des formats" pourra s'opérer par "copie" du Collection Helper du "Référentiel de règle"</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style-name="ce2" office:value-type="string" calcext:value-type="string">
            <text:p><text:a xlink:href="https://dev.programmevitam.fr/goto?key=story&amp;val=704&amp;group_id=108" xlink:type="simple">story #704</text:a></text:p>
          </table:table-cell>
          <table:table-cell office:value-type="string" calcext:value-type="string">
            <text:p>Technique (Dette)</text:p>
          </table:table-cell>
          <table:table-cell office:value-type="string" calcext:value-type="string">
            <text:p>En cours d'intégration</text:p>
          </table:table-cell>
          <table:table-cell/>
          <table:table-cell office:value-type="float" office:value="15" calcext:value-type="float">
            <text:p>15</text:p>
          </table:table-cell>
        </table:table-row>
        <table:table-row table:style-name="ro21">
          <table:table-cell office:value-type="string" calcext:value-type="string">
            <text:p><text:a xlink:href="https://dev.programmevitam.fr/plugins/tracker/?aid=710" xlink:type="simple">710</text:a></text:p>
          </table:table-cell>
          <table:table-cell office:value-type="string" calcext:value-type="string">
            <text:p>XXX-00-000</text:p>
          </table:table-cell>
          <table:table-cell office:value-type="string" calcext:value-type="string">
            <text:p>En tant qu'administrateur technique, je veux ajouter en "test continu" chaque SIP associé à un critère d'acceptance d'une Story d'entrée</text:p>
          </table:table-cell>
          <table:table-cell table:style-name="ce6"/>
          <table:table-cell office:value-type="string" calcext:value-type="string">
            <text:p>Ajouter les jeux de données associés à chaque critère d'acceptance de chaque Story d'entrée de l'itération en cours dans les tests d'entrée automatisés.</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Technique (Dette)</text:p>
          </table:table-cell>
          <table:table-cell office:value-type="string" calcext:value-type="string">
            <text:p>A Développer</text:p>
          </table:table-cell>
          <table:table-cell table:style-name="ce10" office:value-type="float" office:value="1" calcext:value-type="float">
            <text:p>1</text:p>
          </table:table-cell>
          <table:table-cell office:value-type="float" office:value="6" calcext:value-type="float">
            <text:p>6</text:p>
          </table:table-cell>
        </table:table-row>
        <table:table-row table:style-name="ro45">
          <table:table-cell office:value-type="string" calcext:value-type="string">
            <text:p><text:a xlink:href="https://dev.programmevitam.fr/plugins/tracker/?aid=711" xlink:type="simple">711</text:a></text:p>
          </table:table-cell>
          <table:table-cell office:value-type="string" calcext:value-type="string">
            <text:p>XXX-00-000</text:p>
          </table:table-cell>
          <table:table-cell office:value-type="string" calcext:value-type="string">
            <text:p>En tant qu'administrateur technique, je veux que la gestion de la configuration VITAM soit uniformes sur tous les modules (1)</text:p>
          </table:table-cell>
          <table:table-cell table:style-name="ce6"/>
          <table:table-cell office:value-type="string" calcext:value-type="string">
            <text:p>L'usage de common configuration n'est généralisée que pour le module LogBook.</text:p>
            <text:p/>
            <text:p>Prendre exemple sur LogBook et généraliser l'utilisation du common configuration pour 2 des modules/serveurs suivant :</text:p>
            <text:p/>
            <text:p>- metadata</text:p>
            <text:p>- ingest</text:p>
            <text:p>- access</text:p>
            <text:p>- processing</text:p>
            <text:p>- workspace</text:p>
            <text:p>- IHM Demo</text:p>
            <text:p/>
            <text:p>Pour les deux serveurs choisis, la configuration devra utiliser EXCLUSIVEMENT et de manière définitive l'utilitaire common configuration.</text:p>
            <text:p/>
            <text:p>Faire évoluer le common configuration si nécessaire, en accord avec les 3 équipes de développement, sans casser les interfaces dans le cours d'une itération.</text:p>
            <text:p/>
            <text:p>Possibilités d'évolutions / services (plus tard) :</text:p>
            <text:p>- Politiques de rechargement de la configuration </text:p>
            <text:p>- rechargement à chaud</text:p>
            <text:p>- rechargement sur demande</text:p>
            <text:p/>
            <text:p>Référence : techDesign IT01</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Technique (Dette)</text:p>
          </table:table-cell>
          <table:table-cell office:value-type="string" calcext:value-type="string">
            <text:p>En Cours de Spécification</text:p>
          </table:table-cell>
          <table:table-cell/>
          <table:table-cell office:value-type="float" office:value="5" calcext:value-type="float">
            <text:p>5</text:p>
          </table:table-cell>
        </table:table-row>
        <table:table-row table:style-name="ro45">
          <table:table-cell office:value-type="string" calcext:value-type="string">
            <text:p><text:a xlink:href="https://dev.programmevitam.fr/plugins/tracker/?aid=712" xlink:type="simple">712</text:a></text:p>
          </table:table-cell>
          <table:table-cell office:value-type="string" calcext:value-type="string">
            <text:p>XXX-00-000</text:p>
          </table:table-cell>
          <table:table-cell office:value-type="string" calcext:value-type="string">
            <text:p>En tant qu'administrateur technique, je veux que la gestion de la configuration VITAM soit uniformes sur tous les modules (2)</text:p>
          </table:table-cell>
          <table:table-cell table:style-name="ce6"/>
          <table:table-cell office:value-type="string" calcext:value-type="string">
            <text:p>L'usage de common configuration n'est généralisée que pour le module LogBook.</text:p>
            <text:p/>
            <text:p>Prendre exemple sur LogBook et généraliser l'utilisation du common configuration pour 2 des modules/serveurs suivant :</text:p>
            <text:p/>
            <text:p>- metadata</text:p>
            <text:p>- ingest</text:p>
            <text:p>- access</text:p>
            <text:p>- processing</text:p>
            <text:p>- workspace</text:p>
            <text:p>- IHM Demo</text:p>
            <text:p/>
            <text:p>Pour les deux serveurs choisis, la configuration devra utiliser EXCLUSIVEMENT et de manière définitive l'utilitaire common configuration.</text:p>
            <text:p/>
            <text:p>Faire évoluer le common configuration si nécessaire, en accord avec les 3 équipes de développement, sans casser les interfaces dans le cours d'une itération.</text:p>
            <text:p/>
            <text:p>Possibilités d'évolutions / services (plus tard) :</text:p>
            <text:p>- Politiques de rechargement de la configuration </text:p>
            <text:p>- rechargement à chaud</text:p>
            <text:p>- rechargement sur demande</text:p>
            <text:p/>
            <text:p>Référence : techDesign IT01</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Technique (Dette)</text:p>
          </table:table-cell>
          <table:table-cell office:value-type="string" calcext:value-type="string">
            <text:p>En Cours de Spécification</text:p>
          </table:table-cell>
          <table:table-cell/>
          <table:table-cell office:value-type="float" office:value="5" calcext:value-type="float">
            <text:p>5</text:p>
          </table:table-cell>
        </table:table-row>
        <table:table-row table:style-name="ro45">
          <table:table-cell office:value-type="string" calcext:value-type="string">
            <text:p><text:a xlink:href="https://dev.programmevitam.fr/plugins/tracker/?aid=713" xlink:type="simple">713</text:a></text:p>
          </table:table-cell>
          <table:table-cell office:value-type="string" calcext:value-type="string">
            <text:p>XXX-00-000</text:p>
          </table:table-cell>
          <table:table-cell office:value-type="string" calcext:value-type="string">
            <text:p>En tant qu'administrateur technique, je veux que la gestion de la configuration VITAM soit uniformes sur tous les modules (3)</text:p>
          </table:table-cell>
          <table:table-cell table:style-name="ce6"/>
          <table:table-cell office:value-type="string" calcext:value-type="string">
            <text:p>L'usage de common configuration n'est généralisée que pour le module LogBook.</text:p>
            <text:p/>
            <text:p>Prendre exemple sur LogBook et généraliser l'utilisation du common configuration pour 2 des modules/serveurs suivant :</text:p>
            <text:p/>
            <text:p>- metadata</text:p>
            <text:p>- ingest</text:p>
            <text:p>- access</text:p>
            <text:p>- processing</text:p>
            <text:p>- workspace</text:p>
            <text:p>- IHM Demo</text:p>
            <text:p/>
            <text:p>Pour les deux serveurs choisis, la configuration devra utiliser EXCLUSIVEMENT et de manière définitive l'utilitaire common configuration.</text:p>
            <text:p/>
            <text:p>Faire évoluer le common configuration si nécessaire, en accord avec les 3 équipes de développement, sans casser les interfaces dans le cours d'une itération.</text:p>
            <text:p/>
            <text:p>Possibilités d'évolutions / services (plus tard) :</text:p>
            <text:p>- Politiques de rechargement de la configuration </text:p>
            <text:p>- rechargement à chaud</text:p>
            <text:p>- rechargement sur demande</text:p>
            <text:p/>
            <text:p>Référence : techDesign IT01</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Technique (Dette)</text:p>
          </table:table-cell>
          <table:table-cell office:value-type="string" calcext:value-type="string">
            <text:p>En Cours de Spécification</text:p>
          </table:table-cell>
          <table:table-cell/>
          <table:table-cell office:value-type="float" office:value="5" calcext:value-type="float">
            <text:p>5</text:p>
          </table:table-cell>
        </table:table-row>
        <table:table-row table:style-name="ro14">
          <table:table-cell office:value-type="string" calcext:value-type="string">
            <text:p><text:a xlink:href="https://dev.programmevitam.fr/plugins/tracker/?aid=714" xlink:type="simple">714</text:a></text:p>
          </table:table-cell>
          <table:table-cell office:value-type="string" calcext:value-type="string">
            <text:p>XXX-00-000</text:p>
          </table:table-cell>
          <table:table-cell office:value-type="string" calcext:value-type="string">
            <text:p>En tant qu'administrateur technique, je veux réduire le temps de traitement des tests unitaires en les parallélisant (1)</text:p>
          </table:table-cell>
          <table:table-cell table:style-name="ce6"/>
          <table:table-cell office:value-type="string" calcext:value-type="string">
            <text:p>Procéder à parallélisation des tests Junits pour l'ensemble des tests qui le peuvent, pour 3 des modules/serveurs suivants :</text:p>
            <text:p/>
            <text:p>- access</text:p>
            <text:p>- common</text:p>
            <text:p>- functional-administration</text:p>
            <text:p>- IHM Demo</text:p>
            <text:p>- ingest</text:p>
            <text:p>- logbook</text:p>
            <text:p>- metadata</text:p>
            <text:p>- processing</text:p>
            <text:p>- storage </text:p>
            <text:p>- workspace</text:p>
            <text:p/>
            <text:p/>
            <text:p>Pour les deux serveurs choisis, sauf si c'est techniquement impossible (justifier), l'exécution des tests sera parallélisée. Tous les nouveaux tests créés dans l'itération seront également parallélisés</text:p>
            <text:p/>
            <text:p>Référence : techDesign IT01, Réduction de la dette technique, Junit REST + Parallélisme</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Technique (Dette)</text:p>
          </table:table-cell>
          <table:table-cell office:value-type="string" calcext:value-type="string">
            <text:p>A Développer</text:p>
          </table:table-cell>
          <table:table-cell table:style-name="ce10" office:value-type="float" office:value="1" calcext:value-type="float">
            <text:p>1</text:p>
          </table:table-cell>
          <table:table-cell office:value-type="float" office:value="5" calcext:value-type="float">
            <text:p>5</text:p>
          </table:table-cell>
        </table:table-row>
        <table:table-row table:style-name="ro14">
          <table:table-cell office:value-type="string" calcext:value-type="string">
            <text:p><text:a xlink:href="https://dev.programmevitam.fr/plugins/tracker/?aid=715" xlink:type="simple">715</text:a></text:p>
          </table:table-cell>
          <table:table-cell office:value-type="string" calcext:value-type="string">
            <text:p>XXX-00-000</text:p>
          </table:table-cell>
          <table:table-cell office:value-type="string" calcext:value-type="string">
            <text:p>En tant qu'administrateur technique, je veux réduire le temps de traitement des tests unitaires en les parallélisant (2)</text:p>
          </table:table-cell>
          <table:table-cell table:style-name="ce6"/>
          <table:table-cell office:value-type="string" calcext:value-type="string">
            <text:p>Procéder à parallélisation des tests Junits pour l'ensemble des tests qui le peuvent, pour 3 des modules/serveurs suivants :</text:p>
            <text:p/>
            <text:p>- access</text:p>
            <text:p>- common</text:p>
            <text:p>- functional-administration</text:p>
            <text:p>- IHM Demo</text:p>
            <text:p>- ingest</text:p>
            <text:p>- logbook</text:p>
            <text:p>- metadata</text:p>
            <text:p>- processing</text:p>
            <text:p>- storage </text:p>
            <text:p>- workspace</text:p>
            <text:p/>
            <text:p/>
            <text:p>Pour les deux serveurs choisis, sauf si c'est techniquement impossible (justifier), l'exécution des tests sera parallélisée. Tous les nouveaux tests créés dans l'itération seront également parallélisés</text:p>
            <text:p/>
            <text:p>Référence : techDesign IT01, Réduction de la dette technique, Junit REST + Parallélisme</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Technique (Dette)</text:p>
          </table:table-cell>
          <table:table-cell office:value-type="string" calcext:value-type="string">
            <text:p>A Développer</text:p>
          </table:table-cell>
          <table:table-cell table:style-name="ce10" office:value-type="float" office:value="1" calcext:value-type="float">
            <text:p>1</text:p>
          </table:table-cell>
          <table:table-cell office:value-type="float" office:value="5" calcext:value-type="float">
            <text:p>5</text:p>
          </table:table-cell>
        </table:table-row>
        <table:table-row table:style-name="ro14">
          <table:table-cell office:value-type="string" calcext:value-type="string">
            <text:p><text:a xlink:href="https://dev.programmevitam.fr/plugins/tracker/?aid=716" xlink:type="simple">716</text:a></text:p>
          </table:table-cell>
          <table:table-cell office:value-type="string" calcext:value-type="string">
            <text:p>XXX-00-000</text:p>
          </table:table-cell>
          <table:table-cell office:value-type="string" calcext:value-type="string">
            <text:p>En tant qu'administrateur technique, je veux réduire le temps de traitement des tests unitaires en les parallélisant (3)</text:p>
          </table:table-cell>
          <table:table-cell table:style-name="ce6"/>
          <table:table-cell office:value-type="string" calcext:value-type="string">
            <text:p>Procéder à parallélisation des tests Junits pour l'ensemble des tests qui le peuvent, pour 3 des modules/serveurs suivants :</text:p>
            <text:p/>
            <text:p>- access</text:p>
            <text:p>- common</text:p>
            <text:p>- functional-administration</text:p>
            <text:p>- IHM Demo</text:p>
            <text:p>- ingest</text:p>
            <text:p>- logbook</text:p>
            <text:p>- metadata</text:p>
            <text:p>- processing</text:p>
            <text:p>- storage </text:p>
            <text:p>- workspace</text:p>
            <text:p/>
            <text:p/>
            <text:p>Pour les deux serveurs choisis, sauf si c'est techniquement impossible (justifier), l'exécution des tests sera parallélisée. Tous les nouveaux tests créés dans l'itération seront également parallélisés</text:p>
            <text:p/>
            <text:p>Référence : techDesign IT01, Réduction de la dette technique, Junit REST + Parallélisme</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Technique (Dette)</text:p>
          </table:table-cell>
          <table:table-cell office:value-type="string" calcext:value-type="string">
            <text:p>A Développer</text:p>
          </table:table-cell>
          <table:table-cell table:style-name="ce10" office:value-type="float" office:value="1" calcext:value-type="float">
            <text:p>1</text:p>
          </table:table-cell>
          <table:table-cell office:value-type="float" office:value="5" calcext:value-type="float">
            <text:p>5</text:p>
          </table:table-cell>
        </table:table-row>
        <table:table-row table:style-name="ro7">
          <table:table-cell office:value-type="string" calcext:value-type="string">
            <text:p><text:a xlink:href="https://dev.programmevitam.fr/plugins/tracker/?aid=717" xlink:type="simple">717</text:a></text:p>
          </table:table-cell>
          <table:table-cell office:value-type="string" calcext:value-type="string">
            <text:p>XXX-00-000</text:p>
          </table:table-cell>
          <table:table-cell office:value-type="string" calcext:value-type="string">
            <text:p>En tant qu'administrateur technique, je veux que les GUID soient construits en fonction de l'objet qu'ils identifient </text:p>
          </table:table-cell>
          <table:table-cell table:style-name="ce6"/>
          <table:table-cell office:value-type="string" calcext:value-type="string">
            <text:p>Corriger l'utilisation de GUIDFactory dans l'ensemble du code VITAM : </text:p>
            <text:p>Il ne faut plus utiliser newGUID() qui est une fonction dont l’usage doit être rare</text:p>
            <text:p/>
            <text:p>Les GUID sont construits de manière spécifique pour les types d'objets auxquels ils sont destinés, ainsi :</text:p>
            <text:p>newUnitGUID(tenant) , pour le GUID d'un Unit d'un tenant donné </text:p>
            <text:p>newObjectGroupGUI(tenant), pour le GUID d'un OG d'un tenant donné</text:p>
            <text:p>newObject(tenant), , pour le GUID d'un Objet d'un tenant donné</text:p>
            <text:p>newOperationGUI(tenant) , pour le GUID d'une Opération d'un tenant donné </text:p>
            <text:p>...</text:p>
            <text:p/>
            <text:p>Référence : TechDesign IT01, REDUCTION DETTE TECHNIQUE, Common utilisés, GUID</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Technique (Dette)</text:p>
          </table:table-cell>
          <table:table-cell office:value-type="string" calcext:value-type="string">
            <text:p>A Développer</text:p>
          </table:table-cell>
          <table:table-cell/>
          <table:table-cell office:value-type="float" office:value="6" calcext:value-type="float">
            <text:p>6</text:p>
          </table:table-cell>
        </table:table-row>
        <table:table-row table:style-name="ro21">
          <table:table-cell office:value-type="string" calcext:value-type="string">
            <text:p><text:a xlink:href="https://dev.programmevitam.fr/plugins/tracker/?aid=720" xlink:type="simple">720</text:a></text:p>
          </table:table-cell>
          <table:table-cell office:value-type="string" calcext:value-type="string">
            <text:p>XXX-00-000</text:p>
          </table:table-cell>
          <table:table-cell office:value-type="string" calcext:value-type="string">
            <text:p>En tant qu'administrateur technique, je veux réduire le nombre d'anomalies Majeures remontées par Sonar (1)</text:p>
          </table:table-cell>
          <table:table-cell table:style-name="ce6"/>
          <table:table-cell office:value-type="string" calcext:value-type="string">
            <text:p>Corriger un maximum d'anomalie majeures remontées par Sonar sans oublier de corriger toutes les Critiques et Bloquantes</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Technique (Dette)</text:p>
          </table:table-cell>
          <table:table-cell office:value-type="string" calcext:value-type="string">
            <text:p>En Cours de Spécification</text:p>
          </table:table-cell>
          <table:table-cell/>
          <table:table-cell office:value-type="float" office:value="8" calcext:value-type="float">
            <text:p>8</text:p>
          </table:table-cell>
        </table:table-row>
        <table:table-row table:style-name="ro21">
          <table:table-cell office:value-type="string" calcext:value-type="string">
            <text:p><text:a xlink:href="https://dev.programmevitam.fr/plugins/tracker/?aid=721" xlink:type="simple">721</text:a></text:p>
          </table:table-cell>
          <table:table-cell office:value-type="string" calcext:value-type="string">
            <text:p>XXX-00-000</text:p>
          </table:table-cell>
          <table:table-cell office:value-type="string" calcext:value-type="string">
            <text:p>En tant qu'administrateur technique, je veux réduire le nombre d'anomalies Majeures remontées par Sonar (2)</text:p>
          </table:table-cell>
          <table:table-cell table:style-name="ce6"/>
          <table:table-cell office:value-type="string" calcext:value-type="string">
            <text:p>Corriger un maximum d'anomalies majeures remontées par Sonar sans oublier de corriger toutes les Critiques et Bloquantes</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Technique (Dette)</text:p>
          </table:table-cell>
          <table:table-cell office:value-type="string" calcext:value-type="string">
            <text:p>En Cours de Spécification</text:p>
          </table:table-cell>
          <table:table-cell/>
          <table:table-cell office:value-type="float" office:value="8" calcext:value-type="float">
            <text:p>8</text:p>
          </table:table-cell>
        </table:table-row>
        <table:table-row table:style-name="ro21">
          <table:table-cell office:value-type="string" calcext:value-type="string">
            <text:p><text:a xlink:href="https://dev.programmevitam.fr/plugins/tracker/?aid=722" xlink:type="simple">722</text:a></text:p>
          </table:table-cell>
          <table:table-cell office:value-type="string" calcext:value-type="string">
            <text:p>XXX-00-000</text:p>
          </table:table-cell>
          <table:table-cell office:value-type="string" calcext:value-type="string">
            <text:p>En tant qu'administrateur technique, je veux réduire le nombre d'anomalies Majeures remontées par Sonar (3)</text:p>
          </table:table-cell>
          <table:table-cell table:style-name="ce6"/>
          <table:table-cell office:value-type="string" calcext:value-type="string">
            <text:p>Corriger un maximum d'anomalies majeures remontées par Sonar sans oublier de corriger toutes les Critiques et Bloquantes</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Technique (Dette)</text:p>
          </table:table-cell>
          <table:table-cell office:value-type="string" calcext:value-type="string">
            <text:p>En Cours de Spécification</text:p>
          </table:table-cell>
          <table:table-cell/>
          <table:table-cell office:value-type="float" office:value="8" calcext:value-type="float">
            <text:p>8</text:p>
          </table:table-cell>
        </table:table-row>
        <table:table-row table:style-name="ro22">
          <table:table-cell office:value-type="string" calcext:value-type="string">
            <text:p><text:a xlink:href="https://dev.programmevitam.fr/plugins/tracker/?aid=724" xlink:type="simple">724</text:a></text:p>
          </table:table-cell>
          <table:table-cell office:value-type="string" calcext:value-type="string">
            <text:p>XXX-00-000</text:p>
          </table:table-cell>
          <table:table-cell office:value-type="string" calcext:value-type="string">
            <text:p>En tant qu'administrateur technique, je veux que la documentation technique soit revue et complétée (1)</text:p>
          </table:table-cell>
          <table:table-cell table:style-name="ce6"/>
          <table:table-cell office:value-type="string" calcext:value-type="string">
            <text:p>La documentation technique doit être revue, éventuellement corrigée et complétée par un processus de relecture inter-équipe (si possible, une équipe revoie la documentation technique technique produite par une autre équipe)</text:p>
            <text:p/>
            <text:p>Présentation en fin d'itération des fix de documentations (document a produire = fiche de relecture) qui ont été apportés et propositions d'amélioration à étudier dans le cadre de la revue (document a produire=plan d'amélioration) </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Technique (Dette)</text:p>
          </table:table-cell>
          <table:table-cell office:value-type="string" calcext:value-type="string">
            <text:p>En Cours de Spécification</text:p>
          </table:table-cell>
          <table:table-cell/>
          <table:table-cell office:value-type="float" office:value="8" calcext:value-type="float">
            <text:p>8</text:p>
          </table:table-cell>
        </table:table-row>
        <table:table-row table:style-name="ro22">
          <table:table-cell office:value-type="string" calcext:value-type="string">
            <text:p><text:a xlink:href="https://dev.programmevitam.fr/plugins/tracker/?aid=725" xlink:type="simple">725</text:a></text:p>
          </table:table-cell>
          <table:table-cell office:value-type="string" calcext:value-type="string">
            <text:p>XXX-00-000</text:p>
          </table:table-cell>
          <table:table-cell office:value-type="string" calcext:value-type="string">
            <text:p>En tant qu'administrateur technique, je veux que la documentation technique soit revue et complétée (2)</text:p>
          </table:table-cell>
          <table:table-cell table:style-name="ce6"/>
          <table:table-cell office:value-type="string" calcext:value-type="string">
            <text:p>La documentation technique doit être revue, éventuellement corrigée et complétée par un processus de relecture inter-équipe (si possible, une équipe revoie la documentation technique technique produite par une autre équipe)</text:p>
            <text:p/>
            <text:p>Présentation en fin d'itération des fix de documentations (document a produire = fiche de relecture) qui ont été apportés et propositions d'amélioration à étudier dans le cadre de la revue (document a produire=plan d'amélioration) </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Technique (Dette)</text:p>
          </table:table-cell>
          <table:table-cell office:value-type="string" calcext:value-type="string">
            <text:p>En Cours de Spécification</text:p>
          </table:table-cell>
          <table:table-cell/>
          <table:table-cell office:value-type="float" office:value="8" calcext:value-type="float">
            <text:p>8</text:p>
          </table:table-cell>
        </table:table-row>
        <table:table-row table:style-name="ro22">
          <table:table-cell office:value-type="string" calcext:value-type="string">
            <text:p><text:a xlink:href="https://dev.programmevitam.fr/plugins/tracker/?aid=726" xlink:type="simple">726</text:a></text:p>
          </table:table-cell>
          <table:table-cell office:value-type="string" calcext:value-type="string">
            <text:p>XXX-00-000</text:p>
          </table:table-cell>
          <table:table-cell office:value-type="string" calcext:value-type="string">
            <text:p>En tant qu'administrateur technique, je veux que la documentation technique soit revue et complétée (3)</text:p>
          </table:table-cell>
          <table:table-cell table:style-name="ce6"/>
          <table:table-cell office:value-type="string" calcext:value-type="string">
            <text:p>La documentation technique doit être revue, éventuellement corrigée et complétée par un processus de relecture inter-équipe (si possible, une équipe revoie la documentation technique technique produite par une autre équipe)</text:p>
            <text:p/>
            <text:p>Présentation en fin d'itération des fix de documentations (document a produire = fiche de relecture) qui ont été apportés et propositions d'amélioration à étudier dans le cadre de la revue (document a produire=plan d'amélioration) </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Technique (Dette)</text:p>
          </table:table-cell>
          <table:table-cell office:value-type="string" calcext:value-type="string">
            <text:p>En Cours de Spécification</text:p>
          </table:table-cell>
          <table:table-cell/>
          <table:table-cell office:value-type="float" office:value="8" calcext:value-type="float">
            <text:p>8</text:p>
          </table:table-cell>
        </table:table-row>
        <table:table-row table:style-name="ro26">
          <table:table-cell office:value-type="string" calcext:value-type="string">
            <text:p><text:a xlink:href="https://dev.programmevitam.fr/plugins/tracker/?aid=727" xlink:type="simple">727</text:a></text:p>
          </table:table-cell>
          <table:table-cell office:value-type="string" calcext:value-type="string">
            <text:p>XXX-00-000</text:p>
          </table:table-cell>
          <table:table-cell office:value-type="string" calcext:value-type="string">
            <text:p>[STORY GLOBALE] - RAMEL API du worker</text:p>
          </table:table-cell>
          <table:table-cell table:style-name="ce6"/>
          <table:table-cell office:value-type="string" calcext:value-type="string">
            <text:p>Etude d'API design pour sur l'interface du worker pour répondre aux points suivants :</text:p>
            <text:p/>
            <text:p>API Design Worker, Collection</text:p>
            <text:p>API Design Worker, gestion des entrées et sorties</text:p>
            <text:p>API Design Distribution, gestion de l’abonnement du Worker</text:p>
            <text:p/>
            <text:p>Plus tard (Autres users story) :</text:p>
            <text:p/>
            <text:p>- Gestion multi-worker, gestion des familles de worker</text:p>
            <text:p>- Gestion du mode Bulk </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style-name="ce2" office:value-type="string" calcext:value-type="string">
            <text:p><text:a xlink:href="https://dev.programmevitam.fr/goto?key=story&amp;val=822&amp;group_id=108" xlink:type="simple">story #822</text:a></text:p>
          </table:table-cell>
          <table:table-cell office:value-type="string" calcext:value-type="string">
            <text:p>Technique (Dette)</text:p>
          </table:table-cell>
          <table:table-cell office:value-type="string" calcext:value-type="string">
            <text:p>A Développer</text:p>
          </table:table-cell>
          <table:table-cell/>
          <table:table-cell office:value-type="float" office:value="0" calcext:value-type="float">
            <text:p>0</text:p>
          </table:table-cell>
        </table:table-row>
        <table:table-row table:style-name="ro21">
          <table:table-cell office:value-type="string" calcext:value-type="string">
            <text:p><text:a xlink:href="https://dev.programmevitam.fr/plugins/tracker/?aid=728" xlink:type="simple">728</text:a></text:p>
          </table:table-cell>
          <table:table-cell office:value-type="string" calcext:value-type="string">
            <text:p>XXX-00-000</text:p>
          </table:table-cell>
          <table:table-cell office:value-type="string" calcext:value-type="string">
            <text:p>En tant qu'administrateur technique, je veux que les .POM des projets soient nettoyés de toutes les dépendances inutiles</text:p>
          </table:table-cell>
          <table:table-cell table:style-name="ce6"/>
          <table:table-cell office:value-type="string" calcext:value-type="string">
            <text:p>Supprimer les dépendances inutiles de tous les POM de tous les projets de développement VITAM. </text:p>
            <text:p/>
            <text:p>A l'issue : synthèse de ce qui a été corrigé, vérification dans le suivi des dépendances de la note de release.</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Technique (Dette)</text:p>
          </table:table-cell>
          <table:table-cell office:value-type="string" calcext:value-type="string">
            <text:p>En Cours de Spécification</text:p>
          </table:table-cell>
          <table:table-cell/>
          <table:table-cell office:value-type="float" office:value="3" calcext:value-type="float">
            <text:p>3</text:p>
          </table:table-cell>
        </table:table-row>
        <table:table-row table:style-name="ro7">
          <table:table-cell office:value-type="string" calcext:value-type="string">
            <text:p><text:a xlink:href="https://dev.programmevitam.fr/plugins/tracker/?aid=740" xlink:type="simple">740</text:a></text:p>
          </table:table-cell>
          <table:table-cell office:value-type="string" calcext:value-type="string">
            <text:p>XXX-00-000</text:p>
          </table:table-cell>
          <table:table-cell office:value-type="string" calcext:value-type="string">
            <text:p>En tant qu'équipe Vitam, je veux des fonctionnalités de suppression et de gestion du temps sur l'import des règles de gestions, afin de tester le logiciel</text:p>
          </table:table-cell>
          <table:table-cell table:style-name="ce2" office:value-type="string" calcext:value-type="string">
            <text:p>Cette story décrit deux fonctionnalités de test pour la #490.</text:p>
            <text:p/>
            <text:p>1/ La suppression du référentiel de gestion existant</text:p>
            <text:p>Si le référentiel n'existe pas, la suppression n'a pas d'intérêt.</text:p>
            <text:p/>
            <text:p>2/ L'ajout d'une durée en secondes dans les unités de temps</text:p>
            <text:p>L'énumération du champs unité de valeur associée devient : jours, mois, années, secondes.</text:p>
            <text:p>Cette unité en seconde permettra à terme de tester l'application de règles de gestion dans des conditions plus réalistes sans attendre plusieurs jours au minimum.</text:p>
          </table:table-cell>
          <table:table-cell table:style-name="ce7" office:value-type="string" calcext:value-type="string">
            <text:p>#CA1 Suppression d'un référentiel de gestion existant</text:p>
            <text:p>Étant donné un référentiel déjà importé</text:p>
            <text:p>Lorsque l'utilisateur va dans la page dédiée aux actions de recettes</text:p>
            <text:p>Et clique sur le bouton "Supprimer le référentiel de gestion"</text:p>
            <text:p>Alors le référentiel de gestion est supprimée : la base de données est vidées avec recréation de table et d'index pour permettre un nouvel import Et le message "Référentiel des règles de gestion supprimé" est affiché</text:p>
            <text:p>Note : "La page dédiée" à la recette est une page reliée à la #824 et ne pourra contenir que ce bouton de suppression.</text:p>
            <text:p>#CA2 Ajout des secondes comme unité de temps</text:p>
            <text:p>Lorsque l'utilisateur importe un CSV valide et possédant des règles avec des unités de temps en secondes</text:p>
            <text:p>Lorsque l'utilisateur procède à l'import final</text:p>
            <text:p>Alors le référentiel de gestion est importé et la durée est bien en seconde</text:p>
          </table:table-cell>
          <table:table-cell table:style-name="ce2" office:value-type="string" calcext:value-type="string">
            <text:p>Un référentiel existant</text:p>
          </table:table-cell>
          <table:table-cell table:style-name="ce2" office:value-type="string" calcext:value-type="string">
            <text:p>La demande de suppression d'un référentiel</text:p>
          </table:table-cell>
          <table:table-cell table:style-name="ce2" office:value-type="string" calcext:value-type="string">
            <text:p>Le référentiel a été supprimé et le système est prêt pour un nouvel import</text:p>
          </table:table-cell>
          <table:table-cell/>
          <table:table-cell office:value-type="string" calcext:value-type="string">
            <text:p>Recette Fonctionnelle</text:p>
          </table:table-cell>
          <table:table-cell office:value-type="string" calcext:value-type="string">
            <text:p>A Développer</text:p>
          </table:table-cell>
          <table:table-cell table:style-name="ce10" office:value-type="float" office:value="1" calcext:value-type="float">
            <text:p>1</text:p>
          </table:table-cell>
          <table:table-cell office:value-type="float" office:value="4" calcext:value-type="float">
            <text:p>4</text:p>
          </table:table-cell>
        </table:table-row>
        <table:table-row table:style-name="ro18">
          <table:table-cell office:value-type="string" calcext:value-type="string">
            <text:p><text:a xlink:href="https://dev.programmevitam.fr/plugins/tracker/?aid=741" xlink:type="simple">741</text:a></text:p>
          </table:table-cell>
          <table:table-cell office:value-type="string" calcext:value-type="string">
            <text:p>AFC-02-000</text:p>
          </table:table-cell>
          <table:table-cell office:value-type="string" calcext:value-type="string">
            <text:p>En tant qu'archiviste, je veux une meilleure lisibilité de la vue générale du journal des opérations d'entrées</text:p>
          </table:table-cell>
          <table:table-cell table:style-name="ce7" office:value-type="string" calcext:value-type="string">
            <text:p>Jeu de données</text:p>
            <text:p>Une illustration du tableau est donné en PJ. Cette illustration utilise un jeu de données qui comporte les entrées :</text:p>
            <text:p>- Pour une facture de mars, qui se passe bien</text:p>
            <text:p>- Pour une facture de février, qui ne passe pas le contrôle SEDA</text:p>
            <text:p>- Des photos d'un défilé, qui ne passe pas le contrôle d'objet</text:p>
            <text:p>- Pour les discours d'un secrétaire d'état, bloqués à l'opération "vérification du nombre d'objet" et qui ne s'arrête jamais (manifestement il y a un problème et l'opération est sans fin)</text:p>
            <text:p> </text:p>
            <text:p>Changement généraux - vue macro</text:p>
            <text:p>Voir le screenshot de l'état actuel du logbook et le mockup sur les propositions, tous deux en PJ.</text:p>
            <text:p>Dans toutes les propositions, par rapport à l'état actuel :</text:p>
            <text:p>- La colonne 'ID' qui contient un identifiant technique a été supprimée : cette information n'est pas vitale dans cette vision globale du journal des opérations</text:p>
            <text:p>- Une date de fin et un statut de fin a été ajouté : aujourd'hui le seul statut des opérations est "STARTED", ce qui ne va pas, cet ajout corrige ce problème</text:p>
            <text:p>- Le nom de l'entrée a été précisé et l'ordre des colonnes volontairement changé</text:p>
            <text:p>Les colonnes selectionnées sont donc les suivantes :</text:p>
            <text:p>- Lot d'archive : ObjectIdentifierIncome du journal. (Actuellement il s'agit soit du messageIdentifier du manifest, soit du nom du SIP)</text:p>
            <text:p>- Début de l'opération : pour une entrée c'est le début de l'entrée, c'est à dire la date de soumission du SIP</text:p>
            <text:p>- Fin de l'opération : la date de la dernière étape de l'opération :</text:p>
            <text:p>-- En cas de OK, cela correspond donc à une entrée effectuée avec succès</text:p>
            <text:p>-- En cas d'erreur (anciennement 'KO'), cela correspond à la dernière étape effectuée : on sait à quelle heure l'échec à été générée et à quelle étape</text:p>
            <text:p>-- En cas d'une opération toujours en cours (comme l'entrée du discours), la date de fin n'est pas applicable, on indique alors "En cours". De plus, on sait à quelle étape en est l'opération.</text:p>
            <text:p>Le reste du comportement est inchangé : l'ordre de l'affichage des lignes est toujours par date de fin décroissante, les lignes sont toujours cliquables pour aller au détail, on recherche toujours sur le nom.</text:p>
            <text:p>En cas d'absence de date de fin, on met les opérations toujours en cours au sommet de la pile, classée par date de début entre elles</text:p>
            <text:p>Pas dans le périmètre :</text:p>
            <text:p>- Pas de recherche dans le journal des opérations</text:p>
            <text:p>- La traduction sera portée par l'US #779</text:p>
            <text:p> </text:p>
          </table:table-cell>
          <table:table-cell office:value-type="string" calcext:value-type="string">
            <text:p>Lorsque l'utilisateur qui accède à l'IHM du journal des opérations d'entrées</text:p>
            <text:p>Alors la vue globale du journal est affichée avec les colonnes sélectionnées (cf description métier)</text:p>
            <text:p>Et les lignes sont triées par date de fin décroissante (voir description métier)</text:p>
            <text:p>Et le tableau dispose d'une fonction de pagination identique à la pagination existante</text:p>
            <text:p/>
            <text:p>La nouvelle IHM proposée par l'ergonome CDHIT est mise en oeuvre. Les documents nécessaires pour sa mise en oeuvre homogène (description des éléments CSS, logique d'extension des fonctions et menus...) seront obtenus de CDH-IT (à voir avec Ludivine)</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Fonctionnelle</text:p>
          </table:table-cell>
          <table:table-cell office:value-type="string" calcext:value-type="string">
            <text:p>A Recetter (itération)</text:p>
          </table:table-cell>
          <table:table-cell table:style-name="ce10" office:value-type="float" office:value="60" calcext:value-type="float">
            <text:p>60</text:p>
          </table:table-cell>
          <table:table-cell office:value-type="float" office:value="10" calcext:value-type="float">
            <text:p>10</text:p>
          </table:table-cell>
        </table:table-row>
        <table:table-row table:style-name="ro26">
          <table:table-cell office:value-type="string" calcext:value-type="string">
            <text:p><text:a xlink:href="https://dev.programmevitam.fr/plugins/tracker/?aid=744" xlink:type="simple">744</text:a></text:p>
          </table:table-cell>
          <table:table-cell office:value-type="string" calcext:value-type="string">
            <text:p>ACC-03-000</text:p>
          </table:table-cell>
          <table:table-cell office:value-type="string" calcext:value-type="string">
            <text:p>En tant qu'administateur fonctionnel, je veux afficher le registre des fonds afin de pouvoir le parcourir</text:p>
          </table:table-cell>
          <table:table-cell table:style-name="ce6"/>
          <table:table-cell office:value-type="string" calcext:value-type="string">
            <text:p>Étant donné : Le registre des fonds</text:p>
            <text:p>Lorsque le SAE réalise : l'affichage</text:p>
            <text:p>Alors je peux constater que : le registre des fonds est affiche en mode LIFO sous forme de tableau</text:p>
            <text:p>Et les colonnes sont (dans cet ordre):</text:p>
            <text:p>- ID</text:p>
            <text:p>- Nom de l'application versante</text:p>
            <text:p>- Service versant</text:p>
            <text:p>- Date d’entrée</text:p>
            <text:p>- Volumetrie</text:p>
            <text:p>- Nombre d'objets</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Fonctionnelle</text:p>
          </table:table-cell>
          <table:table-cell office:value-type="string" calcext:value-type="string">
            <text:p>En Cours de Spécification</text:p>
          </table:table-cell>
          <table:table-cell/>
          <table:table-cell table:style-name="ce13" office:value-type="string" calcext:value-type="string">
            <text:p/>
          </table:table-cell>
        </table:table-row>
        <table:table-row table:style-name="ro46">
          <table:table-cell office:value-type="string" calcext:value-type="string">
            <text:p><text:a xlink:href="https://dev.programmevitam.fr/plugins/tracker/?aid=747" xlink:type="simple">747</text:a></text:p>
          </table:table-cell>
          <table:table-cell office:value-type="string" calcext:value-type="string">
            <text:p>ACC-02-000</text:p>
          </table:table-cell>
          <table:table-cell office:value-type="string" calcext:value-type="string">
            <text:p>En tant qu'archiviste, je veux effectuer une recherche non exacte (google like) afin de retrouver des archives prises en charge par le SAE</text:p>
          </table:table-cell>
          <table:table-cell table:style-name="ce7" office:value-type="string" calcext:value-type="string">
            <text:p>La recherche permet à l'utilisateur de retrouver l'information dans Vitam, au travers de formulaires de recherche multi-critères (recherche complexe), par la navigation dans un plan de classement archivistique ou par la saisie libre de chaîne de caractères dans le champs Titre (recherche libre). Elle doit être simple, intuitive, ergonomique, pertinente.</text:p>
            <text:p>Titre = Title</text:p>
            <text:p>Description = Description</text:p>
          </table:table-cell>
          <table:table-cell office:value-type="string" calcext:value-type="string">
            <text:p>Étant donné : un formulaire de recherche</text:p>
            <text:p>Lorsque le SAE réalise : l'affichage du formulaire</text:p>
            <text:p>Alors je peux constater que : un champ texte de type input[text] existe et est actif</text:p>
            <text:p/>
            <text:p>Étant donné : un formulaire de recherche</text:p>
            <text:p>Lorsque le SAE réalise : l'affichage du formulaire</text:p>
            <text:p>Alors je peux constater que : un label "Recherche" est affiche dans le champ de recherche</text:p>
            <text:p>Et le label est grisé</text:p>
            <text:p>Et le label s'efface au focus</text:p>
            <text:p/>
            <text:p>Étant donné : un formulaire de recherche</text:p>
            <text:p>Lorsque le SAE réalise : l'affichage du formulaire</text:p>
            <text:p>Alors je peux constater que : un CTA (icone de loupe) est affiché a droite du champ de recherche</text:p>
            <text:p>et est actif </text:p>
            <text:p/>
            <text:p>********</text:p>
            <text:p>Étant donné : un formulaire de recherche</text:p>
            <text:p>Lorsque le SAE réalise : l'affichage du formulaire</text:p>
            <text:p>Alors je peux constater que : l'action de cliquer sur le CTA lance la recherche</text:p>
            <text:p/>
            <text:p>Étant donné : un formulaire de recherche</text:p>
            <text:p>Lorsque le SAE réalise : l'affichage du formulaire</text:p>
            <text:p>Alors je peux constater que : l'action d'appuyer sur la touche "Entrée" lance la recherche</text:p>
            <text:p/>
            <text:p>***************************</text:p>
            <text:p>Étant donné : une saisie de recherche sur une chaîne de caractères</text:p>
            <text:p>Lorsque le SAE réalise : une recherche</text:p>
            <text:p>Alors je peux constater que : la recherche s'effectue sur le champ "Titre" OU le champ "Description" de l'archive</text:p>
            <text:p/>
            <text:p>Étant donné : une saisie de recherche sur une chaîne de caractères</text:p>
            <text:p>Lorsque le SAE réalise : une recherche</text:p>
            <text:p>Alors je peux constater que : la recherche n'est pas case sensitive</text:p>
            <text:p/>
            <text:p>Étant donné : une saisie de recherche sur une chaîne de caractères comportant des accents ou c cédilles</text:p>
            <text:p>Lorsque le SAE réalise : une recherche</text:p>
            <text:p>Alors je peux constater que : les résultats ne tiennent pas compte des accents/c cédilles (è = e, ù = u, ç=c)</text:p>
            <text:p/>
            <text:p>Étant donné : une saisie de recherche sur une chaîne de caractères comportant un ou des caractères spéciaux hors accents/c cédilles</text:p>
            <text:p>Lorsque le SAE réalise : la recherche</text:p>
            <text:p>Alors je peux constater que : les résultats ne tiennent ignorent ces caractères spéciaux</text:p>
            <text:p/>
            <text:p>Étant donné : une saisie de recherche sur des chaînes de caractères</text:p>
            <text:p>Lorsque le SAE réalise : la recherche</text:p>
            <text:p>Alors je peux constater que : la recherche s'effectue sur les 2 chaînes de caractères entrées + tout autre chaîne de caractère antérieure ou postérieure ou entre celles-ci. (ex: "maison verte" remontera "maison jolie verte", "les tables vertes de la maison" et "la chaise verte de la maison en paille")</text:p>
            <text:p/>
            <text:p>*********</text:p>
            <text:p>Cas d'erreur</text:p>
            <text:p>Étant donné : une demande de recherche ne contenant aucune chaîne de caractères</text:p>
            <text:p>Lorsque le SAE réalise : le lancement de la recherche</text:p>
            <text:p>Alors je peux constater que : la recherche n'est pas effectuée</text:p>
          </table:table-cell>
          <table:table-cell table:style-name="ce2" office:value-type="string" calcext:value-type="string">
            <text:p>Un formulaire de recherche</text:p>
            <text:p>Des archives présentes en base</text:p>
          </table:table-cell>
          <table:table-cell table:style-name="ce2" office:value-type="string" calcext:value-type="string">
            <text:p>Une chaîne de caractères.</text:p>
          </table:table-cell>
          <table:table-cell table:style-name="ce2" office:value-type="string" calcext:value-type="string">
            <text:p>Une liste de résultats correspondants a la chaîne de caractères recherchée</text:p>
          </table:table-cell>
          <table:table-cell table:style-name="ce2" office:value-type="string" calcext:value-type="string">
            <text:p><text:a xlink:href="https://dev.programmevitam.fr/goto?key=task&amp;val=950&amp;group_id=108" xlink:type="simple">task #950</text:a>, <text:a xlink:href="https://dev.programmevitam.fr/goto?key=task&amp;val=951&amp;group_id=108" xlink:type="simple">task #951</text:a>, <text:a xlink:href="https://dev.programmevitam.fr/goto?key=task&amp;val=952&amp;group_id=108" xlink:type="simple">task #952</text:a>, <text:a xlink:href="https://dev.programmevitam.fr/goto?key=task&amp;val=953&amp;group_id=108" xlink:type="simple">task #953</text:a>, <text:a xlink:href="https://dev.programmevitam.fr/goto?key=task&amp;val=954&amp;group_id=108" xlink:type="simple">task #954</text:a>, <text:a xlink:href="https://dev.programmevitam.fr/goto?key=task&amp;val=955&amp;group_id=108" xlink:type="simple">task #955</text:a>, <text:a xlink:href="https://dev.programmevitam.fr/goto?key=task&amp;val=956&amp;group_id=108" xlink:type="simple">task #956</text:a>, <text:a xlink:href="https://dev.programmevitam.fr/goto?key=task&amp;val=957&amp;group_id=108" xlink:type="simple">task #957</text:a></text:p>
          </table:table-cell>
          <table:table-cell office:value-type="string" calcext:value-type="string">
            <text:p>Fonctionnelle</text:p>
          </table:table-cell>
          <table:table-cell office:value-type="string" calcext:value-type="string">
            <text:p>A Développer</text:p>
          </table:table-cell>
          <table:table-cell table:style-name="ce10" office:value-type="float" office:value="100" calcext:value-type="float">
            <text:p>100</text:p>
          </table:table-cell>
          <table:table-cell table:style-name="ce13" office:value-type="float" office:value="28" calcext:value-type="float">
            <text:p>28</text:p>
          </table:table-cell>
        </table:table-row>
        <table:table-row table:style-name="ro47">
          <table:table-cell office:value-type="string" calcext:value-type="string">
            <text:p><text:a xlink:href="https://dev.programmevitam.fr/plugins/tracker/?aid=748" xlink:type="simple">748</text:a></text:p>
          </table:table-cell>
          <table:table-cell office:value-type="string" calcext:value-type="string">
            <text:p>ACC-05-000</text:p>
          </table:table-cell>
          <table:table-cell office:value-type="string" calcext:value-type="string">
            <text:p>En tant qu'archiviste, je veux connaître la position de l'archive unit dont je consulte le résultat dans l'arborescence de son entrée</text:p>
          </table:table-cell>
          <table:table-cell table:style-name="ce6"/>
          <table:table-cell table:style-name="ce7" office:value-type="string" calcext:value-type="string">
            <text:p>#CA1 : fil d'ariane des archiveUnits</text:p>
            <text:p>IHM: lors de l'affichage du détail d'une archiveUnit, on ajoute un élément de type arborescence dans l'interface, au-dessus des méta données de l'unit (cf. maquette).</text:p>
            <text:p>Cet élément affiche tous les parents de l'unit que l'utilisateur est en train de consulter le détail ainsi que l'unit elle même. Si l'unit est une racine, il n'y a qu'elle dans l'arborescence.</text:p>
            <text:p>Exemple, l'archiviste affiche l'unit "Communication_2015", et pourra voir dans l'arborescence :</text:p>
            <text:p>Ministère de la défense &gt; Département communication &gt; communication interne &gt; Communication_2015</text:p>
            <text:p>Où chaque élément est le nom ("title") d'une archive Unit  ("Ministère de la défense", "Département communication"...) et où "communication interne" est l'archive Unit parent de "Communication_2015".</text:p>
            <text:p>#CA2 : navigation par le fil d'ariane</text:p>
            <text:p>Chaque unit de l'arborescence est cliquable et mène à son détail d'archive Unit. Dans l'exemple précédent, si l'archiviste clique sur "communication interne", c'est le détail de l'unit correspondant à "communication interne" qui s'affiche à la place du détail de l'unit "Communication_2015"</text:p>
            <text:p>Il n'est pas possible d'avoir de la navigation descendante, on remonte toujours vers le ou les parents.</text:p>
            <text:p>#CA3 : Cas des units avec plusieurs parents et arborscences multiples</text:p>
            <text:p>Dans le cas où il existe plusieurs chemins possibles dans l'arborescence, on affiche TOUS les chemins possibles, à raison d'une arborescence par ligne.</text:p>
            <text:p>Exemple :</text:p>
            <text:p>* Soit unit 1 ayant pour enfant 2 (1 -&gt; 2)</text:p>
            <text:p>* 2 -&gt; 3 et 4</text:p>
            <text:p>* 3 -&gt; 5</text:p>
            <text:p>* 4 -&gt; 5</text:p>
            <text:p>* 5 -&gt; 6</text:p>
            <text:p>* 5 -&gt; 7</text:p>
            <text:p>* 6 -&gt; 8</text:p>
            <text:p>* 7 -&gt; 8</text:p>
            <text:p>En cherchant l'unit 8, les fils arborescences sont :</text:p>
            <text:p>* 1 -&gt; 2 -&gt; 3 -&gt; 5 -&gt; 6 -&gt; 8</text:p>
            <text:p>* 1 -&gt; 2 -&gt; 3 -&gt; 5 -&gt; 7 -&gt; 8</text:p>
            <text:p>* 1 -&gt; 2 -&gt; 4 -&gt; 5 -&gt; 6 -&gt; 8</text:p>
            <text:p>* 1 -&gt; 2 -&gt; 4 -&gt; 5 -&gt; 7 -&gt; 8</text:p>
            <text:p> </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Fonctionnelle</text:p>
          </table:table-cell>
          <table:table-cell office:value-type="string" calcext:value-type="string">
            <text:p>A Développer</text:p>
          </table:table-cell>
          <table:table-cell table:style-name="ce10" office:value-type="float" office:value="60" calcext:value-type="float">
            <text:p>60</text:p>
          </table:table-cell>
          <table:table-cell table:style-name="ce13" office:value-type="float" office:value="10" calcext:value-type="float">
            <text:p>10</text:p>
          </table:table-cell>
        </table:table-row>
        <table:table-row table:style-name="ro39">
          <table:table-cell office:value-type="string" calcext:value-type="string">
            <text:p><text:a xlink:href="https://dev.programmevitam.fr/plugins/tracker/?aid=749" xlink:type="simple">749</text:a></text:p>
          </table:table-cell>
          <table:table-cell office:value-type="string" calcext:value-type="string">
            <text:p>ACC-05-000</text:p>
          </table:table-cell>
          <table:table-cell office:value-type="string" calcext:value-type="string">
            <text:p>En tant qu'archiviste, je veux télécharger le document d'archive sélectionné depuis le détail de l'ArchiveUnit, afin de le récupérer sur le poste de travail</text:p>
          </table:table-cell>
          <table:table-cell table:style-name="ce2" office:value-type="string" calcext:value-type="string">
            <text:p>La consultation d'un document s'effectue depuis la fiché détaillée, pour la consultation du document selon la version et l'usage. </text:p>
            <text:p> </text:p>
          </table:table-cell>
          <table:table-cell office:value-type="string" calcext:value-type="string">
            <text:p>CA1</text:p>
            <text:p>Etant donné : une fiche détaillée d'un AU possédant plusieurs usages</text:p>
            <text:p>Lorsque le SAE affiche les usages disponibles au téléchargement</text:p>
            <text:p>Alors je peux constater que : tous les usages sont affichées sous forme de tableau en mode LIFO trié par type d'usages (DataObjectVersion)</text:p>
            <text:p/>
            <text:p>CA2</text:p>
            <text:p>Etant donné : une fiche détaillée d'un AU possédant plusieurs usages</text:p>
            <text:p>Lorsque le SAE affiche les usages disponibles au téléchargement</text:p>
            <text:p>Alors je peux constater que : Les usages sont affichés sous forme de tableau avec les colonnes suivantes : </text:p>
            <text:p>Usage (DataObjectVersion)</text:p>
            <text:p>Taille (Size - voir dans le SEDA)</text:p>
            <text:p>Format (FormatIdentification/FormatLitteral)</text:p>
            <text:p>Date (LastModified du bloc FileInfo du SEDA)</text:p>
            <text:p>Action de téléchargement (avec une icone permettant de télécharger le document)</text:p>
            <text:p/>
            <text:p>CA3</text:p>
            <text:p>Étant donné : la liste des usages disponibles au téléchargement</text:p>
            <text:p>Lorsque le SAE affiche la liste</text:p>
            <text:p>Alors je peux constater que : tous les usages ont un bouton de téléchargement actif</text:p>
            <text:p/>
            <text:p>CA4</text:p>
            <text:p>Étant donné : un utilisateur demandant une consultation d'un document pour lequel il existe un ou plusieurs usages</text:p>
            <text:p>Lorsque le SAE télécharge un des usages</text:p>
            <text:p>Alors je peux constater que : l'usage téléchargé correspond bien a celui demandé</text:p>
          </table:table-cell>
          <table:table-cell table:style-name="ce2" office:value-type="string" calcext:value-type="string">
            <text:p>MD en base / stockage avec le lien vers l'objet stocké</text:p>
            <text:p>L'objet possède une ou des versions de document</text:p>
          </table:table-cell>
          <table:table-cell table:style-name="ce2" office:value-type="string" calcext:value-type="string">
            <text:p>- détail d'une archive</text:p>
          </table:table-cell>
          <table:table-cell table:style-name="ce2" office:value-type="string" calcext:value-type="string">
            <text:p>Objet récupéré sur le poste de travail </text:p>
          </table:table-cell>
          <table:table-cell table:style-name="ce2" office:value-type="string" calcext:value-type="string">
            <text:p><text:a xlink:href="https://dev.programmevitam.fr/goto?key=task&amp;val=887&amp;group_id=108" xlink:type="simple">task #887</text:a>, <text:a xlink:href="https://dev.programmevitam.fr/goto?key=task&amp;val=888&amp;group_id=108" xlink:type="simple">task #888</text:a>, <text:a xlink:href="https://dev.programmevitam.fr/goto?key=task&amp;val=889&amp;group_id=108" xlink:type="simple">task #889</text:a></text:p>
          </table:table-cell>
          <table:table-cell office:value-type="string" calcext:value-type="string">
            <text:p>Fonctionnelle</text:p>
          </table:table-cell>
          <table:table-cell office:value-type="string" calcext:value-type="string">
            <text:p>A Recetter (itération)</text:p>
          </table:table-cell>
          <table:table-cell table:style-name="ce10" office:value-type="float" office:value="100" calcext:value-type="float">
            <text:p>100</text:p>
          </table:table-cell>
          <table:table-cell office:value-type="float" office:value="26" calcext:value-type="float">
            <text:p>26</text:p>
          </table:table-cell>
        </table:table-row>
        <table:table-row table:style-name="ro48">
          <table:table-cell office:value-type="string" calcext:value-type="string">
            <text:p><text:a xlink:href="https://dev.programmevitam.fr/plugins/tracker/?aid=751" xlink:type="simple">751</text:a></text:p>
          </table:table-cell>
          <table:table-cell office:value-type="string" calcext:value-type="string">
            <text:p>GAE-09-000</text:p>
          </table:table-cell>
          <table:table-cell office:value-type="string" calcext:value-type="string">
            <text:p>En tant qu'archiviste, je veux pouvoir afficher le référentiel des règles de gestion</text:p>
          </table:table-cell>
          <table:table-cell table:style-name="ce2" office:value-type="string" calcext:value-type="string">
            <text:p>L'affichage des règles de gestion se fait sous la forme d'un tableau. Les valeurs du tableau doivent être traduites en français comme suit :</text:p>
            <text:p>- Intitulé : repris comme tel depuis la valeur renseignée</text:p>
            <text:p>- Type :</text:p>
            <text:p>AppraisalRule -&gt; Durée d'utilité administrative (DUA)</text:p>
            <text:p>AccessRule -&gt; Délai de communicabilité</text:p>
            <text:p>StorageRule -&gt; Durée d'utilité courante (DUC)</text:p>
            <text:p>DisseminationRule -&gt; Délai de diffusion</text:p>
            <text:p>ReuseRule -&gt; Durée de réutilisation</text:p>
            <text:p>ClassificationRule -&gt; Durée de classification</text:p>
            <text:p>- Durée : concaténation de la durée et de l'unité de valeur. Exemple "1 mois", "246 jours"...</text:p>
            <text:p>- Description : repris comme tel depuis la valeur renseignée</text:p>
            <text:p>- Identifiant : repris comme tel</text:p>
            <text:p/>
            <text:p>L'affichage n'est pas paginé.</text:p>
            <text:p/>
            <text:p>L'utilisateur peut trier sur les colonnes si le tri par défaut ne lui convient pas : reprendre le comportement de trie de la #76</text:p>
            <text:p/>
            <text:p>Note : le référentiel des règles de gestion étant indispensable au fonctionnement de Vitam, le cas où le référentiel n'existe pas n'est volontairement pas abordé.</text:p>
          </table:table-cell>
          <table:table-cell office:value-type="string" calcext:value-type="string">
            <text:p>Etant donné un référentiel de format existant</text:p>
            <text:p>Lorsque l'archiviste affiche l'interface des règles de gestion</text:p>
            <text:p>Alors il obtient la liste des règles de gestion par ordre alphabétique croissant d'intitulé</text:p>
            <text:p>Et les colonnes affichées sont : "Intitulé", "Type", "Durée", "Description" (voir description métier), "Identifiant", dans cette ordre</text:p>
            <text:p>Et les colonnes proposent la fonctionnalité de tri</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Fonctionnelle</text:p>
          </table:table-cell>
          <table:table-cell office:value-type="string" calcext:value-type="string">
            <text:p>A Développer</text:p>
          </table:table-cell>
          <table:table-cell table:style-name="ce10" office:value-type="float" office:value="20" calcext:value-type="float">
            <text:p>20</text:p>
          </table:table-cell>
          <table:table-cell office:value-type="float" office:value="5" calcext:value-type="float">
            <text:p>5</text:p>
          </table:table-cell>
        </table:table-row>
        <table:table-row table:style-name="ro23">
          <table:table-cell office:value-type="string" calcext:value-type="string">
            <text:p><text:a xlink:href="https://dev.programmevitam.fr/plugins/tracker/?aid=752" xlink:type="simple">752</text:a></text:p>
          </table:table-cell>
          <table:table-cell office:value-type="string" calcext:value-type="string">
            <text:p>AFC-02-000</text:p>
          </table:table-cell>
          <table:table-cell office:value-type="string" calcext:value-type="string">
            <text:p>En tant qu'archiviste, je veux stocker les journaux afin de les sécuriser</text:p>
          </table:table-cell>
          <table:table-cell table:style-name="ce6"/>
          <table:table-cell office:value-type="string" calcext:value-type="string">
            <text:p>Étant donné : Lorsque le SAE réalise : Alors je peux constater que :</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Fonctionnelle</text:p>
          </table:table-cell>
          <table:table-cell office:value-type="string" calcext:value-type="string">
            <text:p>A Spécifier</text:p>
          </table:table-cell>
          <table:table-cell/>
          <table:table-cell table:style-name="ce13" office:value-type="string" calcext:value-type="string">
            <text:p/>
          </table:table-cell>
        </table:table-row>
        <table:table-row table:style-name="ro49">
          <table:table-cell office:value-type="string" calcext:value-type="string">
            <text:p><text:a xlink:href="https://dev.programmevitam.fr/plugins/tracker/?aid=753" xlink:type="simple">753</text:a></text:p>
          </table:table-cell>
          <table:table-cell office:value-type="string" calcext:value-type="string">
            <text:p>ACC-03-000</text:p>
          </table:table-cell>
          <table:table-cell office:value-type="string" calcext:value-type="string">
            <text:p>En tant qu'archiviste, je veux pouvoir rechercher dans le "registre des fonds" gérés par le SAE afin de retrouver des archives</text:p>
          </table:table-cell>
          <table:table-cell table:style-name="ce2" office:value-type="string" calcext:value-type="string">
            <text:p>l'IHM de recherche dans le Registre des Fonds a pour objectif de :</text:p>
            <text:p>Permettre des recherches dans les archives prises en charge par le service d'archives (on ne parle donc que des archives pour lesquelles les entrées sont allées à leur terme avec un statut "OK")</text:p>
            <text:p>Connaître "l'état du stock" par rapport à un point de départ : le stock est-il le même que ce qu'il était initialement ? Y-a-t-il eu des éliminations ? Combien comprend-il d'objet associés ?</text:p>
            <text:p>Connaître la confidentialité</text:p>
            <text:p> </text:p>
          </table:table-cell>
          <table:table-cell table:style-name="ce9" office:value-type="string" calcext:value-type="string">
            <text:p>CA 1 : Affichage du Registre des Fonds </text:p>
            <text:p>Étant donné : un registre des fonds</text:p>
            <text:p>Lorsque le SAE réalise : l'Affichage du Registre</text:p>
            <text:p>Alors je peux constater que : les colonnes suivantes existent dans cet ordre :</text:p>
            <text:p>Service producteur,</text:p>
            <text:p>Service versant,</text:p>
            <text:p>Date de l'entrée</text:p>
            <text:p>*****</text:p>
            <text:p>Étant donné : un registre des fonds</text:p>
            <text:p>Lorsque le SAE réalise : l'affichage du registre</text:p>
            <text:p>Alors je peux constater que : les entrées sont tries par ordre LIFO</text:p>
            <text:p> </text:p>
            <text:p>CA 2 : Recherche par champ prédéfini dans le Registre des Fonds</text:p>
            <text:p>Étant donné : un formulaire de recherche par champ prédéfini</text:p>
            <text:p>Lorsque le SAE réalise : l'affichage du formulaire</text:p>
            <text:p>Alors je peux constater que : que le label "Service producteur" est affiché et que la select box contient la liste complète des services producteurs</text:p>
            <text:p>*****</text:p>
            <text:p>Étant donné : un formulaire de recherche</text:p>
            <text:p>Lorsque l'archiviste effectue l'affichage</text:p>
            <text:p>Alors je peux constater qu'un bouton de validation "Recherche" est présent</text:p>
            <text:p>*****</text:p>
            <text:p>Étant donné : une demande de recherche</text:p>
            <text:p>Lorsque l'archiviste effectue une recherche</text:p>
            <text:p>Alors je peux constater l'affichage de la liste des résultats par ordre LIFO</text:p>
            <text:p>*****</text:p>
            <text:p>Étant donné : un service producteur n'ayant aucune entrée</text:p>
            <text:p>Lorsque l'archiviste effectue une recherche</text:p>
            <text:p>Alors je peux constater que Affichage d’un message « Il n'y a aucun résultat pour votre recherche ». La liste des résultats est vide</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Fonctionnelle</text:p>
          </table:table-cell>
          <table:table-cell office:value-type="string" calcext:value-type="string">
            <text:p>En Cours de Spécification</text:p>
          </table:table-cell>
          <table:table-cell/>
          <table:table-cell table:style-name="ce13" office:value-type="string" calcext:value-type="string">
            <text:p/>
          </table:table-cell>
        </table:table-row>
        <table:table-row table:style-name="ro50">
          <table:table-cell office:value-type="string" calcext:value-type="string">
            <text:p><text:a xlink:href="https://dev.programmevitam.fr/plugins/tracker/?aid=768" xlink:type="simple">768</text:a></text:p>
          </table:table-cell>
          <table:table-cell office:value-type="string" calcext:value-type="string">
            <text:p>ENT-03-000</text:p>
          </table:table-cell>
          <table:table-cell office:value-type="string" calcext:value-type="string">
            <text:p>En tant qu'archiviste, je veux mettre à jour l'interface de téléchargement des SIP afin d'améliorer son ergonomie et ses fonctionnalités</text:p>
          </table:table-cell>
          <table:table-cell table:style-name="ce7" office:value-type="string" calcext:value-type="string">
            <text:p>Objectif de cette US : Meilleur lisibilité de l'IHM. </text:p>
            <text:p>L'IHM doit intégrer la maquette proposée par CDH-IT. Les sources sont disponibles sur le serveur public (espacePOBA/vitam_integration-V0.2/dist et espacePOBA/vitam_integration-V0.2/dist_BA). L'exemple de cette maquette est disponible en PJ de cette US. </text:p>
            <text:p> </text:p>
            <text:p>MAJ de la notification de l'upload</text:p>
            <text:p>Le check correspond à la notification de prise en charge par l'ingest interne qui envoie une réponse à l'IHM-demo lorsque celui-ci reçoit le SIP.</text:p>
            <text:p> </text:p>
            <text:p>Rejet d'un mauvais format de SIP</text:p>
            <text:p>Lorsqu'un archiviste entame un processus avec un SIP mal formaté, une erreur doit avertir l'utilisateur. Actuellement, le seul format autorisé est le .zip. A définir par les architectes si c'est l'IHM-demo qui renvoie l'erreur ou l'ingest (externe/interne?)</text:p>
            <text:p> </text:p>
            <text:p>MAJ de l'affichage de la taille du SIP</text:p>
            <text:p>Si la taille du SIP n'excède pas 1 Mo, l'unité de mesure utilisé est le Ko.</text:p>
            <text:p>Si la taille du SIP n'excède pas 1 Go, l'unité de mesure utilisé est le Mo.</text:p>
            <text:p>Si la taille du SIP n'excède pas 1 To, l'unité de mesure utilisé est le Go.</text:p>
            <text:p>Si la taille du SIP excède 1 To, l'unité de mesure utilisé est le To.</text:p>
            <text:p>Le nombre doit avoir au maximum 2 décimales. </text:p>
          </table:table-cell>
          <table:table-cell table:style-name="ce7" office:value-type="string" calcext:value-type="string">
            <text:p>#CA1</text:p>
            <text:p>Les éléments à afficher au niveau de cette IHM sont (les fonctionnalités restent inchangées) :</text:p>
            <text:p>Bouton "Parcourir" : Sélection d'un SIP</text:p>
            <text:p>Bouton Importer</text:p>
            <text:p>Barre de progression</text:p>
            <text:p>Nom du SIP</text:p>
            <text:p>Taille du SIP</text:p>
            <text:p>Statut du transfert </text:p>
            <text:p> </text:p>
            <text:p>#CA2</text:p>
            <text:p>Étant donné l'interface d'upload du SIP de Vitam</text:p>
            <text:p>Lorsque l'archiviste soumet un SIP qui n'est pas un .zip depuis l'IHM-demo au SAE</text:p>
            <text:p>Alors le système ne transmet pas le SIP à l'Ingest Interne</text:p>
            <text:p>Et le système remonte une notification de non prise en charge du SIP via une pop-up (message du pop-up : "Format du SIP incorrect. Sélectionner un fichier au format .zip, .tar, .tar.gz ou .tar.gz2"</text:p>
            <text:p> </text:p>
            <text:p>#CA3</text:p>
            <text:p>Étant donné l'interface d'upload du SIP de Vitam </text:p>
            <text:p>Lorsque l'archiviste charge un SIP bien formaté (.zip, bordereau OK, arborescence OK) pour envoie au SAE</text:p>
            <text:p>Alors le système remonte la taille du SIP correctement formaté :</text:p>
            <text:p>Si la taille du SIP n'excède pas 1 Mo, l'unité de mesure utilisé est le Ko.</text:p>
            <text:p>Si la taille du SIP n'excède pas 1 Go, l'unité de mesure utilisé est le Mo.</text:p>
            <text:p>Si la taille du SIP n'excède pas 1 To, l'unité de mesure utilisé est le Go.</text:p>
            <text:p>Si la taille du SIP excède 1 To, l'unité de mesure utilisé est le To.</text:p>
            <text:p>Le nombre doit avoir au maximum 2 décimales. </text:p>
            <text:p> </text:p>
            <text:p>#CA4</text:p>
            <text:p>Étant donné l'interface d'upload du SIP de Vitam connecté à l'Ingest Interne</text:p>
            <text:p>Lorsque l'archiviste soumet un SIP bien formaté (.zip, .tar, bordereau OK, arborescence OK) depuis l'IHM-demo au SAE</text:p>
            <text:p>Alors le système transmet le SIP après vérification à l'Ingest Interne</text:p>
            <text:p>Et le système remonte une notification de prise en charge du SIP par l'Ingest Interne sous forme visuel (Check)</text:p>
            <text:p> </text:p>
            <text:p>#CA5</text:p>
            <text:p>Étant donné l'interface d'upload du SIP de Vitam non connecté à l'Ingest Interne</text:p>
            <text:p>Lorsque l'archiviste soumet un SIP bien formaté (.zip, bordereau OK, arborescence OK) depuis l'IHM-demo au SAE</text:p>
            <text:p>Alors le système ne transmet pas le SIP à l'Ingest Interne</text:p>
            <text:p>Et le système remonte une notification de non prise en charge du SIP par l'Ingest Interne sous forme visuel (Croix)</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Fonctionnelle</text:p>
          </table:table-cell>
          <table:table-cell office:value-type="string" calcext:value-type="string">
            <text:p>Fini</text:p>
          </table:table-cell>
          <table:table-cell table:style-name="ce10" office:value-type="float" office:value="20" calcext:value-type="float">
            <text:p>20</text:p>
          </table:table-cell>
          <table:table-cell table:style-name="ce13" office:value-type="string" calcext:value-type="string">
            <text:p/>
          </table:table-cell>
        </table:table-row>
        <table:table-row table:style-name="ro22">
          <table:table-cell office:value-type="string" calcext:value-type="string">
            <text:p><text:a xlink:href="https://dev.programmevitam.fr/plugins/tracker/?aid=769" xlink:type="simple">769</text:a></text:p>
          </table:table-cell>
          <table:table-cell office:value-type="string" calcext:value-type="string">
            <text:p>ENT-03-000</text:p>
          </table:table-cell>
          <table:table-cell office:value-type="string" calcext:value-type="string">
            <text:p>En tant qu'archiviste, je veux soumettre au SAE un SIP contenant un grand nombre d'objets afin de pouvoir les faire prendre en chargeprendre</text:p>
          </table:table-cell>
          <table:table-cell table:style-name="ce6"/>
          <table:table-cell office:value-type="string" calcext:value-type="string">
            <text:p>Étant donné : Lorsque le SAE réalise : Alors je peux constater que :</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Fonctionnelle</text:p>
          </table:table-cell>
          <table:table-cell office:value-type="string" calcext:value-type="string">
            <text:p>A Spécifier</text:p>
          </table:table-cell>
          <table:table-cell/>
          <table:table-cell table:style-name="ce13" office:value-type="string" calcext:value-type="string">
            <text:p/>
          </table:table-cell>
        </table:table-row>
        <table:table-row table:style-name="ro22">
          <table:table-cell office:value-type="string" calcext:value-type="string">
            <text:p><text:a xlink:href="https://dev.programmevitam.fr/plugins/tracker/?aid=777" xlink:type="simple">777</text:a></text:p>
          </table:table-cell>
          <table:table-cell office:value-type="string" calcext:value-type="string">
            <text:p>ENT-03-000</text:p>
          </table:table-cell>
          <table:table-cell office:value-type="string" calcext:value-type="string">
            <text:p>En tant qu'architecte, je veux refactoriser le module Ingest</text:p>
          </table:table-cell>
          <table:table-cell table:style-name="ce6"/>
          <table:table-cell office:value-type="string" calcext:value-type="string">
            <text:p>refactoriser le module Ingest : Configuration Yamel + déploiement</text:p>
            <text:p>Refacto Ingest : Supression servlet</text:p>
            <text:p>Refacto Ingest : Passage REST Assure Junit</text:p>
            <text:p>Refacto Ingest : Partie client REST refacto Ingest et IHM + Mock Client</text:p>
            <text:p>Voir Item technique IT01</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Technique (Dette)</text:p>
          </table:table-cell>
          <table:table-cell office:value-type="string" calcext:value-type="string">
            <text:p>En cours d'intégration</text:p>
          </table:table-cell>
          <table:table-cell table:style-name="ce10" office:value-type="float" office:value="5" calcext:value-type="float">
            <text:p>5</text:p>
          </table:table-cell>
          <table:table-cell office:value-type="float" office:value="19" calcext:value-type="float">
            <text:p>19</text:p>
          </table:table-cell>
        </table:table-row>
        <table:table-row table:style-name="ro18">
          <table:table-cell office:value-type="string" calcext:value-type="string">
            <text:p><text:a xlink:href="https://dev.programmevitam.fr/plugins/tracker/?aid=779" xlink:type="simple">779</text:a></text:p>
          </table:table-cell>
          <table:table-cell office:value-type="string" calcext:value-type="string">
            <text:p>AFC-02-000</text:p>
          </table:table-cell>
          <table:table-cell office:value-type="string" calcext:value-type="string">
            <text:p>En tant qu'Archiviste, je veux avoir des termes français dans le journal des opérations</text:p>
          </table:table-cell>
          <table:table-cell table:style-name="ce2" office:value-type="string" calcext:value-type="string">
            <text:p>Dans le journal des opérations et son détail, le nom des étapes est actuellement en anglais. Ci dessous la traduction souhaitée à l'affichage pour chacun de ces termes (on parle bien de l'affichage uniquement et en aucun cas de la manière de les gérer en base ou dans le code.)</text:p>
            <text:p/>
            <text:p>Pour le journal des opérations, vue globale</text:p>
            <text:p>-------------</text:p>
            <text:p>Intitulés des colonnes conforme à la #741 : Lot d'archives, dates de début et fin dans le format DD-MM-YYYY hh:mm:ss, statuts :</text:p>
            <text:p>STARTED -&gt; Démarré</text:p>
            <text:p>OK -&gt; Succès</text:p>
            <text:p>KO -&gt; Erreur</text:p>
            <text:p>Warning -&gt; Avertissement</text:p>
            <text:p/>
            <text:p/>
            <text:p>Pour le détail du journal des opérations :</text:p>
            <text:p>------------</text:p>
            <text:p>Dans l'entête :</text:p>
            <text:p>"LogBook Operation Entry : &lt;nom_de_l'entree&gt;" -&gt; "Détail de l'entrée : &lt;nom_de_l'entree&gt;"</text:p>
            <text:p/>
            <text:p>Traduction identique pour les status comme pour la vue globale.</text:p>
            <text:p/>
            <text:p>Pour les dates :</text:p>
            <text:p>format YYYY-MM-DD+"T"+hh:mm:ss:milliscondes -&gt; format DD-MM-YYYY hh:mm:ss</text:p>
            <text:p/>
            <text:p>Pour les étapes (on ne considère ici que les étapes déjà développées dans les itérations précédentes) :</text:p>
            <text:p>(Cette liste ne renseigne pas l'ordre dans lequel les étapes du processus doivent être exécutées, il s'agit juste de traduction)</text:p>
            <text:p>Process_SIP_unitary -&gt; Initialisation du processus d'entrée du SIP</text:p>
            <text:p>Check manifest existence -&gt; Vérification de l'existence d'un bordereau</text:p>
            <text:p>Check Version -&gt; Vérification de la version de l'ensemble intellectuel</text:p>
            <text:p>Check Objects Number -&gt; Vérification du nombre d'objets</text:p>
            <text:p>Check Digest Message -&gt; Vérification de l’empreinte</text:p>
            <text:p>Extract Unit and ObjectGroup -&gt; Extraction des groupes d'objets et des unités d'archives</text:p>
            <text:p>Index Unit -&gt; Indexation des unités d'archives</text:p>
            <text:p>Index ObjectGroup -&gt; Indexation des groupes d'objets</text:p>
          </table:table-cell>
          <table:table-cell office:value-type="string" calcext:value-type="string">
            <text:p>Étant donné : le journal des opérations</text:p>
            <text:p>Lorsque le SAE réalise : l'affichage du journal des opérations</text:p>
            <text:p>Alors je peux constater que : les termes du journal des opérations sont en francais</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Technique (Dette)</text:p>
          </table:table-cell>
          <table:table-cell office:value-type="string" calcext:value-type="string">
            <text:p>En Cours de Spécification</text:p>
          </table:table-cell>
          <table:table-cell/>
          <table:table-cell table:style-name="ce13" office:value-type="string" calcext:value-type="string">
            <text:p/>
          </table:table-cell>
        </table:table-row>
        <table:table-row table:style-name="ro22">
          <table:table-cell office:value-type="string" calcext:value-type="string">
            <text:p><text:a xlink:href="https://dev.programmevitam.fr/plugins/tracker/?aid=783" xlink:type="simple">783</text:a></text:p>
          </table:table-cell>
          <table:table-cell office:value-type="string" calcext:value-type="string">
            <text:p>DON-01-000</text:p>
          </table:table-cell>
          <table:table-cell office:value-type="string" calcext:value-type="string">
            <text:p>En tant que développeur, je veux étudier l'intégration d'ElasticSearch dans le DSL</text:p>
          </table:table-cell>
          <table:table-cell table:style-name="ce6"/>
          <table:table-cell office:value-type="string" calcext:value-type="string">
            <text:p>Objectifs</text:p>
            <text:p>- faire une analyse du tech design et une analyse du code de la branche Bregier sur Github 2013 qui contient ce code</text:p>
            <text:p>- évaluer indépendamment les 4 oobjectifs présentés dans le tech design en termes de complexité. Si nécessaire, proposer un découpage plus fin de ces objectifs de manière à créer des taches évaluées indépendantes.</text:p>
            <text:p>- faire une nouvelle version du fichier correspondant au tech design complétée</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style-name="ce2" office:value-type="string" calcext:value-type="string">
            <text:p><text:a xlink:href="https://dev.programmevitam.fr/goto?key=task&amp;val=847&amp;group_id=108" xlink:type="simple">task #847</text:a>, <text:a xlink:href="https://dev.programmevitam.fr/goto?key=task&amp;val=848&amp;group_id=108" xlink:type="simple">task #848</text:a>, <text:a xlink:href="https://dev.programmevitam.fr/goto?key=task&amp;val=849&amp;group_id=108" xlink:type="simple">task #849</text:a>, <text:a xlink:href="https://dev.programmevitam.fr/goto?key=task&amp;val=850&amp;group_id=108" xlink:type="simple">task #850</text:a></text:p>
          </table:table-cell>
          <table:table-cell office:value-type="string" calcext:value-type="string">
            <text:p>Fonctionnelle</text:p>
          </table:table-cell>
          <table:table-cell office:value-type="string" calcext:value-type="string">
            <text:p>A Développer</text:p>
          </table:table-cell>
          <table:table-cell table:style-name="ce10" office:value-type="float" office:value="8" calcext:value-type="float">
            <text:p>8</text:p>
          </table:table-cell>
          <table:table-cell office:value-type="float" office:value="18" calcext:value-type="float">
            <text:p>18</text:p>
          </table:table-cell>
        </table:table-row>
        <table:table-row table:style-name="ro29">
          <table:table-cell office:value-type="string" calcext:value-type="string">
            <text:p><text:a xlink:href="https://dev.programmevitam.fr/plugins/tracker/?aid=784" xlink:type="simple">784</text:a></text:p>
          </table:table-cell>
          <table:table-cell office:value-type="string" calcext:value-type="string">
            <text:p>DON-01-000</text:p>
          </table:table-cell>
          <table:table-cell office:value-type="string" calcext:value-type="string">
            <text:p>En tant qu'intégrateur, je veux étudier le débalage d'ElasticSearch dans mon package</text:p>
          </table:table-cell>
          <table:table-cell table:style-name="ce6"/>
          <table:table-cell office:value-type="string" calcext:value-type="string">
            <text:p>Étant donné : Lorsque le SAE réalise : Alors je peux constater que :</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Fonctionnelle</text:p>
          </table:table-cell>
          <table:table-cell office:value-type="string" calcext:value-type="string">
            <text:p>A Spécifier</text:p>
          </table:table-cell>
          <table:table-cell/>
          <table:table-cell table:style-name="ce13" office:value-type="string" calcext:value-type="string">
            <text:p/>
          </table:table-cell>
        </table:table-row>
        <table:table-row table:style-name="ro29">
          <table:table-cell office:value-type="string" calcext:value-type="string">
            <text:p><text:a xlink:href="https://dev.programmevitam.fr/plugins/tracker/?aid=785" xlink:type="simple">785</text:a></text:p>
          </table:table-cell>
          <table:table-cell office:value-type="string" calcext:value-type="string">
            <text:p>XXX-00-000</text:p>
          </table:table-cell>
          <table:table-cell office:value-type="string" calcext:value-type="string">
            <text:p>Généralisation de l'usage du DSL Common</text:p>
          </table:table-cell>
          <table:table-cell table:style-name="ce6"/>
          <table:table-cell office:value-type="string" calcext:value-type="string">
            <text:p>Étant donné : Lorsque le SAE réalise : Alors je peux constater que :</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style-name="ce2" office:value-type="string" calcext:value-type="string">
            <text:p><text:a xlink:href="https://dev.programmevitam.fr/goto?key=task&amp;val=842&amp;group_id=108" xlink:type="simple">task #842</text:a>, <text:a xlink:href="https://dev.programmevitam.fr/goto?key=task&amp;val=843&amp;group_id=108" xlink:type="simple">task #843</text:a>, <text:a xlink:href="https://dev.programmevitam.fr/goto?key=task&amp;val=844&amp;group_id=108" xlink:type="simple">task #844</text:a>, <text:a xlink:href="https://dev.programmevitam.fr/goto?key=task&amp;val=845&amp;group_id=108" xlink:type="simple">task #845</text:a>, <text:a xlink:href="https://dev.programmevitam.fr/goto?key=task&amp;val=846&amp;group_id=108" xlink:type="simple">task #846</text:a></text:p>
          </table:table-cell>
          <table:table-cell office:value-type="string" calcext:value-type="string">
            <text:p>Fonctionnelle</text:p>
          </table:table-cell>
          <table:table-cell office:value-type="string" calcext:value-type="string">
            <text:p>A Recetter (itération)</text:p>
          </table:table-cell>
          <table:table-cell table:style-name="ce10" office:value-type="float" office:value="2" calcext:value-type="float">
            <text:p>2</text:p>
          </table:table-cell>
          <table:table-cell office:value-type="float" office:value="20" calcext:value-type="float">
            <text:p>20</text:p>
          </table:table-cell>
        </table:table-row>
        <table:table-row table:style-name="ro51">
          <table:table-cell table:style-name="ce3" office:value-type="string" calcext:value-type="string">
            <text:p><text:a xlink:href="https://dev.programmevitam.fr/plugins/tracker/?aid=786" xlink:type="simple">786</text:a></text:p>
          </table:table-cell>
          <table:table-cell table:style-name="ce3" office:value-type="string" calcext:value-type="string">
            <text:p>XXX-00-000</text:p>
          </table:table-cell>
          <table:table-cell table:style-name="ce3" office:value-type="string" calcext:value-type="string">
            <text:p>Paramétrisation du serveur d'application</text:p>
          </table:table-cell>
          <table:table-cell table:style-name="ce2" office:value-type="string" calcext:value-type="string">
            <text:p>Le besoin est de pouvoir fournir la capacité de configurer de manière programmatique Jetty. On peut penser aux besoins suivants :</text:p>
            <text:p>Choisir le port de connection</text:p>
            <text:p>Choisir le connecteur HTTP/HTTPS que l’on désire utiliser</text:p>
            <text:p>Paramètres communs aux connecteurs HTTP et HTTPS </text:p>
            <text:p>Taille des pools de thread (min,max nombre de threads)</text:p>
            <text:p>Taille du backlog (nombre de connections en attente d’un thread disponible)</text:p>
            <text:p>Différents timeout</text:p>
            <text:p>Paramétres spécifiques à la couche TLS </text:p>
            <text:p>Paramétres liés aux keystore (emplacement, mot de passe keystore, mot de passe des clés privées)</text:p>
            <text:p>Paramétres liés aux trustore (idem keystore)</text:p>
            <text:p>Paramétres liés à TLS (protocoles autorisés, ciphers autorisés, options TLS)</text:p>
            <text:p>Gestion des Handlers</text:p>
            <text:p>Pour la gestion des ces différents paramètres, il y a 2 grandes approches :</text:p>
            <text:p>Gérer , au niveau de Vitam, des fichiers de configurations en prenant en charge le binding avec les objets jetty</text:p>
            <text:p>Utiliser le système de configuration en “Inversion of Control” de Jetty . Un exemple de configuration est disponible à l’adresse suivante : https://gist.github.com/gustavosoares/1438086</text:p>
            <text:p>Cette deuxième solution présente les avantages suivants :</text:p>
            <text:p>une gestion relativement souple de la configuration (la prise en compte du binding d’un paramètre ne nécessite pas de coder le binding)</text:p>
            <text:p>un exploitant qui connaît déjà Jetty sera en terrain connu de configuration</text:p>
            <text:p>Parmi les choix à faire, il faut décider si on limite la configuration par fichier xml à la configuration “serveur d’application” ou si on pousse à la configuration des servlet .</text:p>
            <text:p>L'important est d'utiliser la classe XMLConfiguration (package maven jetty-xml) dont la javadoc est disponible à l'adresse : http://download.eclipse.org/jetty/stable-9/apidocs/org/eclipse/jetty/xml/XmlConfiguration.html</text:p>
            <text:p>Pour la mise en oeuvre de ce composant, voici le pseudo code :</text:p>
            <text:p/>
            <text:p> </text:p>
            <text:p>URL jettyConfigFileURL = PropertiesUtils.findFile(&lt;fichier&gt;).toURI().toURL();</text:p>
            <text:p>Server jettyServer = (Server) new XmlConfiguration(jettyConfigFileURL).configure();</text:p>
            <text:p>&lt;Ajout RequestHandler&gt;</text:p>
            <text:p>&lt;Ajout ContextHandler&gt;</text:p>
            <text:p>jettyServer.start();</text:p>
            <text:p>avec fichier qui est défini de la manière suivante :</text:p>
            <text:p>Si Le fichier passé en 1er argument du module (ex: access.conf) contient une variable nommé "jettyConfig" alors le serveur cherche dans son répertoire un configuration un fichier du nom de la valeur de jettyConfig .</text:p>
            <text:p>Si la variable jettyConfig n'existe ou s'il n'existe pas de fichier correspond à la valeur de la variable 'jettyConfig' , le serveur cherche un fichier "jetty-vitam.xml" dans le répertoire de configuration</text:p>
            <text:p>Si les 2 premiers cas échoue, le serveur s'arrête en erreur</text:p>
            <text:p> </text:p>
            <text:p>A noter : pour les tests Unitaires, comme il n'y a pas de besoins de tuning particulier (pour l'instant) et qu'il y a un besoin d'avoir le port variable, on conserve la méthode actuelle pour démarrer les serveur (la méthode actuelle est de faire un (new Server (port) de la classe org.eclipse.jetty.server.Server).</text:p>
          </table:table-cell>
          <table:table-cell table:style-name="ce3" office:value-type="string" calcext:value-type="string">
            <text:p>Étant donné : Lorsque le SAE réalise : Alors je peux constater que :</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4"/>
          <table:table-cell table:style-name="ce3" office:value-type="string" calcext:value-type="string">
            <text:p>Fonctionnelle</text:p>
          </table:table-cell>
          <table:table-cell table:style-name="ce3" office:value-type="string" calcext:value-type="string">
            <text:p>En Cours De Réalisation</text:p>
          </table:table-cell>
          <table:table-cell table:style-name="ce11" office:value-type="float" office:value="1" calcext:value-type="float">
            <text:p>1</text:p>
          </table:table-cell>
          <table:table-cell table:style-name="ce11" office:value-type="float" office:value="16" calcext:value-type="float">
            <text:p>16</text:p>
          </table:table-cell>
        </table:table-row>
        <table:table-row table:style-name="ro52">
          <table:table-cell table:style-name="ce3" office:value-type="string" calcext:value-type="string">
            <text:p><text:a xlink:href="https://dev.programmevitam.fr/plugins/tracker/?aid=789" xlink:type="simple">789</text:a></text:p>
          </table:table-cell>
          <table:table-cell table:style-name="ce3" office:value-type="string" calcext:value-type="string">
            <text:p>ENT-03-000</text:p>
          </table:table-cell>
          <table:table-cell table:style-name="ce3" office:value-type="string" calcext:value-type="string">
            <text:p>En tant qu'Archiviste, je veux accepter l'entrée de SIP possédant des objets sans groupe d'objet technique en leurs créant des groupes d'objets techniques</text:p>
          </table:table-cell>
          <table:table-cell table:style-name="ce3" office:value-type="string" calcext:value-type="string">
            <text:p>Le SEDA autorise les SIP ayant des objets sans groupe d'objets. Pour le confort de lecture, appelons les "objets orphelins".</text:p>
            <text:p/>
            <text:p>C'est une mauvaise pratique qui est découragé dans Vitam mais que le SAE doit tout de même prendre en compte.</text:p>
            <text:p/>
            <text:p>Le SAE doit donc créer un groupe d'objet par objet orphelin. Si l'objet orphelin était référencé par une archiveUnit, il ne doit plus l'être. En revanche son nouveau groupe d'objet le doit.</text:p>
            <text:p/>
            <text:p>C'est à dire, pour *chaque* objet orphelin :</text:p>
            <text:p>1/ Repérer dans quelle(s) archiveUnit(s) est/sont référencée(s) cet objet orphelin</text:p>
            <text:p>2/ Créer un groupe d'objet et le référencer dans cet objet</text:p>
            <text:p>3/ Référencer le groupe d'objet créé dans les ArchiveUnits repérés au point 1/</text:p>
            <text:p>4/ Supprimer la référence dans les ArchiveUnits référencées au point 1</text:p>
            <text:p/>
            <text:p>Si l'objet n'est pas référencé dans au moins une archiveUnit, alors son groupe d'objet ne sera pas référencé non plus.</text:p>
            <text:p/>
            <text:p>Si l'objet possède déjà un groupe d'objet, il n'y a pas de traitement additionnel.</text:p>
          </table:table-cell>
          <table:table-cell table:style-name="ce5" office:value-type="string" calcext:value-type="string">
            <text:p>CA1 : mise en place d'une nouvelle étape de transformation du manifest</text:p>
            <text:p>Étant donné le versement d'un SIP possédant au moins un objet orphelin déclaré dans au moins une ArchiveUnit,</text:p>
            <text:p>Lorsque le SIP passe par le contrôle d'entrée globale,</text:p>
            <text:p>Alors le contrôle d'entrée procède à une nouvelle tâche qui est l' "Affectation de groupes d'objets aux objets sans groupe d'objets"</text:p>
            <text:p>Et cette tâche est à la position 540 (voir document d'ordonnancement - hors tuleap)</text:p>
            <text:p>Et un groupe d'objet par objet orphelins est créé (nouveau  &lt;DataObjectGroupId&gt;)</text:p>
            <text:p>Et l'usage de l'objet dans ce groupe est "BinaryMaster" (&lt;DataObjectVersion&gt;BinaryMaster&lt;/DataObjectVersion&gt;)</text:p>
            <text:p>Et chaque objet orphelin déclare un seul de ces groupes d'objets nouvellement créés</text:p>
            <text:p>Et chacun de ces groupes d'objets n'est déclaré ou référencé que par un seul objet orphelin</text:p>
            <text:p>Et chaque ArchiveUnit qui déclare l'objet orphelin déclare maintenant son groupe</text:p>
            <text:p>Et chaque ArchiveUnit qui déclare l'objet orphelin ne doit plus déclarer l'objet</text:p>
            <text:p>CA2 : inscription du début de l'étape dans le journal du cycle de vie</text:p>
            <text:p>Étant donné le déclenchement de la tâche "Affectation de groupes d'objets aux objets sans groupe d'objets"</text:p>
            <text:p>Lorsque l'étape débute (le premier groupe d'objet va être créé</text:p>
            <text:p>Alors le début de cette étape inscrit dans le journal du cycle de vie :</text:p>
            <text:p>* eventType : "Objectgroups affectations to objects" -&gt; "Affectation des groupes d'objets aux objets"</text:p>
            <text:p>* outcome avec statut Started</text:p>
            <text:p>* outcomeDetailMessage : "Début de l'affectation des groupes d'objets aux objets sans groupe d'objets".</text:p>
            <text:p>* objectIdentifierIncome : MessageIdentifier du manifest</text:p>
            <text:p>CA3 : inscription de la fin de l'étape dans le journal du cycle de vie</text:p>
            <text:p>Étant donné la réalisation de la tâche "Affectation de groupes d'objets aux objets sans groupe d'objets"</text:p>
            <text:p>Lorsque l'étape est terminée (le dernier groupe d'objet à été créé)</text:p>
            <text:p>Alors la fin  de cette étape inscrit dans le journal du cycle de vie</text:p>
            <text:p>* eventType : "Objectgroups affectations to objects" -&gt; "Affectation des groupes d'objets aux objets"</text:p>
            <text:p>* outcome avec statut OK</text:p>
            <text:p>* outcomeDetailMessage : "Fin de l'affectation des groupes d'objets aux objets sans groupe d'objets".</text:p>
            <text:p>* objectIdentifierIncome : MessageIdentifier du manifest</text:p>
            <text:p>CA4 : SIP sans objets orphelins : vérification du non déclenchement de l'étape</text:p>
            <text:p>Étant donné le versement d'un SIP possédant PAS d'objet orphelin </text:p>
            <text:p>Lorsque le SIP passe par le contrôle d'entrée globale,</text:p>
            <text:p>Alors la tâche "Affectation de groupes d'objets aux objets sans groupe d'objets" n"est pas déclenchée</text:p>
            <text:p>Et le workflow continue</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3" office:value-type="string" calcext:value-type="string">
            <text:p><text:a xlink:href="https://dev.programmevitam.fr/goto?key=story&amp;val=485&amp;group_id=108" xlink:type="simple">story #485</text:a></text:p>
          </table:table-cell>
          <table:table-cell table:style-name="ce3" office:value-type="string" calcext:value-type="string">
            <text:p>Fonctionnelle</text:p>
          </table:table-cell>
          <table:table-cell table:style-name="ce3" office:value-type="string" calcext:value-type="string">
            <text:p>Raffinement/Tech Design</text:p>
          </table:table-cell>
          <table:table-cell table:style-name="ce12"/>
          <table:table-cell table:style-name="ce12" office:value-type="string" calcext:value-type="string">
            <text:p/>
          </table:table-cell>
        </table:table-row>
        <table:table-row table:style-name="ro20">
          <table:table-cell table:style-name="ce3" office:value-type="string" calcext:value-type="string">
            <text:p><text:a xlink:href="https://dev.programmevitam.fr/plugins/tracker/?aid=802" xlink:type="simple">802</text:a></text:p>
          </table:table-cell>
          <table:table-cell table:style-name="ce3" office:value-type="string" calcext:value-type="string">
            <text:p>ENT-03-000</text:p>
          </table:table-cell>
          <table:table-cell table:style-name="ce3" office:value-type="string" calcext:value-type="string">
            <text:p>En tant qu'archiviste, je veux que le SAE refuse le versement d'un SIP souhaitant appliquer des règles de gestion inconnues du système</text:p>
          </table:table-cell>
          <table:table-cell table:style-name="ce3" office:value-type="string" calcext:value-type="string">
            <text:p>Le manifeste contient des identifiants de règles de gestion. Si il est impossible de relier les archiveUnits d'un SIP entrant à des règles de gestion existantes dans le système, alors il est impossible de savoir quelles règles devraient s'y appliquer. </text:p>
            <text:p/>
            <text:p>Dans le futur, des règles pourraient s'appliquerpar défaut, soit dans Vitam soit par exemple dans le contrat entre Vitam et le service versant. Dans le cadre de cette story, aucune règle n'a pu être trouvée et le SIP est simplement rejeté.</text:p>
            <text:p/>
            <text:p>Les identifiants de règles sont situés dans le manifeste sous &lt;Management&gt; ou &lt;ManagementMetadata&gt;</text:p>
            <text:p>Puis....</text:p>
            <text:p>&lt;StorageRule&gt;</text:p>
            <text:p>&lt;Rule&gt;Identifiant_de_la_règle&lt;/Rule&gt;</text:p>
          </table:table-cell>
          <table:table-cell table:style-name="ce3" office:value-type="string" calcext:value-type="string">
            <text:p>Étant donné : un SIP contenant au moins une règle de gestion qui ne correspond a aucune règle de gestion connue de VITAM</text:p>
            <text:p>Lorsque le SAE réalise : la vérification des règles de gestion</text:p>
            <text:p>Alors je peux constater que :le SIP est rejeté</text:p>
            <text:p/>
            <text:p>Étant donné : un SIP contenant au moins une règle de gestion inconnus</text:p>
            <text:p>Lorsque le SAE réalise : la vérification des règles de gestion</text:p>
            <text:p>Alors je peux constater que : sur l'IHM d'upload du SIP que le statut de la tâche passe à "Erreur".</text:p>
            <text:p>Je peux constater dans le journal des opérations qu'un enregistrement a été créé avec :</text:p>
            <text:p>eventType : "Upload SIP"</text:p>
            <text:p>outcome avec statut "Error",</text:p>
            <text:p>outcomeDetailMessage : " Échec du versement du SIP : règle de gestion inconnue</text:p>
            <text:p>objectIdentifierIncome : &lt;nomDuFichier.extension&gt;</text:p>
          </table:table-cell>
          <table:table-cell table:style-name="ce3" office:value-type="string" calcext:value-type="string">
            <text:p>Un SIP valide</text:p>
            <text:p>Un référentiel de règles de gestion</text:p>
          </table:table-cell>
          <table:table-cell table:style-name="ce3" office:value-type="string" calcext:value-type="string">
            <text:p>Un SIP valide avec règles de gestion</text:p>
          </table:table-cell>
          <table:table-cell table:style-name="ce3" office:value-type="string" calcext:value-type="string">
            <text:p>Un message d'erreur</text:p>
          </table:table-cell>
          <table:table-cell table:style-name="ce4"/>
          <table:table-cell table:style-name="ce3" office:value-type="string" calcext:value-type="string">
            <text:p>Fonctionnelle</text:p>
          </table:table-cell>
          <table:table-cell table:style-name="ce3" office:value-type="string" calcext:value-type="string">
            <text:p>En Cours de Spécification</text:p>
          </table:table-cell>
          <table:table-cell table:style-name="ce12"/>
          <table:table-cell table:style-name="ce12" office:value-type="string" calcext:value-type="string">
            <text:p/>
          </table:table-cell>
        </table:table-row>
        <table:table-row table:style-name="ro5">
          <table:table-cell table:style-name="ce3" office:value-type="string" calcext:value-type="string">
            <text:p><text:a xlink:href="https://dev.programmevitam.fr/plugins/tracker/?aid=808" xlink:type="simple">808</text:a></text:p>
          </table:table-cell>
          <table:table-cell table:style-name="ce3" office:value-type="string" calcext:value-type="string">
            <text:p>ENT-03-000</text:p>
          </table:table-cell>
          <table:table-cell table:style-name="ce3" office:value-type="string" calcext:value-type="string">
            <text:p>En tant qu'archiviste, je veux que le système rejette un SIP dont au moins un objet ou GOT n'est pas référencé par au moins une archiveUnit.</text:p>
          </table:table-cell>
          <table:table-cell table:style-name="ce3" office:value-type="string" calcext:value-type="string">
            <text:p>Tous les SIP versés dans Vitam devront avoir tous leurs groupes d'objets référencés dans au moins une archiveUnit. La même contrainte s'applique pour les objets sans groupe d'objets.</text:p>
            <text:p/>
            <text:p>Le fait d'avoir des objets ou groupes d'objets sans archiveUnits est l'équivalent d'un vrac archivistique, ce que l'équipe souhaite éviter pour vitam.</text:p>
          </table:table-cell>
          <table:table-cell table:style-name="ce5" office:value-type="string" calcext:value-type="string">
            <text:p>CA1 : mise ne place de la nouvelle action de contrôle</text:p>
            <text:p>Etant donné le versement d'un SIP</text:p>
            <text:p>Lorsque le SIP passe par le contrôle d'entrée globale</text:p>
            <text:p>Alors le contrôle d'entrée procède à une nouvelle tâche qui est la "vérification concernant la cohérence entre objet/groupe d'objet et archiveUnit". Cette étape vérifie que dans le manifeste, CHAQUE objets sans groupe d'objets et CHAQUE groupe d'objets sont référencés par AU MOINS une archiveUnit</text:p>
            <text:p>Et cette étape est située en position 510 (voir document d'ordonnancement hors tuleap)</text:p>
            <text:p>Et le début de cette étape inscrit dans le journal des opérations :</text:p>
            <text:p>* eventType : "Check SIP - Object and Archiveunit Consistency" -&gt; "Contrôle de cohérence entre Objets, Groupes d'Objets et Unités Archivistiques"</text:p>
            <text:p>* outcome avec statut Started</text:p>
            <text:p>* outcomeDetailMessage : "Début du contrôle de cohérence entre Objets, Groupes d'Objets et Unités Archivistiques"</text:p>
            <text:p>* objectIdentifierIncome : MessageIdentifier du manifest</text:p>
            <text:p>CA2 : SIP avec références valide</text:p>
            <text:p>Etant donné le versement d'un SIP dont chaque objets sans groupe d'objets ET chaque groupes d'objets sont référencés par au moins une archiveUnit</text:p>
            <text:p>Lorsque le SIP a terminé la tâche de vérification concernant la cohérence entre objet/groupe d'objet et archiveUnit</text:p>
            <text:p>Alors le workflow d’entrée continue</text:p>
            <text:p>Et dans le journal des opérations un enregistrement est créé avec les valeurs et les traductions françaises suivantes :</text:p>
            <text:p>* eventType : "Check SIP – Check SIP - Object and Archiveunit Consistency" -&gt; "Contrôle de cohérence entre entre Objets, Groupes d'Objets et Unités Archivistiques</text:p>
            <text:p>* outcome avec statut OK</text:p>
            <text:p>* outcomeDetailMessage : "Succès du contrôle de cohérence entre entre Objets, Groupes d'Objets et Unités Archivistiques"</text:p>
            <text:p>* objectIdentifierIncome : MessageIdentifier du manifest</text:p>
            <text:p>CA3 : SIP avec références invalides - action non bloquante</text:p>
            <text:p>Etant donné le versement un SIP possédant au moins un objet sans groupe d'objet et/ou au moins un groupe d'objet qui n'est pas référencé par au moins une archiveUnit</text:p>
            <text:p>Lorsqu'on le contrôle passe par la tâche de vérification concernant la cohérence entre objet/groupe d'objet et archiveUnit</text:p>
            <text:p>Alors je peux constater sur l’IHM de suivi des opérations d’entrée que le statut de l’opération d’entrée passe à « Avertissement ».</text:p>
            <text:p>Et le workflow d’entrée continue</text:p>
            <text:p>CA4 : SIP avec références invalides - bloquage du processus à la fin du contrôle d'entrée</text:p>
            <text:p>Lorsque le SAE a rencontré au moins un warning lors de la tâche de vérification concernant la cohérence entre objet/groupe d'objet et archiveUnit</text:p>
            <text:p>Alors je peux constater sur l’IHM de suivi des opérations d’entrée que le statut de l’opération d’entrée passe à « erreur ».</text:p>
            <text:p>Et le workflow d’entrée s'arrête</text:p>
            <text:p>Et dans le journal des opérations un enregistrement est créé avec les valeurs et les traductions françaises suivantes :</text:p>
            <text:p>* eventType : "Check SIP - Object and Archiveunit Consistency" -&gt; "Contrôle de cohérence entre Objets, Groupes d'Objets et Unités Archivistiques"</text:p>
            <text:p>* outcome avec statut "Error"</text:p>
            <text:p>* outcomeDetailMessage: "Des Objets ou Groupes d'Objets ne sont référencés par aucune Unités Archivistiques". Nombre d'erreurs : &lt;nombre de warning générés&gt;".</text:p>
            <text:p>* objectIdentifierIncome : MessageIdentifier du manifest</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4"/>
          <table:table-cell table:style-name="ce3" office:value-type="string" calcext:value-type="string">
            <text:p>Fonctionnelle</text:p>
          </table:table-cell>
          <table:table-cell table:style-name="ce3" office:value-type="string" calcext:value-type="string">
            <text:p>Raffinement/Tech Design</text:p>
          </table:table-cell>
          <table:table-cell table:style-name="ce12"/>
          <table:table-cell table:style-name="ce12" office:value-type="string" calcext:value-type="string">
            <text:p/>
          </table:table-cell>
        </table:table-row>
        <table:table-row table:style-name="ro7">
          <table:table-cell table:style-name="ce3" office:value-type="string" calcext:value-type="string">
            <text:p><text:a xlink:href="https://dev.programmevitam.fr/plugins/tracker/?aid=809" xlink:type="simple">809</text:a></text:p>
          </table:table-cell>
          <table:table-cell table:style-name="ce3" office:value-type="string" calcext:value-type="string">
            <text:p>XXX-00-000</text:p>
          </table:table-cell>
          <table:table-cell table:style-name="ce3" office:value-type="string" calcext:value-type="string">
            <text:p>[STORY GLOBALE] - En tant qu'architecte, je veux une analyse technique détaillée de l'Engine et l'écart par rapport à l'architecture cible proposée</text:p>
          </table:table-cell>
          <table:table-cell/>
          <table:table-cell table:style-name="ce3" office:value-type="string" calcext:value-type="string">
            <text:p>Livrable : un document détaillant pour l'Engine (Moteur d'exécution), </text:p>
            <text:p/>
            <text:p>1/ L'architecture logicielle existante </text:p>
            <text:p>2/ L'écart entre l'architecture existante et l'architecture cible proposée (cf. pj)</text:p>
            <text:p>3/ Les problèmes techniques à résoudre</text:p>
            <text:p>4/ Les problèmes fonctionnelles à résoudre</text:p>
            <text:p>5/ Ce qui fonctionne correctement </text:p>
            <text:p>6/ Les pistes d’améliorations à court terme (Pouvant être embarquées dans le sprint a venir)</text:p>
            <text:p>7/ Éventuellement : autres propositions structurantes (Outils, Refonte complète du module,...)</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3" office:value-type="string" calcext:value-type="string">
            <text:p><text:a xlink:href="https://dev.programmevitam.fr/goto?key=story&amp;val=820&amp;group_id=108" xlink:type="simple">story #820</text:a></text:p>
          </table:table-cell>
          <table:table-cell table:style-name="ce3" office:value-type="string" calcext:value-type="string">
            <text:p>Fonctionnelle</text:p>
          </table:table-cell>
          <table:table-cell table:style-name="ce3" office:value-type="string" calcext:value-type="string">
            <text:p>A Développer</text:p>
          </table:table-cell>
          <table:table-cell table:style-name="ce12"/>
          <table:table-cell table:style-name="ce12" office:value-type="string" calcext:value-type="string">
            <text:p/>
          </table:table-cell>
        </table:table-row>
        <table:table-row table:style-name="ro2">
          <table:table-cell table:style-name="ce3" office:value-type="string" calcext:value-type="string">
            <text:p><text:a xlink:href="https://dev.programmevitam.fr/plugins/tracker/?aid=810" xlink:type="simple">810</text:a></text:p>
          </table:table-cell>
          <table:table-cell table:style-name="ce3" office:value-type="string" calcext:value-type="string">
            <text:p>ENT-03-000</text:p>
          </table:table-cell>
          <table:table-cell table:style-name="ce3" office:value-type="string" calcext:value-type="string">
            <text:p>En tant qu'archiviste, je veux une analyse détaillée de l'écart entre le processus d'entrée spécifié dans l'US 655 et ce qui est implémenté dans VITAM</text:p>
          </table:table-cell>
          <table:table-cell/>
          <table:table-cell table:style-name="ce3" office:value-type="string" calcext:value-type="string">
            <text:p>Livrable : Un document détaillant </text:p>
            <text:p/>
            <text:p>1/ (BA &amp; Tech.) Le processus global spécifié (US 655) et l'écart avec celui qui est implémenté </text:p>
            <text:p>2/ (BA) Pour chaque sous US de la 655 le détail des écarts fonctionnels </text:p>
            <text:p>3/ (Tech.) Pour chaque sous US de la 655 une estimation (charges) accompagnée d'une conception technique suffisante pour justifier l’estimation et le respect des contraintes techniques liées à l'architecture du moteur d'exécution et des moteurs de journalisation (cf. pj) </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4"/>
          <table:table-cell table:style-name="ce3" office:value-type="string" calcext:value-type="string">
            <text:p>Fonctionnelle</text:p>
          </table:table-cell>
          <table:table-cell table:style-name="ce3" office:value-type="string" calcext:value-type="string">
            <text:p>A Recetter (itération)</text:p>
          </table:table-cell>
          <table:table-cell table:style-name="ce11" office:value-type="float" office:value="8" calcext:value-type="float">
            <text:p>8</text:p>
          </table:table-cell>
          <table:table-cell table:style-name="ce11" office:value-type="float" office:value="6" calcext:value-type="float">
            <text:p>6</text:p>
          </table:table-cell>
        </table:table-row>
        <table:table-row table:style-name="ro44">
          <table:table-cell table:style-name="ce3" office:value-type="string" calcext:value-type="string">
            <text:p><text:a xlink:href="https://dev.programmevitam.fr/plugins/tracker/?aid=811" xlink:type="simple">811</text:a></text:p>
          </table:table-cell>
          <table:table-cell table:style-name="ce3" office:value-type="string" calcext:value-type="string">
            <text:p>ACC-01-000</text:p>
          </table:table-cell>
          <table:table-cell table:style-name="ce3" office:value-type="string" calcext:value-type="string">
            <text:p>En tant qu'archiviste, je veux créer les champs du formulaire de recherche avancée afin de pouvoir effectuer la recherche</text:p>
          </table:table-cell>
          <table:table-cell/>
          <table:table-cell table:style-name="ce3" office:value-type="string" calcext:value-type="string">
            <text:p>Étant donné : un formulaire de recherche avancée</text:p>
            <text:p>Lorsque le SAE réalise : l'affichage du formulaire</text:p>
            <text:p>Alors je peux constater que : trois champs texte de type input[text] existent et sont actif</text:p>
            <text:p/>
            <text:p>Étant donné : un formulaire de recherche avancée</text:p>
            <text:p>Lorsque le SAE réalise : l'affichage des champs texte</text:p>
            <text:p>Alors je peux constater que : Les labels "Titre", "Description" et "ID" sont respectivement écrits face aux champs (voir IHM)</text:p>
            <text:p/>
            <text:p>Étant donné : un formulaire de recherche avancée</text:p>
            <text:p>Lorsque le SAE réalise : l'affichage du formulaire</text:p>
            <text:p>Alors je peux constater que : 2 champs date existent et sont actifs</text:p>
            <text:p>Et les champs date possèdent un date picker</text:p>
            <text:p/>
            <text:p>Étant donné : un formulaire de recherche avancée</text:p>
            <text:p>Lorsque le SAE réalise : l'affichage des champs date</text:p>
            <text:p>Alors je peux constater que : un label "Dates Extrêmes" est affiche face au premier champ date (voir IHM)</text:p>
            <text:p/>
            <text:p>Étant donné : un formulaire de recherche</text:p>
            <text:p>Lorsque le SAE réalise : l'affichage du formulaire</text:p>
            <text:p>Alors je peux constater que : un CTA “Rechercher” est affiché sous les champs de recherche</text:p>
            <text:p>et est actif </text:p>
          </table:table-cell>
          <table:table-cell table:style-name="ce3" office:value-type="string" calcext:value-type="string">
            <text:p>Une page de recherche</text:p>
          </table:table-cell>
          <table:table-cell table:style-name="ce3" office:value-type="string" calcext:value-type="string">
            <text:p>Un formulaire </text:p>
          </table:table-cell>
          <table:table-cell table:style-name="ce3" office:value-type="string" calcext:value-type="string">
            <text:p>Un formulaire de recherche</text:p>
          </table:table-cell>
          <table:table-cell table:style-name="ce4"/>
          <table:table-cell table:style-name="ce3" office:value-type="string" calcext:value-type="string">
            <text:p>Fonctionnelle</text:p>
          </table:table-cell>
          <table:table-cell table:style-name="ce3" office:value-type="string" calcext:value-type="string">
            <text:p>En Cours De Réalisation</text:p>
          </table:table-cell>
          <table:table-cell table:style-name="ce11" office:value-type="float" office:value="20" calcext:value-type="float">
            <text:p>20</text:p>
          </table:table-cell>
          <table:table-cell table:style-name="ce12" office:value-type="string" calcext:value-type="string">
            <text:p/>
          </table:table-cell>
        </table:table-row>
        <table:table-row table:style-name="ro45">
          <table:table-cell table:style-name="ce3" office:value-type="string" calcext:value-type="string">
            <text:p><text:a xlink:href="https://dev.programmevitam.fr/plugins/tracker/?aid=812" xlink:type="simple">812</text:a></text:p>
          </table:table-cell>
          <table:table-cell table:style-name="ce3" office:value-type="string" calcext:value-type="string">
            <text:p>ACC-01-000</text:p>
          </table:table-cell>
          <table:table-cell table:style-name="ce3" office:value-type="string" calcext:value-type="string">
            <text:p>En tant qu'archiviste, je veux rechercher par date afin de pouvoir afiner ma recherche</text:p>
          </table:table-cell>
          <table:table-cell table:style-name="ce3" office:value-type="string" calcext:value-type="string">
            <text:p>Date = TransactedDate pour les item ET Startdate/EndDate pour les file</text:p>
            <text:p/>
            <text:p>La recherche retournera toute date OU intervalle de date valable compris dans l'intervalle.</text:p>
            <text:p>Si AU 1 a startDate = 01/09/2014 EndDate = 08/09/2014</text:p>
            <text:p>Et si al recherche = 20/08/2014 - 02/09/2014</text:p>
            <text:p>Alors AU 1 sera retournée</text:p>
            <text:p/>
            <text:p>Si AU 1 a startDate = 22/08/2014 EndDate = 23/08/2014</text:p>
            <text:p>Et si al recherche = 20/08/2014 - 02/09/2014</text:p>
            <text:p>Alors AU 1 sera retournée</text:p>
            <text:p/>
            <text:p>Si AU 1 a startDate = 18/08/2014 EndDate = 22/08/2014</text:p>
            <text:p>Et si al recherche = 20/08/2014 - 02/09/2014</text:p>
            <text:p>Alors AU 1 sera retournée</text:p>
          </table:table-cell>
          <table:table-cell table:style-name="ce3" office:value-type="string" calcext:value-type="string">
            <text:p>Étant donné : une saisie de recherche sur deux dates données</text:p>
            <text:p>Lorsque le SAE réalise : une recherche</text:p>
            <text:p>Alors je peux constater que : la recherche retourne les archives dont la date est incluse dans l’interval des dates </text:p>
            <text:p>Et les dates d’intervales sont comprises dans la recherche</text:p>
            <text:p/>
            <text:p>******************</text:p>
            <text:p>Cas d'erreur</text:p>
            <text:p>Étant donné : une saisie de recherche sur deux dates données dont la première est postérieure a la seconde date</text:p>
            <text:p>Lorsque le SAE réalise : une recherche</text:p>
            <text:p>Alors je peux constater que : un message d’erreur est écrit sur l’IHM “La date doit être antérieure a la date de fin”</text:p>
            <text:p/>
            <text:p>Étant donné : une saisie de recherche sur un seul champ date</text:p>
            <text:p>Lorsque le SAE réalise : une recherche</text:p>
            <text:p>Alors je peux constater que : un message d’erreur est écrit sur l’IHM “Une date de début et une date de fin doivent être indiquées”</text:p>
            <text:p/>
            <text:p>Étant donné : une saisie de recherche sur une date invalide</text:p>
            <text:p>Lorsque le SAE réalise : une recherche</text:p>
            <text:p>Alors je peux constater que : un message d’erreur est écrit sur l’IHM “Le format de la date est invalide. Il doit être du type jj/mm/aaaa”</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4"/>
          <table:table-cell table:style-name="ce3" office:value-type="string" calcext:value-type="string">
            <text:p>Fonctionnelle</text:p>
          </table:table-cell>
          <table:table-cell table:style-name="ce3" office:value-type="string" calcext:value-type="string">
            <text:p>A Développer</text:p>
          </table:table-cell>
          <table:table-cell table:style-name="ce11" office:value-type="float" office:value="60" calcext:value-type="float">
            <text:p>60</text:p>
          </table:table-cell>
          <table:table-cell table:style-name="ce12" office:value-type="float" office:value="4" calcext:value-type="float">
            <text:p>4</text:p>
          </table:table-cell>
        </table:table-row>
        <table:table-row table:style-name="ro26">
          <table:table-cell table:style-name="ce3" office:value-type="string" calcext:value-type="string">
            <text:p><text:a xlink:href="https://dev.programmevitam.fr/plugins/tracker/?aid=814" xlink:type="simple">814</text:a></text:p>
          </table:table-cell>
          <table:table-cell table:style-name="ce3" office:value-type="string" calcext:value-type="string">
            <text:p>ACC-01-000</text:p>
          </table:table-cell>
          <table:table-cell table:style-name="ce3" office:value-type="string" calcext:value-type="string">
            <text:p>En tant qu'archiviste, je veux rechercher via plusieurs critères afin de pouvoir affiner ma recherche</text:p>
          </table:table-cell>
          <table:table-cell/>
          <table:table-cell table:style-name="ce3" office:value-type="string" calcext:value-type="string">
            <text:p>Étant donné : &gt;1 champ du formulaire rempli</text:p>
            <text:p>Lorsque le SAE réalise : une recherche</text:p>
            <text:p>Alors je peux constater que : le résultat de recherche prend en compte les critères de recherche remplis</text:p>
            <text:p/>
            <text:p>Cas d'erreur</text:p>
            <text:p>Étant donné : aucun champ du formulaire rempli</text:p>
            <text:p>Lorsque le SAE réalise : une recherche</text:p>
            <text:p>Alors je peux constater que : sur l'IHM un message d'erreur est écrit "Aucun résultat. Veuillez entrer au moins un critère de recherche".</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4"/>
          <table:table-cell table:style-name="ce3" office:value-type="string" calcext:value-type="string">
            <text:p>Fonctionnelle</text:p>
          </table:table-cell>
          <table:table-cell table:style-name="ce3" office:value-type="string" calcext:value-type="string">
            <text:p>En Cours De Réalisation</text:p>
          </table:table-cell>
          <table:table-cell table:style-name="ce11" office:value-type="float" office:value="60" calcext:value-type="float">
            <text:p>60</text:p>
          </table:table-cell>
          <table:table-cell table:style-name="ce12" office:value-type="string" calcext:value-type="string">
            <text:p/>
          </table:table-cell>
        </table:table-row>
        <table:table-row table:style-name="ro22">
          <table:table-cell table:style-name="ce3" office:value-type="string" calcext:value-type="string">
            <text:p><text:a xlink:href="https://dev.programmevitam.fr/plugins/tracker/?aid=815" xlink:type="simple">815</text:a></text:p>
          </table:table-cell>
          <table:table-cell table:style-name="ce3" office:value-type="string" calcext:value-type="string">
            <text:p>AFC-00-000</text:p>
          </table:table-cell>
          <table:table-cell table:style-name="ce3" office:value-type="string" calcext:value-type="string">
            <text:p>A RECYCLER (ancien doublon #824)</text:p>
          </table:table-cell>
          <table:table-cell table:style-name="ce3" office:value-type="string" calcext:value-type="string">
            <text:p>créer un module de flush pour vider différentes parties de la base pour faciliter les recettes :</text:p>
            <text:p>- tout : collections Mongo + objets + journaux</text:p>
            <text:p>- référentiel des formats</text:p>
            <text:p>- référentiel des règles de gestion</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4"/>
          <table:table-cell table:style-name="ce3" office:value-type="string" calcext:value-type="string">
            <text:p>Fonctionnelle</text:p>
          </table:table-cell>
          <table:table-cell table:style-name="ce3" office:value-type="string" calcext:value-type="string">
            <text:p>A Spécifier</text:p>
          </table:table-cell>
          <table:table-cell table:style-name="ce12"/>
          <table:table-cell table:style-name="ce12" office:value-type="string" calcext:value-type="string">
            <text:p/>
          </table:table-cell>
        </table:table-row>
        <table:table-row table:style-name="ro24">
          <table:table-cell table:style-name="ce3" office:value-type="string" calcext:value-type="string">
            <text:p><text:a xlink:href="https://dev.programmevitam.fr/plugins/tracker/?aid=816" xlink:type="simple">816</text:a></text:p>
          </table:table-cell>
          <table:table-cell table:style-name="ce3" office:value-type="string" calcext:value-type="string">
            <text:p>ENT-03-000</text:p>
          </table:table-cell>
          <table:table-cell table:style-name="ce3" office:value-type="string" calcext:value-type="string">
            <text:p>En tant qu'archiviste, je veux que les SIP en entrée ne soient traité que si l'offre dispose de la capacité de stockage nécessaire</text:p>
          </table:table-cell>
          <table:table-cell table:style-name="ce3" office:value-type="string" calcext:value-type="string">
            <text:p>Comme vu avec Gaël en Daily Tech le 09/08 :</text:p>
            <text:p>Le calcul de la capacité est porté par le moteur de stockage et est au niveau "stratégie de stockage" x tenant (ex : les offres froides) . Les clients du moteur de stockage n'ont pas à connaître le détail des offres de stockage</text:p>
            <text:p>Un algorithme (naïf) de calcul de la capacité "minimale" de la stratégie peut être le suivant : </text:p>
            <text:p>Pour chaque type d'offre, </text:p>
            <text:p>Classer dans un ordre décroissant de taille disponible les offres de stockage d'un type donné (chaud vs froid)</text:p>
            <text:p>La capacité de la stratégie pour ce type d'offre est la capacité de la Nème offre de cette liste (avec N le nombre de copies de ce type d'offre)</text:p>
            <text:p>Prendre le miminum parmi les différents types d'offres (chaud/froid)</text:p>
            <text:p>En effet, à ce niveau là, la priorité ne rentre pas en jeu car "toute place est bonne à prendre")</text:p>
            <text:p>Comme vu avec Gaël en Post Tech Design le 09/08 :</text:p>
            <text:p>Comme pour l'instant il n'y a qu'une seule instance d'offre, ok pour que le résultat de capacité soit hardcodée (ex : listCapacityOffers.get(0)) mais il faut que toutes les structures de données soient présentes comme en cible (ex : disposer d'une liste/Set/Ensemble de capacité d'offres et non pas une capacité d'offre)</text:p>
          </table:table-cell>
          <table:table-cell table:style-name="ce3" office:value-type="string" calcext:value-type="string">
            <text:p>Finalisation de la story 72.</text:p>
            <text:p/>
            <text:p>Intégrer une tache de contrôle de la capacité de l'offre de stockage à stocker les objets numériques (et les métadonnées ?) inclus dans le SIP traité dans le processus d'entrée.</text:p>
            <text:p/>
            <text:p>Voire sous tache associée.</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3" office:value-type="string" calcext:value-type="string">
            <text:p><text:a xlink:href="https://dev.programmevitam.fr/goto?key=task&amp;val=546&amp;group_id=108" xlink:type="simple">task #546</text:a></text:p>
          </table:table-cell>
          <table:table-cell table:style-name="ce3" office:value-type="string" calcext:value-type="string">
            <text:p>Technique (Dette)</text:p>
          </table:table-cell>
          <table:table-cell table:style-name="ce3" office:value-type="string" calcext:value-type="string">
            <text:p>En Cours De Réalisation</text:p>
          </table:table-cell>
          <table:table-cell table:number-columns-repeated="2" table:style-name="ce11" office:value-type="float" office:value="8" calcext:value-type="float">
            <text:p>8</text:p>
          </table:table-cell>
        </table:table-row>
        <table:table-row table:style-name="ro11">
          <table:table-cell table:style-name="ce3" office:value-type="string" calcext:value-type="string">
            <text:p><text:a xlink:href="https://dev.programmevitam.fr/plugins/tracker/?aid=817" xlink:type="simple">817</text:a></text:p>
          </table:table-cell>
          <table:table-cell table:style-name="ce3" office:value-type="string" calcext:value-type="string">
            <text:p>ENT-03-000</text:p>
          </table:table-cell>
          <table:table-cell table:style-name="ce3" office:value-type="string" calcext:value-type="string">
            <text:p>En tant qu'archiviste, je veux pouvoir traiter en entrée des SIP présentant les units de manière non ordonnée hiérarchiquement</text:p>
          </table:table-cell>
          <table:table-cell/>
          <table:table-cell table:style-name="ce3" office:value-type="string" calcext:value-type="string">
            <text:p>Il s'agit de finaliser la story sur les SIP complexes.</text:p>
            <text:p/>
            <text:p>Actuellement : l'ordre de présentation des units dans le xml SEDA doit respecter la hiérarchie. i.e. les parents doivent être présenté dans l'ordre avant leurs enfants.</text:p>
            <text:p/>
            <text:p>L'objet de cette story et de permettre le traitement des SIP quand des parents sont présenté après leurs enfants. </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4"/>
          <table:table-cell table:style-name="ce3" office:value-type="string" calcext:value-type="string">
            <text:p>Technique (Dette)</text:p>
          </table:table-cell>
          <table:table-cell table:style-name="ce3" office:value-type="string" calcext:value-type="string">
            <text:p>A Recetter (itération)</text:p>
          </table:table-cell>
          <table:table-cell table:style-name="ce11" office:value-type="float" office:value="100" calcext:value-type="float">
            <text:p>100</text:p>
          </table:table-cell>
          <table:table-cell table:style-name="ce11" office:value-type="float" office:value="6" calcext:value-type="float">
            <text:p>6</text:p>
          </table:table-cell>
        </table:table-row>
        <table:table-row table:style-name="ro25">
          <table:table-cell table:style-name="ce3" office:value-type="string" calcext:value-type="string">
            <text:p><text:a xlink:href="https://dev.programmevitam.fr/plugins/tracker/?aid=818" xlink:type="simple">818</text:a></text:p>
          </table:table-cell>
          <table:table-cell table:style-name="ce3" office:value-type="string" calcext:value-type="string">
            <text:p>XXX-00-000</text:p>
          </table:table-cell>
          <table:table-cell table:style-name="ce3" office:value-type="string" calcext:value-type="string">
            <text:p>En tant qu'architecte, je veux finaliser l'intégration de la librairie easapi pour le sanity check des API REST</text:p>
          </table:table-cell>
          <table:table-cell/>
          <table:table-cell table:style-name="ce3" office:value-type="string" calcext:value-type="string">
            <text:p>Finalisation de la story 700.</text:p>
            <text:p/>
            <text:p>Il s'agit de finaliser l’intégration de la librairie easapi pour le sanity check des API REST</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4"/>
          <table:table-cell table:style-name="ce3" office:value-type="string" calcext:value-type="string">
            <text:p>Technique (Dette)</text:p>
          </table:table-cell>
          <table:table-cell table:style-name="ce3" office:value-type="string" calcext:value-type="string">
            <text:p>A Recetter (itération)</text:p>
          </table:table-cell>
          <table:table-cell table:style-name="ce11" office:value-type="float" office:value="1" calcext:value-type="float">
            <text:p>1</text:p>
          </table:table-cell>
          <table:table-cell table:style-name="ce11" office:value-type="float" office:value="10" calcext:value-type="float">
            <text:p>10</text:p>
          </table:table-cell>
        </table:table-row>
        <table:table-row table:style-name="ro25">
          <table:table-cell table:style-name="ce3" office:value-type="string" calcext:value-type="string">
            <text:p><text:a xlink:href="https://dev.programmevitam.fr/plugins/tracker/?aid=819" xlink:type="simple">819</text:a></text:p>
          </table:table-cell>
          <table:table-cell table:style-name="ce3" office:value-type="string" calcext:value-type="string">
            <text:p>XXX-00-000</text:p>
          </table:table-cell>
          <table:table-cell table:style-name="ce3" office:value-type="string" calcext:value-type="string">
            <text:p>En tant qu'architecte, je veux une analyse technique détaillée de l'Engine et l'écart par rapport à l'architecture cible proposée (1)</text:p>
          </table:table-cell>
          <table:table-cell/>
          <table:table-cell table:style-name="ce3" office:value-type="string" calcext:value-type="string">
            <text:p>Réalisation de la story </text:p>
            <text:p>809 - En tant qu'architecte, je veux une analyse technique détaillée de l'Engine et l'écart par rapport à l'architecture cible proposée</text:p>
            <text:p/>
            <text:p>Pour équipe 1</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3" office:value-type="string" calcext:value-type="string">
            <text:p><text:a xlink:href="https://dev.programmevitam.fr/goto?key=story&amp;val=809&amp;group_id=108" xlink:type="simple">story #809</text:a>, <text:a xlink:href="https://dev.programmevitam.fr/goto?key=task&amp;val=837&amp;group_id=108" xlink:type="simple">task #837</text:a>, <text:a xlink:href="https://dev.programmevitam.fr/goto?key=task&amp;val=838&amp;group_id=108" xlink:type="simple">task #838</text:a></text:p>
          </table:table-cell>
          <table:table-cell table:style-name="ce3" office:value-type="string" calcext:value-type="string">
            <text:p>Fonctionnelle</text:p>
          </table:table-cell>
          <table:table-cell table:style-name="ce3" office:value-type="string" calcext:value-type="string">
            <text:p>A Recetter (itération)</text:p>
          </table:table-cell>
          <table:table-cell table:style-name="ce11" office:value-type="float" office:value="13" calcext:value-type="float">
            <text:p>13</text:p>
          </table:table-cell>
          <table:table-cell table:style-name="ce11" office:value-type="float" office:value="8" calcext:value-type="float">
            <text:p>8</text:p>
          </table:table-cell>
        </table:table-row>
        <table:table-row table:style-name="ro25">
          <table:table-cell table:style-name="ce3" office:value-type="string" calcext:value-type="string">
            <text:p><text:a xlink:href="https://dev.programmevitam.fr/plugins/tracker/?aid=820" xlink:type="simple">820</text:a></text:p>
          </table:table-cell>
          <table:table-cell table:style-name="ce3" office:value-type="string" calcext:value-type="string">
            <text:p>XXX-00-000</text:p>
          </table:table-cell>
          <table:table-cell table:style-name="ce3" office:value-type="string" calcext:value-type="string">
            <text:p>En tant qu'architecte, je veux une analyse technique détaillée de l'Engine et l'écart par rapport à l'architecture cible proposée (2)</text:p>
          </table:table-cell>
          <table:table-cell/>
          <table:table-cell table:style-name="ce3" office:value-type="string" calcext:value-type="string">
            <text:p>Réalisation de la story </text:p>
            <text:p>809 - En tant qu'architecte, je veux une analyse technique détaillée de l'Engine et l'écart par rapport à l'architecture cible proposée</text:p>
            <text:p/>
            <text:p>Pour équipe 2</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3" office:value-type="string" calcext:value-type="string">
            <text:p><text:a xlink:href="https://dev.programmevitam.fr/goto?key=story&amp;val=809&amp;group_id=108" xlink:type="simple">story #809</text:a></text:p>
          </table:table-cell>
          <table:table-cell table:style-name="ce3" office:value-type="string" calcext:value-type="string">
            <text:p>Fonctionnelle</text:p>
          </table:table-cell>
          <table:table-cell table:style-name="ce3" office:value-type="string" calcext:value-type="string">
            <text:p>Fini</text:p>
          </table:table-cell>
          <table:table-cell table:style-name="ce11" office:value-type="float" office:value="13" calcext:value-type="float">
            <text:p>13</text:p>
          </table:table-cell>
          <table:table-cell table:style-name="ce11" office:value-type="float" office:value="5" calcext:value-type="float">
            <text:p>5</text:p>
          </table:table-cell>
        </table:table-row>
        <table:table-row table:style-name="ro21">
          <table:table-cell table:style-name="ce3" office:value-type="string" calcext:value-type="string">
            <text:p><text:a xlink:href="https://dev.programmevitam.fr/plugins/tracker/?aid=821" xlink:type="simple">821</text:a></text:p>
          </table:table-cell>
          <table:table-cell table:style-name="ce3" office:value-type="string" calcext:value-type="string">
            <text:p>XXX-00-000</text:p>
          </table:table-cell>
          <table:table-cell table:style-name="ce3" office:value-type="string" calcext:value-type="string">
            <text:p>RAMEL API du worker (1)</text:p>
          </table:table-cell>
          <table:table-cell/>
          <table:table-cell table:style-name="ce3" office:value-type="string" calcext:value-type="string">
            <text:p>Réalisation de l'US 727 RAMEL API du worker pour l'équipe 1</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3" office:value-type="string" calcext:value-type="string">
            <text:p><text:a xlink:href="https://dev.programmevitam.fr/goto?key=story&amp;val=727&amp;group_id=108" xlink:type="simple">story #727</text:a></text:p>
          </table:table-cell>
          <table:table-cell table:style-name="ce3" office:value-type="string" calcext:value-type="string">
            <text:p>Technique (Dette)</text:p>
          </table:table-cell>
          <table:table-cell table:style-name="ce3" office:value-type="string" calcext:value-type="string">
            <text:p>A Recetter (itération)</text:p>
          </table:table-cell>
          <table:table-cell table:style-name="ce11" office:value-type="float" office:value="1" calcext:value-type="float">
            <text:p>1</text:p>
          </table:table-cell>
          <table:table-cell table:style-name="ce11" office:value-type="float" office:value="7" calcext:value-type="float">
            <text:p>7</text:p>
          </table:table-cell>
        </table:table-row>
        <table:table-row table:style-name="ro21">
          <table:table-cell table:style-name="ce3" office:value-type="string" calcext:value-type="string">
            <text:p><text:a xlink:href="https://dev.programmevitam.fr/plugins/tracker/?aid=822" xlink:type="simple">822</text:a></text:p>
          </table:table-cell>
          <table:table-cell table:style-name="ce3" office:value-type="string" calcext:value-type="string">
            <text:p>XXX-00-000</text:p>
          </table:table-cell>
          <table:table-cell table:style-name="ce3" office:value-type="string" calcext:value-type="string">
            <text:p>RAMEL API du worker (2)</text:p>
          </table:table-cell>
          <table:table-cell/>
          <table:table-cell table:style-name="ce3" office:value-type="string" calcext:value-type="string">
            <text:p>Réalisation de l'US 727 RAMEL API du worker pour l'équipe 2</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3" office:value-type="string" calcext:value-type="string">
            <text:p><text:a xlink:href="https://dev.programmevitam.fr/goto?key=story&amp;val=727&amp;group_id=108" xlink:type="simple">story #727</text:a>, <text:a xlink:href="https://dev.programmevitam.fr/goto?key=task&amp;val=839&amp;group_id=108" xlink:type="simple">task #839</text:a>, <text:a xlink:href="https://dev.programmevitam.fr/goto?key=task&amp;val=840&amp;group_id=108" xlink:type="simple">task #840</text:a>, <text:a xlink:href="https://dev.programmevitam.fr/goto?key=task&amp;val=841&amp;group_id=108" xlink:type="simple">task #841</text:a></text:p>
          </table:table-cell>
          <table:table-cell table:style-name="ce3" office:value-type="string" calcext:value-type="string">
            <text:p>Technique (Dette)</text:p>
          </table:table-cell>
          <table:table-cell table:style-name="ce3" office:value-type="string" calcext:value-type="string">
            <text:p>A Développer</text:p>
          </table:table-cell>
          <table:table-cell table:style-name="ce11" office:value-type="float" office:value="1" calcext:value-type="float">
            <text:p>1</text:p>
          </table:table-cell>
          <table:table-cell table:style-name="ce11" office:value-type="float" office:value="11" calcext:value-type="float">
            <text:p>11</text:p>
          </table:table-cell>
        </table:table-row>
        <table:table-row table:style-name="ro5">
          <table:table-cell table:style-name="ce3" office:value-type="string" calcext:value-type="string">
            <text:p><text:a xlink:href="https://dev.programmevitam.fr/plugins/tracker/?aid=823" xlink:type="simple">823</text:a></text:p>
          </table:table-cell>
          <table:table-cell table:style-name="ce3" office:value-type="string" calcext:value-type="string">
            <text:p>XXX-00-000</text:p>
          </table:table-cell>
          <table:table-cell table:style-name="ce3" office:value-type="string" calcext:value-type="string">
            <text:p>En tant que recetteur je veux pouvoir voir et suivre les objets internes aux bases facilement </text:p>
          </table:table-cell>
          <table:table-cell table:style-name="ce3" office:value-type="string" calcext:value-type="string">
            <text:p>Cette story vise à améliorer l'utilisabilité du produit pour des phases de recettes, mais aussi pour les tâches d'administrations.</text:p>
          </table:table-cell>
          <table:table-cell table:style-name="ce3" office:value-type="string" calcext:value-type="string">
            <text:p>La liste des écrans à créer ou modifier est la suivante :</text:p>
            <text:p/>
            <text:p>1/ Journal des opérations</text:p>
            <text:p/>
            <text:p>IHM : public/espacePOBA/Vitam_Integration/vitam_integration-v0.2/dist_BA/journal-operations.html</text:p>
            <text:p/>
            <text:p>A/ Ajouter une colonne "Identifiant" qui reprend l'ID mongo de l'opération</text:p>
            <text:p>B/ Rendre cet ID cliquable. Il mènera à l'écran sur les résultats de recherche des units en lançant directement une recherche sur l'ID de cet opération (voir ci après). Cela implique que l'ID de l'opération doit être pré-remplie dans le champ de recherche et que celle ci a été lancée a partir de cet ID.</text:p>
            <text:p/>
            <text:p/>
            <text:p>2/ Recherche des units</text:p>
            <text:p/>
            <text:p>IHM : espacePOBA/Vitam_Integration/vitam_integration-v0.2/dist_BA/recherche-archive_got.html</text:p>
            <text:p/>
            <text:p>Reprenant la fonctionnalité de listage des units (#87)</text:p>
            <text:p>A/ L'utilisateur doit pouvoir chercher un ID d'opération dans le moteur de recherche. Cela liste toutes les units impactées par cette opération dans les résultats.</text:p>
            <text:p>B/ Ajouter une colonne "Identifiant" qui reprend l'ID mongo de l'unit</text:p>
            <text:p/>
            <text:p>3/ Consultation d'une unit</text:p>
            <text:p/>
            <text:p>IHM : public/espacePOBA/Vitam_Integration/vitam_integration-v0.2/dist_BA/detail-archive_got.html</text:p>
            <text:p/>
            <text:p>A/ Lorsque l'utilisateur consulte une unit, il doit pouvoir cliquer sur un bouton pour visualiser le contenu du journal du cycle de vie de cette unit</text:p>
            <text:p>B/ Lorsque l'utilisateur consulte une unit, il doit pouvoir cliquer sur un bouton pour visualiser le contenu du journal du cycle de vie du groupe d'objet contenu dans cette unit</text:p>
            <text:p/>
            <text:p>4/ Recherche des objets et groupe d'objets</text:p>
            <text:p>A/ On ajoute dans le menu de navigation du haut (topbar) une recherche par objet</text:p>
            <text:p>B/ Cette recherche par objet a une nouvelle interface dédiée, similaire à la recherche des units. Le moteur de recherche de cette interface doit pouvoir chercher sur les ID de groupe d'objets.</text:p>
            <text:p/>
            <text:p>Lorsqu'un utilisateur saisi un ID de groupe d'objet qui existe, alors la liste des résultats indique :</text:p>
            <text:p>- Les objets dans ce groupe d'objets (IHM repris de la liste des objets dans une archiveUnit)</text:p>
            <text:p>- La liste des units qui contiennent ce groupe d'objet (IHM repris de la liste des archiveUnit de la recherche des archiveUnit)</text:p>
            <text:p/>
            <text:p/>
            <text:p>- A propos des affichages des journaux de cycle de vie -</text:p>
            <text:p>Si l'affichage n'a pas été déterminé, on affiche simplement le contenu de mongo, sinon, une autre story portera les CA de l'IHM de ces journaux.</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4"/>
          <table:table-cell table:style-name="ce3" office:value-type="string" calcext:value-type="string">
            <text:p>Recette Fonctionnelle</text:p>
          </table:table-cell>
          <table:table-cell table:style-name="ce3" office:value-type="string" calcext:value-type="string">
            <text:p>Raffinement/Tech Design</text:p>
          </table:table-cell>
          <table:table-cell table:style-name="ce12"/>
          <table:table-cell table:style-name="ce11" office:value-type="float" office:value="5" calcext:value-type="float">
            <text:p>5</text:p>
          </table:table-cell>
        </table:table-row>
        <table:table-row table:style-name="ro25">
          <table:table-cell table:style-name="ce3" office:value-type="string" calcext:value-type="string">
            <text:p><text:a xlink:href="https://dev.programmevitam.fr/plugins/tracker/?aid=824" xlink:type="simple">824</text:a></text:p>
          </table:table-cell>
          <table:table-cell table:style-name="ce3" office:value-type="string" calcext:value-type="string">
            <text:p>XXX-00-000</text:p>
          </table:table-cell>
          <table:table-cell table:style-name="ce3" office:value-type="string" calcext:value-type="string">
            <text:p>En tant que recetteur je veux pouvoir vider certaines bases de manière fonctionnellement cohérente</text:p>
          </table:table-cell>
          <table:table-cell table:style-name="ce3" office:value-type="string" calcext:value-type="string">
            <text:p>Je veux un écran où j'ai les boutons d'action suivants:</text:p>
            <text:p>- vidage des objets, units et journaux</text:p>
            <text:p>- vidage du référentiel des formats</text:p>
            <text:p>- vidage du référentiel des règles de gestion</text:p>
          </table:table-cell>
          <table:table-cell table:style-name="ce3" office:value-type="string" calcext:value-type="string">
            <text:p>Ceci doit être dans une interface à part qui est une interface de recette qui n'a pas vocation à être installée avec la plateforme de production (idem #823...)</text:p>
            <text:p/>
            <text:p>Ceci étant dans un but de recette cela peut être "sale" (par drop de base...)</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4"/>
          <table:table-cell table:style-name="ce3" office:value-type="string" calcext:value-type="string">
            <text:p>Recette Fonctionnelle</text:p>
          </table:table-cell>
          <table:table-cell table:style-name="ce3" office:value-type="string" calcext:value-type="string">
            <text:p>Raffinement/Tech Design</text:p>
          </table:table-cell>
          <table:table-cell table:style-name="ce12"/>
          <table:table-cell table:style-name="ce11" office:value-type="float" office:value="2" calcext:value-type="float">
            <text:p>2</text:p>
          </table:table-cell>
        </table:table-row>
        <table:table-row table:style-name="ro19">
          <table:table-cell table:style-name="ce3" office:value-type="string" calcext:value-type="string">
            <text:p><text:a xlink:href="https://dev.programmevitam.fr/plugins/tracker/?aid=833" xlink:type="simple">833</text:a></text:p>
          </table:table-cell>
          <table:table-cell table:style-name="ce3" office:value-type="string" calcext:value-type="string">
            <text:p>XXX-00-000</text:p>
          </table:table-cell>
          <table:table-cell table:style-name="ce3" office:value-type="string" calcext:value-type="string">
            <text:p>En tant que membre de toute l'équipe Vitam je veux avoir un endroit connu de tous pour consulter la doc faisant foi sur une itération et notamment les modèles de données et API</text:p>
          </table:table-cell>
          <table:table-cell table:style-name="ce3" office:value-type="string" calcext:value-type="string">
            <text:p>Les documentations sur le modèles de données expliciterons les champs, leur sémantique, des exemples, voire les valeurs possibles à ce jour si champ énuméré, présent dans chaque collection.</text:p>
            <text:p/>
            <text:p>Les documentations sur les API (internes et externes) seront des documentations RAML pour les API Rest.</text:p>
          </table:table-cell>
          <table:table-cell table:style-name="ce3" office:value-type="string" calcext:value-type="string">
            <text:p>Que toute personne prise au hasard sur le plateau puisse retrouver rapidement, sans doc et sans demander, un modèle de données d'une collection ou un modèle d'API applicable en fin d'itération n.</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4"/>
          <table:table-cell table:style-name="ce3" office:value-type="string" calcext:value-type="string">
            <text:p>Technique (Dette)</text:p>
          </table:table-cell>
          <table:table-cell table:style-name="ce3" office:value-type="string" calcext:value-type="string">
            <text:p>A Recetter (itération)</text:p>
          </table:table-cell>
          <table:table-cell table:style-name="ce11" office:value-type="float" office:value="13" calcext:value-type="float">
            <text:p>13</text:p>
          </table:table-cell>
          <table:table-cell table:style-name="ce11" office:value-type="float" office:value="12" calcext:value-type="float">
            <text:p>12</text:p>
          </table:table-cell>
        </table:table-row>
        <table:table-row table:style-name="ro3">
          <table:table-cell table:style-name="ce3" office:value-type="string" calcext:value-type="string">
            <text:p><text:a xlink:href="https://dev.programmevitam.fr/plugins/tracker/?aid=861" xlink:type="simple">861</text:a></text:p>
          </table:table-cell>
          <table:table-cell table:style-name="ce3" office:value-type="string" calcext:value-type="string">
            <text:p>XXX-00-000</text:p>
          </table:table-cell>
          <table:table-cell table:style-name="ce3" office:value-type="string" calcext:value-type="string">
            <text:p>Passage du log des écritures au "journal" des écritures </text:p>
          </table:table-cell>
          <table:table-cell/>
          <table:table-cell table:style-name="ce3" office:value-type="string" calcext:value-type="string">
            <text:p>Doit être mis dans un "journal" (collection Mongo comme LogbookOperation) lors du stockage une entrée contenant</text:p>
            <text:p>Date (date côté Storage) = eventDateTime</text:p>
            <text:p>identifiant de l’objet écrit (transmis dans l’appel) = objectIdentifier</text:p>
            <text:p>identifiant de l’objetgroup correspondant (transmis dans l’appel) = objectGroupIdentifier // à vérifier si cela est connu au niveau du stockage? (JSL)</text:p>
            <text:p>empreinte Vitam de l’objet écrit (HEAD workspace et/ou recalcul) = digest + digestAlgorithm</text:p>
            <text:p>taille en octet de l’objet écrit (HEAD workspace et/ou recalcul) = size</text:p>
            <text:p>liste des identifiants des offres dans lesquelles il a été écrit (issue de la stratégie) = agentIdentifiers</text:p>
            <text:p>identifiant du demandeur (service) (via le header X-Caller ?) = agentIdentifierRequester</text:p>
            <text:p>statut (OK, KO, PENDING pour les cas futurs avec offres froides) = outcome</text:p>
            <text:p/>
            <text:p>Celle-ci est actuellement mise en log.</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3" office:value-type="string" calcext:value-type="string">
            <text:p><text:a xlink:href="https://dev.programmevitam.fr/goto?key=story&amp;val=512&amp;group_id=108" xlink:type="simple">story #512</text:a>, <text:a xlink:href="https://dev.programmevitam.fr/goto?key=task&amp;val=548&amp;group_id=108" xlink:type="simple">task #548</text:a></text:p>
          </table:table-cell>
          <table:table-cell table:style-name="ce3" office:value-type="string" calcext:value-type="string">
            <text:p>Technique (Dette)</text:p>
          </table:table-cell>
          <table:table-cell table:style-name="ce3" office:value-type="string" calcext:value-type="string">
            <text:p>En Cours De Réalisation</text:p>
          </table:table-cell>
          <table:table-cell table:style-name="ce12"/>
          <table:table-cell table:style-name="ce11" office:value-type="float" office:value="3" calcext:value-type="float">
            <text:p>3</text:p>
          </table:table-cell>
        </table:table-row>
        <table:table-row table:style-name="ro13">
          <table:table-cell table:style-name="ce3" office:value-type="string" calcext:value-type="string">
            <text:p><text:a xlink:href="https://dev.programmevitam.fr/plugins/tracker/?aid=866" xlink:type="simple">866</text:a></text:p>
          </table:table-cell>
          <table:table-cell table:style-name="ce3" office:value-type="string" calcext:value-type="string">
            <text:p>AFC-02-000</text:p>
          </table:table-cell>
          <table:table-cell table:style-name="ce3" office:value-type="string" calcext:value-type="string">
            <text:p>En tant qu'archiviste, je veux consulter le journal du cycle de vie d'un unit afin de connaître toutes les actions effectuées sur ce unit depuis sa prise en charge par le SAE</text:p>
          </table:table-cell>
          <table:table-cell/>
          <table:table-cell table:style-name="ce3" office:value-type="string" calcext:value-type="string">
            <text:p>CA 1: existence du CTA</text:p>
            <text:p>Étant donné :une AU</text:p>
            <text:p>Lorsque le SAE réalise : l'affichage du detail d'une AU</text:p>
            <text:p>Alors je peux constater que : un bouton "Cycle de Vie" existe et est cliquable</text:p>
            <text:p/>
            <text:p>CA 2: action du CTA</text:p>
            <text:p>Étant donné : le bouton "Cycle de Vie"</text:p>
            <text:p>Lorsque le SAE réalise : un clic sur le bouton</text:p>
            <text:p>Alors je peux constater que : une nouvelle page s'ouvre</text:p>
            <text:p/>
            <text:p>CA 3 : affichage du Cycle de Vie</text:p>
            <text:p>Étant donné : le Cycle de Vie d'une AU</text:p>
            <text:p>Lorsque le SAE réalise : l'affichage du détail du Cycle de Vie</text:p>
            <text:p>Alors je peux constater que : un tableau est visible</text:p>
            <text:p>Et chaque ligne correspond a un statut du Cycle de Vie de l'AU</text:p>
            <text:p/>
            <text:p>CA 4 : description de l'affichage</text:p>
            <text:p>Étant donné : le Cycle de Vie d'une AU</text:p>
            <text:p>Lorsque le SAE réalise : l'affichage du détail du Cycle de Vie</text:p>
            <text:p>Alors je peux constater que : le tableau est affiche en mode LIFO</text:p>
            <text:p>Le tableau comporte les champs (dans cet ordre):</text:p>
            <text:p>- TBC</text:p>
          </table:table-cell>
          <table:table-cell table:style-name="ce3" office:value-type="string" calcext:value-type="string">
            <text:p>- Un AU possédant un Journal de Cycle de Vie</text:p>
          </table:table-cell>
          <table:table-cell table:style-name="ce3" office:value-type="string" calcext:value-type="string">
            <text:p>- Un AU</text:p>
          </table:table-cell>
          <table:table-cell table:style-name="ce3" office:value-type="string" calcext:value-type="string">
            <text:p>- L'affichage du Journal de Cycle de Vie</text:p>
          </table:table-cell>
          <table:table-cell table:style-name="ce4"/>
          <table:table-cell table:style-name="ce3" office:value-type="string" calcext:value-type="string">
            <text:p>Fonctionnelle</text:p>
          </table:table-cell>
          <table:table-cell table:style-name="ce3" office:value-type="string" calcext:value-type="string">
            <text:p>En Cours de Spécification</text:p>
          </table:table-cell>
          <table:table-cell table:style-name="ce12"/>
          <table:table-cell table:style-name="ce12" office:value-type="string" calcext:value-type="string">
            <text:p/>
          </table:table-cell>
        </table:table-row>
        <table:table-row table:style-name="ro19">
          <table:table-cell table:style-name="ce3" office:value-type="string" calcext:value-type="string">
            <text:p><text:a xlink:href="https://dev.programmevitam.fr/plugins/tracker/?aid=867" xlink:type="simple">867</text:a></text:p>
          </table:table-cell>
          <table:table-cell table:style-name="ce3" office:value-type="string" calcext:value-type="string">
            <text:p>AFC-02-000</text:p>
          </table:table-cell>
          <table:table-cell table:style-name="ce3" office:value-type="string" calcext:value-type="string">
            <text:p>En tant qu'archiviste, je veux consulter le journal du cycle de vie d'un GOT afin de connaître toutes les actions effectuées sur ce GOT depuis sa prise en charge par le SAE</text:p>
          </table:table-cell>
          <table:table-cell/>
          <table:table-cell table:style-name="ce3" office:value-type="string" calcext:value-type="string">
            <text:p>Étant donné : Lorsque le SAE réalise : Alors je peux constater que :</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4"/>
          <table:table-cell table:style-name="ce3" office:value-type="string" calcext:value-type="string">
            <text:p>Fonctionnelle</text:p>
          </table:table-cell>
          <table:table-cell table:style-name="ce3" office:value-type="string" calcext:value-type="string">
            <text:p>A Spécifier</text:p>
          </table:table-cell>
          <table:table-cell table:style-name="ce12"/>
          <table:table-cell table:style-name="ce12" office:value-type="string" calcext:value-type="string">
            <text:p/>
          </table:table-cell>
        </table:table-row>
        <table:table-row table:style-name="ro19">
          <table:table-cell table:style-name="ce3" office:value-type="string" calcext:value-type="string">
            <text:p><text:a xlink:href="https://dev.programmevitam.fr/plugins/tracker/?aid=868" xlink:type="simple">868</text:a></text:p>
          </table:table-cell>
          <table:table-cell table:style-name="ce3" office:value-type="string" calcext:value-type="string">
            <text:p>AFC-02-000</text:p>
          </table:table-cell>
          <table:table-cell table:style-name="ce3" office:value-type="string" calcext:value-type="string">
            <text:p>En tant qu'administrateur, je veux simplifier le journal du cycle de vie des units, afin de ne conserver que les informations indispensables</text:p>
          </table:table-cell>
          <table:table-cell/>
          <table:table-cell table:style-name="ce3" office:value-type="string" calcext:value-type="string">
            <text:p>Étant donné : Lorsque le SAE réalise : Alors je peux constater que :</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4"/>
          <table:table-cell table:style-name="ce3" office:value-type="string" calcext:value-type="string">
            <text:p>Fonctionnelle</text:p>
          </table:table-cell>
          <table:table-cell table:style-name="ce3" office:value-type="string" calcext:value-type="string">
            <text:p>A Spécifier</text:p>
          </table:table-cell>
          <table:table-cell table:style-name="ce12"/>
          <table:table-cell table:style-name="ce12" office:value-type="string" calcext:value-type="string">
            <text:p/>
          </table:table-cell>
        </table:table-row>
        <table:table-row table:style-name="ro11">
          <table:table-cell table:style-name="ce3" office:value-type="string" calcext:value-type="string">
            <text:p><text:a xlink:href="https://dev.programmevitam.fr/plugins/tracker/?aid=869" xlink:type="simple">869</text:a></text:p>
          </table:table-cell>
          <table:table-cell table:style-name="ce3" office:value-type="string" calcext:value-type="string">
            <text:p>AFC-02-000</text:p>
          </table:table-cell>
          <table:table-cell table:style-name="ce3" office:value-type="string" calcext:value-type="string">
            <text:p>En tant qu'administrateur, je veux simplifier le journal des opérations, afin de ne conserver que les informations indispensables</text:p>
          </table:table-cell>
          <table:table-cell/>
          <table:table-cell table:style-name="ce3" office:value-type="string" calcext:value-type="string">
            <text:p>Étant donné : Lorsque le SAE réalise : Alors je peux constater que :</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4"/>
          <table:table-cell table:style-name="ce3" office:value-type="string" calcext:value-type="string">
            <text:p>Fonctionnelle</text:p>
          </table:table-cell>
          <table:table-cell table:style-name="ce3" office:value-type="string" calcext:value-type="string">
            <text:p>A Spécifier</text:p>
          </table:table-cell>
          <table:table-cell table:style-name="ce12"/>
          <table:table-cell table:style-name="ce12" office:value-type="string" calcext:value-type="string">
            <text:p/>
          </table:table-cell>
        </table:table-row>
        <table:table-row table:style-name="ro19">
          <table:table-cell table:style-name="ce3" office:value-type="string" calcext:value-type="string">
            <text:p><text:a xlink:href="https://dev.programmevitam.fr/plugins/tracker/?aid=870" xlink:type="simple">870</text:a></text:p>
          </table:table-cell>
          <table:table-cell table:style-name="ce3" office:value-type="string" calcext:value-type="string">
            <text:p>AFC-02-000</text:p>
          </table:table-cell>
          <table:table-cell table:style-name="ce3" office:value-type="string" calcext:value-type="string">
            <text:p>En tant qu'administrateur, je veux simplifier le journal du cycle de vie des GOT, afin de ne conserver que les informations indispensables</text:p>
          </table:table-cell>
          <table:table-cell/>
          <table:table-cell table:style-name="ce3" office:value-type="string" calcext:value-type="string">
            <text:p>Étant donné : Lorsque le SAE réalise : Alors je peux constater que :</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4"/>
          <table:table-cell table:style-name="ce3" office:value-type="string" calcext:value-type="string">
            <text:p>Fonctionnelle</text:p>
          </table:table-cell>
          <table:table-cell table:style-name="ce3" office:value-type="string" calcext:value-type="string">
            <text:p>A Spécifier</text:p>
          </table:table-cell>
          <table:table-cell table:style-name="ce12"/>
          <table:table-cell table:style-name="ce12" office:value-type="string" calcext:value-type="string">
            <text:p/>
          </table:table-cell>
        </table:table-row>
        <table:table-row table:style-name="ro53">
          <table:table-cell table:style-name="ce3" office:value-type="string" calcext:value-type="string">
            <text:p><text:a xlink:href="https://dev.programmevitam.fr/plugins/tracker/?aid=871" xlink:type="simple">871</text:a></text:p>
          </table:table-cell>
          <table:table-cell table:style-name="ce3" office:value-type="string" calcext:value-type="string">
            <text:p>AFC-02-000</text:p>
          </table:table-cell>
          <table:table-cell table:style-name="ce3" office:value-type="string" calcext:value-type="string">
            <text:p>En tant qu'administrateur, je veux pouvoir disposer d'une IHM de consultation des opérations effectuées par le SAE afin d'effectuer des recherches</text:p>
          </table:table-cell>
          <table:table-cell table:style-name="ce3" office:value-type="string" calcext:value-type="string">
            <text:p>Le journal des opérations assure la traçabilité des opérations réalisées par le système d'archivage, autres que celles consignées dans le journal de cycle de vie des archives il est accessible via le menu Administration de Vitam</text:p>
            <text:p>Les événements tracés sont relatifs à la sécurité, l'exécution de fonctions, les erreurs et autres informations sur le fonctionnement de l'application.</text:p>
            <text:p>Le journal des opérations est restitué sous la forme d'un tableau dans l'IHM reprennant les informations suivantes sous forme de colonnes :</text:p>
            <text:p>Une colonne relative au Type d'opération (evTypeProc) (exemple : entrée, conversion, élimination, ect...)</text:p>
            <text:p>Une colonne relative au Type d'événement (EventType) (exemple : modification des MD, Vérification SEDA, ...)</text:p>
            <text:p>Une colonne relative à l'identifiant de l'événement (EventIdProc)</text:p>
            <text:p>Une colonne relative à la date et à l'heure du début de l'opération (exemple pour une entrée c'est le début de l'entrée, c'est à dire la date de soumission du SIP)</text:p>
            <text:p>Une colonne relative à la date de fin de l'opération (la fin de la dernière étape de l'opération)</text:p>
            <text:p>Une colonne relative aux statuts de l'événement : En cas de OK cela correspond à un événement réalisé avec succès.</text:p>
            <text:p>En cas de KO cela correspond à la dernière étape de l'événement effectuée : on sait à quelle heure l'échec a été générée et à quelle étape de l'événement.</text:p>
            <text:p>En cas d'une opération en cours, la date de fin n'est pas applicable mais on sait à quelle étape de l'événement en est l'opération.</text:p>
            <text:p>L'ordre de l'affichage des lignes est toujours par date de fin décroissante, les lignes sont cliquables pour aller au détail.</text:p>
            <text:p>En cas d'absence de date de fin, on met les opérations toujours en cours au sommet de la pile, classée par date de début entre elles</text:p>
            <text:p>Par ailleurs, un champ texte situé au-dessus du tableau permet d'effectuer une recherche dans le journal des opération par ID d'opération. </text:p>
            <text:p>On pourra également sélectionner le type de d'opération que l'on voudra voir dans un sorte de sélecteur (Toutes, Entrée, Elimination, ...), le tableau n'affichera que les opérations de ce type.</text:p>
            <text:p> </text:p>
            <text:p> </text:p>
            <text:p> </text:p>
            <text:p> </text:p>
          </table:table-cell>
          <table:table-cell table:style-name="ce5" office:value-type="string" calcext:value-type="string">
            <text:p>CA 0 : Menu</text:p>
            <text:p>L'IHM du journal des operations est accessible via le menu Administration/Journal des opérations</text:p>
            <text:p>CA 1 Affichage de l'IHM du journal des opérations, représantant les informations suivantes sous forme de colonnes : </text:p>
            <text:p>Étant donné : Tableau des opérations</text:p>
            <text:p>Lorsque le SAE réalise : l'affichage du tableau</text:p>
            <text:p>Alors je peux constater que : les champs Identifiant de l'opération (EvenId), Type d'événement (EventType), Type d'opération (evTypProc), Date de début, Date de fin, et Statut sont affichés dans cet ordre.</text:p>
            <text:p>CA 2  : Affichage des différents cas de statuts :</text:p>
            <text:p>Étant donné : la colonne des statuts</text:p>
            <text:p>Lorsque le SAE réalise : la consultation de cette colonne</text:p>
            <text:p>Alors je peux constater qu'il existe les statuts suivants :</text:p>
            <text:p>1 - Succès : cela correspond à une opération OK dans le journal</text:p>
            <text:p>2 - Echec : cela correspond à une opération KO dans le journal (mode bloquant)</text:p>
            <text:p>3 - Erreur : cela correspond à une opération warningdans le journal (mode pause)</text:p>
            <text:p>4 - En cours, cela correspond a une opération qui n'est pas encore achevée, la date de fin n'est pas applicable mais on sait à quelle étape de l'événement en est l'opération</text:p>
            <text:p>CA 3 : Ordre d'affichage des résultats :</text:p>
            <text:p>Étant donné : les résultats</text:p>
            <text:p>Lorsque le SAE réalise :l'affichage des résultats </text:p>
            <text:p>Alors je peux constater que : les résultats sont triés par ordre de date de fin en mode LIFO</text:p>
            <text:p>Étant donné : les résultats</text:p>
            <text:p>Lorsque le SAE réalise :l'affichage des résultats ayant un statut "En cours"</text:p>
            <text:p>Alors je peux constater que : les résultats sont triés par ordre de date de début en mode LIFO </text:p>
            <text:p>Et sont affiches en premier, c-a-d avant les opérations terminées</text:p>
            <text:p>CA 4 : Résultats cliquables :</text:p>
            <text:p>Étant donné : les résultats</text:p>
            <text:p>Lorsque le SAE réalise :l'affichage des résultats </text:p>
            <text:p>Alors je peux constater que : chaque résultat est cliquable</text:p>
            <text:p>Et chaque résultat ouvre une fenêtre modale (popin) avec le détail des opérations</text:p>
            <text:p>CA5 : Formulaire de recherche :</text:p>
            <text:p>Étant donné : un formulaire de recherche</text:p>
            <text:p>Lorsque l'archiviste effectue l'affichage</text:p>
            <text:p>Alors je peux constater que un champ de saisie "ID d'operation" et un bouton de validation "Rechercher" sont présents</text:p>
            <text:p>Étant donné : un ID d'opération ne correspondant à aucun ID indexé en base </text:p>
            <text:p>Lorsque l'archiviste effectue une recherche</text:p>
            <text:p>Alors je peux constater que Affichage d’un message « Il n'y a aucun résultat pour votre recherche ». La liste des résultats est vide</text:p>
            <text:p>CA6 : Filtre par type d'opération :</text:p>
            <text:p>Étant donné : la liste de résultats</text:p>
            <text:p>Lorsque l'archiviste effectue l'affichage des résultats</text:p>
            <text:p>Alors je peux constater qu'il existe un filtre par type d'opération sous forme de Select </text:p>
            <text:p>Et le filtre se déclenche au click</text:p>
            <text:p>CA7 : Filtre par type d'opération</text:p>
            <text:p/>
            <text:p>Étant donné : un type d'opération sélectionné</text:p>
            <text:p>Lorsque l'archiviste effectue l'affichage des résultats</text:p>
            <text:p>Alors je peux constater que la liste des opérations se met a jour et n'affiche que les opérations ayant pour type d'opération celui sélectionné</text:p>
            <text:p>CA8 : Filtre par type d'opération et par ID</text:p>
            <text:p>Étant donné : un ID d'opération saisi et un type d'opération sélectionné</text:p>
            <text:p>Lorsque l'archiviste effectue une recherche</text:p>
            <text:p>Alors je peux constater que la liste des résultats est nulle est le message suivant apparaît "Veuillez ne remplir qu'un seul champ"</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4"/>
          <table:table-cell table:style-name="ce3" office:value-type="string" calcext:value-type="string">
            <text:p>Fonctionnelle</text:p>
          </table:table-cell>
          <table:table-cell table:style-name="ce3" office:value-type="string" calcext:value-type="string">
            <text:p>Raffinement/Tech Design</text:p>
          </table:table-cell>
          <table:table-cell table:style-name="ce12"/>
          <table:table-cell table:style-name="ce12" office:value-type="string" calcext:value-type="string">
            <text:p/>
          </table:table-cell>
        </table:table-row>
        <table:table-row table:style-name="ro39">
          <table:table-cell table:style-name="ce3" office:value-type="string" calcext:value-type="string">
            <text:p><text:a xlink:href="https://dev.programmevitam.fr/plugins/tracker/?aid=872" xlink:type="simple">872</text:a></text:p>
          </table:table-cell>
          <table:table-cell table:style-name="ce3" office:value-type="string" calcext:value-type="string">
            <text:p>PRE-04-000</text:p>
          </table:table-cell>
          <table:table-cell table:style-name="ce3" office:value-type="string" calcext:value-type="string">
            <text:p>En tant qu'administrateur, je veux que le champ HasPriorityOverFileFormatId du référentiel des formats soit alimenté avec les PUID des formats correspondants</text:p>
          </table:table-cell>
          <table:table-cell/>
          <table:table-cell table:style-name="ce3" office:value-type="string" calcext:value-type="string">
            <text:p>Actuellement dans le référentiel des formats, le champ HasPriorityOverFileFormatId ("Priorité sur les versions précédentes ) est complété avec un ID donné un attribut du format pronom  (&lt;FileFormat ID="331" ... &gt;). Cet identifiant n'est pas significatif pour un archiviste.</text:p>
            <text:p>Comportement attendu :</text:p>
            <text:p>1/ Utilisation des PUID</text:p>
            <text:p>Ce champ doit contenir le ou les PUID du ou des format(s) lié(s) et non pas l'ID du FileFormat du fichier pronom.</text:p>
            <text:p>Par exemple (attendu) :</text:p>
            <text:p>Nom : Acrobat PDF 1.4 - Portable Document Format 1.4</text:p>
            <text:p>PUID : fmt/18</text:p>
            <text:p>Priorité sur les versions précédentes : fmt/14, fmt/15, fmt17</text:p>
            <text:p>2/ PUID cliquables</text:p>
            <text:p>Les PUID doivent être cliquables comme des liens HTML : quand l'utilitateur clique dessus, c'est la fiche pronom de Vitam correspondant au lien qui est affiché et qui remplace la fiche précédemment consulté. (Il ne s'agit pas d'un lien pour aller dans pronom, on reste sur Vitam et on affiche la même chose que si on avait cliqué sur le fmt voulu depuis la liste des formats).</text:p>
            <text:p>Pour reprendre l'exemple précédent, quand l'archiviste clique sur "fmt/15", il affiche la fiche correspondante :</text:p>
            <text:p>Nom : Acrobat PDF 1.1 - Portable Document Format 1.1</text:p>
            <text:p>PUID : fmt/15</text:p>
            <text:p>(Pas de priorité sur les versions précédentes, car ce format n'a pas de "Has priority over" dans le fichier Pronom)</text:p>
            <text:p>3/ La correction du bug #893 doit être embarquée dans cette story</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3" office:value-type="string" calcext:value-type="string">
            <text:p><text:a xlink:href="https://dev.programmevitam.fr/goto?key=task&amp;val=971&amp;group_id=108" xlink:type="simple">task #971</text:a></text:p>
          </table:table-cell>
          <table:table-cell table:style-name="ce3" office:value-type="string" calcext:value-type="string">
            <text:p>Fonctionnelle</text:p>
          </table:table-cell>
          <table:table-cell table:style-name="ce3" office:value-type="string" calcext:value-type="string">
            <text:p>A Développer</text:p>
          </table:table-cell>
          <table:table-cell table:style-name="ce11" office:value-type="float" office:value="20" calcext:value-type="float">
            <text:p>20</text:p>
          </table:table-cell>
          <table:table-cell table:style-name="ce12" office:value-type="float" office:value="3" calcext:value-type="float">
            <text:p>3</text:p>
          </table:table-cell>
        </table:table-row>
        <table:table-row table:style-name="ro7">
          <table:table-cell table:style-name="ce3" office:value-type="string" calcext:value-type="string">
            <text:p><text:a xlink:href="https://dev.programmevitam.fr/plugins/tracker/?aid=874" xlink:type="simple">874</text:a></text:p>
          </table:table-cell>
          <table:table-cell table:style-name="ce3" office:value-type="string" calcext:value-type="string">
            <text:p>ATE-02-000</text:p>
          </table:table-cell>
          <table:table-cell table:style-name="ce3" office:value-type="string" calcext:value-type="string">
            <text:p>En tant que RSSI, je veux que les applications clientes du SAE soient authentifiées afin de garantir l'intégrité et la confidentialité des informations</text:p>
          </table:table-cell>
          <table:table-cell/>
          <table:table-cell table:style-name="ce3" office:value-type="string" calcext:value-type="string">
            <text:p>1) Authentification par certificat valide (au sens du SAE)</text:p>
            <text:p>* En tant qu'application client du SAE, me connectant aux bormes du SAE (ingest, access), j'initie une connection TLS avec authentification client avec un certificat valide au sens du SAE. J'effectue une requête REST (bas&amp;eacute; sur HTTPS) qui est accept&amp;eacute;e (code prévu par le RAML)</text:p>
            <text:p>2) Authentification par certificat non valide (émise par une CA reconnue mais non explicitement autorisée, émise par une CA non reconnue, révoqué, obsolè;te)</text:p>
            <text:p>* En tant qu'application client du SAE, me connectant aux bormes du SAE (ingest, access), j'initie une connection TLS avec authentification client avec un certificat non valide au sens du SAE. J'effectue une requête REST (basé sur HTTPS) qui est refusée (code 403) avec un message indiquant qu'il faut un certificat valide</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4"/>
          <table:table-cell table:style-name="ce3" office:value-type="string" calcext:value-type="string">
            <text:p>Technique (Dette)</text:p>
          </table:table-cell>
          <table:table-cell table:style-name="ce3" office:value-type="string" calcext:value-type="string">
            <text:p>En Cours De Réalisation</text:p>
          </table:table-cell>
          <table:table-cell table:style-name="ce11" office:value-type="float" office:value="100" calcext:value-type="float">
            <text:p>100</text:p>
          </table:table-cell>
          <table:table-cell table:style-name="ce12" office:value-type="string" calcext:value-type="string">
            <text:p/>
          </table:table-cell>
        </table:table-row>
        <table:table-row table:style-name="ro19">
          <table:table-cell table:style-name="ce3" office:value-type="string" calcext:value-type="string">
            <text:p><text:a xlink:href="https://dev.programmevitam.fr/plugins/tracker/?aid=875" xlink:type="simple">875</text:a></text:p>
          </table:table-cell>
          <table:table-cell table:style-name="ce3" office:value-type="string" calcext:value-type="string">
            <text:p>ATE-02-000</text:p>
          </table:table-cell>
          <table:table-cell table:style-name="ce3" office:value-type="string" calcext:value-type="string">
            <text:p>En tant qu'intégrateur de vitam, je veux avoir un client supportant l'authentification offerte sur les API du SAE</text:p>
          </table:table-cell>
          <table:table-cell/>
          <table:table-cell table:style-name="ce3" office:value-type="string" calcext:value-type="string">
            <text:p>En tant qu'application cliente du SAE, je veux :</text:p>
            <text:p>1) pouvoir m'authentifier à l'API ingest protégée par une authentification par certificat client</text:p>
            <text:p>2) pouvoir m'authentifier à l'API access protégée par une authentification par certificat client</text:p>
            <text:p>En cas d'echec de connection, l'échec d'authentification doit être géré de manière exploitable par un développeur qui intégre ce SAE à une application tierce.</text:p>
            <text:p> </text:p>
          </table:table-cell>
          <table:table-cell table:style-name="ce3" office:value-type="string" calcext:value-type="string">
            <text:p>Story 874</text:p>
          </table:table-cell>
          <table:table-cell table:style-name="ce4" office:value-type="string" calcext:value-type="string">
            <text:p/>
          </table:table-cell>
          <table:table-cell table:style-name="ce4" office:value-type="string" calcext:value-type="string">
            <text:p/>
          </table:table-cell>
          <table:table-cell table:style-name="ce3" office:value-type="string" calcext:value-type="string">
            <text:p><text:a xlink:href="https://dev.programmevitam.fr/goto?key=task&amp;val=958&amp;group_id=108" xlink:type="simple">task #958</text:a>, <text:a xlink:href="https://dev.programmevitam.fr/goto?key=task&amp;val=959&amp;group_id=108" xlink:type="simple">task #959</text:a>, <text:a xlink:href="https://dev.programmevitam.fr/goto?key=task&amp;val=960&amp;group_id=108" xlink:type="simple">task #960</text:a></text:p>
          </table:table-cell>
          <table:table-cell table:style-name="ce3" office:value-type="string" calcext:value-type="string">
            <text:p>Fonctionnelle</text:p>
          </table:table-cell>
          <table:table-cell table:style-name="ce3" office:value-type="string" calcext:value-type="string">
            <text:p>A Développer</text:p>
          </table:table-cell>
          <table:table-cell table:style-name="ce11" office:value-type="float" office:value="20" calcext:value-type="float">
            <text:p>20</text:p>
          </table:table-cell>
          <table:table-cell table:style-name="ce12" office:value-type="float" office:value="12" calcext:value-type="float">
            <text:p>12</text:p>
          </table:table-cell>
        </table:table-row>
        <table:table-row table:style-name="ro21">
          <table:table-cell table:style-name="ce3" office:value-type="string" calcext:value-type="string">
            <text:p><text:a xlink:href="https://dev.programmevitam.fr/plugins/tracker/?aid=876" xlink:type="simple">876</text:a></text:p>
          </table:table-cell>
          <table:table-cell table:style-name="ce3" office:value-type="string" calcext:value-type="string">
            <text:p>XXX-00-000</text:p>
          </table:table-cell>
          <table:table-cell table:style-name="ce3" office:value-type="string" calcext:value-type="string">
            <text:p>En tant que RSSI, je veux sécuriser l'accès à la base de données MongoDB</text:p>
          </table:table-cell>
          <table:table-cell/>
          <table:table-cell table:style-name="ce3" office:value-type="string" calcext:value-type="string">
            <text:p>En tant que SAE, je dois pouvoir m'interfacer avec une base de données implémentant le modèle de sécurité décrit ci-dessous.</text:p>
            <text:p> </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4"/>
          <table:table-cell table:style-name="ce3" office:value-type="string" calcext:value-type="string">
            <text:p>Technique (Dette)</text:p>
          </table:table-cell>
          <table:table-cell table:style-name="ce3" office:value-type="string" calcext:value-type="string">
            <text:p>A Développer</text:p>
          </table:table-cell>
          <table:table-cell table:style-name="ce11" office:value-type="float" office:value="40" calcext:value-type="float">
            <text:p>40</text:p>
          </table:table-cell>
          <table:table-cell table:style-name="ce12" office:value-type="string" calcext:value-type="string">
            <text:p/>
          </table:table-cell>
        </table:table-row>
        <table:table-row table:style-name="ro54">
          <table:table-cell office:value-type="string" calcext:value-type="string">
            <text:p><text:a xlink:href="https://dev.programmevitam.fr/plugins/tracker/?aid=878" xlink:type="simple">878</text:a></text:p>
          </table:table-cell>
          <table:table-cell office:value-type="string" calcext:value-type="string">
            <text:p>ENT-03-000</text:p>
          </table:table-cell>
          <table:table-cell office:value-type="string" calcext:value-type="string">
            <text:p>En tant qu'archiviste, je veux que Vitam identifie automatiquement le format des objets versés </text:p>
          </table:table-cell>
          <table:table-cell table:style-name="ce3" office:value-type="string" calcext:value-type="string">
            <text:p>Vitam doit identifier les formats de chaque document présent dans un SIP lors d'un versement, afin de garantir une information homogène et objective</text:p>
            <text:p>À terme cette étape vérifiera que les formats du SIP correspondent aux formats autorisés dans le contrat d’entrée (ex. le contrat prévoit que le SIP ne doit contenir que des documents bureautiques, or il comprend des images 3D, ce qui constituera un cas de non-conformité).</text:p>
            <text:p>Le détail l'entrée pour cette nouvelle étape d'identification des formats contiendra :</text:p>
            <text:p>- La version du référentiel de format (ex version de pronom pour le cas simple, cela sera plus complexe si ce référentiel est enrichi dans Vitam).</text:p>
            <text:p>- Le nom et la version de l'outil d'identification</text:p>
            <text:p>Cette étape met en œuvre un outil d'identification (a définir : Siegfried, Droid….) prenant le fichier en entrée et fournissant des informations de format en sortie. L'information du passage de l'outil est journalisée et les méta données de format sont conservées dans Vitam.</text:p>
            <text:p>Ces informations sont comparées avec celles déclarées dans le bordereau de versement. En cas d'incohérence entre la déclaration de l'application versante et l'identification par Vitam, le SIP sera tout de même accepté, générant un warning.</text:p>
            <text:p>Champs testés</text:p>
            <text:p/>
            <text:p>Vitam valide les informations suivantes </text:p>
            <text:p>FormatLitteral</text:p>
            <text:p>MimeType</text:p>
            <text:p>FormatId = PUID</text:p>
          </table:table-cell>
          <table:table-cell table:style-name="ce3" office:value-type="string" calcext:value-type="string">
            <text:p>Une nouvelle étape est insérée dans le processus d'entrée d'un SIP</text:p>
            <text:p>EventType EN - FR: "Format identification" , "Identification du format"</text:p>
            <text:p>Position : 530</text:p>
            <text:p>Status possible :</text:p>
            <text:p>Started : début de l'identifications des objets</text:p>
            <text:p>OK : l'identification c'est bien passée et les formats ont été trouvés</text:p>
            <text:p>Error : l'outil n'a pas pu être passé, le format trouvé ne correspond pas à un format connu du référentiel, ou aucun format n'a été trouvé pour un fichier</text:p>
            <text:p>Warning : l'outil est passé et Vitam a écrasé des méta données du bordereau</text:p>
            <text:p>Les "champs testés" sont listé dans la description métier.</text:p>
            <text:p>Diagramme d'activité en PJ à but informatif (les CA restent la référence)</text:p>
            <text:p>1/ Début de l'étape</text:p>
            <text:p>CA 1 : descriptif de l'étape</text:p>
            <text:p>- Dans le processus d'entrée, l'étape identification des formats doit être appelé en position 530</text:p>
            <text:p>- Lorsque l'étape débute, elle inscrit une ligne dans le journal des opérations d'entrées :</text:p>
            <text:p>* eventType EN - FR: "Formats identification" , "Identification des formats"</text:p>
            <text:p>* outcome : "Started"</text:p>
            <text:p>* outcomeDetailMessage FR : "Début de l'identification des formats. Outil : &lt;nom_de_l'outil&gt;, version &lt;version_de_l'outil&gt; basé sur le . Référentiel des formats Vitam : &lt;version_du_referentiel_des_formats_Vitam&gt;".</text:p>
            <text:p>* objectIdentifierIncome : MessageIdentifier du manifest</text:p>
            <text:p>- Le nom et la version de l'outil pourraient être issue d'une ligne de commande lancé sur l'outil lui même, ou s'appuyer sur le fichier sur un fichier de configuration</text:p>
            <text:p>- Vitam fait passer l'outil d'identification sur chacun des objets.</text:p>
            <text:p>- L'étape compare les déclarations du bordereau et les informations remontées par l'outil d'identification.​ Cette comparaison :</text:p>
            <text:p>Concerne les champs : FormatLitteral, MimeType et FormatId</text:p>
            <text:p>N'est pas sensible à la casse</text:p>
            <text:p>A l'issue ces champs vont être concordants ou non concordants </text:p>
            <text:p>2/ le champs PUID n'est pas trouvé entre l'identification Vitam et le référentiel des formats</text:p>
            <text:p>(N'a de sens que si le référentiel peut être différent entre l'outil d'identification retenu et celui de Vitam).</text:p>
            <text:p>CA 2.1 : le champs PUID n'est pas trouvé entre l'identification Vitam et le référentiel des formats pour au moins un objet du SIP</text:p>
            <text:p>Pour chaque objet du SIP, si le PUID du format identifié par l'outil n'est pas trouvé dans le référentiel des formats de Vitam</text:p>
            <text:p>Alors le workflow d'entrée continue</text:p>
            <text:p>Et dans le journal des opérations le système inscrit :</text:p>
            <text:p>* eventType EN - FR: "Formats identification" , "Identification des formats"</text:p>
            <text:p>* outcome : "warning"</text:p>
            <text:p>* outcomeDetailMessage : Le format de l'objet &lt;nom de l'objet&gt; est identifié comme &lt;nom du format identifié pour l'objet&gt; de PUID &lt;PUID du format identifié&gt;. Ce format n'a pas été trouvé dans le référentiel de format.</text:p>
            <text:p>* objectIdentifierIncome : MessageIdentifier du manifest</text:p>
            <text:p>CA 2.2 : arrêt du processus </text:p>
            <text:p>Si le champs PUID donné par l'outil d'identification n'a pas été trouvé dans référentiel des formats Vitam pour AU MOINS un objet du SIP</text:p>
            <text:p>Alors le workflow d'entée s'arrête</text:p>
            <text:p>Et dans le journal des opérations le système inscrit :</text:p>
            <text:p>* eventType EN - FR: "Formats identification" , "Identification des formats"</text:p>
            <text:p>* outcome : "Error"</text:p>
            <text:p>* outcomeDetailMessage : Des formats identifiés pour les objets n'ont pas pas été trouvés dans le référentiel des formats</text:p>
            <text:p>* objectIdentifierIncome : MessageIdentifier du manifest</text:p>
            <text:p>3/ Concordance des champs</text:p>
            <text:p>(Voir CA 1 pour la définition de la concordance des champs)</text:p>
            <text:p>CA 3 : champs concordants</text:p>
            <text:p>Pour chaque objet, si tous les champs testés sont concordants</text:p>
            <text:p>Et que le formatID est trouvé dans le référentiel Pronom de Vitam,</text:p>
            <text:p>Alors le workflow d'entrée continue,</text:p>
            <text:p>Et dans le journal des opérations le système inscrit :</text:p>
            <text:p>* eventType EN - FR: "Formats identification" , "Identification des formats"</text:p>
            <text:p>* outcome : "OK"</text:p>
            <text:p>* outcomeDetailMessage : (aucun)</text:p>
            <text:p>* objectIdentifierIncome : MessageIdentifier du manifest</text:p>
            <text:p>CA 4.1 : champs non concordants</text:p>
            <text:p>Pour chaque objet, si AU MOINS un des champs testés n'est pas concordant</text:p>
            <text:p>Et que le formatID identifié par l'outil est trouvé dans le référentiel Pronom de Vitam</text:p>
            <text:p>Alors le workflow d'entrée continue,</text:p>
            <text:p>Et les méta données qui seront indexés pour cet objet correspondent à celle trouvées par Vitam pour les champs testés,</text:p>
            <text:p>Et dans le journal des opérations le système inscrit :</text:p>
            <text:p>* eventType EN - FR: "Formats identification" , "Identification des formats"</text:p>
            <text:p>* outcome : "warning"</text:p>
            <text:p>* outcomeDetailMessage FR : "Des formats d'objets identifiés par Vitam sont différents de ceux déclarés dans le bordereau. Déclaration bordereau pour l'objet &lt;fileName de l'objet&gt; :</text:p>
            <text:p>Nom du format "&lt;FormatLitteral_du_bordereau&gt;"</text:p>
            <text:p>Type Mime "&lt;MimeType_du_bordereau&gt;"</text:p>
            <text:p>Id du format : "&lt;PUID_du_bordereau&gt;"</text:p>
            <text:p>Identification par Vitam :</text:p>
            <text:p>Nom du format "&lt;FormatLitteral_de_Vitam&gt;"</text:p>
            <text:p>Type Mime "&lt;MimeType_de_Vitam&gt;"&gt;"</text:p>
            <text:p>Id du format : "&lt;PUID_de_Vitam&gt;"&gt;"</text:p>
            <text:p>Les valeurs identifiés par Vitam seront conservées et utilisées pour la suite de cette entrée."</text:p>
            <text:p>* objectIdentifierIncome : MessageIdentifier du manifest</text:p>
            <text:p>Note : le workflow peut donc arriver à son terme et le SIP va être archivé, bien qu'il y ai eu la génération d'un warning. Il faudra voir de quelle manière ce warning pourra être signalée à la fin du processus d'entrée.</text:p>
            <text:p>CA 4.2 : sortie de l'étape dont au moins un objet a eu des champs non concordants</text:p>
            <text:p>Lorsque TOUS les objets ont passé l'action d'identification (l'étape est terminé)</text:p>
            <text:p>Et qu'au moins une action a généré un warning</text:p>
            <text:p>Alors le workflow d'entrée continue</text:p>
            <text:p>Et dans le journal des opérations le système inscrit :</text:p>
            <text:p>* eventType EN - FR: "Formats identification" , "Identification des formats"</text:p>
            <text:p>* outcome : "Warning"</text:p>
            <text:p>* outcomeDetailMessage : Des valeurs relatives aux formats ont été écrasées par l'identification Vitam</text:p>
            <text:p>* objectIdentifierIncome : MessageIdentifier du manifest</text:p>
            <text:p>4/ Erreurs marginales</text:p>
            <text:p>CA 5 : pas de passage ou erreur quelconque de l'outil d'identification</text:p>
            <text:p>Si l'outil n'identifie pas le format d'un fichier pour une raison technique (ex: l'outil ne fonctionne plus / ne passe plus)</text:p>
            <text:p>Alors le workflow d'entrée s'arrête</text:p>
            <text:p>Et dans le journal des opérations le système inscrit :</text:p>
            <text:p>* eventType EN - FR: "Formats identification" , "Identification des formats"</text:p>
            <text:p>* outcome : "Erreur"</text:p>
            <text:p>* outcomeDetailMessage : L'outil d'identification des formats n'a pas été exécuté correctement. Impossible de détecter les formats</text:p>
            <text:p>* objectIdentifierIncome : MessageIdentifier du manifest</text:p>
            <text:p>CA 6 : pas de format trouvé</text:p>
            <text:p>Si l'outil n'arrive pas à déterminer le format du fichier</text:p>
            <text:p>Alors le workflow d'entrée s'arrête</text:p>
            <text:p>Et dans le journal des opérations le système inscrit :</text:p>
            <text:p>* eventType EN - FR: "Formats identification" , "Identification des formats"</text:p>
            <text:p>* outcome : "Erreur"</text:p>
            <text:p>* outcomeDetailMessage : L'outil d'identification des formats n'a pas été capable d'identifier le format de &lt;fileName de l'objet&gt;</text:p>
            <text:p>* objectIdentifierIncome : MessageIdentifier du manifest</text:p>
            <text:p>5/ A propos de l'outil</text:p>
            <text:p>Choix de l'outil : l'outil retenu doit être sélectionné par l'administration</text:p>
            <text:p>Installation et mise à jour de l'outil : L'outil sera packagé avec Vitam. Sa mise à jour sera effectuée par un administrateur technique qui devra suivre une procédure, à décrire.</text:p>
            <text:p>Récupération des informations de nom, version et de base pronom :</text:p>
            <text:p>Les informations techniques relatives à la configuration de l'application pourront être dans un support type fichier plat.</text:p>
            <text:p>Les informations récupérées à des fin informatives dans les critères d'acceptance (nom de l'outil, version de l'outil, version de pronom utilisé) pourraient être tirées de l'outil lui même (commande type --version) ou du fichier de configuration (dans ce cas l'administrateur devrait le rentrer manuellement ?)</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Fonctionnelle</text:p>
          </table:table-cell>
          <table:table-cell office:value-type="string" calcext:value-type="string">
            <text:p>En Cours de Spécification</text:p>
          </table:table-cell>
          <table:table-cell/>
          <table:table-cell table:style-name="ce13" office:value-type="string" calcext:value-type="string">
            <text:p/>
          </table:table-cell>
        </table:table-row>
        <table:table-row table:style-name="ro47">
          <table:table-cell office:value-type="string" calcext:value-type="string">
            <text:p><text:a xlink:href="https://dev.programmevitam.fr/plugins/tracker/?aid=884" xlink:type="simple">884</text:a></text:p>
          </table:table-cell>
          <table:table-cell office:value-type="string" calcext:value-type="string">
            <text:p>ACC-01-000</text:p>
          </table:table-cell>
          <table:table-cell office:value-type="string" calcext:value-type="string">
            <text:p>En tant qu'archiviste, je veux mettre à jour l'interface de recherche avancée afin d'améliorer son ergonomie et ses fonctionnalités</text:p>
          </table:table-cell>
          <table:table-cell table:style-name="ce7" office:value-type="string" calcext:value-type="string">
            <text:p>Objectif de cette US : Meilleur lisibilité de l'IHM. </text:p>
            <text:p>L'IHM doit intégrer la maquette proposée par CDH-IT. Les sources sont disponibles sur le serveur public (espacePOBA/vitam_integration-V0.2/dist et espacePOBA/vitam_integration-V0.2/dist_BA). L'exemple de cette maquette est disponible en PJ de cette US. </text:p>
            <text:p>Action de recherche</text:p>
            <text:p>L'IHM doit minimiser le temps passé à compléter le formulaire et l'action de recherche. Il sera donc possible d'effectuer la recherche via 2 moyens :</text:p>
            <text:p>L'utilisateur clique sur le bouton  "Rechercher" (état actuel)</text:p>
            <text:p>Lorsque l'utilisateur a terminé de compléter le formulaire de recherche avancé, il peut rechercher directement en cliquant sur la touche "Entrée" de son clavier. (Le curseur doit toujours être dans le formulaire de recherche.) </text:p>
            <text:p>Modification de l'affichage du nombre de résultats</text:p>
            <text:p>Actuellement, le nombre de résultats est affiché dans une icône bouton non fonctionnel, ce qui perturbe énormément l'utilisateur. Il est demandé ici d'enlever ce bouton, et d'avoir à la place un label texte (non cliquable) avec les éléments suivants :</text:p>
            <text:p>Si aucun résultat n'est trouvé suite à la recherche, afficher "Aucun résultat trouvé"</text:p>
            <text:p>Si un et un seul résultat est remonté suite à la recherche, afficher "1 résultat trouvé"</text:p>
            <text:p>Si plusieurs résultats sont remontés suite à la recherche, afficher "X résultats trouvés", X étant le nombre de résultat. </text:p>
            <text:p>Traduction de champs </text:p>
            <text:p>La colonne "Transaction Date" devient "Date"</text:p>
            <text:p>Détail du résultat</text:p>
            <text:p>L'utilisateur accède au détail du résultat en cliquant sur une ligne de la liste des résultats. Le détail s'affiche dans un nouvel onglet, si l'onglet est déjà ouvert, un pop-up (dialogue) indique que la page est déjà ouverte (Message "Le détail de la recherche est déjà affiché dans un nouvel onglet" + Bouton "OK" pour fermer la pop-up)</text:p>
          </table:table-cell>
          <table:table-cell table:style-name="ce7" office:value-type="string" calcext:value-type="string">
            <text:p>#CA1</text:p>
            <text:p>Les éléments à afficher au niveau de cette IHM sont (les fonctionnalités restent inchangées) :</text:p>
            <text:p>Bouton "Rechercher" (Loupe)</text:p>
            <text:p>Formulaire de recherche avancée</text:p>
            <text:p>ID</text:p>
            <text:p>Titre</text:p>
            <text:p>Date</text:p>
            <text:p>#CA2</text:p>
            <text:p>Étant donné l'interface de recherche avancée d'une unitée d'archive</text:p>
            <text:p>Lorsque l'archiviste clique sur le bouton "Rechercher" après avoir complété son formulaire de recherche</text:p>
            <text:p>Alors le système affiche le résultat de la recherche.</text:p>
            <text:p> </text:p>
            <text:p> </text:p>
            <text:p>#CA3</text:p>
            <text:p>Étant donné l'interface de recherche avancée d'une unitée d'archive</text:p>
            <text:p>Lorsque l'archiviste clique sur le bouton "Entrée" de son clavier après avoir complété son formulaire de recherche (le curseur de la souris est dans un champs du formulaire)</text:p>
            <text:p>Alors le système affiche le résultat de la recherche.</text:p>
            <text:p> </text:p>
            <text:p>#CA4</text:p>
            <text:p>Étant donné l'interface de recherche simple ou avancée d'une unitée d'archive</text:p>
            <text:p>Lorsque l'archiviste effectue une recherche avancée</text:p>
            <text:p>Alors le système affiche un texte indiquant le nombre de résultat trouvé :</text:p>
            <text:p>Si aucun résultat n'est trouvé suite à la recherche, afficher "Aucun résultat trouvé", enlever les boutons de pagination</text:p>
            <text:p>Si un et un seul résultat est remonté suite à la recherche, afficher "1 résultat trouvé"</text:p>
            <text:p>Si plusieurs résultats sont remontés suite à la recherche, afficher "X résultats trouvés", X étant le nombre de résultat.</text:p>
            <text:p> </text:p>
            <text:p>#CA5</text:p>
            <text:p>Étant donné le détail d'un résultat déjà ouvert dans un onglet</text:p>
            <text:p>Lorsque l'archiviste clique sur la liste des résultats pour ouvrir le même détailt du résultat</text:p>
            <text:p>Alors le système affiche une pop-up (dialogue) indiquant que la page est déjà ouverte (Message "Le détail de la recherche est déjà affiché dans un nouvel onglet" + Bouton "OK" pour fermer la pop-up)</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Fonctionnelle</text:p>
          </table:table-cell>
          <table:table-cell office:value-type="string" calcext:value-type="string">
            <text:p>En Cours de Spécification</text:p>
          </table:table-cell>
          <table:table-cell/>
          <table:table-cell table:style-name="ce13" office:value-type="string" calcext:value-type="string">
            <text:p/>
          </table:table-cell>
        </table:table-row>
        <table:table-row table:style-name="ro11">
          <table:table-cell office:value-type="string" calcext:value-type="string">
            <text:p><text:a xlink:href="https://dev.programmevitam.fr/plugins/tracker/?aid=885" xlink:type="simple">885</text:a></text:p>
          </table:table-cell>
          <table:table-cell office:value-type="string" calcext:value-type="string">
            <text:p>XXX-00-000</text:p>
          </table:table-cell>
          <table:table-cell office:value-type="string" calcext:value-type="string">
            <text:p>En tant que RSSI, je souhaite disposer d'une brique frontale effectuant les contrôles de sécurité pour les flux d'accès à la plateforme</text:p>
          </table:table-cell>
          <table:table-cell table:style-name="ce6"/>
          <table:table-cell office:value-type="string" calcext:value-type="string">
            <text:p>Étant donné le déploiement d'un SAE, je dispose d'un composant frontal (déployable en DMZ)</text:p>
            <text:p>+ Fournissant la terminaison TLS</text:p>
            <text:p>+ Fournissant l'authentification par certificat</text:p>
            <text:p>+ Un WAF applicatif permettant le filtrage d'entrée filtrant les entrées être une menace pour le système (ESAPI)</text:p>
            <text:p>pour l'exposition des API d'access et de logbook :</text:p>
            <text:p>+ Endpoint R/W pour l'access</text:p>
            <text:p>+ Endpoint R/O pour le logbook</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style-name="ce2" office:value-type="string" calcext:value-type="string">
            <text:p><text:a xlink:href="https://dev.programmevitam.fr/goto?key=task&amp;val=964&amp;group_id=108" xlink:type="simple">task #964</text:a>, <text:a xlink:href="https://dev.programmevitam.fr/goto?key=task&amp;val=966&amp;group_id=108" xlink:type="simple">task #966</text:a>, <text:a xlink:href="https://dev.programmevitam.fr/goto?key=task&amp;val=967&amp;group_id=108" xlink:type="simple">task #967</text:a>, <text:a xlink:href="https://dev.programmevitam.fr/goto?key=task&amp;val=968&amp;group_id=108" xlink:type="simple">task #968</text:a>, <text:a xlink:href="https://dev.programmevitam.fr/goto?key=task&amp;val=969&amp;group_id=108" xlink:type="simple">task #969</text:a></text:p>
          </table:table-cell>
          <table:table-cell office:value-type="string" calcext:value-type="string">
            <text:p>Fonctionnelle</text:p>
          </table:table-cell>
          <table:table-cell office:value-type="string" calcext:value-type="string">
            <text:p>A Développer</text:p>
          </table:table-cell>
          <table:table-cell table:style-name="ce10" office:value-type="float" office:value="13" calcext:value-type="float">
            <text:p>13</text:p>
          </table:table-cell>
          <table:table-cell table:style-name="ce13" office:value-type="float" office:value="12" calcext:value-type="float">
            <text:p>12</text:p>
          </table:table-cell>
        </table:table-row>
        <table:table-row table:style-name="ro55">
          <table:table-cell office:value-type="string" calcext:value-type="string">
            <text:p><text:a xlink:href="https://dev.programmevitam.fr/plugins/tracker/?aid=886" xlink:type="simple">886</text:a></text:p>
          </table:table-cell>
          <table:table-cell office:value-type="string" calcext:value-type="string">
            <text:p>ACC-05-000</text:p>
          </table:table-cell>
          <table:table-cell office:value-type="string" calcext:value-type="string">
            <text:p>En tant qu'archiviste, je veux mettre à jour l'interface d'affichage du détail d'une archive unit afin d'améliorer son ergonomie et ses fonctionnalités</text:p>
          </table:table-cell>
          <table:table-cell table:style-name="ce7" office:value-type="string" calcext:value-type="string">
            <text:p>Objectif de cette US : Meilleur lisibilité de l'IHM. </text:p>
            <text:p>L'IHM doit intégrer la maquette proposée par CDH-IT. Les sources sont disponibles sur le serveur public (espacePOBA/vitam_integration-V0.2/dist et espacePOBA/vitam_integration-V0.2/dist_BA). L'exemple de cette maquette est disponible en PJ de cette US. </text:p>
            <text:p>MAJ du bloc d'information</text:p>
            <text:p>L'IHM doit afficher, lorsqu'elles sont présentes, toutes les métadonnées liées à l'archive unit. 3 blocs distincts sont à différencier : </text:p>
            <text:p>Le bloc description (MD contenues dans la balise &lt;DecriptiveMetadata&gt;)</text:p>
            <text:p>Le bloc gestion (MD contenues dans la balise &lt;ManagementMetadata&gt;</text:p>
            <text:p>Le bloc technique, qui est lui-même divisé en 2 parties : MD technique dans &lt;BinaryDataObject&gt; et le tableau des documents téléchargeables (US #922)</text:p>
            <text:p>Correction du bug #780</text:p>
            <text:p>L'affichage des MD doit se faire de tel sorte qu'elles ne se chevauche les unes par rapport aux autres. </text:p>
            <text:p>L'action de modification et de sauvegarde des modifications ne sont pas modifiées</text:p>
            <text:p>Bloc description - liste des métadonnées à afficher</text:p>
            <text:p>Les métadonnées à afficher dans le bloc description sont dans la balise &lt;DescriptiveMetadata&gt;/&lt;ArchiveUnit&gt;/&lt;Content&gt;. </text:p>
            <text:p>                    &lt;DescriptionLevel&gt; : Niveau de description</text:p>
            <text:p>                    &lt;Title&gt; : Titre</text:p>
            <text:p>                    &lt;FilePlanPosition&gt; : Position dans le plan de classement</text:p>
            <text:p>                    &lt;SystemId&gt; : Id</text:p>
            <text:p>                    &lt;OriginatingSystemId&gt; : Id système d'origine</text:p>
            <text:p>                    &lt;ArchivalAgencyArchiveUnitIdentifier&gt; : Id métier (Service d'archives)</text:p>
            <text:p>                    &lt;OriginatingAgencyArchiveUnitIdentifier&gt; : Id métier (Service producteur)</text:p>
            <text:p>                    &lt;TransferringAgencyArchiveUnitIdentifier&gt; : Id métier (Serivce versant)</text:p>
            <text:p>                    &lt;Description&gt; : Description</text:p>
            <text:p>                    &lt;CustodialHistory&gt;</text:p>
            <text:p>                        &lt;CustodialHistoryItem&gt; : Historique de propriété, de responsabilité et de conservation</text:p>
            <text:p>                    &lt;Type&gt; : Type d'information (Sens OAIS)</text:p>
            <text:p>                    &lt;DocumentType&gt; : Type de document</text:p>
            <text:p>                    &lt;Language&gt; : Langue des documents</text:p>
            <text:p>                    &lt;DescriptionLanguage&gt; : Langue des descriptions</text:p>
            <text:p>                    &lt;Status&gt; : Etat de l'objet</text:p>
            <text:p>                    &lt;Version&gt; : Version</text:p>
            <text:p>                    &lt;Tag&gt; : Mot-clés</text:p>
            <text:p>                    &lt;Keyword&gt;// ne pas afficher</text:p>
            <text:p>                        &lt;KeywordContent&gt; : Valeur du mot clé</text:p>
            <text:p>                    &lt;Coverage&gt;// ne pas afficher</text:p>
            <text:p>                        &lt;Spatial&gt; : Couverture geographique</text:p>
            <text:p>                        &lt;Temporal&gt; : Couverture temporelle</text:p>
            <text:p>                        &lt;Juridictional&gt; : Couverture administrative</text:p>
            <text:p>                    &lt;OriginatingAgency&gt; // ne pas afficher</text:p>
            <text:p>                        &lt;Identifier&gt; : Id Service producteur</text:p>
            <text:p>                        &lt;OrganizationDescriptiveMetadata&gt; : Nom du producteur</text:p>
            <text:p>                    &lt;SubmissionAgency&gt; // ne pas afficher</text:p>
            <text:p>                        &lt;Identifier&gt; : Id Service versant</text:p>
            <text:p>                        &lt;OrganizationDescriptiveMetadata&gt; : Nom du service versant</text:p>
            <text:p>                    &lt;AuthorizedAgent&gt; : Titulaire des droits de propriété intellectuellle</text:p>
            <text:p>                        &lt;Corpname&gt; : Nom  </text:p>
            <text:p>                    &lt;Writer&gt; : Rédacteur</text:p>
            <text:p>                        &lt;FirstName&gt; : Prénom</text:p>
            <text:p>                        &lt;BirthName&gt; : Nom</text:p>
            <text:p>                    &lt;Addressee&gt; Destinataire pour action</text:p>
            <text:p>                        &lt;Corpname&gt; : Nom</text:p>
            <text:p>                    &lt;Recipient&gt; Destinataire pour information</text:p>
            <text:p>                        &lt;FirstName&gt; : Prénom</text:p>
            <text:p>                        &lt;BirthName&gt; : Nom</text:p>
            <text:p>                    &lt;Source&gt; : Référence papier</text:p>
            <text:p>                    &lt;RelatedObjectReference&gt; : Référence à un objet</text:p>
            <text:p>                    &lt;CreatedDate&gt; : Date de création</text:p>
            <text:p>                    &lt;TransactedDate&gt; : Date de transaction</text:p>
            <text:p>                    &lt;AcquiredDate&gt; : Date de numérisation</text:p>
            <text:p>                    &lt;SentDate&gt; : Date d'envoi</text:p>
            <text:p>                    &lt;ReceivedDate&gt; : Date de reception</text:p>
            <text:p>                    &lt;RegisteredDate&gt; : Date d'enregistrement</text:p>
            <text:p>                    &lt;StartDate&gt; : Date de début</text:p>
            <text:p>                    &lt;EndDate&gt; : Date de fin</text:p>
            <text:p>                    &lt;Event&gt; : Evènement</text:p>
            <text:p>                        &lt;EventDateTime&gt; Date et heure de l'évènement</text:p>
            <text:p> </text:p>
            <text:p> </text:p>
          </table:table-cell>
          <table:table-cell table:style-name="ce7" office:value-type="string" calcext:value-type="string">
            <text:p>#CA1</text:p>
            <text:p>Les éléments à afficher au niveau de cette IHM sont (les fonctionnalités restent inchangées) :</text:p>
            <text:p>Bouton "Modification"</text:p>
            <text:p>Bouton "Sauvegarder"</text:p>
            <text:p>Bloc de métadonnées de description</text:p>
            <text:p>Tableau de téléchargement des documents (SI US #922 est OK fin IT7)</text:p>
            <text:p>#CA2</text:p>
            <text:p>Étant donné une archive avec des métadonnées de description</text:p>
            <text:p>Lorsque l'archiviste consulte l'interface d'affichage d'une archive unit de Vitam</text:p>
            <text:p>Alors le système affiche les métadonnées de description dans le bloc "Description"</text:p>
            <text:p>Et les métadonnées suivantes doivent apparaître en premier, dans l'ordre indiqué ci-desssous :</text:p>
            <text:p>SystemID</text:p>
            <text:p>Title</text:p>
            <text:p>StartDate-EndDate (les 2 dates sur la même ligne séparées par un tiret)</text:p>
            <text:p>DescriptionLevel</text:p>
            <text:p>OriginatingAgency/Identifier/OrganizationDescriptiveMetadata</text:p>
            <text:p>Description</text:p>
            <text:p> </text:p>
            <text:p>#CA3</text:p>
            <text:p>Étant donné une archive avec des métadonnées de gestion</text:p>
            <text:p>Lorsque l'archiviste consulte l'interface d'affichage d'une archive unit de Vitam</text:p>
            <text:p>Alors le système affiche les métadonnées de description dans le bloc "Gestion"</text:p>
            <text:p>#CA4</text:p>
            <text:p>Étant donné une archive avec des métadonnées technique</text:p>
            <text:p>Lorsque l'archiviste consulte l'interface d'affichage d'une archive unit de Vitam</text:p>
            <text:p>Alors le système affiche les métadonnées de description dans le bloc "Technique"</text:p>
            <text:p>#CA5</text:p>
            <text:p>Étant donné une archive avec des métadonnées</text:p>
            <text:p>Lorsque l'archiviste consulte l'interface d'affichage d'une archive unit de Vitam</text:p>
            <text:p>Alors le système affiche toutes les métadonnées, les labels sont en français (cf. description métier) et les métadonnées ne se chevauchent pas. </text:p>
            <text:p>#CA6 : Les fonctions de modification de métadonnées ne doivent pas être modifiées.</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Fonctionnelle</text:p>
          </table:table-cell>
          <table:table-cell office:value-type="string" calcext:value-type="string">
            <text:p>A Développer</text:p>
          </table:table-cell>
          <table:table-cell/>
          <table:table-cell table:style-name="ce13" office:value-type="float" office:value="7" calcext:value-type="float">
            <text:p>7</text:p>
          </table:table-cell>
        </table:table-row>
        <table:table-row table:style-name="ro45">
          <table:table-cell office:value-type="string" calcext:value-type="string">
            <text:p><text:a xlink:href="https://dev.programmevitam.fr/plugins/tracker/?aid=891" xlink:type="simple">891</text:a></text:p>
          </table:table-cell>
          <table:table-cell office:value-type="string" calcext:value-type="string">
            <text:p>PRE-04-000</text:p>
          </table:table-cell>
          <table:table-cell office:value-type="string" calcext:value-type="string">
            <text:p>En tant qu'archiviste, je veux mettre à jour l'interface d'administration fonctionnelle des formats afin d'améliorer son ergonomie et ses fonctionnalités</text:p>
          </table:table-cell>
          <table:table-cell table:style-name="ce7" office:value-type="string" calcext:value-type="string">
            <text:p>Objectif de cette US : Meilleur lisibilité de l'IHM. </text:p>
            <text:p>L'IHM doit intégrer la maquette proposée par CDH-IT. Les sources sont disponibles sur le serveur public (espacePOBA/vitam_integration-V0.2/dist et espacePOBA/vitam_integration-V0.2/dist_BA). L'exemple de cette maquette est disponible en PJ de cette US. </text:p>
            <text:p>MAJ de l'affichage par défaut</text:p>
            <text:p>Actuellement, lors de l'arrivé sur l'IHM, l'utilisateur doit d'abord cliquer sur le bouton "Rechercher" pour accéder à la liste des formats. Une correction doit être apporté pour que la liste affiche par défaut la totalité des résultats lors du chargement de la page. </text:p>
          </table:table-cell>
          <table:table-cell table:style-name="ce7" office:value-type="string" calcext:value-type="string">
            <text:p>#CA1</text:p>
            <text:p>Les éléments à afficher au niveau de cette IHM sont (les fonctionnalités restent inchangées) :</text:p>
            <text:p>- Bouton Import du référentiel des formats</text:p>
            <text:p>#CA2</text:p>
            <text:p>Les éléments à afficher au niveau de cette IHM sont (les fonctionnalités restent inchangées) :</text:p>
            <text:p>Bouton Rechercher</text:p>
            <text:p>Tableau d'affichage de la liste des formats</text:p>
            <text:p>#CA3</text:p>
            <text:p>Étant donné l'interface d'affichage de la liste des formats (#83)</text:p>
            <text:p>Lorsque l'archiviste accède à cette page</text:p>
            <text:p>Alors le système affiche la page avec la liste complète de tous les formats sous forme de liste classée par nom de format par ordre alphabetique ASC</text:p>
            <text:p>Et une paginiation est affichée</text:p>
            <text:p>#CA4</text:p>
            <text:p>Étant donné l'interface d'affichage de la liste des formats (#83)</text:p>
            <text:p>Lorsque l'archiviste recherche un format</text:p>
            <text:p>Alors le système affiche les résultats en tableau</text:p>
            <text:p>Et les résultats sont classés par nom de format par ordre alphabetique ASC</text:p>
            <text:p>Et une pagniation est affichée</text:p>
            <text:p>#CA5</text:p>
            <text:p>Étant donné l'affichage de la page d'import des formats (#71)</text:p>
            <text:p>Lorsque l'archiviste clique sur le bouton "Import"</text:p>
            <text:p>Alors le système importe le référentiel des formats.</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style-name="ce2" office:value-type="string" calcext:value-type="string">
            <text:p><text:a xlink:href="https://dev.programmevitam.fr/goto?key=task&amp;val=970&amp;group_id=108" xlink:type="simple">task #970</text:a></text:p>
          </table:table-cell>
          <table:table-cell office:value-type="string" calcext:value-type="string">
            <text:p>Fonctionnelle</text:p>
          </table:table-cell>
          <table:table-cell office:value-type="string" calcext:value-type="string">
            <text:p>A Développer</text:p>
          </table:table-cell>
          <table:table-cell table:style-name="ce10" office:value-type="float" office:value="20" calcext:value-type="float">
            <text:p>20</text:p>
          </table:table-cell>
          <table:table-cell table:style-name="ce13" office:value-type="float" office:value="6" calcext:value-type="float">
            <text:p>6</text:p>
          </table:table-cell>
        </table:table-row>
        <table:table-row table:style-name="ro4">
          <table:table-cell office:value-type="string" calcext:value-type="string">
            <text:p><text:a xlink:href="https://dev.programmevitam.fr/plugins/tracker/?aid=896" xlink:type="simple">896</text:a></text:p>
          </table:table-cell>
          <table:table-cell office:value-type="string" calcext:value-type="string">
            <text:p>XXX-00-000</text:p>
          </table:table-cell>
          <table:table-cell office:value-type="string" calcext:value-type="string">
            <text:p>En tant que RSSI, je veux que l'authentification avec des certificats invalidés échoue afin de conserver un haut niveau de sécurité</text:p>
          </table:table-cell>
          <table:table-cell table:style-name="ce6"/>
          <table:table-cell office:value-type="string" calcext:value-type="string">
            <text:p>En tant que SAE,</text:p>
            <text:p>1) Une autorité intermédiaire présente dans le truststore est révoquée par son autorité émettrice</text:p>
            <text:p>+ Cette autorité ainsi que toutes les autorités filles doivent être retirées du trustore</text:p>
            <text:p>+ Les certificats émis par cette autorité ou toute autorité fille doivent être retirées de la liste des certificats autorisés</text:p>
            <text:p/>
            <text:p>2) Une certificat présent dans le keystore est révoqué par son autorité émettrice</text:p>
            <text:p>+ Ce certificat est retiré de la liste des certificat autorisés</text:p>
            <text:p/>
            <text:p>NB : Le cas du  cross-sign certificate (les relations entre CA est dans le cas général un DAG et non un arbre) n'est pas traité pour l'instant . (RFC 5280 paragraphe 3.2) .</text:p>
            <text:p>Dans cette US : keystore + trustore = 1 forêt d'arbres .</text:p>
            <text:p> </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Fonctionnelle</text:p>
          </table:table-cell>
          <table:table-cell office:value-type="string" calcext:value-type="string">
            <text:p>Raffinement/Tech Design</text:p>
          </table:table-cell>
          <table:table-cell/>
          <table:table-cell table:style-name="ce13" office:value-type="string" calcext:value-type="string">
            <text:p/>
          </table:table-cell>
        </table:table-row>
        <table:table-row table:style-name="ro29">
          <table:table-cell office:value-type="string" calcext:value-type="string">
            <text:p><text:a xlink:href="https://dev.programmevitam.fr/plugins/tracker/?aid=911" xlink:type="simple">911</text:a></text:p>
          </table:table-cell>
          <table:table-cell office:value-type="string" calcext:value-type="string">
            <text:p>ACC-05-000</text:p>
          </table:table-cell>
          <table:table-cell office:value-type="string" calcext:value-type="string">
            <text:p>En tant qu'archiviste, je veux pouvoir naviguer dans l'arborescence des archive units</text:p>
          </table:table-cell>
          <table:table-cell table:style-name="ce6"/>
          <table:table-cell office:value-type="string" calcext:value-type="string">
            <text:p>(Créé suite à la #748 : un archiviste veut pouvoir naviguer dans toute l'arborescence, y compris dans les Archive units filles. La <text:a xlink:href="https://dev.programmevitam.fr/goto?key=story&amp;val=748&amp;group_id=108" xlink:type="simple">story #748</text:a> ne permet que de remonter dans cette arborescence)</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Fonctionnelle</text:p>
          </table:table-cell>
          <table:table-cell office:value-type="string" calcext:value-type="string">
            <text:p>A Spécifier</text:p>
          </table:table-cell>
          <table:table-cell/>
          <table:table-cell table:style-name="ce13" office:value-type="string" calcext:value-type="string">
            <text:p/>
          </table:table-cell>
        </table:table-row>
        <table:table-row table:style-name="ro33">
          <table:table-cell office:value-type="string" calcext:value-type="string">
            <text:p><text:a xlink:href="https://dev.programmevitam.fr/plugins/tracker/?aid=922" xlink:type="simple">922</text:a></text:p>
          </table:table-cell>
          <table:table-cell office:value-type="string" calcext:value-type="string">
            <text:p>ACC-05-000</text:p>
          </table:table-cell>
          <table:table-cell office:value-type="string" calcext:value-type="string">
            <text:p>En tant qu'archiviste, je veux une interface pour télécharger le document d'archive sélectionné depuis le détail de l'ArchiveUnit, afin de le récupérer sur le poste de travail</text:p>
          </table:table-cell>
          <table:table-cell table:style-name="ce6"/>
          <table:table-cell office:value-type="string" calcext:value-type="string">
            <text:p>//lié a la #749</text:p>
            <text:p>CA1</text:p>
            <text:p>Etant donné : une fiche détaillée d'un AU possédant plusieurs usages</text:p>
            <text:p>Lorsque le SAE affiche les usages disponibles au téléchargement</text:p>
            <text:p>Alors je peux constater que : tous les usages sont affichées sous forme de tableau en mode LIFO trié par type d'usages (DataObjectVersion)</text:p>
            <text:p/>
            <text:p>CA2</text:p>
            <text:p>Etant donné : une fiche détaillée d'un AU possédant plusieurs usages</text:p>
            <text:p>Lorsque le SAE affiche les usages disponibles au téléchargement</text:p>
            <text:p>Alors je peux constater que : Les usages sont affichés sous forme de tableau avec les colonnes suivantes : </text:p>
            <text:p>Usage (DataObjectVersion)</text:p>
            <text:p>Taille (Size - voir dans le SEDA)</text:p>
            <text:p>Format (FormatIdentification/FormatLitteral)</text:p>
            <text:p>Date (LastModified du bloc FileInfo du SEDA)</text:p>
            <text:p>Action de téléchargement (avec une icone permettant de télécharger le document)</text:p>
            <text:p/>
            <text:p>CA3</text:p>
            <text:p>Étant donné : la liste des usages disponibles au téléchargement</text:p>
            <text:p>Lorsque le SAE affiche la liste</text:p>
            <text:p>Alors je peux constater que : tous les usages ont un bouton de téléchargement actif</text:p>
            <text:p/>
            <text:p>CA4</text:p>
            <text:p>Étant donné : un utilisateur demandant une consultation d'un document pour lequel il existe un ou plusieurs usages</text:p>
            <text:p>Lorsque le SAE télécharge un des usages</text:p>
            <text:p>Alors je peux constater que : l'usage téléchargé correspond bien a celui demandé</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style-name="ce2" office:value-type="string" calcext:value-type="string">
            <text:p><text:a xlink:href="https://dev.programmevitam.fr/goto?key=task&amp;val=890&amp;group_id=108" xlink:type="simple">task #890</text:a></text:p>
          </table:table-cell>
          <table:table-cell office:value-type="string" calcext:value-type="string">
            <text:p>Fonctionnelle</text:p>
          </table:table-cell>
          <table:table-cell office:value-type="string" calcext:value-type="string">
            <text:p>En Cours De Réalisation</text:p>
          </table:table-cell>
          <table:table-cell table:style-name="ce10" office:value-type="float" office:value="20" calcext:value-type="float">
            <text:p>20</text:p>
          </table:table-cell>
          <table:table-cell table:style-name="ce13" office:value-type="string" calcext:value-type="string">
            <text:p/>
          </table:table-cell>
        </table:table-row>
        <table:table-row table:style-name="ro3">
          <table:table-cell office:value-type="string" calcext:value-type="string">
            <text:p><text:a xlink:href="https://dev.programmevitam.fr/plugins/tracker/?aid=933" xlink:type="simple">933</text:a></text:p>
          </table:table-cell>
          <table:table-cell office:value-type="string" calcext:value-type="string">
            <text:p>XXX-00-000</text:p>
          </table:table-cell>
          <table:table-cell office:value-type="string" calcext:value-type="string">
            <text:p>En tant qu’exploitant, pour chaque service VITAM, je veux pouvoir interroger un service REST de status « externe » pour savoir si le service est démarré à l’adresse suivante : ``/&lt;service_id&gt;/v1/status``</text:p>
          </table:table-cell>
          <table:table-cell table:style-name="ce2" office:value-type="string" calcext:value-type="string">
            <text:p>Lors d’un appel HTTP ``GET`` (sans body) sur ce service, il doit retourner les informations suivantes</text:p>
            <text:p/>
            <text:p>* Si le service est démarré : une réponse ``204 No Content`` (donc sans body)</text:p>
            <text:p/>
            <text:p>L’appel de ce service doit être peu coûteux en resources, et rapide (ordre de grandeur : 10 ms max).</text:p>
            <text:p/>
            <text:p>Ce service ne doit renvoyer aucune information sur la structure ou configuration interne du système VITAM.</text:p>
            <text:p/>
            <text:p>Rationale</text:p>
            <text:p>---------</text:p>
            <text:p/>
            <text:p>* Ce status a pour but d'être exploitable par un élément tiers (ex: load-balancer, SIA, ...) sur le même réseau que le service métier sans pour autant exposer des informations internes à l’application à l’extérieur.</text:p>
            <text:p>* « ``GET`` » plutôt que « HEAD » : c’est un peu moins « REST », mais c’est plus facilement intégrable avec des outils d’exploitation (curl, …) (de plus, par cohérence avec l'API de status interne)</text:p>
          </table:table-cell>
          <table:table-cell office:value-type="string" calcext:value-type="string">
            <text:p>1. Pour chaque service VITAM, en situation nominale, lorsque j’émets une requête HTTP ``GET`` sur ``/&lt;service_id&gt;/v1/status``, alors je reçois la réponse attendue.</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Exploitation</text:p>
          </table:table-cell>
          <table:table-cell office:value-type="string" calcext:value-type="string">
            <text:p>Raffinement/Tech Design</text:p>
          </table:table-cell>
          <table:table-cell/>
          <table:table-cell table:style-name="ce13" office:value-type="string" calcext:value-type="string">
            <text:p/>
          </table:table-cell>
        </table:table-row>
        <table:table-row table:style-name="ro17">
          <table:table-cell office:value-type="string" calcext:value-type="string">
            <text:p><text:a xlink:href="https://dev.programmevitam.fr/plugins/tracker/?aid=934" xlink:type="simple">934</text:a></text:p>
          </table:table-cell>
          <table:table-cell office:value-type="string" calcext:value-type="string">
            <text:p>XXX-00-000</text:p>
          </table:table-cell>
          <table:table-cell office:value-type="string" calcext:value-type="string">
            <text:p>En tant qu’exploitant, pour chaque service VITAM, je veux pouvoir interroger un service REST de status « interne » à l’adresse suivante : ``/admin/status``.</text:p>
          </table:table-cell>
          <table:table-cell table:style-name="ce2" office:value-type="string" calcext:value-type="string">
            <text:p>Lors d’un appel HTTP ``GET`` (sans body) sur ce service, il doit retourner dans tous les cas une réponse HTTP 200 contenant un json comprenant les informations suivantes</text:p>
            <text:p/>
            <text:p>* l'identifiant unique du noeud (nom de noeud + nom de service + nom de datacenter)</text:p>
            <text:p>* l’état du noeud (qui doit être identique à ce que renverrait le status externe)</text:p>
            <text:p/>
            <text:p>L’appel de ce service doit être peu coûteux en resources, et rapide (ordre de grandeur : 10 ms max).</text:p>
            <text:p/>
            <text:p>Dans cette story, il est considéré que /admin est hébergé sur le même connecteur Jetty que les services métier.</text:p>
            <text:p/>
            <text:p>Rationale</text:p>
            <text:p>---------</text:p>
            <text:p/>
            <text:p>* Ce status a pour but d'être utilisé par un service de supervision pour avoir une vision rapide de l’état simple et rapide d’un composant.</text:p>
            <text:p>* ``GET`` plutôt que ``HEAD`` : c’est un peu moins « REST », mais c’est plus facilement intégrable avec des outils d’exploitation (curl, …)</text:p>
          </table:table-cell>
          <table:table-cell office:value-type="string" calcext:value-type="string">
            <text:p>1. Pour chaque service VITAM, lorsque j’émets une requête HTTP ``GET`` sur ``/admin/status``, alors je reçois la réponse attendue.</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Exploitation</text:p>
          </table:table-cell>
          <table:table-cell office:value-type="string" calcext:value-type="string">
            <text:p>Raffinement/Tech Design</text:p>
          </table:table-cell>
          <table:table-cell/>
          <table:table-cell table:style-name="ce13" office:value-type="string" calcext:value-type="string">
            <text:p/>
          </table:table-cell>
        </table:table-row>
        <table:table-row table:style-name="ro50">
          <table:table-cell office:value-type="string" calcext:value-type="string">
            <text:p><text:a xlink:href="https://dev.programmevitam.fr/plugins/tracker/?aid=935" xlink:type="simple">935</text:a></text:p>
          </table:table-cell>
          <table:table-cell office:value-type="string" calcext:value-type="string">
            <text:p>XXX-00-000</text:p>
          </table:table-cell>
          <table:table-cell office:value-type="string" calcext:value-type="string">
            <text:p>En tant qu’exploitant, pour chaque service VITAM, je veux pouvoir interroger un service REST d'autotest « interne » à l’adresse suivante : ``/admin/autotest``</text:p>
          </table:table-cell>
          <table:table-cell table:style-name="ce2" office:value-type="string" calcext:value-type="string">
            <text:p>Lors d’un appel HTTP ``GET`` (sans body) sur ce service, il doit retourner une réponse 200, avec le contenu décrit ci-dessous au format JSON</text:p>
            <text:p/>
            <text:p>.. code-block:: javascript</text:p>
            <text:p>:linenos:</text:p>
            <text:p/>
            <text:p>{ "success" : "true/false", </text:p>
            <text:p>"tests" :</text:p>
            <text:p>[</text:p>
            <text:p>{ "id" : "id unique du test",</text:p>
            <text:p>"success" : "true/false",</text:p>
            <text:p>"description": "description du test",</text:p>
            <text:p>"comment" : "commentaire, notamment un résumé de l’erreur si le test est KO" }</text:p>
            <text:p>]</text:p>
            <text:p>}</text:p>
            <text:p/>
            <text:p>(1) : le champ "success" à la racine réprésente le succès global des test : true si tous les tests sont au vert, false sinon.</text:p>
            <text:p/>
            <text:p>Les tests en question doivent tester la disponibilité de toutes les resources nécessaires au bon fonctionnement du composant, et notamment</text:p>
            <text:p/>
            <text:p>* l’accès aux bases de données (tentative de lecture dans chaque base gérée par le service) ;</text:p>
            <text:p>* l’accès aux autres composants dont ce composant dépend (par l’appel du status externe de chaque composant) ;</text:p>
            <text:p>* enfin, l'accès à d'autres resources critiques pour le fonctionnement du service.</text:p>
            <text:p/>
            <text:p>L'appel à l'autotest peut être potentiellement coûteux.</text:p>
            <text:p/>
            <text:p>Dans cette story, il est considéré que ``/admin`` est hébergé sur le même connecteur Jetty que les services métier.</text:p>
            <text:p/>
            <text:p>Rationale</text:p>
            <text:p>---------</text:p>
            <text:p/>
            <text:p>* Un exemple d'utilisation typique est la validation d'un déploiement applicatif ; cette API peut également servir en première étape d'analyse d'un problème par les exploitants. Son appel étant potentiellement coûteux, elle n’a par contre pas pour but d’être intégré à un système de supervision (qui est plutôt censé récupérer l’état des autres composants de manière unitaire).</text:p>
            <text:p>* Cette API complète, plutôt que remplace la supervision ; elle a notamment pour but de voir des erreurs de configuration applicative que ne pourrait pas facilement voir un système de monitoring.</text:p>
          </table:table-cell>
          <table:table-cell office:value-type="string" calcext:value-type="string">
            <text:p>1. Pour chaque service VITAM, en situation nominale, lorsque j’émets une requête HTTP ``GET`` sur ``/admin/autotest``, alors je reçois la réponse attendue.</text:p>
            <text:p>2. Pour chaque service VITAM dépendant d'autres services, lorsqu'un service dépendant est arrêté, lorsque j’émets une requête HTTP ``GET`` sur ``/admin/autotest``, alors je reçois la réponse attendue.</text:p>
            <text:p>3. Pour chaque service VITAM accédant à une base de données, lorsqu'une base de données requise est arrêtée, lorsque j’émets une requête HTTP ``GET`` sur /admin/autotest, alors je reçois la réponse attendue.</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Exploitation</text:p>
          </table:table-cell>
          <table:table-cell office:value-type="string" calcext:value-type="string">
            <text:p>Raffinement/Tech Design</text:p>
          </table:table-cell>
          <table:table-cell/>
          <table:table-cell table:style-name="ce13" office:value-type="string" calcext:value-type="string">
            <text:p/>
          </table:table-cell>
        </table:table-row>
        <table:table-row table:style-name="ro13">
          <table:table-cell office:value-type="string" calcext:value-type="string">
            <text:p><text:a xlink:href="https://dev.programmevitam.fr/plugins/tracker/?aid=936" xlink:type="simple">936</text:a></text:p>
          </table:table-cell>
          <table:table-cell office:value-type="string" calcext:value-type="string">
            <text:p>XXX-00-000</text:p>
          </table:table-cell>
          <table:table-cell office:value-type="string" calcext:value-type="string">
            <text:p>En tant qu’exploitant, pour chaque service VITAM, je veux pouvoir interroger un service REST « interne » permettant d'avoir accès à la version des composants VITAM embarqués dans le service à l’adresse suivante : ``/admin/versions``</text:p>
          </table:table-cell>
          <table:table-cell table:style-name="ce2" office:value-type="string" calcext:value-type="string">
            <text:p>Lors d’un appel HTTP ``GET`` (sans body) sur ce service, il doit retourner une réponse 200, avec le contenu décrit ci-dessous au format JSON</text:p>
            <text:p/>
            <text:p>{ "versions" :</text:p>
            <text:p>[</text:p>
            <text:p>{ "git" : "groupId du composant",</text:p>
            <text:p>"id" : "artifactId composant",</text:p>
            <text:p>"version" : "version du composant" }</text:p>
            <text:p>]</text:p>
            <text:p>}</text:p>
            <text:p/>
            <text:p>Cette liste doit comprendre a minima les versions des composants développés dans le cadre de VITAM ; elle peut en contenir d'autres. Dans le cas d'une dépendance de type SNAPSHOT, la version du composant doit être la version timestampée du SNAPSHOT.</text:p>
            <text:p/>
            <text:p>Dans cette story, il est considéré que /admin est hébergé sur le même connecteur Jetty que les services métier.</text:p>
            <text:p/>
            <text:p>Rationale</text:p>
            <text:p>---------</text:p>
            <text:p/>
            <text:p>* Ce service est notamment utile pour valider le bon déroulement d'une mise à jour, ou plus généralement pour valider l'état de configuration d'un environnement.</text:p>
          </table:table-cell>
          <table:table-cell office:value-type="string" calcext:value-type="string">
            <text:p>1. Pour chaque service VITAM, en situation nominale, lorsque j’émets une requête HTTP ``GET`` sur /admin/versions, alors je reçois la réponse attendue.</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Exploitation</text:p>
          </table:table-cell>
          <table:table-cell office:value-type="string" calcext:value-type="string">
            <text:p>Raffinement/Tech Design</text:p>
          </table:table-cell>
          <table:table-cell/>
          <table:table-cell table:style-name="ce13" office:value-type="string" calcext:value-type="string">
            <text:p/>
          </table:table-cell>
        </table:table-row>
        <table:table-row table:style-name="ro17">
          <table:table-cell office:value-type="string" calcext:value-type="string">
            <text:p><text:a xlink:href="https://dev.programmevitam.fr/plugins/tracker/?aid=937" xlink:type="simple">937</text:a></text:p>
          </table:table-cell>
          <table:table-cell office:value-type="string" calcext:value-type="string">
            <text:p>XXX-00-000</text:p>
          </table:table-cell>
          <table:table-cell office:value-type="string" calcext:value-type="string">
            <text:p>En tant qu’exploitant, pour chaque service VITAM, je veux pouvoir interroger un service REST « interne » permettant d'avoir accès aux performances des API REST exposées par le composant à l’adresse suivante : ``/admin/stats``</text:p>
          </table:table-cell>
          <table:table-cell table:style-name="ce2" office:value-type="string" calcext:value-type="string">
            <text:p>Lors d’un appel HTTP ``GET`` (sans body) sur ce service, il doit retourner une réponse 200, avec les informations décrites ci-dessous au format JSON</text:p>
            <text:p>Sous la clé "rest", un tableau d'élements, avec pour chaque service REST</text:p>
            <text:p>* Fréquence d'appel sur les dernière 1, 5 et 15 minutes ;</text:p>
            <text:p>* Nombre de résultats selon le code HTTP renvoyé ;</text:p>
            <text:p>* Avec un sampling des temps de réponses biaisé sur les 5 dernières minutes</text:p>
            <text:p/>
            <text:p>+ Le minimum</text:p>
            <text:p>+ Le maximum</text:p>
            <text:p>+ La moyenne</text:p>
            <text:p>+ L'écart type</text:p>
            <text:p>+ Le 95ème percentile</text:p>
            <text:p/>
            <text:p>Dans cette story, il est considéré que ``/admin`` est hébergé sur le même connecteur Jetty que les services métier.</text:p>
            <text:p/>
            <text:p>* Les spécifications ci-dessus s'appuient fortement sur les capacités natives offertes par la bibliothèque `metrics &lt;<text:a xlink:href="http://metrics.dropwizard.io/" xlink:type="simple">http://metrics.dropwizard.io/</text:a>&gt;`_, et notamment le plugin ``jersey2-metrics``.</text:p>
          </table:table-cell>
          <table:table-cell office:value-type="string" calcext:value-type="string">
            <text:p>1. Pour chaque service VITAM, en situation nominale, lorsque j’émets une requête HTTP ``GET`` sur ``/admin/stats``, alors je reçois la réponse attendue.</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Exploitation</text:p>
          </table:table-cell>
          <table:table-cell office:value-type="string" calcext:value-type="string">
            <text:p>En Cours de Spécification</text:p>
          </table:table-cell>
          <table:table-cell/>
          <table:table-cell table:style-name="ce13" office:value-type="string" calcext:value-type="string">
            <text:p/>
          </table:table-cell>
        </table:table-row>
        <table:table-row table:style-name="ro25">
          <table:table-cell office:value-type="string" calcext:value-type="string">
            <text:p><text:a xlink:href="https://dev.programmevitam.fr/plugins/tracker/?aid=938" xlink:type="simple">938</text:a></text:p>
          </table:table-cell>
          <table:table-cell office:value-type="string" calcext:value-type="string">
            <text:p>XXX-00-000</text:p>
          </table:table-cell>
          <table:table-cell office:value-type="string" calcext:value-type="string">
            <text:p>En tant qu’exploitant, pour chaque service VITAM, je veux que les API internes (i.e. en /admin) soit exposées sur une adresse/port différent des API métier, avec des règles de sécurité différentes</text:p>
          </table:table-cell>
          <table:table-cell table:style-name="ce2" office:value-type="string" calcext:value-type="string">
            <text:p>* Ce status a pour but de séparer la configuration des connecteurs, notament pour les services externes, où les informations de monitoring doivent pouvoir être exposées en HTTP simple (et notamment décorrélés de l'authentification imposées aux SIA et autres clients des services métier). </text:p>
          </table:table-cell>
          <table:table-cell office:value-type="string" calcext:value-type="string">
            <text:p>1. Pour chaque service VITAM, lorsque j’émets une requête HTTP ``GET`` vers chaque API interne sur l'adresse où est bindée l'API métier, je reçois une réponse 404 ;</text:p>
            <text:p>2. Pour chaque service VITAM, en situation nominale, lorsque j’émets une requête HTTP ``GET`` vers chaque API interne sur l'adresse où est bindée l'API interne, je reçois une réponse correcte.</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Exploitation</text:p>
          </table:table-cell>
          <table:table-cell office:value-type="string" calcext:value-type="string">
            <text:p>En Cours de Spécification</text:p>
          </table:table-cell>
          <table:table-cell/>
          <table:table-cell table:style-name="ce13" office:value-type="string" calcext:value-type="string">
            <text:p/>
          </table:table-cell>
        </table:table-row>
        <table:table-row table:style-name="ro9">
          <table:table-cell office:value-type="string" calcext:value-type="string">
            <text:p><text:a xlink:href="https://dev.programmevitam.fr/plugins/tracker/?aid=939" xlink:type="simple">939</text:a></text:p>
          </table:table-cell>
          <table:table-cell office:value-type="string" calcext:value-type="string">
            <text:p>ENT-03-000</text:p>
          </table:table-cell>
          <table:table-cell office:value-type="string" calcext:value-type="string">
            <text:p>En tant qu'archiviste, je veux que la prise en compte des cycles et de l'ordre d'insertion des Units soient valides afin de pouvoir avoir des graphes valides</text:p>
          </table:table-cell>
          <table:table-cell table:style-name="ce2" office:value-type="string" calcext:value-type="string">
            <text:p>Le manifeste d'une SIP peut décrire un graphe explicité.</text:p>
            <text:p>Lors de l'ingest du SIP avec ce graphe explicite, le système doit permettre que : </text:p>
            <text:p>- aucun cycle n'est généré dans la représentation graphe de Vitam (Graphe Dirigé Sans cycle)</text:p>
            <text:p>- que l'ordre d'insertion respecte les contraintes, à savoir que les Units de plus haut niveau doivent être intégrées avant leur fils</text:p>
            <text:p/>
            <text:p>Cas 1 : Un graphe présente un cycle immédiat (U1 -&gt; U1) doit être refusé</text:p>
            <text:p>Cas 2 : Un graphe présente un cycle non immédiat mais intégré dans le SIP (U1 -&gt; U2 -&gt; U1) doit être refusé</text:p>
            <text:p/>
            <text:p>Cas 3 : Un graphe ne présente pas de cycle, l'ordre de base est simple (U1 -&gt; U2 -&gt; U3)</text:p>
            <text:p>Cas 4 : Un graphe ne présente pas de cycle, l'ordre de base n'est pas simple et doit être correcte (U1 -&gt; U2 -&gt; U3 -&gt; U4 + U1 -&gt; U3 + U5 -&gt; U6 -&gt; U4 =&gt; (U1, U5) + (U2, U6) + (U3) + (U4)</text:p>
            <text:p/>
            <text:p>Cas 5 : la représentation du graphe doit pouvoir être à plat (U1 -&gt; ref U2, U2 -&gt; ref U3, U3)</text:p>
            <text:p>Cas 6 : la représentation du graphe doit pouvoir être arborescente (U1 -&gt; U2 -&gt; U3)</text:p>
            <text:p/>
            <text:p>La discussion algorithmique est dans le fichier ODT joint</text:p>
          </table:table-cell>
          <table:table-cell office:value-type="string" calcext:value-type="string">
            <text:p>Étant donné : </text:p>
            <text:p>Lorsque le SAE réalise : </text:p>
            <text:p>Alors je peux constater que :</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Fonctionnelle</text:p>
          </table:table-cell>
          <table:table-cell office:value-type="string" calcext:value-type="string">
            <text:p>A Spécifier</text:p>
          </table:table-cell>
          <table:table-cell/>
          <table:table-cell table:style-name="ce13" office:value-type="string" calcext:value-type="string">
            <text:p/>
          </table:table-cell>
        </table:table-row>
        <table:table-row table:style-name="ro56">
          <table:table-cell office:value-type="string" calcext:value-type="string">
            <text:p><text:a xlink:href="https://dev.programmevitam.fr/plugins/tracker/?aid=940" xlink:type="simple">940</text:a></text:p>
          </table:table-cell>
          <table:table-cell office:value-type="string" calcext:value-type="string">
            <text:p>XXX-00-000</text:p>
          </table:table-cell>
          <table:table-cell office:value-type="string" calcext:value-type="string">
            <text:p>En tant qu'archiviste, je veux pouvoir consulter un objet numérique de grande taille.</text:p>
          </table:table-cell>
          <table:table-cell table:style-name="ce6"/>
          <table:table-cell office:value-type="string" calcext:value-type="string">
            <text:p>Dans le cadre de la revue des codes, il est apparu que la lecture d'un objet numérique passait par la mise en mémoire de l'intégralité du fichier ou par son écriture intégrale sur le moteur de stockage (et les autres composants ensuite comme API access interne). Tant que le fichier est petit, ceci ne posera pas de problème, mais lorsqu'il sera grand, cela pénalisera les performances, voire avec des risques de plantage du logiciel Vitam (out of memory).</text:p>
            <text:p/>
            <text:p>Il est apparu durant la discussion de ce point qu'il était nécessaire de passer par un modèle asynchrone de Jersey.</text:p>
            <text:p/>
            <text:p>Ci dessous est décrit le mail de l'équipe SMILE qui a réalisé un prototype sur ce sujet et qui sert de base à cette User Story.</text:p>
            <text:p>=====</text:p>
            <text:p>Suite au prototype réalisé par SMILE pour tester la mise en place (et le fonctionnement) d'un système de réponse asynchrone au niveau des ressources REST.</text:p>
            <text:p/>
            <text:p>Disclaimer</text:p>
            <text:p/>
            <text:p>Il s'agit d'un POC, qui passe les junits et qui fonctionne lors de tests via curl. Il n'est toutefois pas encore "propre", si j'ai du temps j'implémenterai mes TODO ;).</text:p>
            <text:p/>
            <text:p>Objectif initial</text:p>
            <text:p/>
            <text:p>Permettre l'appel de callbacks après l'envoi d'une réponse http au client.</text:p>
            <text:p/>
            <text:p>Le cas précis étant le forward d'un InputStream reçu d'un composant REST et envoyé en réponse à un autre composant REST sans modification : Il faut pouvoir fermer proprement toutes les réponses sans lire l'inputstream "localement".</text:p>
            <text:p/>
            <text:p>Ce cas a été implémenté au niveau du système de stockage qui reçoit un flux d'une offre de stockage (au niveau Driver) et le "transfert" en réponse (couche REST au niveau moteur de stockage).</text:p>
            <text:p/>
            <text:p>Infos pratiques</text:p>
            <text:p/>
            <text:p>Le code se trouve sur git, branche item_POC_async_jersey_response.</text:p>
            <text:p/>
            <text:p>Pour voir les modifications, il suffit de checkout puis diff avec l'avant-dernier commit (git diff a70aad3539a3ab8f4d895506fb3f3a7d9982a085). En PJ vous trouverez ce diff si vous ne voulez pas le faire :)</text:p>
            <text:p/>
            <text:p>Points d'attention</text:p>
            <text:p/>
            <text:p>La dépendance vers jersey-container-servlet est nécessaire pour fonctionner en mode serlvet 3, pré-requis pour faire de l'asynchrone au niveau jersey (cette dépendance inclut des services chargés automatiquement via SPI).</text:p>
            <text:p/>
            <text:p>A noter que cette dépendance est en scope 'test' au niveau du pom parent, ce qui à mon avis n'a rien à faire là et peut porter à confusion. Enlever le scope au niveau dependancyManagement me semble bien.</text:p>
            <text:p/>
            <text:p>Pour aller plus loin</text:p>
            <text:p/>
            <text:p>Pour aller jusqu'au bout, effectuer les traitements dans un thread séparé pour des raisons de performance (cf. doc jersey : <text:a xlink:href="https://jersey.java.net/documentation/latest/async.html" xlink:type="simple">https://jersey.java.net/documentation/latest/async.html</text:a>). Du coup se pose la question de la gestion d'un pool de thread, etc..</text:p>
            <text:p/>
            <text:p>Centraliser la gestion des réponses asynchrones via une classe "manager" masquant les configurations techniques (timeouts etc.) et intégrant la logique de pool de thread et la gestion des callbacks.</text:p>
            <text:p/>
            <text:p>Revoir la façon dont sont transmis les callbacks : aujourd'hui il y a la classe ResultWithCallback mais je ne suis pas satisfait de cette structuration.</text:p>
            <text:p/>
            <text:p>Effectuer des tests plus poussés pour valider l'impact mémoire, la bonne fermeture des connexions et la séparation thread http VS thread worker lorsque ce sera implémenté. (utiliser visualvm + netstats par exemple)</text:p>
            <text:p/>
            <text:p>Quelques ressources intéressantes qui m'ont aidé sur le sujet, que ce soit pour comprendre ou implémenter :</text:p>
            <text:p/>
            <text:p><text:a xlink:href="https://jersey.java.net/documentation/latest/async.html" xlink:type="simple">https://jersey.java.net/documentation/latest/async.html</text:a></text:p>
            <text:p><text:a xlink:href="http://stackoverflow.com/questions/35367113/jersey-webservice-scalable-approach-to-download-file-and-reply-to-client" xlink:type="simple">http://stackoverflow.com/questions/35367113/jersey-webservice-scalable-approach-to-download-file-and-reply-to-client</text:a></text:p>
            <text:p><text:a xlink:href="https://webtide.com/asynchronous-callbacks/" xlink:type="simple">https://webtide.com/asynchronous-callbacks/</text:a> (là ça concerne directement Jetty pour son approche NIO au niveau sous-jacent et pas directement jersey) (page non accessible dans les locaux vitam)</text:p>
            <text:p/>
            <text:p>Pour aller encore plus loin</text:p>
            <text:p/>
            <text:p>Se poser la question de l'intérêt de l'utilisation d'un web.xml (c'est possible avec jetty embedded) pour configurer certains éléments de base tels que la version de l'API servlet utilisée ?</text:p>
            <text:p/>
            <text:p>Continuer dans l'asynchrone : besoins de traitement asynchrone côté client ? (en particulier côté client interne)</text:p>
            <text:p/>
            <text:p>Programmation réactive côté client ? (<text:a xlink:href="https://jersey.java.net/documentation/latest/user-guide.html#d0e5467" xlink:type="simple">https://jersey.java.net/documentation/latest/user-guide.html#d0e5467</text:a>)</text:p>
            <text:p/>
            <text:p>=============</text:p>
            <text:p>Il faut noter que cet aspect n'est pas limité au seul cas du moteur de stockage mais à toutes les API Vitam qui traitent de flux.</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Fonctionnelle</text:p>
          </table:table-cell>
          <table:table-cell office:value-type="string" calcext:value-type="string">
            <text:p>A Spécifier</text:p>
          </table:table-cell>
          <table:table-cell/>
          <table:table-cell table:style-name="ce13" office:value-type="string" calcext:value-type="string">
            <text:p/>
          </table:table-cell>
        </table:table-row>
        <table:table-row table:style-name="ro4">
          <table:table-cell office:value-type="string" calcext:value-type="string">
            <text:p><text:a xlink:href="https://dev.programmevitam.fr/plugins/tracker/?aid=941" xlink:type="simple">941</text:a></text:p>
          </table:table-cell>
          <table:table-cell office:value-type="string" calcext:value-type="string">
            <text:p>ENT-03-000</text:p>
          </table:table-cell>
          <table:table-cell office:value-type="string" calcext:value-type="string">
            <text:p>En tant qu'archiviste, je veux afficher le nom du lot d'archive que le service versant ne met pas dans le messageIdentifier du manifest</text:p>
          </table:table-cell>
          <table:table-cell table:style-name="ce6"/>
          <table:table-cell table:style-name="ce7" office:value-type="string" calcext:value-type="string">
            <text:p>Comportement actuel :</text:p>
            <text:p>La balise d'un messageIdentifier d'un bordereau est actuellement un message lisibile par un humain et qui correspond à l'écran, dans le journal des opérations d'entrée, à "lot d'archive".</text:p>
            <text:p>Dans un bordereau bien formé, le messageIdentifier est un identifiant informatique (type "aaaaaaaefb74qaaaae12"), ce qui ne correspondra plus à un lot d'archive visible.</text:p>
            <text:p>Comportement attendu à spécifier :</text:p>
            <text:p>- Enregistrer le messageIdentifier de l'ArchiveTransfer du service versant ?</text:p>
            <text:p>- L'afficher quelque part ?</text:p>
            <text:p>- Trouver un champ qui pourra servir pour décrire le lot d'archive : la balise &lt;comment&gt; du SEDA peut servir à cela mais attention car elle n'est pas unique dans le bordereau (il peut y avoir plusieurs comment). En ce cas décrire ce que Vitam doit faire / voir SEDA 1.0 qui utilise déjà le &lt;comment&gt;</text:p>
            <text:p>- Impacter ce choix sur l'existant pour que Vitam prenne en compte ce nouveau champ/attribut pour le lot d'archive</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Fonctionnelle</text:p>
          </table:table-cell>
          <table:table-cell office:value-type="string" calcext:value-type="string">
            <text:p>A Spécifier</text:p>
          </table:table-cell>
          <table:table-cell/>
          <table:table-cell table:style-name="ce13" office:value-type="string" calcext:value-type="string">
            <text:p/>
          </table:table-cell>
        </table:table-row>
        <table:table-row table:style-name="ro35">
          <table:table-cell office:value-type="string" calcext:value-type="string">
            <text:p><text:a xlink:href="https://dev.programmevitam.fr/plugins/tracker/?aid=946" xlink:type="simple">946</text:a></text:p>
          </table:table-cell>
          <table:table-cell office:value-type="string" calcext:value-type="string">
            <text:p>ENT-03</text:p>
          </table:table-cell>
          <table:table-cell office:value-type="string" calcext:value-type="string">
            <text:p>SCENARIO GLOBAL 2 - En tant qu'administrateur fonctionnel, je veux que le SAE gère les cas d'erreur lors de l'entrée d'un SIP</text:p>
          </table:table-cell>
          <table:table-cell table:style-name="ce2" office:value-type="string" calcext:value-type="string">
            <text:p>Un workflow est un processus composé d’étapes (macro-workflow), qui sont elles-mêmes composées d’une liste d’actions à exécuter de manière séquentielle, une seule fois ou répétée sur une liste d’éléments (micro-workflow).</text:p>
            <text:p/>
            <text:p>Statuts de workflow :</text:p>
            <text:p>A/ Bloquant</text:p>
            <text:p>Si une tâche est identifiée en erreur, le workflow s’arrête de manière globale et le statut de la tâche et le statut de l’opération d’entrée passent à « error ». La liste de toutes les erreurs identifiées dans la tâche est remontée</text:p>
            <text:p>B/ Non bloquant</text:p>
            <text:p>Si une tâche est identifiée en erreur, le workflow continue et le statut de la tâche passe à « warning ». L’opération d’entrée passe au statut « error », avec la liste des erreurs associée. Le workflow continue.</text:p>
            <text:p>C/ Pause</text:p>
            <text:p>En cas d’erreur, le workflow s’arrête et attend une intervention humaine. (Pour le moment impossible de mettre en pause passer ce statut en mode "Bloquant")</text:p>
            <text:p/>
            <text:p>En pièce jointe :</text:p>
            <text:p>* Une présentation des concepts généraux du workflow Vitam</text:p>
          </table:table-cell>
          <table:table-cell table:style-name="ce9" office:value-type="string" calcext:value-type="string">
            <text:p>CA 1 :</text:p>
            <text:p>Je veux que le workflow d'entrée s'arrête lorsque le format du SIP n'est pas conforme, afin de garantir un archivage sain (#656) </text:p>
            <text:p>CA 2 : </text:p>
            <text:p>Je veux que le workflow d'entrée s'arrête lors de l'entrée d'un SIP vérolé, afin de garantir un archivage sain (#657) </text:p>
            <text:p>CA 3 : </text:p>
            <text:p>Je veux agir sur workflow concernant le contrôle global de l'entrée d'un SIP afin de gérer les cas d’erreur (#658)</text:p>
            <text:p>ETAPE 1 : VERIFICATION DE LA PRESENCE DU MANIFESTE ET DE SA CONFORMITE AVEC LE SCHEMA .XSD DU SEDA (#679)</text:p>
            <text:p>ETAPE 2 : VERIFICATION DES USAGES DES GROUPES D’OBJETS TECHNIQUES (# 685)</text:p>
            <text:p>ETAPE 3 : VERIFICATION DU NOMBRE D’OBJETS (#678)</text:p>
            <text:p>ETAPE 4 : VERIFICATION DE LA CONFORMITE DES OBJETS (#680)</text:p>
            <text:p>ETAPE 5 : VERIFICATION DE LA COHERENCE ENTRE ARCHIVE UNIT, GROUPES D’OBJETS ET OBJETS ET CREATION DES JOURNAUX DU CYCLE DE VIE</text:p>
            <text:p>(#807)</text:p>
            <text:p> </text:p>
            <text:p>CA 4 : </text:p>
            <text:p>Je veux agir sur workflow lors de l'indexation des AU (#669) </text:p>
            <text:p>CA 5 : </text:p>
            <text:p>Je veux agir sur workflow lors de l'ecriture et l'indexation des GO (#695) </text:p>
            <text:p>CA 6 : </text:p>
            <text:p>Je veux agir sur workflow lors de la notification de finalisation de prise en charge de l’entrée (#682)  [En attente]</text:p>
          </table:table-cell>
          <table:table-cell table:style-name="ce2" office:value-type="string" calcext:value-type="string">
            <text:p>Un SIP non conforme</text:p>
          </table:table-cell>
          <table:table-cell table:style-name="ce2" office:value-type="string" calcext:value-type="string">
            <text:p>Réception entrée (SIP)</text:p>
          </table:table-cell>
          <table:table-cell table:style-name="ce2" office:value-type="string" calcext:value-type="string">
            <text:p>Messages d'erreur</text:p>
          </table:table-cell>
          <table:table-cell table:style-name="ce2" office:value-type="string" calcext:value-type="string">
            <text:p><text:a xlink:href="https://dev.programmevitam.fr/goto?key=task&amp;val=910&amp;group_id=108" xlink:type="simple">task #910</text:a>, <text:a xlink:href="https://dev.programmevitam.fr/goto?key=task&amp;val=913&amp;group_id=108" xlink:type="simple">task #913</text:a>, <text:a xlink:href="https://dev.programmevitam.fr/goto?key=task&amp;val=914&amp;group_id=108" xlink:type="simple">task #914</text:a>, <text:a xlink:href="https://dev.programmevitam.fr/goto?key=task&amp;val=942&amp;group_id=108" xlink:type="simple">task #942</text:a>, <text:a xlink:href="https://dev.programmevitam.fr/goto?key=task&amp;val=943&amp;group_id=108" xlink:type="simple">task #943</text:a>, <text:a xlink:href="https://dev.programmevitam.fr/goto?key=task&amp;val=996&amp;group_id=108" xlink:type="simple">task #996</text:a></text:p>
          </table:table-cell>
          <table:table-cell office:value-type="string" calcext:value-type="string">
            <text:p>Fonctionnelle</text:p>
          </table:table-cell>
          <table:table-cell office:value-type="string" calcext:value-type="string">
            <text:p>En Cours De Réalisation</text:p>
          </table:table-cell>
          <table:table-cell/>
          <table:table-cell office:value-type="float" office:value="26" calcext:value-type="float">
            <text:p>26</text:p>
          </table:table-cell>
        </table:table-row>
        <table:table-row table:style-name="ro25">
          <table:table-cell office:value-type="string" calcext:value-type="string">
            <text:p><text:a xlink:href="https://dev.programmevitam.fr/plugins/tracker/?aid=997" xlink:type="simple">997</text:a></text:p>
          </table:table-cell>
          <table:table-cell office:value-type="string" calcext:value-type="string">
            <text:p>ENT-03-000</text:p>
          </table:table-cell>
          <table:table-cell office:value-type="string" calcext:value-type="string">
            <text:p>En tant qu'archiviste, je veux récupérer la liste des fichiers infectés dans un SIP proposé afin de pouvoir la transmettre au service versant et de permettre à celui-ci de corriger le SIP</text:p>
          </table:table-cell>
          <table:table-cell table:style-name="ce6"/>
          <table:table-cell office:value-type="string" calcext:value-type="string">
            <text:p>Étant donné : Lorsque le SAE réalise : Alors je peux constater que :</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Fonctionnelle</text:p>
          </table:table-cell>
          <table:table-cell office:value-type="string" calcext:value-type="string">
            <text:p>A Spécifier</text:p>
          </table:table-cell>
          <table:table-cell/>
          <table:table-cell table:style-name="ce13" office:value-type="string" calcext:value-type="string">
            <text:p/>
          </table:table-cell>
        </table:table-row>
        <table:table-row table:style-name="ro20">
          <table:table-cell office:value-type="string" calcext:value-type="string">
            <text:p><text:a xlink:href="https://dev.programmevitam.fr/plugins/tracker/?aid=998" xlink:type="simple">998</text:a></text:p>
          </table:table-cell>
          <table:table-cell office:value-type="string" calcext:value-type="string">
            <text:p>XXX-00-000</text:p>
          </table:table-cell>
          <table:table-cell office:value-type="string" calcext:value-type="string">
            <text:p>En tant qu'archiviste, je veux que les journaux d'opérations créés par Ingest externe et les journaux Cycle de vie Worker respectent les données afin d'avoir une traçabilité cohérente</text:p>
          </table:table-cell>
          <table:table-cell table:style-name="ce2" office:value-type="string" calcext:value-type="string">
            <text:p>Ingest externe / Ingest interne</text:p>
            <text:p/>
            <text:p>CAS 1 : Ingest externe crée l'entrée du journal des opérations de manière "fictive" et transmet celui-ci à Ingest interne pour enregistrement effectif par délégation, les dates doivent être respectées ainsi que la partie "Server Identity" et correspondre aux données de Ingest Externe et non celle de Ingest Interne. De plus la création doit être réalisée (date) dès la première opération (avant traitement de l'inputstream).</text:p>
            <text:p/>
            <text:p>CAS 2 : Ingest externe finalise l'entrée du journal lors du retour final et doit retransmettre vers Ingest interne ce complément du journal des opérations toujours par délégation, avec les mêmes règles de respect des informations.</text:p>
            <text:p/>
            <text:p>Worker / Distributeur</text:p>
            <text:p/>
            <text:p>CAS 3 : Worker peut créer/mettre à jour des cycles de vie (Unit ou ObjectGroup), et selon l'implémentation choisie, le même principe peut être retenu, à savoir que le Distributeur se charge d'enregistrer par délégation ces journaux de cycle de vie.</text:p>
          </table:table-cell>
          <table:table-cell office:value-type="string" calcext:value-type="string">
            <text:p>Étant donné : </text:p>
            <text:p>Lorsque le SAE réalise : </text:p>
            <text:p>Alors je peux constater que : </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Fonctionnelle</text:p>
          </table:table-cell>
          <table:table-cell office:value-type="string" calcext:value-type="string">
            <text:p>En Cours de Spécification</text:p>
          </table:table-cell>
          <table:table-cell/>
          <table:table-cell table:style-name="ce13" office:value-type="string" calcext:value-type="string">
            <text:p/>
          </table:table-cell>
        </table:table-row>
        <table:table-row table:style-name="ro9">
          <table:table-cell office:value-type="string" calcext:value-type="string">
            <text:p><text:a xlink:href="https://dev.programmevitam.fr/plugins/tracker/?aid=999" xlink:type="simple">999</text:a></text:p>
          </table:table-cell>
          <table:table-cell office:value-type="string" calcext:value-type="string">
            <text:p>ACC-01-000</text:p>
          </table:table-cell>
          <table:table-cell office:value-type="string" calcext:value-type="string">
            <text:p>En tant qu'archiviste, je veux ajouter un champ ID dans la recherche avancée afin de pouvoir croiser les critères de recherche</text:p>
          </table:table-cell>
          <table:table-cell table:style-name="ce6"/>
          <table:table-cell office:value-type="string" calcext:value-type="string">
            <text:p>CA 1 - formulaire</text:p>
            <text:p>Etant donné le formulaire de recherche avancée</text:p>
            <text:p>Lorsque le SAE réalise son affichage</text:p>
            <text:p>Je peux constater qu'un champs texte de type input[text] est présent et est actif</text:p>
            <text:p>Et que le label "ID" est écrit face au champ input</text:p>
            <text:p>Et que le label+champ est écrit sur la première ligne du formulaire (voir IHM)</text:p>
            <text:p/>
            <text:p>CA 2 - recherche</text:p>
            <text:p>Etant donné le champ ID rempli</text:p>
            <text:p>Lorsque le SAE réalise la recherche</text:p>
            <text:p>Je peux constater que la recherche multicritère prend en compte ce champ</text:p>
            <text:p/>
            <text:p>CA 3 - cas d'erreur</text:p>
            <text:p>Etant donné le champ ID rempli avec un ID non existant</text:p>
            <text:p>Lorsque le SAE réalise la recherche</text:p>
            <text:p>Je peux constater qu'un message "Aucun résultat n'a été trouvé " s'affiche</text:p>
          </table:table-cell>
          <table:table-cell office:value-type="string" calcext:value-type="string">
            <text:p/>
          </table:table-cell>
          <table:table-cell office:value-type="string" calcext:value-type="string">
            <text:p/>
          </table:table-cell>
          <table:table-cell office:value-type="string" calcext:value-type="string">
            <text:p/>
          </table:table-cell>
          <table:table-cell/>
          <table:table-cell office:value-type="string" calcext:value-type="string">
            <text:p>Fonctionnelle</text:p>
          </table:table-cell>
          <table:table-cell office:value-type="string" calcext:value-type="string">
            <text:p>En Cours de Spécification</text:p>
          </table:table-cell>
          <table:table-cell/>
          <table:table-cell table:style-name="ce13"/>
        </table:table-row>
      </table:table>
      <table:named-expressions/>
      <table:database-ranges>
        <table:database-range table:name="__Anonymous_Sheet_DB__0" table:target-range-address="Feuille1.A1:Feuille1.M185"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Courier New', 'DejaVu Sans Mono', 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Table_20_du_20_pilote_20_-_20_Coin" style:display-name="Table du pilote - Coin" style:family="table-cell" style:parent-style-name="Default"/>
    <style:style style:name="Table_20_du_20_pilote_20_-_20_Valeur" style:display-name="Table du pilote - Valeur" style:family="table-cell" style:parent-style-name="Default"/>
    <style:style style:name="Table_20_du_20_pilote_20_-_20_Champ" style:display-name="Table du pilote - Champ" style:family="table-cell" style:parent-style-name="Default"/>
    <style:style style:name="Table_20_du_20_pilote_20_-_20_Catégorie" style:display-name="Table du pilote - Catégorie" style:family="table-cell" style:parent-style-name="Default">
      <style:table-cell-properties style:text-align-source="fix" style:repeat-content="false"/>
      <style:paragraph-properties fo:text-align="start"/>
    </style:style>
    <style:style style:name="Table_20_du_20_pilote_20_-_20_Titre" style:display-name="Table du pilote - Titre" style:family="table-cell" style:parent-style-name="Default">
      <style:table-cell-properties style:text-align-source="fix" style:repeat-content="false"/>
      <style:paragraph-properties fo:text-align="start"/>
      <style:text-properties fo:font-weight="bold"/>
    </style:style>
    <style:style style:name="Table_20_du_20_pilote_20_-_20_Résultat" style:display-name="Table du pilote - Résultat" style:family="table-cell" style:parent-style-name="Default">
      <style:text-properties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05">00/00/0000</text:date>, <text:time style:data-style-name="N2" text:time-value="17:10:27.81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laborde</meta:initial-creator>
    <meta:creation-date>2016-09-05T14:47:26.165000000</meta:creation-date>
    <dc:date>2016-09-05T18:21:35.343000000</dc:date>
    <dc:creator>emmanuel laborde</dc:creator>
    <meta:editing-duration>PT50M35S</meta:editing-duration>
    <meta:editing-cycles>13</meta:editing-cycles>
    <meta:generator>LibreOffice/4.3.7.2$Windows_x86 LibreOffice_project/8a35821d8636a03b8bf4e15b48f59794652c68ba</meta:generator>
    <meta:document-statistic meta:table-count="1" meta:cell-count="2097" meta:object-count="0"/>
  </office:meta>
</office:document-meta>
</file>